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meta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10/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3">
      <style:table-cell-properties fo:background-color="#ffff00"/>
    </style:style>
    <style:style style:name="ce4" style:family="table-cell" style:parent-style-name="Default" style:data-style-name="N121">
      <style:table-cell-properties fo:background-color="#ffff00"/>
    </style:style>
    <style:style style:name="ce5" style:family="table-cell" style:parent-style-name="Default" style:data-style-name="N10">
      <style:table-cell-properties fo:background-color="#ffff00"/>
    </style:style>
    <style:style style:name="ce6" style:family="table-cell" style:parent-style-name="Default" style:data-style-name="N0">
      <style:table-cell-properties fo:background-color="#ffff00"/>
    </style:style>
    <style:style style:name="gr1" style:family="graphic">
      <style:graphic-properties draw:ole-draw-aspect="1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3.6pt" fo:padding-bottom="3.6pt" fo:padding-left="7.2pt" fo:padding-right="7.2pt" fo:wrap-option="no-wrap"/>
    </style:style>
    <style:style style:name="P1" style:family="paragraph">
      <style:paragraph-properties fo:margin-left="0pt" fo:margin-right="0pt" fo:margin-top="0pt" fo:margin-bottom="0pt" fo:line-height="100%" fo:text-align="start" fo:text-indent="0pt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family="Calibri" style:font-family-generic="roman" style:font-pitch="variable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fals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Segoe UI'" style:font-pitch-asian="variable" style:font-size-asian="11pt" style:font-style-asian="normal" style:font-weight-asian="normal" style:font-family-complex="Tahoma" style:font-pitch-complex="variable" style:font-size-complex="11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 Mono'" style:font-family-generic-asian="modern" style:font-pitch-asian="fixed" style:font-size-asian="11pt" style:font-style-asian="normal" style:font-weight-asian="normal" style:font-family-complex="'DejaVu Sans Mono'" style:font-family-generic-complex="modern" style:font-pitch-complex="fixed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792.48pt" svg:height="255.23pt" svg:x="17.01pt" svg:y="114.89pt">
            <loext:p draw:notify-on-update-of-ranges="Timeseries.A20:Timeseries.A20 Timeseries.A21:Timeseries.A1100"/>
            <draw:object xlink:href="./Object 1" xlink:type="simple" xlink:show="embed" xlink:actuate="onLoad"/>
          </draw:frame>
          <draw:frame draw:z-index="1" draw:name="Chart 2" draw:style-name="gr1" svg:width="792.06pt" svg:height="254.3pt" svg:x="17.01pt" svg:y="398.3pt">
            <loext:p draw:notify-on-update-of-ranges="Tests.D53:Tests.D61 Tests.F53:Tests.F61"/>
            <draw:object xlink:href="./Object 2" xlink:type="simple" xlink:show="embed" xlink:actuate="onLoad"/>
          </draw:frame>
          <draw:frame draw:z-index="2" draw:name="Chart 3" draw:style-name="gr1" svg:width="453.51pt" svg:height="255.26pt" svg:x="18.17pt" svg:y="674.62pt">
            <loext:p draw:notify-on-update-of-ranges="Tests.D43:Tests.D51 Tests.F43:Tests.F51"/>
            <draw:object xlink:href="./Object 3" xlink:type="simple" xlink:show="embed" xlink:actuate="onLoad"/>
          </draw:frame>
          <draw:frame draw:z-index="3" draw:name="Chart 4" draw:style-name="gr1" svg:width="453.54pt" svg:height="255.17pt" svg:x="496.86pt" svg:y="674.39pt">
            <loext:p draw:notify-on-update-of-ranges="Tests.D43:Tests.D51 Tests.H43:Tests.H51"/>
            <draw:object xlink:href="./Object 4" xlink:type="simple" xlink:show="embed" xlink:actuate="onLoad"/>
          </draw:frame>
          <draw:frame draw:z-index="4" draw:name="Chart 5" draw:style-name="gr1" svg:width="453.54pt" svg:height="255.17pt" svg:x="17.01pt" svg:y="953.86pt">
            <loext:p draw:notify-on-update-of-ranges="Tests.D65:Tests.D73 Tests.F65:Tests.F73"/>
            <draw:object xlink:href="./Object 5" xlink:type="simple" xlink:show="embed" xlink:actuate="onLoad"/>
          </draw:frame>
          <draw:frame draw:z-index="5" draw:name="Chart 6" draw:style-name="gr1" svg:width="453.54pt" svg:height="255.17pt" svg:x="496.86pt" svg:y="953.86pt">
            <loext:p draw:notify-on-update-of-ranges="Tests.D65:Tests.D73 Tests.I65:Tests.I73"/>
            <draw:object xlink:href="./Object 6" xlink:type="simple" xlink:show="embed" xlink:actuate="onLoad"/>
          </draw:frame>
          <draw:frame draw:z-index="6" draw:name="Chart 7" draw:style-name="gr1" svg:width="453.51pt" svg:height="255.09pt" svg:x="17.01pt" svg:y="1235.31pt">
            <loext:p draw:notify-on-update-of-ranges="Tests.C23:Tests.C31 Tests.G23:Tests.G31"/>
            <draw:object xlink:href="./Object 7" xlink:type="simple" xlink:show="embed" xlink:actuate="onLoad"/>
          </draw:frame>
          <draw:frame draw:z-index="7" draw:name="Chart 8" draw:style-name="gr1" svg:width="453.51pt" svg:height="255.09pt" svg:x="496.89pt" svg:y="1235.31pt">
            <loext:p draw:notify-on-update-of-ranges="Tests.C13:Tests.C21 Tests.G13:Tests.G21"/>
            <draw:object xlink:href="./Object 8" xlink:type="simple" xlink:show="embed" xlink:actuate="onLoad"/>
          </draw:frame>
          <draw:frame draw:z-index="8" draw:name="Chart 9" draw:style-name="gr1" svg:width="453.51pt" svg:height="255.09pt" svg:x="17.01pt" svg:y="1514.78pt">
            <loext:p draw:notify-on-update-of-ranges="Tests.C75:Tests.C83 Tests.G75:Tests.G83"/>
            <draw:object xlink:href="./Object 9" xlink:type="simple" xlink:show="embed" xlink:actuate="onLoad"/>
          </draw:frame>
          <draw:frame draw:z-index="9" draw:name="Chart 10" draw:style-name="gr1" svg:width="453.51pt" svg:height="255.09pt" svg:x="497.68pt" svg:y="1514.78pt">
            <loext:p draw:notify-on-update-of-ranges="Tests.C33:Tests.C41 Tests.G33:Tests.G41"/>
            <draw:object xlink:href="./Object 10" xlink:type="simple" xlink:show="embed" xlink:actuate="onLoad"/>
          </draw:frame>
          <draw:g draw:z-index="10" draw:name="Chart 11">
            <draw:frame draw:name="Chart 12" draw:style-name="gr1" svg:width="453.54pt" svg:height="360.65pt" svg:x="17.89pt" svg:y="1817.55pt">
              <loext:p/>
              <draw:object xlink:href="./Object 11" xlink:type="simple" xlink:show="embed" xlink:actuate="onLoad"/>
            </draw:frame>
            <draw:frame draw:name="TextBox 10" draw:style-name="gr2" draw:text-style-name="P2" svg:width="70.5pt" svg:height="20.24pt" svg:x="83.4pt" svg:y="1843.51pt">
              <draw:text-box>
                <text:p text:style-name="P1"><text:span text:style-name="T1">0%</text:span></text:p>
              </draw:text-box>
            </draw:frame>
            <draw:frame draw:name="TextBox 1" draw:style-name="gr2" draw:text-style-name="P2" svg:width="70.5pt" svg:height="20.24pt" svg:x="78.89pt" svg:y="1880.79pt">
              <draw:text-box>
                <text:p text:style-name="P1"><text:span text:style-name="T1">90%</text:span></text:p>
              </draw:text-box>
            </draw:frame>
            <draw:frame draw:name="TextBox 1" draw:style-name="gr2" draw:text-style-name="P2" svg:width="70.5pt" svg:height="20.24pt" svg:x="80.19pt" svg:y="1917.55pt">
              <draw:text-box>
                <text:p text:style-name="P1"><text:span text:style-name="T1">99%</text:span></text:p>
              </draw:text-box>
            </draw:frame>
            <draw:frame draw:name="TextBox 1" draw:style-name="gr2" draw:text-style-name="P2" svg:width="70.5pt" svg:height="20.24pt" svg:x="72.09pt" svg:y="1955.06pt">
              <draw:text-box>
                <text:p text:style-name="P1"><text:span text:style-name="T1">99.9%</text:span></text:p>
              </draw:text-box>
            </draw:frame>
            <draw:frame draw:name="TextBox 1" draw:style-name="gr2" draw:text-style-name="P2" svg:width="70.5pt" svg:height="20.24pt" svg:x="66.42pt" svg:y="1992.56pt">
              <draw:text-box>
                <text:p text:style-name="P1"><text:span text:style-name="T1">99.99%</text:span></text:p>
              </draw:text-box>
            </draw:frame>
            <draw:frame draw:name="TextBox 1" draw:style-name="gr2" draw:text-style-name="P2" svg:width="70.5pt" svg:height="20.24pt" svg:x="60.21pt" svg:y="2029.29pt">
              <draw:text-box>
                <text:p text:style-name="P1"><text:span text:style-name="T1">99.999%</text:span></text:p>
              </draw:text-box>
            </draw:frame>
            <draw:frame draw:name="TextBox 1" draw:style-name="gr2" draw:text-style-name="P2" svg:width="70.5pt" svg:height="20.24pt" svg:x="54.51pt" svg:y="2066.85pt">
              <draw:text-box>
                <text:p text:style-name="P1"><text:span text:style-name="T1">99.9999%</text:span></text:p>
              </draw:text-box>
            </draw:frame>
            <draw:frame draw:name="TextBox 1" draw:style-name="gr2" draw:text-style-name="P2" svg:width="70.5pt" svg:height="20.24pt" svg:x="49.35pt" svg:y="2104.3pt">
              <draw:text-box>
                <text:p text:style-name="P1"><text:span text:style-name="T1">99.99999%</text:span></text:p>
              </draw:text-box>
            </draw:frame>
          </draw:g>
          <draw:g draw:z-index="11" draw:name="Chart 12">
            <draw:frame draw:name="Chart 22" draw:style-name="gr1" svg:width="453.54pt" svg:height="360.65pt" svg:x="497.65pt" svg:y="1817.55pt">
              <loext:p/>
              <draw:object xlink:href="./Object 12" xlink:type="simple" xlink:show="embed" xlink:actuate="onLoad"/>
            </draw:frame>
            <draw:frame draw:name="TextBox 9" draw:style-name="gr2" draw:text-style-name="P2" svg:width="70.5pt" svg:height="20.24pt" svg:x="565.06pt" svg:y="1844.05pt">
              <draw:text-box>
                <text:p text:style-name="P1"><text:span text:style-name="T2">0%</text:span></text:p>
              </draw:text-box>
            </draw:frame>
            <draw:frame draw:name="TextBox 1" draw:style-name="gr2" draw:text-style-name="P2" svg:width="70.5pt" svg:height="20.24pt" svg:x="558.85pt" svg:y="1881.35pt">
              <draw:text-box>
                <text:p text:style-name="P1"><text:span text:style-name="T3">90%</text:span></text:p>
              </draw:text-box>
            </draw:frame>
            <draw:frame draw:name="TextBox 1" draw:style-name="gr2" draw:text-style-name="P2" svg:width="70.5pt" svg:height="20.24pt" svg:x="559.9pt" svg:y="1918.09pt">
              <draw:text-box>
                <text:p text:style-name="P1"><text:span text:style-name="T2">99%</text:span></text:p>
              </draw:text-box>
            </draw:frame>
            <draw:frame draw:name="TextBox 1" draw:style-name="gr2" draw:text-style-name="P2" svg:width="70.5pt" svg:height="20.24pt" svg:x="551.11pt" svg:y="1955.59pt">
              <draw:text-box>
                <text:p text:style-name="P1"><text:span text:style-name="T2">99.9%</text:span></text:p>
              </draw:text-box>
            </draw:frame>
            <draw:frame draw:name="TextBox 1" draw:style-name="gr2" draw:text-style-name="P2" svg:width="70.5pt" svg:height="20.24pt" svg:x="545.41pt" svg:y="1993.1pt">
              <draw:text-box>
                <text:p text:style-name="P1"><text:span text:style-name="T2">99.99%</text:span></text:p>
              </draw:text-box>
            </draw:frame>
            <draw:frame draw:name="TextBox 1" draw:style-name="gr2" draw:text-style-name="P2" svg:width="70.5pt" svg:height="20.24pt" svg:x="540.77pt" svg:y="2029.86pt">
              <draw:text-box>
                <text:p text:style-name="P1"><text:span text:style-name="T2">99.999%</text:span></text:p>
              </draw:text-box>
            </draw:frame>
            <draw:frame draw:name="TextBox 1" draw:style-name="gr2" draw:text-style-name="P2" svg:width="70.5pt" svg:height="20.24pt" svg:x="535.07pt" svg:y="2066.88pt">
              <draw:text-box>
                <text:p text:style-name="P1"><text:span text:style-name="T2">99.9999%</text:span></text:p>
              </draw:text-box>
            </draw:frame>
            <draw:frame draw:name="TextBox 1" draw:style-name="gr2" draw:text-style-name="P2" svg:width="70.5pt" svg:height="20.24pt" svg:x="529.88pt" svg:y="2104.33pt">
              <draw:text-box>
                <text:p text:style-name="P1"><text:span text:style-name="T2">99.99999%</text:span></text:p>
              </draw:text-box>
            </draw:frame>
          </draw:g>
        </table:shapes>
        <table:table-column table:style-name="co1" table:number-columns-repeated="15" table:default-cell-style-name="ce1"/>
        <table:table-column table:style-name="co2" table:number-columns-repeated="1009" table:default-cell-style-name="ce1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/dev/nvme0n1:/dev/nvme1n1:/dev/nvme2n1:/dev/nvme3n1:/dev/nvme4n1:/dev/nvme5n1" calcext:value-type="string">
            <text:p>/dev/nvme0n1:/dev/nvme1n1:/dev/nvme2n1:/dev/nvme3n1:/dev/nvme4n1:/dev/nvme5n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4464" calcext:value-type="string">
            <text:p>4464</text:p>
          </table:table-cell>
          <table:table-cell office:value-type="string" calcext:value-type="string">
            <text:p>G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NVMF-DM-DEV" calcext:value-type="string">
            <text:p>NVMF-DM-DEV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Abstract Targets" calcext:value-type="string">
            <text:p>Abstract Target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Linux host2 4.9.64 #1 SMP Sun Nov 26 09:05:27 IST 2017 x86_64 x86_64" calcext:value-type="string">
            <text:p>Linux host2 4.9.64 #1 SMP Sun Nov 26 09:05:27 IST 2017 x86_64 x86_6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fio-3.2-72-ge80d" calcext:value-type="string">
            <text:p>fio-3.2-72-ge80d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Average IOPS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3" table:formula="of:=AVERAGE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Standard Dev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4" table:formula="of:=STDEV([Timeseries.$A$20:.$A$1100])" office:value-type="string" office:string-value="" calcext:value-type="error">
            <text:p>#DIV/0!</text:p>
          </table:table-cell>
          <table:table-cell table:style-name="ce6" office:value-type="string" calcext:value-type="string">
            <text:p>IOPS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13"/>
          <table:table-cell table:style-name="ce2" office:value-type="string" calcext:value-type="string" table:number-columns-spanned="2" table:number-rows-spanned="1">
            <text:p>Coefficient of Variation</text:p>
          </table:table-cell>
          <table:covered-table-cell/>
          <table:table-cell table:number-columns-repeated="1009"/>
        </table:table-row>
        <table:table-row table:style-name="ro1">
          <table:table-cell table:number-columns-repeated="13"/>
          <table:table-cell table:style-name="ce5" table:formula="of:=[.N17]/[.N14]" office:value-type="string" office:string-value="" calcext:value-type="error">
            <text:p>#DIV/0!</text:p>
          </table:table-cell>
          <table:table-cell table:style-name="ce6"/>
          <table:table-cell table:number-columns-repeated="1009"/>
        </table:table-row>
        <table:table-row table:style-name="ro1" table:number-rows-repeated="10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1" table:number-rows-repeated="10484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sts" table:style-name="ta1">
        <table:table-column table:style-name="co1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imestamp_ms</text:p>
          </table:table-cell>
          <table:table-cell office:value-type="string" calcext:value-type="string">
            <text:p>Time_date</text:p>
          </table:table-cell>
          <table:table-cell office:value-type="string" calcext:value-type="string">
            <text:p>Test_Nam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8062.0" calcext:value-type="float">
            <text:p>278062.0</text:p>
          </table:table-cell>
          <table:table-cell office:value-type="float" office:value="135.77" calcext:value-type="float">
            <text:p>135.77</text:p>
          </table:table-cell>
          <table:table-cell office:value-type="float" office:value="920.277734242" calcext:value-type="float">
            <text:p>920.27773424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0-00</text:p>
          </table:table-cell>
          <table:table-cell office:value-type="float" office:value="1.52578260089e+12" calcext:value-type="float">
            <text:p>1.52578260089e+12</text:p>
          </table:table-cell>
          <table:table-cell office:value-type="string" calcext:value-type="string">
            <text:p>Tue May  8 18:00:00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9423.0" calcext:value-type="float">
            <text:p>279423.0</text:p>
          </table:table-cell>
          <table:table-cell office:value-type="float" office:value="272.87" calcext:value-type="float">
            <text:p>272.87</text:p>
          </table:table-cell>
          <table:table-cell office:value-type="float" office:value="915.793966548" calcext:value-type="float">
            <text:p>915.7939665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2-11</text:p>
          </table:table-cell>
          <table:table-cell office:value-type="float" office:value="1.52578273197e+12" calcext:value-type="float">
            <text:p>1.52578273197e+12</text:p>
          </table:table-cell>
          <table:table-cell office:value-type="string" calcext:value-type="string">
            <text:p>Tue May  8 18:02:11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76325.0" calcext:value-type="float">
            <text:p>276325.0</text:p>
          </table:table-cell>
          <table:table-cell office:value-type="float" office:value="539.7" calcext:value-type="float">
            <text:p>539.7</text:p>
          </table:table-cell>
          <table:table-cell office:value-type="float" office:value="926.082100519" calcext:value-type="float">
            <text:p>926.082100519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4-23</text:p>
          </table:table-cell>
          <table:table-cell office:value-type="float" office:value="1.5257828631e+12" calcext:value-type="float">
            <text:p>1.5257828631e+12</text:p>
          </table:table-cell>
          <table:table-cell office:value-type="string" calcext:value-type="string">
            <text:p>Tue May  8 18:04:23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80889.0" calcext:value-type="float">
            <text:p>280889.0</text:p>
          </table:table-cell>
          <table:table-cell office:value-type="float" office:value="1097.22" calcext:value-type="float">
            <text:p>1097.22</text:p>
          </table:table-cell>
          <table:table-cell office:value-type="float" office:value="911.038457561" calcext:value-type="float">
            <text:p>911.03845756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6-34</text:p>
          </table:table-cell>
          <table:table-cell office:value-type="float" office:value="1.52578299423e+12" calcext:value-type="float">
            <text:p>1.52578299423e+12</text:p>
          </table:table-cell>
          <table:table-cell office:value-type="string" calcext:value-type="string">
            <text:p>Tue May  8 18:06:34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66300.0" calcext:value-type="float">
            <text:p>266300.0</text:p>
          </table:table-cell>
          <table:table-cell office:value-type="float" office:value="2080.47" calcext:value-type="float">
            <text:p>2080.47</text:p>
          </table:table-cell>
          <table:table-cell office:value-type="float" office:value="960.898483861" calcext:value-type="float">
            <text:p>960.89848386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08-45</text:p>
          </table:table-cell>
          <table:table-cell office:value-type="float" office:value="1.52578312535e+12" calcext:value-type="float">
            <text:p>1.52578312535e+12</text:p>
          </table:table-cell>
          <table:table-cell office:value-type="string" calcext:value-type="string">
            <text:p>Tue May  8 18:08:45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237436.0" calcext:value-type="float">
            <text:p>237436.0</text:p>
          </table:table-cell>
          <table:table-cell office:value-type="float" office:value="3709.94" calcext:value-type="float">
            <text:p>3709.94</text:p>
          </table:table-cell>
          <table:table-cell office:value-type="float" office:value="1077.81415296" calcext:value-type="float">
            <text:p>1077.8141529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0-56</text:p>
          </table:table-cell>
          <table:table-cell office:value-type="float" office:value="1.52578325646e+12" calcext:value-type="float">
            <text:p>1.52578325646e+12</text:p>
          </table:table-cell>
          <table:table-cell office:value-type="string" calcext:value-type="string">
            <text:p>Tue May  8 18:10:56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159950.0" calcext:value-type="float">
            <text:p>159950.0</text:p>
          </table:table-cell>
          <table:table-cell office:value-type="float" office:value="4998.43" calcext:value-type="float">
            <text:p>4998.43</text:p>
          </table:table-cell>
          <table:table-cell office:value-type="float" office:value="1600.13566711" calcext:value-type="float">
            <text:p>1600.1356671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3-08</text:p>
          </table:table-cell>
          <table:table-cell office:value-type="float" office:value="1.52578338811e+12" calcext:value-type="float">
            <text:p>1.52578338811e+12</text:p>
          </table:table-cell>
          <table:table-cell office:value-type="string" calcext:value-type="string">
            <text:p>Tue May  8 18:13:0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84082.0" calcext:value-type="float">
            <text:p>84082.0</text:p>
          </table:table-cell>
          <table:table-cell office:value-type="float" office:value="5255.12" calcext:value-type="float">
            <text:p>5255.12</text:p>
          </table:table-cell>
          <table:table-cell office:value-type="float" office:value="3044.23045627" calcext:value-type="float">
            <text:p>3044.2304562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5-18</text:p>
          </table:table-cell>
          <table:table-cell office:value-type="float" office:value="1.52578351866e+12" calcext:value-type="float">
            <text:p>1.52578351866e+12</text:p>
          </table:table-cell>
          <table:table-cell office:value-type="string" calcext:value-type="string">
            <text:p>Tue May  8 18:15:18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256.0" calcext:value-type="float">
            <text:p>256.0</text:p>
          </table:table-cell>
          <table:table-cell office:value-type="float" office:value="38549.0" calcext:value-type="float">
            <text:p>38549.0</text:p>
          </table:table-cell>
          <table:table-cell office:value-type="float" office:value="4818.6" calcext:value-type="float">
            <text:p>4818.6</text:p>
          </table:table-cell>
          <table:table-cell office:value-type="float" office:value="6640.43260041" calcext:value-type="float">
            <text:p>6640.4326004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7-29</text:p>
          </table:table-cell>
          <table:table-cell office:value-type="float" office:value="1.52578364978e+12" calcext:value-type="float">
            <text:p>1.52578364978e+12</text:p>
          </table:table-cell>
          <table:table-cell office:value-type="string" calcext:value-type="string">
            <text:p>Tue May  8 18:17:29 2018</text:p>
          </table:table-cell>
          <table:table-cell office:value-type="string" calcext:value-type="string">
            <text:p>Sustained Multi-Threaded Sequential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34794.0" calcext:value-type="float">
            <text:p>1734794.0</text:p>
          </table:table-cell>
          <table:table-cell office:value-type="float" office:value="847.07" calcext:value-type="float">
            <text:p>847.07</text:p>
          </table:table-cell>
          <table:table-cell office:value-type="float" office:value="146.991580008" calcext:value-type="float">
            <text:p>146.9915800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19-40</text:p>
          </table:table-cell>
          <table:table-cell office:value-type="float" office:value="1.5257837809e+12" calcext:value-type="float">
            <text:p>1.5257837809e+12</text:p>
          </table:table-cell>
          <table:table-cell office:value-type="string" calcext:value-type="string">
            <text:p>Tue May  8 18:19:40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01226.0" calcext:value-type="float">
            <text:p>1701226.0</text:p>
          </table:table-cell>
          <table:table-cell office:value-type="float" office:value="1661.35" calcext:value-type="float">
            <text:p>1661.35</text:p>
          </table:table-cell>
          <table:table-cell office:value-type="float" office:value="149.913065633" calcext:value-type="float">
            <text:p>149.91306563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21-52</text:p>
          </table:table-cell>
          <table:table-cell office:value-type="float" office:value="1.525783912e+12" calcext:value-type="float">
            <text:p>1.525783912e+12</text:p>
          </table:table-cell>
          <table:table-cell office:value-type="string" calcext:value-type="string">
            <text:p>Tue May  8 18:21:52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46606.0" calcext:value-type="float">
            <text:p>1346606.0</text:p>
          </table:table-cell>
          <table:table-cell office:value-type="float" office:value="2630.09" calcext:value-type="float">
            <text:p>2630.09</text:p>
          </table:table-cell>
          <table:table-cell office:value-type="float" office:value="189.526642708" calcext:value-type="float">
            <text:p>189.5266427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24-03</text:p>
          </table:table-cell>
          <table:table-cell office:value-type="float" office:value="1.52578404314e+12" calcext:value-type="float">
            <text:p>1.52578404314e+12</text:p>
          </table:table-cell>
          <table:table-cell office:value-type="string" calcext:value-type="string">
            <text:p>Tue May  8 18:24:03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543717.0" calcext:value-type="float">
            <text:p>543717.0</text:p>
          </table:table-cell>
          <table:table-cell office:value-type="float" office:value="2123.89" calcext:value-type="float">
            <text:p>2123.89</text:p>
          </table:table-cell>
          <table:table-cell office:value-type="float" office:value="470.213734495" calcext:value-type="float">
            <text:p>470.213734495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26-14</text:p>
          </table:table-cell>
          <table:table-cell office:value-type="float" office:value="1.52578417425e+12" calcext:value-type="float">
            <text:p>1.52578417425e+12</text:p>
          </table:table-cell>
          <table:table-cell office:value-type="string" calcext:value-type="string">
            <text:p>Tue May  8 18:26:14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05724.0" calcext:value-type="float">
            <text:p>305724.0</text:p>
          </table:table-cell>
          <table:table-cell office:value-type="float" office:value="2388.47" calcext:value-type="float">
            <text:p>2388.47</text:p>
          </table:table-cell>
          <table:table-cell office:value-type="float" office:value="836.589940137" calcext:value-type="float">
            <text:p>836.589940137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28-25</text:p>
          </table:table-cell>
          <table:table-cell office:value-type="float" office:value="1.52578430538e+12" calcext:value-type="float">
            <text:p>1.52578430538e+12</text:p>
          </table:table-cell>
          <table:table-cell office:value-type="string" calcext:value-type="string">
            <text:p>Tue May  8 18:28:25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39998.0" calcext:value-type="float">
            <text:p>139998.0</text:p>
          </table:table-cell>
          <table:table-cell office:value-type="float" office:value="2187.47" calcext:value-type="float">
            <text:p>2187.47</text:p>
          </table:table-cell>
          <table:table-cell office:value-type="float" office:value="1827.73635036" calcext:value-type="float">
            <text:p>1827.7363503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30-36</text:p>
          </table:table-cell>
          <table:table-cell office:value-type="float" office:value="1.52578443649e+12" calcext:value-type="float">
            <text:p>1.52578443649e+12</text:p>
          </table:table-cell>
          <table:table-cell office:value-type="string" calcext:value-type="string">
            <text:p>Tue May  8 18:30:36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70015.0" calcext:value-type="float">
            <text:p>70015.0</text:p>
          </table:table-cell>
          <table:table-cell office:value-type="float" office:value="2187.96" calcext:value-type="float">
            <text:p>2187.96</text:p>
          </table:table-cell>
          <table:table-cell office:value-type="float" office:value="3655.03871143" calcext:value-type="float">
            <text:p>3655.03871143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32-47</text:p>
          </table:table-cell>
          <table:table-cell office:value-type="float" office:value="1.52578456764e+12" calcext:value-type="float">
            <text:p>1.52578456764e+12</text:p>
          </table:table-cell>
          <table:table-cell office:value-type="string" calcext:value-type="string">
            <text:p>Tue May  8 18:32:47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35312.0" calcext:value-type="float">
            <text:p>35312.0</text:p>
          </table:table-cell>
          <table:table-cell office:value-type="float" office:value="2207.01" calcext:value-type="float">
            <text:p>2207.01</text:p>
          </table:table-cell>
          <table:table-cell office:value-type="float" office:value="7245.99069514" calcext:value-type="float">
            <text:p>7245.9906951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34-58</text:p>
          </table:table-cell>
          <table:table-cell office:value-type="float" office:value="1.52578469873e+12" calcext:value-type="float">
            <text:p>1.52578469873e+12</text:p>
          </table:table-cell>
          <table:table-cell office:value-type="string" calcext:value-type="string">
            <text:p>Tue May  8 18:34:58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6.0" calcext:value-type="float">
            <text:p>16.0</text:p>
          </table:table-cell>
          <table:table-cell office:value-type="float" office:value="16.0" calcext:value-type="float">
            <text:p>16.0</text:p>
          </table:table-cell>
          <table:table-cell office:value-type="float" office:value="17623.0" calcext:value-type="float">
            <text:p>17623.0</text:p>
          </table:table-cell>
          <table:table-cell office:value-type="float" office:value="2202.81" calcext:value-type="float">
            <text:p>2202.81</text:p>
          </table:table-cell>
          <table:table-cell office:value-type="float" office:value="14521.2212264" calcext:value-type="float">
            <text:p>14521.221226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8-37-09</text:p>
          </table:table-cell>
          <table:table-cell office:value-type="float" office:value="1.52578482987e+12" calcext:value-type="float">
            <text:p>1.52578482987e+12</text:p>
          </table:table-cell>
          <table:table-cell office:value-type="string" calcext:value-type="string">
            <text:p>Tue May  8 18:37:09 2018</text:p>
          </table:table-cell>
          <table:table-cell office:value-type="string" calcext:value-type="string">
            <text:p>Sustained Multi-Threaded Random Read Tests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512.0" calcext:value-type="float">
            <text:p>51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4259.0" calcext:value-type="float">
            <text:p>34259.0</text:p>
          </table:table-cell>
          <table:table-cell office:value-type="float" office:value="16.73" calcext:value-type="float">
            <text:p>16.73</text:p>
          </table:table-cell>
          <table:table-cell office:value-type="float" office:value="0.0" calcext:value-type="float">
            <text:p>0.0</text:p>
          </table:table-cell>
          <table:table-cell office:value-type="float" office:value="28.790537943" calcext:value-type="float">
            <text:p>28.790537943</text:p>
          </table:table-cell>
          <table:table-cell office:value-type="string" calcext:value-type="string">
            <text:p>2018-05-08_18-39-20</text:p>
          </table:table-cell>
          <table:table-cell office:value-type="float" office:value="1.52578496089e+12" calcext:value-type="float">
            <text:p>1.52578496089e+12</text:p>
          </table:table-cell>
          <table:table-cell office:value-type="string" calcext:value-type="string">
            <text:p>Tue May  8 18:39:20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024.0" calcext:value-type="float">
            <text:p>102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3772.0" calcext:value-type="float">
            <text:p>33772.0</text:p>
          </table:table-cell>
          <table:table-cell office:value-type="float" office:value="32.98" calcext:value-type="float">
            <text:p>32.98</text:p>
          </table:table-cell>
          <table:table-cell office:value-type="float" office:value="0.0" calcext:value-type="float">
            <text:p>0.0</text:p>
          </table:table-cell>
          <table:table-cell office:value-type="float" office:value="29.220171273" calcext:value-type="float">
            <text:p>29.220171273</text:p>
          </table:table-cell>
          <table:table-cell office:value-type="string" calcext:value-type="string">
            <text:p>2018-05-08_18-41-32</text:p>
          </table:table-cell>
          <table:table-cell office:value-type="float" office:value="1.52578509202e+12" calcext:value-type="float">
            <text:p>1.52578509202e+12</text:p>
          </table:table-cell>
          <table:table-cell office:value-type="string" calcext:value-type="string">
            <text:p>Tue May  8 18:41:32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2048.0" calcext:value-type="float">
            <text:p>204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2567.0" calcext:value-type="float">
            <text:p>32567.0</text:p>
          </table:table-cell>
          <table:table-cell office:value-type="float" office:value="63.61" calcext:value-type="float">
            <text:p>63.61</text:p>
          </table:table-cell>
          <table:table-cell office:value-type="float" office:value="0.0" calcext:value-type="float">
            <text:p>0.0</text:p>
          </table:table-cell>
          <table:table-cell office:value-type="float" office:value="30.325453778" calcext:value-type="float">
            <text:p>30.325453778</text:p>
          </table:table-cell>
          <table:table-cell office:value-type="string" calcext:value-type="string">
            <text:p>2018-05-08_18-43-43</text:p>
          </table:table-cell>
          <table:table-cell office:value-type="float" office:value="1.52578522312e+12" calcext:value-type="float">
            <text:p>1.52578522312e+12</text:p>
          </table:table-cell>
          <table:table-cell office:value-type="string" calcext:value-type="string">
            <text:p>Tue May  8 18:43:43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244.0" calcext:value-type="float">
            <text:p>30244.0</text:p>
          </table:table-cell>
          <table:table-cell office:value-type="float" office:value="118.14" calcext:value-type="float">
            <text:p>118.14</text:p>
          </table:table-cell>
          <table:table-cell office:value-type="float" office:value="0.0" calcext:value-type="float">
            <text:p>0.0</text:p>
          </table:table-cell>
          <table:table-cell office:value-type="float" office:value="32.651990103" calcext:value-type="float">
            <text:p>32.651990103</text:p>
          </table:table-cell>
          <table:table-cell office:value-type="string" calcext:value-type="string">
            <text:p>2018-05-08_18-45-54</text:p>
          </table:table-cell>
          <table:table-cell office:value-type="float" office:value="1.52578535424e+12" calcext:value-type="float">
            <text:p>1.52578535424e+12</text:p>
          </table:table-cell>
          <table:table-cell office:value-type="string" calcext:value-type="string">
            <text:p>Tue May  8 18:45:54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8192.0" calcext:value-type="float">
            <text:p>819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9516.0" calcext:value-type="float">
            <text:p>19516.0</text:p>
          </table:table-cell>
          <table:table-cell office:value-type="float" office:value="152.47" calcext:value-type="float">
            <text:p>152.47</text:p>
          </table:table-cell>
          <table:table-cell office:value-type="float" office:value="0.0" calcext:value-type="float">
            <text:p>0.0</text:p>
          </table:table-cell>
          <table:table-cell office:value-type="float" office:value="50.240786242" calcext:value-type="float">
            <text:p>50.240786242</text:p>
          </table:table-cell>
          <table:table-cell office:value-type="string" calcext:value-type="string">
            <text:p>2018-05-08_18-48-05</text:p>
          </table:table-cell>
          <table:table-cell office:value-type="float" office:value="1.52578548535e+12" calcext:value-type="float">
            <text:p>1.52578548535e+12</text:p>
          </table:table-cell>
          <table:table-cell office:value-type="string" calcext:value-type="string">
            <text:p>Tue May  8 18:48:05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6384.0" calcext:value-type="float">
            <text:p>16384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6155.0" calcext:value-type="float">
            <text:p>16155.0</text:p>
          </table:table-cell>
          <table:table-cell office:value-type="float" office:value="252.43" calcext:value-type="float">
            <text:p>252.43</text:p>
          </table:table-cell>
          <table:table-cell office:value-type="float" office:value="0.0" calcext:value-type="float">
            <text:p>0.0</text:p>
          </table:table-cell>
          <table:table-cell office:value-type="float" office:value="61.090354368" calcext:value-type="float">
            <text:p>61.090354368</text:p>
          </table:table-cell>
          <table:table-cell office:value-type="string" calcext:value-type="string">
            <text:p>2018-05-08_18-50-16</text:p>
          </table:table-cell>
          <table:table-cell office:value-type="float" office:value="1.52578561646e+12" calcext:value-type="float">
            <text:p>1.52578561646e+12</text:p>
          </table:table-cell>
          <table:table-cell office:value-type="string" calcext:value-type="string">
            <text:p>Tue May  8 18:50:16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32768.0" calcext:value-type="float">
            <text:p>32768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3491.0" calcext:value-type="float">
            <text:p>13491.0</text:p>
          </table:table-cell>
          <table:table-cell office:value-type="float" office:value="421.59" calcext:value-type="float">
            <text:p>421.59</text:p>
          </table:table-cell>
          <table:table-cell office:value-type="float" office:value="0.0" calcext:value-type="float">
            <text:p>0.0</text:p>
          </table:table-cell>
          <table:table-cell office:value-type="float" office:value="73.426919462" calcext:value-type="float">
            <text:p>73.426919462</text:p>
          </table:table-cell>
          <table:table-cell office:value-type="string" calcext:value-type="string">
            <text:p>2018-05-08_18-52-27</text:p>
          </table:table-cell>
          <table:table-cell office:value-type="float" office:value="1.52578574756e+12" calcext:value-type="float">
            <text:p>1.52578574756e+12</text:p>
          </table:table-cell>
          <table:table-cell office:value-type="string" calcext:value-type="string">
            <text:p>Tue May  8 18:52:27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65536.0" calcext:value-type="float">
            <text:p>6553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9260.0" calcext:value-type="float">
            <text:p>9260.0</text:p>
          </table:table-cell>
          <table:table-cell office:value-type="float" office:value="578.74" calcext:value-type="float">
            <text:p>578.74</text:p>
          </table:table-cell>
          <table:table-cell office:value-type="float" office:value="0.0" calcext:value-type="float">
            <text:p>0.0</text:p>
          </table:table-cell>
          <table:table-cell office:value-type="float" office:value="107.149733083" calcext:value-type="float">
            <text:p>107.149733083</text:p>
          </table:table-cell>
          <table:table-cell office:value-type="string" calcext:value-type="string">
            <text:p>2018-05-08_18-54-38</text:p>
          </table:table-cell>
          <table:table-cell office:value-type="float" office:value="1.5257858787e+12" calcext:value-type="float">
            <text:p>1.5257858787e+12</text:p>
          </table:table-cell>
          <table:table-cell office:value-type="string" calcext:value-type="string">
            <text:p>Tue May  8 18:54:38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100.0" calcext:value-type="float">
            <text:p>100.0</text:p>
          </table:table-cell>
          <table:table-cell office:value-type="float" office:value="131072.0" calcext:value-type="float">
            <text:p>131072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5365.0" calcext:value-type="float">
            <text:p>5365.0</text:p>
          </table:table-cell>
          <table:table-cell office:value-type="float" office:value="670.6" calcext:value-type="float">
            <text:p>670.6</text:p>
          </table:table-cell>
          <table:table-cell office:value-type="float" office:value="0.0" calcext:value-type="float">
            <text:p>0.0</text:p>
          </table:table-cell>
          <table:table-cell office:value-type="float" office:value="185.047680834" calcext:value-type="float">
            <text:p>185.047680834</text:p>
          </table:table-cell>
          <table:table-cell office:value-type="string" calcext:value-type="string">
            <text:p>2018-05-08_18-56-49</text:p>
          </table:table-cell>
          <table:table-cell office:value-type="float" office:value="1.52578600983e+12" calcext:value-type="float">
            <text:p>1.52578600983e+12</text:p>
          </table:table-cell>
          <table:table-cell office:value-type="string" calcext:value-type="string">
            <text:p>Tue May  8 18:56:49 2018</text:p>
          </table:table-cell>
          <table:table-cell office:value-type="string" calcext:value-type="string">
            <text:p>Sequential Write Tests with Queue Depth=1 by Block Size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22842.0" calcext:value-type="float">
            <text:p>22842.0</text:p>
          </table:table-cell>
          <table:table-cell office:value-type="float" office:value="89.22" calcext:value-type="float">
            <text:p>89.22</text:p>
          </table:table-cell>
          <table:table-cell office:value-type="float" office:value="51.834484564" calcext:value-type="float">
            <text:p>51.834484564</text:p>
          </table:table-cell>
          <table:table-cell office:value-type="float" office:value="34.481346569" calcext:value-type="float">
            <text:p>34.481346569</text:p>
          </table:table-cell>
          <table:table-cell office:value-type="string" calcext:value-type="string">
            <text:p>2018-05-08_18-59-00</text:p>
          </table:table-cell>
          <table:table-cell office:value-type="float" office:value="1.52578614096e+12" calcext:value-type="float">
            <text:p>1.52578614096e+12</text:p>
          </table:table-cell>
          <table:table-cell office:value-type="string" calcext:value-type="string">
            <text:p>Tue May  8 18:59:00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46158.0" calcext:value-type="float">
            <text:p>46158.0</text:p>
          </table:table-cell>
          <table:table-cell office:value-type="float" office:value="180.3" calcext:value-type="float">
            <text:p>180.3</text:p>
          </table:table-cell>
          <table:table-cell office:value-type="float" office:value="52.118777267" calcext:value-type="float">
            <text:p>52.118777267</text:p>
          </table:table-cell>
          <table:table-cell office:value-type="float" office:value="33.528664179" calcext:value-type="float">
            <text:p>33.528664179</text:p>
          </table:table-cell>
          <table:table-cell office:value-type="string" calcext:value-type="string">
            <text:p>2018-05-08_19-01-12</text:p>
          </table:table-cell>
          <table:table-cell office:value-type="float" office:value="1.52578627205e+12" calcext:value-type="float">
            <text:p>1.52578627205e+12</text:p>
          </table:table-cell>
          <table:table-cell office:value-type="string" calcext:value-type="string">
            <text:p>Tue May  8 19:01:12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83557.0" calcext:value-type="float">
            <text:p>83557.0</text:p>
          </table:table-cell>
          <table:table-cell office:value-type="float" office:value="326.39" calcext:value-type="float">
            <text:p>326.39</text:p>
          </table:table-cell>
          <table:table-cell office:value-type="float" office:value="58.436935401" calcext:value-type="float">
            <text:p>58.436935401</text:p>
          </table:table-cell>
          <table:table-cell office:value-type="float" office:value="36.129501436" calcext:value-type="float">
            <text:p>36.129501436</text:p>
          </table:table-cell>
          <table:table-cell office:value-type="string" calcext:value-type="string">
            <text:p>2018-05-08_19-03-23</text:p>
          </table:table-cell>
          <table:table-cell office:value-type="float" office:value="1.52578640317e+12" calcext:value-type="float">
            <text:p>1.52578640317e+12</text:p>
          </table:table-cell>
          <table:table-cell office:value-type="string" calcext:value-type="string">
            <text:p>Tue May  8 19:03:23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53910.0" calcext:value-type="float">
            <text:p>153910.0</text:p>
          </table:table-cell>
          <table:table-cell office:value-type="float" office:value="601.21" calcext:value-type="float">
            <text:p>601.21</text:p>
          </table:table-cell>
          <table:table-cell office:value-type="float" office:value="66.77936218" calcext:value-type="float">
            <text:p>66.77936218</text:p>
          </table:table-cell>
          <table:table-cell office:value-type="float" office:value="36.078194504" calcext:value-type="float">
            <text:p>36.078194504</text:p>
          </table:table-cell>
          <table:table-cell office:value-type="string" calcext:value-type="string">
            <text:p>2018-05-08_19-05-34</text:p>
          </table:table-cell>
          <table:table-cell office:value-type="float" office:value="1.52578653431e+12" calcext:value-type="float">
            <text:p>1.52578653431e+12</text:p>
          </table:table-cell>
          <table:table-cell office:value-type="string" calcext:value-type="string">
            <text:p>Tue May  8 19:05:34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72097.0" calcext:value-type="float">
            <text:p>272097.0</text:p>
          </table:table-cell>
          <table:table-cell office:value-type="float" office:value="1062.88" calcext:value-type="float">
            <text:p>1062.88</text:p>
          </table:table-cell>
          <table:table-cell office:value-type="float" office:value="80.965682719" calcext:value-type="float">
            <text:p>80.965682719</text:p>
          </table:table-cell>
          <table:table-cell office:value-type="float" office:value="35.513352256" calcext:value-type="float">
            <text:p>35.513352256</text:p>
          </table:table-cell>
          <table:table-cell office:value-type="string" calcext:value-type="string">
            <text:p>2018-05-08_19-07-45</text:p>
          </table:table-cell>
          <table:table-cell office:value-type="float" office:value="1.52578666543e+12" calcext:value-type="float">
            <text:p>1.52578666543e+12</text:p>
          </table:table-cell>
          <table:table-cell office:value-type="string" calcext:value-type="string">
            <text:p>Tue May  8 19:07:45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450202.0" calcext:value-type="float">
            <text:p>450202.0</text:p>
          </table:table-cell>
          <table:table-cell office:value-type="float" office:value="1758.6" calcext:value-type="float">
            <text:p>1758.6</text:p>
          </table:table-cell>
          <table:table-cell office:value-type="float" office:value="103.600795466" calcext:value-type="float">
            <text:p>103.600795466</text:p>
          </table:table-cell>
          <table:table-cell office:value-type="float" office:value="37.011102057" calcext:value-type="float">
            <text:p>37.011102057</text:p>
          </table:table-cell>
          <table:table-cell office:value-type="string" calcext:value-type="string">
            <text:p>2018-05-08_19-09-56</text:p>
          </table:table-cell>
          <table:table-cell office:value-type="float" office:value="1.52578679655e+12" calcext:value-type="float">
            <text:p>1.52578679655e+12</text:p>
          </table:table-cell>
          <table:table-cell office:value-type="string" calcext:value-type="string">
            <text:p>Tue May  8 19:09:56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50.0" calcext:value-type="float">
            <text:p>5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710165.0" calcext:value-type="float">
            <text:p>710165.0</text:p>
          </table:table-cell>
          <table:table-cell office:value-type="float" office:value="2774.08" calcext:value-type="float">
            <text:p>2774.08</text:p>
          </table:table-cell>
          <table:table-cell office:value-type="float" office:value="138.347048821" calcext:value-type="float">
            <text:p>138.347048821</text:p>
          </table:table-cell>
          <table:table-cell office:value-type="float" office:value="40.36623456" calcext:value-type="float">
            <text:p>40.36623456</text:p>
          </table:table-cell>
          <table:table-cell office:value-type="string" calcext:value-type="string">
            <text:p>2018-05-08_19-12-07</text:p>
          </table:table-cell>
          <table:table-cell office:value-type="float" office:value="1.52578692768e+12" calcext:value-type="float">
            <text:p>1.52578692768e+12</text:p>
          </table:table-cell>
          <table:table-cell office:value-type="string" calcext:value-type="string">
            <text:p>Tue May  8 19:12:07 2018</text:p>
          </table:table-cell>
          <table:table-cell office:value-type="string" calcext:value-type="string">
            <text:p>Sustained 4KB Random mixed 50% Write Tests by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17570.0" calcext:value-type="float">
            <text:p>17570.0</text:p>
          </table:table-cell>
          <table:table-cell office:value-type="float" office:value="68.63" calcext:value-type="float">
            <text:p>68.63</text:p>
          </table:table-cell>
          <table:table-cell office:value-type="float" office:value="56.134102911" calcext:value-type="float">
            <text:p>56.13410291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14-18</text:p>
          </table:table-cell>
          <table:table-cell office:value-type="float" office:value="1.52578705874e+12" calcext:value-type="float">
            <text:p>1.52578705874e+12</text:p>
          </table:table-cell>
          <table:table-cell office:value-type="string" calcext:value-type="string">
            <text:p>Tue May  8 19:14:18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37098.0" calcext:value-type="float">
            <text:p>37098.0</text:p>
          </table:table-cell>
          <table:table-cell office:value-type="float" office:value="144.91" calcext:value-type="float">
            <text:p>144.91</text:p>
          </table:table-cell>
          <table:table-cell office:value-type="float" office:value="53.461643446" calcext:value-type="float">
            <text:p>53.46164344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16-29</text:p>
          </table:table-cell>
          <table:table-cell office:value-type="float" office:value="1.52578718986e+12" calcext:value-type="float">
            <text:p>1.52578718986e+12</text:p>
          </table:table-cell>
          <table:table-cell office:value-type="string" calcext:value-type="string">
            <text:p>Tue May  8 19:16:29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69679.0" calcext:value-type="float">
            <text:p>69679.0</text:p>
          </table:table-cell>
          <table:table-cell office:value-type="float" office:value="272.18" calcext:value-type="float">
            <text:p>272.18</text:p>
          </table:table-cell>
          <table:table-cell office:value-type="float" office:value="56.842769848" calcext:value-type="float">
            <text:p>56.84276984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18-41</text:p>
          </table:table-cell>
          <table:table-cell office:value-type="float" office:value="1.525787321e+12" calcext:value-type="float">
            <text:p>1.525787321e+12</text:p>
          </table:table-cell>
          <table:table-cell office:value-type="string" calcext:value-type="string">
            <text:p>Tue May  8 19:18:41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139764.0" calcext:value-type="float">
            <text:p>139764.0</text:p>
          </table:table-cell>
          <table:table-cell office:value-type="float" office:value="545.95" calcext:value-type="float">
            <text:p>545.95</text:p>
          </table:table-cell>
          <table:table-cell office:value-type="float" office:value="56.694369504" calcext:value-type="float">
            <text:p>56.6943695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20-52</text:p>
          </table:table-cell>
          <table:table-cell office:value-type="float" office:value="1.52578745215e+12" calcext:value-type="float">
            <text:p>1.52578745215e+12</text:p>
          </table:table-cell>
          <table:table-cell office:value-type="string" calcext:value-type="string">
            <text:p>Tue May  8 19:20:52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287668.0" calcext:value-type="float">
            <text:p>287668.0</text:p>
          </table:table-cell>
          <table:table-cell office:value-type="float" office:value="1123.7" calcext:value-type="float">
            <text:p>1123.7</text:p>
          </table:table-cell>
          <table:table-cell office:value-type="float" office:value="55.113416632" calcext:value-type="float">
            <text:p>55.1134166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23-03</text:p>
          </table:table-cell>
          <table:table-cell office:value-type="float" office:value="1.52578758327e+12" calcext:value-type="float">
            <text:p>1.52578758327e+12</text:p>
          </table:table-cell>
          <table:table-cell office:value-type="string" calcext:value-type="string">
            <text:p>Tue May  8 19:23:03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561076.0" calcext:value-type="float">
            <text:p>561076.0</text:p>
          </table:table-cell>
          <table:table-cell office:value-type="float" office:value="2191.7" calcext:value-type="float">
            <text:p>2191.7</text:p>
          </table:table-cell>
          <table:table-cell office:value-type="float" office:value="56.473660982" calcext:value-type="float">
            <text:p>56.47366098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25-14</text:p>
          </table:table-cell>
          <table:table-cell office:value-type="float" office:value="1.52578771437e+12" calcext:value-type="float">
            <text:p>1.52578771437e+12</text:p>
          </table:table-cell>
          <table:table-cell office:value-type="string" calcext:value-type="string">
            <text:p>Tue May  8 19:25:14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0.0" calcext:value-type="float">
            <text:p>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957535.0" calcext:value-type="float">
            <text:p>957535.0</text:p>
          </table:table-cell>
          <table:table-cell office:value-type="float" office:value="3740.37" calcext:value-type="float">
            <text:p>3740.37</text:p>
          </table:table-cell>
          <table:table-cell office:value-type="float" office:value="66.070667001" calcext:value-type="float">
            <text:p>66.070667001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>2018-05-08_19-27-25</text:p>
          </table:table-cell>
          <table:table-cell office:value-type="float" office:value="1.52578784551e+12" calcext:value-type="float">
            <text:p>1.52578784551e+12</text:p>
          </table:table-cell>
          <table:table-cell office:value-type="string" calcext:value-type="string">
            <text:p>Tue May  8 19:27:25 2018</text:p>
          </table:table-cell>
          <table:table-cell office:value-type="string" calcext:value-type="string">
            <text:p>Sustained 4KB Random Read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.0" calcext:value-type="float">
            <text:p>1.0</text:p>
          </table:table-cell>
          <table:table-cell office:value-type="float" office:value="1.0" calcext:value-type="float">
            <text:p>1.0</text:p>
          </table:table-cell>
          <table:table-cell office:value-type="float" office:value="30318.0" calcext:value-type="float">
            <text:p>30318.0</text:p>
          </table:table-cell>
          <table:table-cell office:value-type="float" office:value="118.43" calcext:value-type="float">
            <text:p>118.43</text:p>
          </table:table-cell>
          <table:table-cell office:value-type="float" office:value="0.0" calcext:value-type="float">
            <text:p>0.0</text:p>
          </table:table-cell>
          <table:table-cell office:value-type="float" office:value="32.551015228" calcext:value-type="float">
            <text:p>32.551015228</text:p>
          </table:table-cell>
          <table:table-cell office:value-type="string" calcext:value-type="string">
            <text:p>2018-05-08_19-29-36</text:p>
          </table:table-cell>
          <table:table-cell office:value-type="float" office:value="1.52578797658e+12" calcext:value-type="float">
            <text:p>1.52578797658e+12</text:p>
          </table:table-cell>
          <table:table-cell office:value-type="string" calcext:value-type="string">
            <text:p>Tue May  8 19:29:36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2.0" calcext:value-type="float">
            <text:p>2.0</text:p>
          </table:table-cell>
          <table:table-cell office:value-type="float" office:value="1.0" calcext:value-type="float">
            <text:p>1.0</text:p>
          </table:table-cell>
          <table:table-cell office:value-type="float" office:value="57874.0" calcext:value-type="float">
            <text:p>57874.0</text:p>
          </table:table-cell>
          <table:table-cell office:value-type="float" office:value="226.07" calcext:value-type="float">
            <text:p>226.07</text:p>
          </table:table-cell>
          <table:table-cell office:value-type="float" office:value="0.0" calcext:value-type="float">
            <text:p>0.0</text:p>
          </table:table-cell>
          <table:table-cell office:value-type="float" office:value="34.087045154" calcext:value-type="float">
            <text:p>34.087045154</text:p>
          </table:table-cell>
          <table:table-cell office:value-type="string" calcext:value-type="string">
            <text:p>2018-05-08_19-31-47</text:p>
          </table:table-cell>
          <table:table-cell office:value-type="float" office:value="1.5257881077e+12" calcext:value-type="float">
            <text:p>1.5257881077e+12</text:p>
          </table:table-cell>
          <table:table-cell office:value-type="string" calcext:value-type="string">
            <text:p>Tue May  8 19:31:47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4.0" calcext:value-type="float">
            <text:p>4.0</text:p>
          </table:table-cell>
          <table:table-cell office:value-type="float" office:value="1.0" calcext:value-type="float">
            <text:p>1.0</text:p>
          </table:table-cell>
          <table:table-cell office:value-type="float" office:value="113875.0" calcext:value-type="float">
            <text:p>113875.0</text:p>
          </table:table-cell>
          <table:table-cell office:value-type="float" office:value="444.83" calcext:value-type="float">
            <text:p>444.83</text:p>
          </table:table-cell>
          <table:table-cell office:value-type="float" office:value="0.0" calcext:value-type="float">
            <text:p>0.0</text:p>
          </table:table-cell>
          <table:table-cell office:value-type="float" office:value="34.618502064" calcext:value-type="float">
            <text:p>34.618502064</text:p>
          </table:table-cell>
          <table:table-cell office:value-type="string" calcext:value-type="string">
            <text:p>2018-05-08_19-33-58</text:p>
          </table:table-cell>
          <table:table-cell office:value-type="float" office:value="1.52578823881e+12" calcext:value-type="float">
            <text:p>1.52578823881e+12</text:p>
          </table:table-cell>
          <table:table-cell office:value-type="string" calcext:value-type="string">
            <text:p>Tue May  8 19:33:58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8.0" calcext:value-type="float">
            <text:p>8.0</text:p>
          </table:table-cell>
          <table:table-cell office:value-type="float" office:value="1.0" calcext:value-type="float">
            <text:p>1.0</text:p>
          </table:table-cell>
          <table:table-cell office:value-type="float" office:value="225874.0" calcext:value-type="float">
            <text:p>225874.0</text:p>
          </table:table-cell>
          <table:table-cell office:value-type="float" office:value="882.32" calcext:value-type="float">
            <text:p>882.32</text:p>
          </table:table-cell>
          <table:table-cell office:value-type="float" office:value="0.0" calcext:value-type="float">
            <text:p>0.0</text:p>
          </table:table-cell>
          <table:table-cell office:value-type="float" office:value="34.886459597" calcext:value-type="float">
            <text:p>34.886459597</text:p>
          </table:table-cell>
          <table:table-cell office:value-type="string" calcext:value-type="string">
            <text:p>2018-05-08_19-36-09</text:p>
          </table:table-cell>
          <table:table-cell office:value-type="float" office:value="1.52578836993e+12" calcext:value-type="float">
            <text:p>1.52578836993e+12</text:p>
          </table:table-cell>
          <table:table-cell office:value-type="string" calcext:value-type="string">
            <text:p>Tue May  8 19:36:09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16.0" calcext:value-type="float">
            <text:p>16.0</text:p>
          </table:table-cell>
          <table:table-cell office:value-type="float" office:value="1.0" calcext:value-type="float">
            <text:p>1.0</text:p>
          </table:table-cell>
          <table:table-cell office:value-type="float" office:value="448920.0" calcext:value-type="float">
            <text:p>448920.0</text:p>
          </table:table-cell>
          <table:table-cell office:value-type="float" office:value="1753.59" calcext:value-type="float">
            <text:p>1753.59</text:p>
          </table:table-cell>
          <table:table-cell office:value-type="float" office:value="0.0" calcext:value-type="float">
            <text:p>0.0</text:p>
          </table:table-cell>
          <table:table-cell office:value-type="float" office:value="34.949661981" calcext:value-type="float">
            <text:p>34.949661981</text:p>
          </table:table-cell>
          <table:table-cell office:value-type="string" calcext:value-type="string">
            <text:p>2018-05-08_19-38-21</text:p>
          </table:table-cell>
          <table:table-cell office:value-type="float" office:value="1.52578850107e+12" calcext:value-type="float">
            <text:p>1.52578850107e+12</text:p>
          </table:table-cell>
          <table:table-cell office:value-type="string" calcext:value-type="string">
            <text:p>Tue May  8 19:38:21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32.0" calcext:value-type="float">
            <text:p>32.0</text:p>
          </table:table-cell>
          <table:table-cell office:value-type="float" office:value="1.0" calcext:value-type="float">
            <text:p>1.0</text:p>
          </table:table-cell>
          <table:table-cell office:value-type="float" office:value="783064.0" calcext:value-type="float">
            <text:p>783064.0</text:p>
          </table:table-cell>
          <table:table-cell office:value-type="float" office:value="3058.84" calcext:value-type="float">
            <text:p>3058.84</text:p>
          </table:table-cell>
          <table:table-cell office:value-type="float" office:value="0.0" calcext:value-type="float">
            <text:p>0.0</text:p>
          </table:table-cell>
          <table:table-cell office:value-type="float" office:value="40.140907522" calcext:value-type="float">
            <text:p>40.140907522</text:p>
          </table:table-cell>
          <table:table-cell office:value-type="string" calcext:value-type="string">
            <text:p>2018-05-08_19-40-32</text:p>
          </table:table-cell>
          <table:table-cell office:value-type="float" office:value="1.52578863218e+12" calcext:value-type="float">
            <text:p>1.52578863218e+12</text:p>
          </table:table-cell>
          <table:table-cell office:value-type="string" calcext:value-type="string">
            <text:p>Tue May  8 19:40:32 2018</text:p>
          </table:table-cell>
          <table:table-cell office:value-type="string" calcext:value-type="string">
            <text:p>Sustained 4KB Random Write Tests by Number of Threads</text:p>
          </table:table-cell>
        </table:table-row>
        <table:table-row table:style-name="ro1">
          <table:table-cell office:value-type="string" calcext:value-type="string">
            <text:p>Rand</text:p>
          </table:table-cell>
          <table:table-cell office:value-type="float" office:value="100.0" calcext:value-type="float">
            <text:p>100.0</text:p>
          </table:table-cell>
          <table:table-cell office:value-type="float" office:value="4096.0" calcext:value-type="float">
            <text:p>4096.0</text:p>
          </table:table-cell>
          <table:table-cell office:value-type="float" office:value="64.0" calcext:value-type="float">
            <text:p>64.0</text:p>
          </table:table-cell>
          <table:table-cell office:value-type="float" office:value="1.0" calcext:value-type="float">
            <text:p>1.0</text:p>
          </table:table-cell>
          <table:table-cell office:value-type="float" office:value="1102074.0" calcext:value-type="float">
            <text:p>1102074.0</text:p>
          </table:table-cell>
          <table:table-cell office:value-type="float" office:value="4304.98" calcext:value-type="float">
            <text:p>4304.98</text:p>
          </table:table-cell>
          <table:table-cell office:value-type="float" office:value="0.0" calcext:value-type="float">
            <text:p>0.0</text:p>
          </table:table-cell>
          <table:table-cell office:value-type="float" office:value="57.192779641" calcext:value-type="float">
            <text:p>57.192779641</text:p>
          </table:table-cell>
          <table:table-cell office:value-type="string" calcext:value-type="string">
            <text:p>2018-05-08_19-42-43</text:p>
          </table:table-cell>
          <table:table-cell office:value-type="float" office:value="1.52578876333e+12" calcext:value-type="float">
            <text:p>1.52578876333e+12</text:p>
          </table:table-cell>
          <table:table-cell office:value-type="string" calcext:value-type="string">
            <text:p>Tue May  8 19:42:43 2018</text:p>
          </table:table-cell>
          <table:table-cell office:value-type="string" calcext:value-type="string">
            <text:p>Sustained 4KB Random Write Tests by Number of Threads</text:p>
          </table:table-cell>
        </table:table-row>
      </table:table>
      <table:table table:name="Timeseries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IOPS</text:p>
          </table:table-cell>
        </table:table-row>
      </table:table>
      <table:table table:name="Exceedance" table:style-name="ta1">
        <table:table-column table:style-name="co1" table:default-cell-style-name="Default"/>
        <table:table-row table:style-name="ro1">
          <table:table-cell office:value-type="string" calcext:value-type="string">
            <text:p>Drives</text:p>
          </table:table-cell>
          <table:table-cell office:value-type="string" calcext:value-type="string">
            <text:p>/dev/nvme0n1:/dev/nvme1n1:/dev/nvme2n1:/dev/nvme3n1:/dev/nvme4n1:/dev/nvme5n1</text:p>
          </table:table-cell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NVMF-DM-DEV</text:p>
          </table:table-cell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Abstract Targets</text:p>
          </table:table-cell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float" office:value="4464.0" calcext:value-type="float">
            <text:p>446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Targets</text:p>
          </table:table-cell>
          <table:table-cell office:value-type="float" office:value="6.0" calcext:value-type="float">
            <text:p>6.0</text:p>
          </table:table-cell>
        </table:table-row>
        <table:table-row table:style-name="ro1">
          <table:table-cell office:value-type="string" calcext:value-type="string">
            <text:p>EachTargetSize</text:p>
          </table:table-cell>
          <table:table-cell office:value-type="float" office:value="744.0" calcext:value-type="float">
            <text:p>744.0</text:p>
          </table:table-cell>
          <table:table-cell office:value-type="string" calcext:value-type="string">
            <text:p>GiB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Intel Xeon CPU E5-2650 v4 @ 2.20GHz</text:p>
          </table:table-cell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8.0" calcext:value-type="float">
            <text:p>48.0</text:p>
          </table:table-cell>
        </table:table-row>
        <table:table-row table:style-name="ro1">
          <table:table-cell office:value-type="string" calcext:value-type="string">
            <text:p>Frequency</text:p>
          </table:table-cell>
          <table:table-cell office:value-type="float" office:value="2200.0" calcext:value-type="float">
            <text:p>2200.0</text:p>
          </table:table-cell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Linux host2 4.9.64 #1 SMP Sun Nov 26 09:05:27 IST 2017 x86_64 x86_64</text:p>
          </table:table-cell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fio-3.2-72-ge80d</text:p>
          </table:table-cell>
        </table:table-row>
        <table:table-row table:style-name="ro1">
          <table:table-cell office:value-type="string" calcext:value-type="string">
            <text:p>QD1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4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4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16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16 Write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>QD32 Read Exceedance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QD32 Write Exceedance</text:p>
          </table:table-cell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</table:table-row>
        <table:table-row table:style-name="ro1">
          <table:table-cell office:value-type="float" office:value="0.708" calcext:value-type="float">
            <text:p>0.708</text:p>
          </table:table-cell>
          <table:table-cell office:value-type="float" office:value="0.999999270331" calcext:value-type="float">
            <text:p>0.999999270331</text:p>
          </table:table-cell>
          <table:table-cell office:value-type="float" office:value="0.41" calcext:value-type="float">
            <text:p>0.41</text:p>
          </table:table-cell>
          <table:table-cell office:value-type="float" office:value="0.999999270354" calcext:value-type="float">
            <text:p>0.999999270354</text:p>
          </table:table-cell>
          <table:table-cell office:value-type="string" calcext:value-type="string">
            <text:p/>
          </table:table-cell>
          <table:table-cell office:value-type="float" office:value="1.496" calcext:value-type="float">
            <text:p>1.496</text:p>
          </table:table-cell>
          <table:table-cell office:value-type="float" office:value="0.99999980058" calcext:value-type="float">
            <text:p>0.99999980058</text:p>
          </table:table-cell>
          <table:table-cell office:value-type="float" office:value="0.406" calcext:value-type="float">
            <text:p>0.406</text:p>
          </table:table-cell>
          <table:table-cell office:value-type="float" office:value="0.999999800494" calcext:value-type="float">
            <text:p>0.999999800494</text:p>
          </table:table-cell>
          <table:table-cell office:value-type="string" calcext:value-type="string">
            <text:p/>
          </table:table-cell>
          <table:table-cell office:value-type="float" office:value="1.48" calcext:value-type="float">
            <text:p>1.48</text:p>
          </table:table-cell>
          <table:table-cell office:value-type="float" office:value="0.999999938755" calcext:value-type="float">
            <text:p>0.999999938755</text:p>
          </table:table-cell>
          <table:table-cell office:value-type="float" office:value="0.474" calcext:value-type="float">
            <text:p>0.474</text:p>
          </table:table-cell>
          <table:table-cell office:value-type="float" office:value="0.999999938741" calcext:value-type="float">
            <text:p>0.999999938741</text:p>
          </table:table-cell>
          <table:table-cell office:value-type="string" calcext:value-type="string">
            <text:p/>
          </table:table-cell>
          <table:table-cell office:value-type="float" office:value="0.43" calcext:value-type="float">
            <text:p>0.43</text:p>
          </table:table-cell>
          <table:table-cell office:value-type="float" office:value="0.999999962982" calcext:value-type="float">
            <text:p>0.999999962982</text:p>
          </table:table-cell>
          <table:table-cell office:value-type="float" office:value="0.386" calcext:value-type="float">
            <text:p>0.386</text:p>
          </table:table-cell>
          <table:table-cell office:value-type="float" office:value="0.999999962979" calcext:value-type="float">
            <text:p>0.999999962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.168" calcext:value-type="float">
            <text:p>15.168</text:p>
          </table:table-cell>
          <table:table-cell office:value-type="float" office:value="0.999998540662" calcext:value-type="float">
            <text:p>0.999998540662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9998540707" calcext:value-type="float">
            <text:p>0.999998540707</text:p>
          </table:table-cell>
          <table:table-cell office:value-type="string" calcext:value-type="string">
            <text:p/>
          </table:table-cell>
          <table:table-cell office:value-type="float" office:value="2.192" calcext:value-type="float">
            <text:p>2.192</text:p>
          </table:table-cell>
          <table:table-cell office:value-type="float" office:value="0.999999601159" calcext:value-type="float">
            <text:p>0.999999601159</text:p>
          </table:table-cell>
          <table:table-cell office:value-type="float" office:value="0.442" calcext:value-type="float">
            <text:p>0.442</text:p>
          </table:table-cell>
          <table:table-cell office:value-type="float" office:value="0.999999600989" calcext:value-type="float">
            <text:p>0.999999600989</text:p>
          </table:table-cell>
          <table:table-cell office:value-type="string" calcext:value-type="string">
            <text:p/>
          </table:table-cell>
          <table:table-cell office:value-type="float" office:value="1.528" calcext:value-type="float">
            <text:p>1.528</text:p>
          </table:table-cell>
          <table:table-cell office:value-type="float" office:value="0.999999877511" calcext:value-type="float">
            <text:p>0.999999877511</text:p>
          </table:table-cell>
          <table:table-cell office:value-type="float" office:value="0.564" calcext:value-type="float">
            <text:p>0.564</text:p>
          </table:table-cell>
          <table:table-cell office:value-type="float" office:value="0.999999877483" calcext:value-type="float">
            <text:p>0.999999877483</text:p>
          </table:table-cell>
          <table:table-cell office:value-type="string" calcext:value-type="string">
            <text:p/>
          </table:table-cell>
          <table:table-cell office:value-type="float" office:value="0.438" calcext:value-type="float">
            <text:p>0.438</text:p>
          </table:table-cell>
          <table:table-cell office:value-type="float" office:value="0.999999925963" calcext:value-type="float">
            <text:p>0.999999925963</text:p>
          </table:table-cell>
          <table:table-cell office:value-type="float" office:value="0.406" calcext:value-type="float">
            <text:p>0.406</text:p>
          </table:table-cell>
          <table:table-cell office:value-type="float" office:value="0.999999925959" calcext:value-type="float">
            <text:p>0.999999925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0.999997810992" calcext:value-type="float">
            <text:p>0.999997810992</text:p>
          </table:table-cell>
          <table:table-cell office:value-type="float" office:value="0.732" calcext:value-type="float">
            <text:p>0.732</text:p>
          </table:table-cell>
          <table:table-cell office:value-type="float" office:value="0.999997811061" calcext:value-type="float">
            <text:p>0.999997811061</text:p>
          </table:table-cell>
          <table:table-cell office:value-type="string" calcext:value-type="string">
            <text:p/>
          </table:table-cell>
          <table:table-cell office:value-type="float" office:value="3.408" calcext:value-type="float">
            <text:p>3.408</text:p>
          </table:table-cell>
          <table:table-cell office:value-type="float" office:value="0.999999401739" calcext:value-type="float">
            <text:p>0.999999401739</text:p>
          </table:table-cell>
          <table:table-cell office:value-type="float" office:value="0.494" calcext:value-type="float">
            <text:p>0.494</text:p>
          </table:table-cell>
          <table:table-cell office:value-type="float" office:value="0.999999401483" calcext:value-type="float">
            <text:p>0.999999401483</text:p>
          </table:table-cell>
          <table:table-cell office:value-type="string" calcext:value-type="string">
            <text:p/>
          </table:table-cell>
          <table:table-cell office:value-type="float" office:value="2.224" calcext:value-type="float">
            <text:p>2.224</text:p>
          </table:table-cell>
          <table:table-cell office:value-type="float" office:value="0.999999816266" calcext:value-type="float">
            <text:p>0.999999816266</text:p>
          </table:table-cell>
          <table:table-cell office:value-type="float" office:value="1.576" calcext:value-type="float">
            <text:p>1.576</text:p>
          </table:table-cell>
          <table:table-cell office:value-type="float" office:value="0.999999816224" calcext:value-type="float">
            <text:p>0.999999816224</text:p>
          </table:table-cell>
          <table:table-cell office:value-type="string" calcext:value-type="string">
            <text:p/>
          </table:table-cell>
          <table:table-cell office:value-type="float" office:value="0.446" calcext:value-type="float">
            <text:p>0.446</text:p>
          </table:table-cell>
          <table:table-cell office:value-type="float" office:value="0.999999851926" calcext:value-type="float">
            <text:p>0.999999851926</text:p>
          </table:table-cell>
          <table:table-cell office:value-type="float" office:value="0.41" calcext:value-type="float">
            <text:p>0.41</text:p>
          </table:table-cell>
          <table:table-cell office:value-type="float" office:value="0.999999888938" calcext:value-type="float">
            <text:p>0.999999888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.584" calcext:value-type="float">
            <text:p>19.584</text:p>
          </table:table-cell>
          <table:table-cell office:value-type="float" office:value="0.999997081323" calcext:value-type="float">
            <text:p>0.999997081323</text:p>
          </table:table-cell>
          <table:table-cell office:value-type="float" office:value="2.416" calcext:value-type="float">
            <text:p>2.416</text:p>
          </table:table-cell>
          <table:table-cell office:value-type="float" office:value="0.999997081415" calcext:value-type="float">
            <text:p>0.999997081415</text:p>
          </table:table-cell>
          <table:table-cell office:value-type="string" calcext:value-type="string">
            <text:p/>
          </table:table-cell>
          <table:table-cell office:value-type="float" office:value="5.728" calcext:value-type="float">
            <text:p>5.728</text:p>
          </table:table-cell>
          <table:table-cell office:value-type="float" office:value="0.999999202319" calcext:value-type="float">
            <text:p>0.999999202319</text:p>
          </table:table-cell>
          <table:table-cell office:value-type="float" office:value="0.524" calcext:value-type="float">
            <text:p>0.524</text:p>
          </table:table-cell>
          <table:table-cell office:value-type="float" office:value="0.999999002472" calcext:value-type="float">
            <text:p>0.999999002472</text:p>
          </table:table-cell>
          <table:table-cell office:value-type="string" calcext:value-type="string">
            <text:p/>
          </table:table-cell>
          <table:table-cell office:value-type="float" office:value="17.536" calcext:value-type="float">
            <text:p>17.536</text:p>
          </table:table-cell>
          <table:table-cell office:value-type="float" office:value="0.999999755021" calcext:value-type="float">
            <text:p>0.999999755021</text:p>
          </table:table-cell>
          <table:table-cell office:value-type="float" office:value="3.088" calcext:value-type="float">
            <text:p>3.088</text:p>
          </table:table-cell>
          <table:table-cell office:value-type="float" office:value="0.999999754965" calcext:value-type="float">
            <text:p>0.999999754965</text:p>
          </table:table-cell>
          <table:table-cell office:value-type="string" calcext:value-type="string">
            <text:p/>
          </table:table-cell>
          <table:table-cell office:value-type="float" office:value="0.474" calcext:value-type="float">
            <text:p>0.474</text:p>
          </table:table-cell>
          <table:table-cell office:value-type="float" office:value="0.999999814908" calcext:value-type="float">
            <text:p>0.999999814908</text:p>
          </table:table-cell>
          <table:table-cell office:value-type="float" office:value="0.414" calcext:value-type="float">
            <text:p>0.414</text:p>
          </table:table-cell>
          <table:table-cell office:value-type="float" office:value="0.999999814897" calcext:value-type="float">
            <text:p>0.9999998148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.608" calcext:value-type="float">
            <text:p>20.608</text:p>
          </table:table-cell>
          <table:table-cell office:value-type="float" office:value="0.999995621985" calcext:value-type="float">
            <text:p>0.999995621985</text:p>
          </table:table-cell>
          <table:table-cell office:value-type="float" office:value="2.896" calcext:value-type="float">
            <text:p>2.896</text:p>
          </table:table-cell>
          <table:table-cell office:value-type="float" office:value="0.999996351768" calcext:value-type="float">
            <text:p>0.999996351768</text:p>
          </table:table-cell>
          <table:table-cell office:value-type="string" calcext:value-type="string">
            <text:p/>
          </table:table-cell>
          <table:table-cell office:value-type="float" office:value="7.072" calcext:value-type="float">
            <text:p>7.072</text:p>
          </table:table-cell>
          <table:table-cell office:value-type="float" office:value="0.999999002899" calcext:value-type="float">
            <text:p>0.999999002899</text:p>
          </table:table-cell>
          <table:table-cell office:value-type="float" office:value="0.564" calcext:value-type="float">
            <text:p>0.564</text:p>
          </table:table-cell>
          <table:table-cell office:value-type="float" office:value="0.999998802966" calcext:value-type="float">
            <text:p>0.999998802966</text:p>
          </table:table-cell>
          <table:table-cell office:value-type="string" calcext:value-type="string">
            <text:p/>
          </table:table-cell>
          <table:table-cell office:value-type="float" office:value="19.328" calcext:value-type="float">
            <text:p>19.328</text:p>
          </table:table-cell>
          <table:table-cell office:value-type="float" office:value="0.999999693776" calcext:value-type="float">
            <text:p>0.999999693776</text:p>
          </table:table-cell>
          <table:table-cell office:value-type="float" office:value="4.512" calcext:value-type="float">
            <text:p>4.512</text:p>
          </table:table-cell>
          <table:table-cell office:value-type="float" office:value="0.999999693706" calcext:value-type="float">
            <text:p>0.999999693706</text:p>
          </table:table-cell>
          <table:table-cell office:value-type="string" calcext:value-type="string">
            <text:p/>
          </table:table-cell>
          <table:table-cell office:value-type="float" office:value="0.486" calcext:value-type="float">
            <text:p>0.486</text:p>
          </table:table-cell>
          <table:table-cell office:value-type="float" office:value="0.999999740871" calcext:value-type="float">
            <text:p>0.999999740871</text:p>
          </table:table-cell>
          <table:table-cell office:value-type="float" office:value="0.422" calcext:value-type="float">
            <text:p>0.422</text:p>
          </table:table-cell>
          <table:table-cell office:value-type="float" office:value="0.999999777877" calcext:value-type="float">
            <text:p>0.999999777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376" calcext:value-type="float">
            <text:p>21.376</text:p>
          </table:table-cell>
          <table:table-cell office:value-type="float" office:value="0.999994892315" calcext:value-type="float">
            <text:p>0.999994892315</text:p>
          </table:table-cell>
          <table:table-cell office:value-type="float" office:value="4.384" calcext:value-type="float">
            <text:p>4.384</text:p>
          </table:table-cell>
          <table:table-cell office:value-type="float" office:value="0.999995622122" calcext:value-type="float">
            <text:p>0.999995622122</text:p>
          </table:table-cell>
          <table:table-cell office:value-type="string" calcext:value-type="string">
            <text:p/>
          </table:table-cell>
          <table:table-cell office:value-type="float" office:value="7.328" calcext:value-type="float">
            <text:p>7.328</text:p>
          </table:table-cell>
          <table:table-cell office:value-type="float" office:value="0.999998803478" calcext:value-type="float">
            <text:p>0.999998803478</text:p>
          </table:table-cell>
          <table:table-cell office:value-type="float" office:value="0.612" calcext:value-type="float">
            <text:p>0.612</text:p>
          </table:table-cell>
          <table:table-cell office:value-type="float" office:value="0.999998603461" calcext:value-type="float">
            <text:p>0.999998603461</text:p>
          </table:table-cell>
          <table:table-cell office:value-type="string" calcext:value-type="string">
            <text:p/>
          </table:table-cell>
          <table:table-cell office:value-type="float" office:value="19.584" calcext:value-type="float">
            <text:p>19.584</text:p>
          </table:table-cell>
          <table:table-cell office:value-type="float" office:value="0.999999632532" calcext:value-type="float">
            <text:p>0.999999632532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9632448" calcext:value-type="float">
            <text:p>0.999999632448</text:p>
          </table:table-cell>
          <table:table-cell office:value-type="string" calcext:value-type="string">
            <text:p/>
          </table:table-cell>
          <table:table-cell office:value-type="float" office:value="0.49" calcext:value-type="float">
            <text:p>0.49</text:p>
          </table:table-cell>
          <table:table-cell office:value-type="float" office:value="0.999999703852" calcext:value-type="float">
            <text:p>0.999999703852</text:p>
          </table:table-cell>
          <table:table-cell office:value-type="float" office:value="0.426" calcext:value-type="float">
            <text:p>0.426</text:p>
          </table:table-cell>
          <table:table-cell office:value-type="float" office:value="0.999999740856" calcext:value-type="float">
            <text:p>0.9999997408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.888" calcext:value-type="float">
            <text:p>21.888</text:p>
          </table:table-cell>
          <table:table-cell office:value-type="float" office:value="0.999994162646" calcext:value-type="float">
            <text:p>0.999994162646</text:p>
          </table:table-cell>
          <table:table-cell office:value-type="float" office:value="4.64" calcext:value-type="float">
            <text:p>4.64</text:p>
          </table:table-cell>
          <table:table-cell office:value-type="float" office:value="0.999994892476" calcext:value-type="float">
            <text:p>0.999994892476</text:p>
          </table:table-cell>
          <table:table-cell office:value-type="string" calcext:value-type="string">
            <text:p/>
          </table:table-cell>
          <table:table-cell office:value-type="float" office:value="19.328" calcext:value-type="float">
            <text:p>19.328</text:p>
          </table:table-cell>
          <table:table-cell office:value-type="float" office:value="0.999998404638" calcext:value-type="float">
            <text:p>0.999998404638</text:p>
          </table:table-cell>
          <table:table-cell office:value-type="float" office:value="1.704" calcext:value-type="float">
            <text:p>1.704</text:p>
          </table:table-cell>
          <table:table-cell office:value-type="float" office:value="0.999998403955" calcext:value-type="float">
            <text:p>0.999998403955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9571287" calcext:value-type="float">
            <text:p>0.999999571287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9571189" calcext:value-type="float">
            <text:p>0.999999571189</text:p>
          </table:table-cell>
          <table:table-cell office:value-type="string" calcext:value-type="string">
            <text:p/>
          </table:table-cell>
          <table:table-cell office:value-type="float" office:value="0.494" calcext:value-type="float">
            <text:p>0.494</text:p>
          </table:table-cell>
          <table:table-cell office:value-type="float" office:value="0.999999666834" calcext:value-type="float">
            <text:p>0.999999666834</text:p>
          </table:table-cell>
          <table:table-cell office:value-type="float" office:value="0.43" calcext:value-type="float">
            <text:p>0.43</text:p>
          </table:table-cell>
          <table:table-cell office:value-type="float" office:value="0.999999666815" calcext:value-type="float">
            <text:p>0.999999666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.999993432977" calcext:value-type="float">
            <text:p>0.999993432977</text:p>
          </table:table-cell>
          <table:table-cell office:value-type="float" office:value="5.28" calcext:value-type="float">
            <text:p>5.28</text:p>
          </table:table-cell>
          <table:table-cell office:value-type="float" office:value="0.999994162829" calcext:value-type="float">
            <text:p>0.999994162829</text:p>
          </table:table-cell>
          <table:table-cell office:value-type="string" calcext:value-type="string">
            <text:p/>
          </table:table-cell>
          <table:table-cell office:value-type="float" office:value="19.584" calcext:value-type="float">
            <text:p>19.584</text:p>
          </table:table-cell>
          <table:table-cell office:value-type="float" office:value="0.999998005797" calcext:value-type="float">
            <text:p>0.999998005797</text:p>
          </table:table-cell>
          <table:table-cell office:value-type="float" office:value="2.128" calcext:value-type="float">
            <text:p>2.128</text:p>
          </table:table-cell>
          <table:table-cell office:value-type="float" office:value="0.99999820445" calcext:value-type="float">
            <text:p>0.99999820445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9448798" calcext:value-type="float">
            <text:p>0.999999448798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9950993" calcext:value-type="float">
            <text:p>0.99999950993</text:p>
          </table:table-cell>
          <table:table-cell office:value-type="string" calcext:value-type="string">
            <text:p/>
          </table:table-cell>
          <table:table-cell office:value-type="float" office:value="0.498" calcext:value-type="float">
            <text:p>0.498</text:p>
          </table:table-cell>
          <table:table-cell office:value-type="float" office:value="0.999999629815" calcext:value-type="float">
            <text:p>0.999999629815</text:p>
          </table:table-cell>
          <table:table-cell office:value-type="float" office:value="0.434" calcext:value-type="float">
            <text:p>0.434</text:p>
          </table:table-cell>
          <table:table-cell office:value-type="float" office:value="0.999999518733" calcext:value-type="float">
            <text:p>0.999999518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656" calcext:value-type="float">
            <text:p>22.656</text:p>
          </table:table-cell>
          <table:table-cell office:value-type="float" office:value="0.999992703308" calcext:value-type="float">
            <text:p>0.999992703308</text:p>
          </table:table-cell>
          <table:table-cell office:value-type="float" office:value="5.92" calcext:value-type="float">
            <text:p>5.92</text:p>
          </table:table-cell>
          <table:table-cell office:value-type="float" office:value="0.999993433183" calcext:value-type="float">
            <text:p>0.999993433183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7806377" calcext:value-type="float">
            <text:p>0.999997806377</text:p>
          </table:table-cell>
          <table:table-cell office:value-type="float" office:value="4.256" calcext:value-type="float">
            <text:p>4.256</text:p>
          </table:table-cell>
          <table:table-cell office:value-type="float" office:value="0.999998004944" calcext:value-type="float">
            <text:p>0.999998004944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9326308" calcext:value-type="float">
            <text:p>0.999999326308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9448672" calcext:value-type="float">
            <text:p>0.999999448672</text:p>
          </table:table-cell>
          <table:table-cell office:value-type="string" calcext:value-type="string">
            <text:p/>
          </table:table-cell>
          <table:table-cell office:value-type="float" office:value="0.502" calcext:value-type="float">
            <text:p>0.502</text:p>
          </table:table-cell>
          <table:table-cell office:value-type="float" office:value="0.99999951876" calcext:value-type="float">
            <text:p>0.99999951876</text:p>
          </table:table-cell>
          <table:table-cell office:value-type="float" office:value="0.438" calcext:value-type="float">
            <text:p>0.438</text:p>
          </table:table-cell>
          <table:table-cell office:value-type="float" office:value="0.999999444692" calcext:value-type="float">
            <text:p>0.999999444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.912" calcext:value-type="float">
            <text:p>22.912</text:p>
          </table:table-cell>
          <table:table-cell office:value-type="float" office:value="0.999991973639" calcext:value-type="float">
            <text:p>0.999991973639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9197389" calcext:value-type="float">
            <text:p>0.99999197389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7606957" calcext:value-type="float">
            <text:p>0.999997606957</text:p>
          </table:table-cell>
          <table:table-cell office:value-type="float" office:value="5.6" calcext:value-type="float">
            <text:p>5.6</text:p>
          </table:table-cell>
          <table:table-cell office:value-type="float" office:value="0.999997805439" calcext:value-type="float">
            <text:p>0.999997805439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9265064" calcext:value-type="float">
            <text:p>0.999999265064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9387413" calcext:value-type="float">
            <text:p>0.999999387413</text:p>
          </table:table-cell>
          <table:table-cell office:value-type="string" calcext:value-type="string">
            <text:p/>
          </table:table-cell>
          <table:table-cell office:value-type="float" office:value="0.516" calcext:value-type="float">
            <text:p>0.516</text:p>
          </table:table-cell>
          <table:table-cell office:value-type="float" office:value="0.999999481741" calcext:value-type="float">
            <text:p>0.999999481741</text:p>
          </table:table-cell>
          <table:table-cell office:value-type="float" office:value="0.442" calcext:value-type="float">
            <text:p>0.442</text:p>
          </table:table-cell>
          <table:table-cell office:value-type="float" office:value="0.999999222569" calcext:value-type="float">
            <text:p>0.999999222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168" calcext:value-type="float">
            <text:p>23.168</text:p>
          </table:table-cell>
          <table:table-cell office:value-type="float" office:value="0.9999905143" calcext:value-type="float">
            <text:p>0.9999905143</text:p>
          </table:table-cell>
          <table:table-cell office:value-type="float" office:value="6.624" calcext:value-type="float">
            <text:p>6.624</text:p>
          </table:table-cell>
          <table:table-cell office:value-type="float" office:value="0.999991244244" calcext:value-type="float">
            <text:p>0.999991244244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7407536" calcext:value-type="float">
            <text:p>0.999997407536</text:p>
          </table:table-cell>
          <table:table-cell office:value-type="float" office:value="5.856" calcext:value-type="float">
            <text:p>5.856</text:p>
          </table:table-cell>
          <table:table-cell office:value-type="float" office:value="0.999997605933" calcext:value-type="float">
            <text:p>0.999997605933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9203819" calcext:value-type="float">
            <text:p>0.999999203819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9326154" calcext:value-type="float">
            <text:p>0.999999326154</text:p>
          </table:table-cell>
          <table:table-cell office:value-type="string" calcext:value-type="string">
            <text:p/>
          </table:table-cell>
          <table:table-cell office:value-type="float" office:value="0.532" calcext:value-type="float">
            <text:p>0.532</text:p>
          </table:table-cell>
          <table:table-cell office:value-type="float" office:value="0.999999407704" calcext:value-type="float">
            <text:p>0.999999407704</text:p>
          </table:table-cell>
          <table:table-cell office:value-type="float" office:value="0.446" calcext:value-type="float">
            <text:p>0.446</text:p>
          </table:table-cell>
          <table:table-cell office:value-type="float" office:value="0.999999111507" calcext:value-type="float">
            <text:p>0.999999111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424" calcext:value-type="float">
            <text:p>23.424</text:p>
          </table:table-cell>
          <table:table-cell office:value-type="float" office:value="0.999989784631" calcext:value-type="float">
            <text:p>0.999989784631</text:p>
          </table:table-cell>
          <table:table-cell office:value-type="float" office:value="6.816" calcext:value-type="float">
            <text:p>6.816</text:p>
          </table:table-cell>
          <table:table-cell office:value-type="float" office:value="0.999990514598" calcext:value-type="float">
            <text:p>0.999990514598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7208116" calcext:value-type="float">
            <text:p>0.999997208116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97406427" calcext:value-type="float">
            <text:p>0.999997406427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9081329" calcext:value-type="float">
            <text:p>0.999999081329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99264895" calcext:value-type="float">
            <text:p>0.999999264895</text:p>
          </table:table-cell>
          <table:table-cell office:value-type="string" calcext:value-type="string">
            <text:p/>
          </table:table-cell>
          <table:table-cell office:value-type="float" office:value="0.556" calcext:value-type="float">
            <text:p>0.556</text:p>
          </table:table-cell>
          <table:table-cell office:value-type="float" office:value="0.999999370686" calcext:value-type="float">
            <text:p>0.999999370686</text:p>
          </table:table-cell>
          <table:table-cell office:value-type="float" office:value="0.45" calcext:value-type="float">
            <text:p>0.45</text:p>
          </table:table-cell>
          <table:table-cell office:value-type="float" office:value="0.999998741301" calcext:value-type="float">
            <text:p>0.9999987413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.999983947277" calcext:value-type="float">
            <text:p>0.999983947277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89784951" calcext:value-type="float">
            <text:p>0.999989784951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6211015" calcext:value-type="float">
            <text:p>0.999996211015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97007416" calcext:value-type="float">
            <text:p>0.999997007416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8836351" calcext:value-type="float">
            <text:p>0.999998836351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99203637" calcext:value-type="float">
            <text:p>0.999999203637</text:p>
          </table:table-cell>
          <table:table-cell office:value-type="string" calcext:value-type="string">
            <text:p/>
          </table:table-cell>
          <table:table-cell office:value-type="float" office:value="0.564" calcext:value-type="float">
            <text:p>0.564</text:p>
          </table:table-cell>
          <table:table-cell office:value-type="float" office:value="0.999999333667" calcext:value-type="float">
            <text:p>0.999999333667</text:p>
          </table:table-cell>
          <table:table-cell office:value-type="float" office:value="0.454" calcext:value-type="float">
            <text:p>0.454</text:p>
          </table:table-cell>
          <table:table-cell office:value-type="float" office:value="0.999998519178" calcext:value-type="float">
            <text:p>0.9999985191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.936" calcext:value-type="float">
            <text:p>23.936</text:p>
          </table:table-cell>
          <table:table-cell office:value-type="float" office:value="0.9999810286" calcext:value-type="float">
            <text:p>0.9999810286</text:p>
          </table:table-cell>
          <table:table-cell office:value-type="float" office:value="7.072" calcext:value-type="float">
            <text:p>7.072</text:p>
          </table:table-cell>
          <table:table-cell office:value-type="float" office:value="0.999989055305" calcext:value-type="float">
            <text:p>0.999989055305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5812174" calcext:value-type="float">
            <text:p>0.999995812174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96807911" calcext:value-type="float">
            <text:p>0.999996807911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8713861" calcext:value-type="float">
            <text:p>0.999998713861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99019861" calcext:value-type="float">
            <text:p>0.999999019861</text:p>
          </table:table-cell>
          <table:table-cell office:value-type="string" calcext:value-type="string">
            <text:p/>
          </table:table-cell>
          <table:table-cell office:value-type="float" office:value="0.588" calcext:value-type="float">
            <text:p>0.588</text:p>
          </table:table-cell>
          <table:table-cell office:value-type="float" office:value="0.999999296649" calcext:value-type="float">
            <text:p>0.999999296649</text:p>
          </table:table-cell>
          <table:table-cell office:value-type="float" office:value="0.458" calcext:value-type="float">
            <text:p>0.458</text:p>
          </table:table-cell>
          <table:table-cell office:value-type="float" office:value="0.999998371096" calcext:value-type="float">
            <text:p>0.999998371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192" calcext:value-type="float">
            <text:p>24.192</text:p>
          </table:table-cell>
          <table:table-cell office:value-type="float" office:value="0.999978109923" calcext:value-type="float">
            <text:p>0.999978109923</text:p>
          </table:table-cell>
          <table:table-cell office:value-type="float" office:value="7.2" calcext:value-type="float">
            <text:p>7.2</text:p>
          </table:table-cell>
          <table:table-cell office:value-type="float" office:value="0.999988325659" calcext:value-type="float">
            <text:p>0.999988325659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5213913" calcext:value-type="float">
            <text:p>0.999995213913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96608405" calcext:value-type="float">
            <text:p>0.999996608405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98652617" calcext:value-type="float">
            <text:p>0.999998652617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98897343" calcext:value-type="float">
            <text:p>0.999998897343</text:p>
          </table:table-cell>
          <table:table-cell office:value-type="string" calcext:value-type="string">
            <text:p/>
          </table:table-cell>
          <table:table-cell office:value-type="float" office:value="0.604" calcext:value-type="float">
            <text:p>0.604</text:p>
          </table:table-cell>
          <table:table-cell office:value-type="float" office:value="0.999999259631" calcext:value-type="float">
            <text:p>0.999999259631</text:p>
          </table:table-cell>
          <table:table-cell office:value-type="float" office:value="0.462" calcext:value-type="float">
            <text:p>0.462</text:p>
          </table:table-cell>
          <table:table-cell office:value-type="float" office:value="0.999998074932" calcext:value-type="float">
            <text:p>0.999998074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448" calcext:value-type="float">
            <text:p>24.448</text:p>
          </table:table-cell>
          <table:table-cell office:value-type="float" office:value="0.9999715429" calcext:value-type="float">
            <text:p>0.9999715429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87596012" calcext:value-type="float">
            <text:p>0.999987596012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4416232" calcext:value-type="float">
            <text:p>0.999994416232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96209394" calcext:value-type="float">
            <text:p>0.999996209394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98346393" calcext:value-type="float">
            <text:p>0.999998346393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98713567" calcext:value-type="float">
            <text:p>0.999998713567</text:p>
          </table:table-cell>
          <table:table-cell office:value-type="string" calcext:value-type="string">
            <text:p/>
          </table:table-cell>
          <table:table-cell office:value-type="float" office:value="0.62" calcext:value-type="float">
            <text:p>0.62</text:p>
          </table:table-cell>
          <table:table-cell office:value-type="float" office:value="0.999999222612" calcext:value-type="float">
            <text:p>0.999999222612</text:p>
          </table:table-cell>
          <table:table-cell office:value-type="float" office:value="0.466" calcext:value-type="float">
            <text:p>0.466</text:p>
          </table:table-cell>
          <table:table-cell office:value-type="float" office:value="0.999997667706" calcext:value-type="float">
            <text:p>0.999997667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704" calcext:value-type="float">
            <text:p>24.704</text:p>
          </table:table-cell>
          <table:table-cell office:value-type="float" office:value="0.999963516539" calcext:value-type="float">
            <text:p>0.999963516539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86866366" calcext:value-type="float">
            <text:p>0.999986866366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4017391" calcext:value-type="float">
            <text:p>0.999994017391</text:p>
          </table:table-cell>
          <table:table-cell office:value-type="float" office:value="6.816" calcext:value-type="float">
            <text:p>6.816</text:p>
          </table:table-cell>
          <table:table-cell office:value-type="float" office:value="0.999996009888" calcext:value-type="float">
            <text:p>0.999996009888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98162659" calcext:value-type="float">
            <text:p>0.999998162659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98591049" calcext:value-type="float">
            <text:p>0.999998591049</text:p>
          </table:table-cell>
          <table:table-cell office:value-type="string" calcext:value-type="string">
            <text:p/>
          </table:table-cell>
          <table:table-cell office:value-type="float" office:value="0.628" calcext:value-type="float">
            <text:p>0.628</text:p>
          </table:table-cell>
          <table:table-cell office:value-type="float" office:value="0.999999185594" calcext:value-type="float">
            <text:p>0.999999185594</text:p>
          </table:table-cell>
          <table:table-cell office:value-type="float" office:value="0.47" calcext:value-type="float">
            <text:p>0.47</text:p>
          </table:table-cell>
          <table:table-cell office:value-type="float" office:value="0.999997334521" calcext:value-type="float">
            <text:p>0.9999973345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.999959868193" calcext:value-type="float">
            <text:p>0.999959868193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85407073" calcext:value-type="float">
            <text:p>0.999985407073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282087" calcext:value-type="float">
            <text:p>0.99999282087</text:p>
          </table:table-cell>
          <table:table-cell office:value-type="float" office:value="7.072" calcext:value-type="float">
            <text:p>7.072</text:p>
          </table:table-cell>
          <table:table-cell office:value-type="float" office:value="0.999995810383" calcext:value-type="float">
            <text:p>0.999995810383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97978925" calcext:value-type="float">
            <text:p>0.999997978925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98529791" calcext:value-type="float">
            <text:p>0.999998529791</text:p>
          </table:table-cell>
          <table:table-cell office:value-type="string" calcext:value-type="string">
            <text:p/>
          </table:table-cell>
          <table:table-cell office:value-type="float" office:value="0.644" calcext:value-type="float">
            <text:p>0.644</text:p>
          </table:table-cell>
          <table:table-cell office:value-type="float" office:value="0.999999148575" calcext:value-type="float">
            <text:p>0.999999148575</text:p>
          </table:table-cell>
          <table:table-cell office:value-type="float" office:value="0.474" calcext:value-type="float">
            <text:p>0.474</text:p>
          </table:table-cell>
          <table:table-cell office:value-type="float" office:value="0.999996964315" calcext:value-type="float">
            <text:p>0.9999969643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216" calcext:value-type="float">
            <text:p>25.216</text:p>
          </table:table-cell>
          <table:table-cell office:value-type="float" office:value="0.999957679185" calcext:value-type="float">
            <text:p>0.999957679185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84677427" calcext:value-type="float">
            <text:p>0.999984677427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1823768" calcext:value-type="float">
            <text:p>0.999991823768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95211866" calcext:value-type="float">
            <text:p>0.999995211866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97550212" calcext:value-type="float">
            <text:p>0.999997550212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98407273" calcext:value-type="float">
            <text:p>0.999998407273</text:p>
          </table:table-cell>
          <table:table-cell office:value-type="string" calcext:value-type="string">
            <text:p/>
          </table:table-cell>
          <table:table-cell office:value-type="float" office:value="0.66" calcext:value-type="float">
            <text:p>0.66</text:p>
          </table:table-cell>
          <table:table-cell office:value-type="float" office:value="0.999999111557" calcext:value-type="float">
            <text:p>0.999999111557</text:p>
          </table:table-cell>
          <table:table-cell office:value-type="float" office:value="0.478" calcext:value-type="float">
            <text:p>0.478</text:p>
          </table:table-cell>
          <table:table-cell office:value-type="float" office:value="0.999996520069" calcext:value-type="float">
            <text:p>0.999996520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472" calcext:value-type="float">
            <text:p>25.472</text:p>
          </table:table-cell>
          <table:table-cell office:value-type="float" office:value="0.999954030839" calcext:value-type="float">
            <text:p>0.999954030839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83947781" calcext:value-type="float">
            <text:p>0.999983947781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1026087" calcext:value-type="float">
            <text:p>0.999991026087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9501236" calcext:value-type="float">
            <text:p>0.99999501236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96692786" calcext:value-type="float">
            <text:p>0.999996692786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98162238" calcext:value-type="float">
            <text:p>0.999998162238</text:p>
          </table:table-cell>
          <table:table-cell office:value-type="string" calcext:value-type="string">
            <text:p/>
          </table:table-cell>
          <table:table-cell office:value-type="float" office:value="0.668" calcext:value-type="float">
            <text:p>0.668</text:p>
          </table:table-cell>
          <table:table-cell office:value-type="float" office:value="0.999999074538" calcext:value-type="float">
            <text:p>0.999999074538</text:p>
          </table:table-cell>
          <table:table-cell office:value-type="float" office:value="0.482" calcext:value-type="float">
            <text:p>0.482</text:p>
          </table:table-cell>
          <table:table-cell office:value-type="float" office:value="0.999996075822" calcext:value-type="float">
            <text:p>0.999996075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728" calcext:value-type="float">
            <text:p>25.728</text:p>
          </table:table-cell>
          <table:table-cell office:value-type="float" office:value="0.999948193485" calcext:value-type="float">
            <text:p>0.999948193485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82488488" calcext:value-type="float">
            <text:p>0.999982488488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89031884" calcext:value-type="float">
            <text:p>0.999989031884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94812855" calcext:value-type="float">
            <text:p>0.999994812855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95284158" calcext:value-type="float">
            <text:p>0.999995284158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97855945" calcext:value-type="float">
            <text:p>0.999997855945</text:p>
          </table:table-cell>
          <table:table-cell office:value-type="string" calcext:value-type="string">
            <text:p/>
          </table:table-cell>
          <table:table-cell office:value-type="float" office:value="0.684" calcext:value-type="float">
            <text:p>0.684</text:p>
          </table:table-cell>
          <table:table-cell office:value-type="float" office:value="0.99999903752" calcext:value-type="float">
            <text:p>0.99999903752</text:p>
          </table:table-cell>
          <table:table-cell office:value-type="float" office:value="0.486" calcext:value-type="float">
            <text:p>0.486</text:p>
          </table:table-cell>
          <table:table-cell office:value-type="float" office:value="0.99999592774" calcext:value-type="float">
            <text:p>0.99999592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.984" calcext:value-type="float">
            <text:p>25.984</text:p>
          </table:table-cell>
          <table:table-cell office:value-type="float" office:value="0.99994381547" calcext:value-type="float">
            <text:p>0.99994381547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81758842" calcext:value-type="float">
            <text:p>0.999981758842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87635942" calcext:value-type="float">
            <text:p>0.999987635942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94613349" calcext:value-type="float">
            <text:p>0.999994613349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93508062" calcext:value-type="float">
            <text:p>0.999993508062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97488393" calcext:value-type="float">
            <text:p>0.999997488393</text:p>
          </table:table-cell>
          <table:table-cell office:value-type="string" calcext:value-type="string">
            <text:p/>
          </table:table-cell>
          <table:table-cell office:value-type="float" office:value="0.7" calcext:value-type="float">
            <text:p>0.7</text:p>
          </table:table-cell>
          <table:table-cell office:value-type="float" office:value="0.999999000501" calcext:value-type="float">
            <text:p>0.999999000501</text:p>
          </table:table-cell>
          <table:table-cell office:value-type="float" office:value="0.49" calcext:value-type="float">
            <text:p>0.49</text:p>
          </table:table-cell>
          <table:table-cell office:value-type="float" office:value="0.999995779658" calcext:value-type="float">
            <text:p>0.999995779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.999937248447" calcext:value-type="float">
            <text:p>0.999937248447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81029195" calcext:value-type="float">
            <text:p>0.999981029195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6638841" calcext:value-type="float">
            <text:p>0.999986638841</text:p>
          </table:table-cell>
          <table:table-cell office:value-type="float" office:value="7.968" calcext:value-type="float">
            <text:p>7.968</text:p>
          </table:table-cell>
          <table:table-cell office:value-type="float" office:value="0.999994413844" calcext:value-type="float">
            <text:p>0.999994413844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91670721" calcext:value-type="float">
            <text:p>0.999991670721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96753288" calcext:value-type="float">
            <text:p>0.999996753288</text:p>
          </table:table-cell>
          <table:table-cell office:value-type="string" calcext:value-type="string">
            <text:p/>
          </table:table-cell>
          <table:table-cell office:value-type="float" office:value="0.708" calcext:value-type="float">
            <text:p>0.708</text:p>
          </table:table-cell>
          <table:table-cell office:value-type="float" office:value="0.999998926464" calcext:value-type="float">
            <text:p>0.999998926464</text:p>
          </table:table-cell>
          <table:table-cell office:value-type="float" office:value="0.494" calcext:value-type="float">
            <text:p>0.494</text:p>
          </table:table-cell>
          <table:table-cell office:value-type="float" office:value="0.999995409452" calcext:value-type="float">
            <text:p>0.999995409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496" calcext:value-type="float">
            <text:p>26.496</text:p>
          </table:table-cell>
          <table:table-cell office:value-type="float" office:value="0.999925573739" calcext:value-type="float">
            <text:p>0.999925573739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0299549" calcext:value-type="float">
            <text:p>0.999980299549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5242899" calcext:value-type="float">
            <text:p>0.999985242899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94214338" calcext:value-type="float">
            <text:p>0.999994214338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87934794" calcext:value-type="float">
            <text:p>0.999987934794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96508253" calcext:value-type="float">
            <text:p>0.999996508253</text:p>
          </table:table-cell>
          <table:table-cell office:value-type="string" calcext:value-type="string">
            <text:p/>
          </table:table-cell>
          <table:table-cell office:value-type="float" office:value="0.724" calcext:value-type="float">
            <text:p>0.724</text:p>
          </table:table-cell>
          <table:table-cell office:value-type="float" office:value="0.999998889446" calcext:value-type="float">
            <text:p>0.999998889446</text:p>
          </table:table-cell>
          <table:table-cell office:value-type="float" office:value="0.498" calcext:value-type="float">
            <text:p>0.498</text:p>
          </table:table-cell>
          <table:table-cell office:value-type="float" office:value="0.999995335411" calcext:value-type="float">
            <text:p>0.999995335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.752" calcext:value-type="float">
            <text:p>26.752</text:p>
          </table:table-cell>
          <table:table-cell office:value-type="float" office:value="0.999910980354" calcext:value-type="float">
            <text:p>0.999910980354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79569903" calcext:value-type="float">
            <text:p>0.999979569903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4644638" calcext:value-type="float">
            <text:p>0.999984644638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93416316" calcext:value-type="float">
            <text:p>0.999993416316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84382601" calcext:value-type="float">
            <text:p>0.999984382601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96263218" calcext:value-type="float">
            <text:p>0.999996263218</text:p>
          </table:table-cell>
          <table:table-cell office:value-type="string" calcext:value-type="string">
            <text:p/>
          </table:table-cell>
          <table:table-cell office:value-type="float" office:value="0.836" calcext:value-type="float">
            <text:p>0.836</text:p>
          </table:table-cell>
          <table:table-cell office:value-type="float" office:value="0.999998852427" calcext:value-type="float">
            <text:p>0.999998852427</text:p>
          </table:table-cell>
          <table:table-cell office:value-type="float" office:value="0.502" calcext:value-type="float">
            <text:p>0.502</text:p>
          </table:table-cell>
          <table:table-cell office:value-type="float" office:value="0.999995187329" calcext:value-type="float">
            <text:p>0.999995187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008" calcext:value-type="float">
            <text:p>27.008</text:p>
          </table:table-cell>
          <table:table-cell office:value-type="float" office:value="0.999897846308" calcext:value-type="float">
            <text:p>0.999897846308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7811061" calcext:value-type="float">
            <text:p>0.99997811061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81852754" calcext:value-type="float">
            <text:p>0.999981852754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93017305" calcext:value-type="float">
            <text:p>0.999993017305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81136632" calcext:value-type="float">
            <text:p>0.999981136632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95834407" calcext:value-type="float">
            <text:p>0.999995834407</text:p>
          </table:table-cell>
          <table:table-cell office:value-type="string" calcext:value-type="string">
            <text:p/>
          </table:table-cell>
          <table:table-cell office:value-type="float" office:value="0.892" calcext:value-type="float">
            <text:p>0.892</text:p>
          </table:table-cell>
          <table:table-cell office:value-type="float" office:value="0.999998815409" calcext:value-type="float">
            <text:p>0.999998815409</text:p>
          </table:table-cell>
          <table:table-cell office:value-type="float" office:value="0.506" calcext:value-type="float">
            <text:p>0.506</text:p>
          </table:table-cell>
          <table:table-cell office:value-type="float" office:value="0.999994965206" calcext:value-type="float">
            <text:p>0.999994965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264" calcext:value-type="float">
            <text:p>27.264</text:p>
          </table:table-cell>
          <table:table-cell office:value-type="float" office:value="0.999881793585" calcext:value-type="float">
            <text:p>0.999881793585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76651317" calcext:value-type="float">
            <text:p>0.999976651317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80257392" calcext:value-type="float">
            <text:p>0.999980257392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92418788" calcext:value-type="float">
            <text:p>0.999992418788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76788258" calcext:value-type="float">
            <text:p>0.999976788258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95283079" calcext:value-type="float">
            <text:p>0.999995283079</text:p>
          </table:table-cell>
          <table:table-cell office:value-type="string" calcext:value-type="string">
            <text:p/>
          </table:table-cell>
          <table:table-cell office:value-type="float" office:value="0.956" calcext:value-type="float">
            <text:p>0.956</text:p>
          </table:table-cell>
          <table:table-cell office:value-type="float" office:value="0.99999877839" calcext:value-type="float">
            <text:p>0.99999877839</text:p>
          </table:table-cell>
          <table:table-cell office:value-type="float" office:value="0.51" calcext:value-type="float">
            <text:p>0.51</text:p>
          </table:table-cell>
          <table:table-cell office:value-type="float" office:value="0.999994743082" calcext:value-type="float">
            <text:p>0.999994743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.999854795824" calcext:value-type="float">
            <text:p>0.999854795824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75192025" calcext:value-type="float">
            <text:p>0.999975192025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77066667" calcext:value-type="float">
            <text:p>0.999977066667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92219282" calcext:value-type="float">
            <text:p>0.999992219282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72133661" calcext:value-type="float">
            <text:p>0.999972133661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94793009" calcext:value-type="float">
            <text:p>0.999994793009</text:p>
          </table:table-cell>
          <table:table-cell office:value-type="string" calcext:value-type="string">
            <text:p/>
          </table:table-cell>
          <table:table-cell office:value-type="float" office:value="1.012" calcext:value-type="float">
            <text:p>1.012</text:p>
          </table:table-cell>
          <table:table-cell office:value-type="float" office:value="0.999998741372" calcext:value-type="float">
            <text:p>0.999998741372</text:p>
          </table:table-cell>
          <table:table-cell office:value-type="float" office:value="0.516" calcext:value-type="float">
            <text:p>0.516</text:p>
          </table:table-cell>
          <table:table-cell office:value-type="float" office:value="0.999994483939" calcext:value-type="float">
            <text:p>0.999994483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.776" calcext:value-type="float">
            <text:p>27.776</text:p>
          </table:table-cell>
          <table:table-cell office:value-type="float" office:value="0.999803718978" calcext:value-type="float">
            <text:p>0.999803718978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73732732" calcext:value-type="float">
            <text:p>0.999973732732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72679421" calcext:value-type="float">
            <text:p>0.999972679421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91620765" calcext:value-type="float">
            <text:p>0.999991620765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6613168" calcext:value-type="float">
            <text:p>0.99996613168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93996646" calcext:value-type="float">
            <text:p>0.999993996646</text:p>
          </table:table-cell>
          <table:table-cell office:value-type="string" calcext:value-type="string">
            <text:p/>
          </table:table-cell>
          <table:table-cell office:value-type="float" office:value="2.008" calcext:value-type="float">
            <text:p>2.008</text:p>
          </table:table-cell>
          <table:table-cell office:value-type="float" office:value="0.999998704353" calcext:value-type="float">
            <text:p>0.999998704353</text:p>
          </table:table-cell>
          <table:table-cell office:value-type="float" office:value="0.524" calcext:value-type="float">
            <text:p>0.524</text:p>
          </table:table-cell>
          <table:table-cell office:value-type="float" office:value="0.999994076713" calcext:value-type="float">
            <text:p>0.999994076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032" calcext:value-type="float">
            <text:p>28.032</text:p>
          </table:table-cell>
          <table:table-cell office:value-type="float" office:value="0.999721266356" calcext:value-type="float">
            <text:p>0.999721266356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70814147" calcext:value-type="float">
            <text:p>0.999970814147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68491595" calcext:value-type="float">
            <text:p>0.999968491595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91221754" calcext:value-type="float">
            <text:p>0.999991221754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59945965" calcext:value-type="float">
            <text:p>0.999959945965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93077765" calcext:value-type="float">
            <text:p>0.999993077765</text:p>
          </table:table-cell>
          <table:table-cell office:value-type="string" calcext:value-type="string">
            <text:p/>
          </table:table-cell>
          <table:table-cell office:value-type="float" office:value="2.096" calcext:value-type="float">
            <text:p>2.096</text:p>
          </table:table-cell>
          <table:table-cell office:value-type="float" office:value="0.999998593298" calcext:value-type="float">
            <text:p>0.999998593298</text:p>
          </table:table-cell>
          <table:table-cell office:value-type="float" office:value="0.532" calcext:value-type="float">
            <text:p>0.532</text:p>
          </table:table-cell>
          <table:table-cell office:value-type="float" office:value="0.999993817569" calcext:value-type="float">
            <text:p>0.999993817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288" calcext:value-type="float">
            <text:p>28.288</text:p>
          </table:table-cell>
          <table:table-cell office:value-type="float" office:value="0.999570954495" calcext:value-type="float">
            <text:p>0.999570954495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67895561" calcext:value-type="float">
            <text:p>0.999967895561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60714204" calcext:value-type="float">
            <text:p>0.999960714204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90822743" calcext:value-type="float">
            <text:p>0.999990822743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53270293" calcext:value-type="float">
            <text:p>0.99995327029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92097625" calcext:value-type="float">
            <text:p>0.999992097625</text:p>
          </table:table-cell>
          <table:table-cell office:value-type="string" calcext:value-type="string">
            <text:p/>
          </table:table-cell>
          <table:table-cell office:value-type="float" office:value="2.128" calcext:value-type="float">
            <text:p>2.128</text:p>
          </table:table-cell>
          <table:table-cell office:value-type="float" office:value="0.999998519261" calcext:value-type="float">
            <text:p>0.999998519261</text:p>
          </table:table-cell>
          <table:table-cell office:value-type="float" office:value="0.54" calcext:value-type="float">
            <text:p>0.54</text:p>
          </table:table-cell>
          <table:table-cell office:value-type="float" office:value="0.999993447363" calcext:value-type="float">
            <text:p>0.999993447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544" calcext:value-type="float">
            <text:p>28.544</text:p>
          </table:table-cell>
          <table:table-cell office:value-type="float" office:value="0.999325055966" calcext:value-type="float">
            <text:p>0.999325055966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67165915" calcext:value-type="float">
            <text:p>0.999967165915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5114203" calcext:value-type="float">
            <text:p>0.99995114203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90224226" calcext:value-type="float">
            <text:p>0.999990224226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946349641" calcext:value-type="float">
            <text:p>0.999946349641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90994968" calcext:value-type="float">
            <text:p>0.999990994968</text:p>
          </table:table-cell>
          <table:table-cell office:value-type="string" calcext:value-type="string">
            <text:p/>
          </table:table-cell>
          <table:table-cell office:value-type="float" office:value="2.16" calcext:value-type="float">
            <text:p>2.16</text:p>
          </table:table-cell>
          <table:table-cell office:value-type="float" office:value="0.999998482243" calcext:value-type="float">
            <text:p>0.9999984822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999993299281" calcext:value-type="float">
            <text:p>0.999993299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0.998951465322" calcext:value-type="float">
            <text:p>0.998951465322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65706622" calcext:value-type="float">
            <text:p>0.99996570662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35786668" calcext:value-type="float">
            <text:p>0.999935786668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9426204" calcext:value-type="float">
            <text:p>0.999989426204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939551479" calcext:value-type="float">
            <text:p>0.999939551479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90076088" calcext:value-type="float">
            <text:p>0.999990076088</text:p>
          </table:table-cell>
          <table:table-cell office:value-type="string" calcext:value-type="string">
            <text:p/>
          </table:table-cell>
          <table:table-cell office:value-type="float" office:value="3.28" calcext:value-type="float">
            <text:p>3.28</text:p>
          </table:table-cell>
          <table:table-cell office:value-type="float" office:value="0.999998445224" calcext:value-type="float">
            <text:p>0.999998445224</text:p>
          </table:table-cell>
          <table:table-cell office:value-type="float" office:value="0.556" calcext:value-type="float">
            <text:p>0.556</text:p>
          </table:table-cell>
          <table:table-cell office:value-type="float" office:value="0.999993077158" calcext:value-type="float">
            <text:p>0.9999930771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056" calcext:value-type="float">
            <text:p>29.056</text:p>
          </table:table-cell>
          <table:table-cell office:value-type="float" office:value="0.998286736657" calcext:value-type="float">
            <text:p>0.998286736657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6424733" calcext:value-type="float">
            <text:p>0.99996424733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12653915" calcext:value-type="float">
            <text:p>0.999912653915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88628182" calcext:value-type="float">
            <text:p>0.999988628182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932079626" calcext:value-type="float">
            <text:p>0.999932079626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89095948" calcext:value-type="float">
            <text:p>0.999989095948</text:p>
          </table:table-cell>
          <table:table-cell office:value-type="string" calcext:value-type="string">
            <text:p/>
          </table:table-cell>
          <table:table-cell office:value-type="float" office:value="3.312" calcext:value-type="float">
            <text:p>3.312</text:p>
          </table:table-cell>
          <table:table-cell office:value-type="float" office:value="0.999998408206" calcext:value-type="float">
            <text:p>0.999998408206</text:p>
          </table:table-cell>
          <table:table-cell office:value-type="float" office:value="0.564" calcext:value-type="float">
            <text:p>0.564</text:p>
          </table:table-cell>
          <table:table-cell office:value-type="float" office:value="0.999992855035" calcext:value-type="float">
            <text:p>0.999992855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312" calcext:value-type="float">
            <text:p>29.312</text:p>
          </table:table-cell>
          <table:table-cell office:value-type="float" office:value="0.997388513839" calcext:value-type="float">
            <text:p>0.997388513839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62058391" calcext:value-type="float">
            <text:p>0.999962058391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88832464" calcext:value-type="float">
            <text:p>0.99988832464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88029665" calcext:value-type="float">
            <text:p>0.999988029665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926812581" calcext:value-type="float">
            <text:p>0.999926812581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88238326" calcext:value-type="float">
            <text:p>0.999988238326</text:p>
          </table:table-cell>
          <table:table-cell office:value-type="string" calcext:value-type="string">
            <text:p/>
          </table:table-cell>
          <table:table-cell office:value-type="float" office:value="3.376" calcext:value-type="float">
            <text:p>3.376</text:p>
          </table:table-cell>
          <table:table-cell office:value-type="float" office:value="0.999998371187" calcext:value-type="float">
            <text:p>0.999998371187</text:p>
          </table:table-cell>
          <table:table-cell office:value-type="float" office:value="0.572" calcext:value-type="float">
            <text:p>0.572</text:p>
          </table:table-cell>
          <table:table-cell office:value-type="float" office:value="0.999992743973" calcext:value-type="float">
            <text:p>0.999992743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568" calcext:value-type="float">
            <text:p>29.568</text:p>
          </table:table-cell>
          <table:table-cell office:value-type="float" office:value="0.996357491222" calcext:value-type="float">
            <text:p>0.996357491222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60599098" calcext:value-type="float">
            <text:p>0.999960599098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844252757" calcext:value-type="float">
            <text:p>0.999844252757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87830159" calcext:value-type="float">
            <text:p>0.999987830159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920565622" calcext:value-type="float">
            <text:p>0.999920565622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86584341" calcext:value-type="float">
            <text:p>0.999986584341</text:p>
          </table:table-cell>
          <table:table-cell office:value-type="string" calcext:value-type="string">
            <text:p/>
          </table:table-cell>
          <table:table-cell office:value-type="float" office:value="3.696" calcext:value-type="float">
            <text:p>3.696</text:p>
          </table:table-cell>
          <table:table-cell office:value-type="float" office:value="0.999998334169" calcext:value-type="float">
            <text:p>0.999998334169</text:p>
          </table:table-cell>
          <table:table-cell office:value-type="float" office:value="0.58" calcext:value-type="float">
            <text:p>0.58</text:p>
          </table:table-cell>
          <table:table-cell office:value-type="float" office:value="0.999992632911" calcext:value-type="float">
            <text:p>0.9999926329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.824" calcext:value-type="float">
            <text:p>29.824</text:p>
          </table:table-cell>
          <table:table-cell office:value-type="float" office:value="0.995421325605" calcext:value-type="float">
            <text:p>0.995421325605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5622122" calcext:value-type="float">
            <text:p>0.99995622122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794397686" calcext:value-type="float">
            <text:p>0.999794397686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8643362" calcext:value-type="float">
            <text:p>0.99998643362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915482312" calcext:value-type="float">
            <text:p>0.999915482312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85726719" calcext:value-type="float">
            <text:p>0.999985726719</text:p>
          </table:table-cell>
          <table:table-cell office:value-type="string" calcext:value-type="string">
            <text:p/>
          </table:table-cell>
          <table:table-cell office:value-type="float" office:value="3.856" calcext:value-type="float">
            <text:p>3.856</text:p>
          </table:table-cell>
          <table:table-cell office:value-type="float" office:value="0.999998260132" calcext:value-type="float">
            <text:p>0.999998260132</text:p>
          </table:table-cell>
          <table:table-cell office:value-type="float" office:value="0.588" calcext:value-type="float">
            <text:p>0.588</text:p>
          </table:table-cell>
          <table:table-cell office:value-type="float" office:value="0.999992447809" calcext:value-type="float">
            <text:p>0.999992447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08" calcext:value-type="float">
            <text:p>30.08</text:p>
          </table:table-cell>
          <table:table-cell office:value-type="float" office:value="0.994733247524" calcext:value-type="float">
            <text:p>0.994733247524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54032281" calcext:value-type="float">
            <text:p>0.999954032281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725996528" calcext:value-type="float">
            <text:p>0.999725996528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86034609" calcext:value-type="float">
            <text:p>0.999986034609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909296597" calcext:value-type="float">
            <text:p>0.999909296597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84746579" calcext:value-type="float">
            <text:p>0.999984746579</text:p>
          </table:table-cell>
          <table:table-cell office:value-type="string" calcext:value-type="string">
            <text:p/>
          </table:table-cell>
          <table:table-cell office:value-type="float" office:value="4.448" calcext:value-type="float">
            <text:p>4.448</text:p>
          </table:table-cell>
          <table:table-cell office:value-type="float" office:value="0.999998223113" calcext:value-type="float">
            <text:p>0.999998223113</text:p>
          </table:table-cell>
          <table:table-cell office:value-type="float" office:value="0.596" calcext:value-type="float">
            <text:p>0.596</text:p>
          </table:table-cell>
          <table:table-cell office:value-type="float" office:value="0.999992336747" calcext:value-type="float">
            <text:p>0.9999923367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336" calcext:value-type="float">
            <text:p>30.336</text:p>
          </table:table-cell>
          <table:table-cell office:value-type="float" office:value="0.994310039373" calcext:value-type="float">
            <text:p>0.994310039373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51843342" calcext:value-type="float">
            <text:p>0.999951843342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641242907" calcext:value-type="float">
            <text:p>0.999641242907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85835103" calcext:value-type="float">
            <text:p>0.999985835103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904152042" calcext:value-type="float">
            <text:p>0.999904152042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83031335" calcext:value-type="float">
            <text:p>0.999983031335</text:p>
          </table:table-cell>
          <table:table-cell office:value-type="string" calcext:value-type="string">
            <text:p/>
          </table:table-cell>
          <table:table-cell office:value-type="float" office:value="4.704" calcext:value-type="float">
            <text:p>4.704</text:p>
          </table:table-cell>
          <table:table-cell office:value-type="float" office:value="0.999998186095" calcext:value-type="float">
            <text:p>0.999998186095</text:p>
          </table:table-cell>
          <table:table-cell office:value-type="float" office:value="0.604" calcext:value-type="float">
            <text:p>0.604</text:p>
          </table:table-cell>
          <table:table-cell office:value-type="float" office:value="0.999992114624" calcext:value-type="float">
            <text:p>0.999992114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592" calcext:value-type="float">
            <text:p>30.592</text:p>
          </table:table-cell>
          <table:table-cell office:value-type="float" office:value="0.99398314756" calcext:value-type="float">
            <text:p>0.99398314756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47465464" calcext:value-type="float">
            <text:p>0.999947465464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537743779" calcext:value-type="float">
            <text:p>0.999537743779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84438564" calcext:value-type="float">
            <text:p>0.999984438564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897537614" calcext:value-type="float">
            <text:p>0.999897537614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82112454" calcext:value-type="float">
            <text:p>0.999982112454</text:p>
          </table:table-cell>
          <table:table-cell office:value-type="string" calcext:value-type="string">
            <text:p/>
          </table:table-cell>
          <table:table-cell office:value-type="float" office:value="4.96" calcext:value-type="float">
            <text:p>4.96</text:p>
          </table:table-cell>
          <table:table-cell office:value-type="float" office:value="0.999998149076" calcext:value-type="float">
            <text:p>0.999998149076</text:p>
          </table:table-cell>
          <table:table-cell office:value-type="float" office:value="0.62" calcext:value-type="float">
            <text:p>0.62</text:p>
          </table:table-cell>
          <table:table-cell office:value-type="float" office:value="0.9999918925" calcext:value-type="float">
            <text:p>0.99999189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.848" calcext:value-type="float">
            <text:p>30.848</text:p>
          </table:table-cell>
          <table:table-cell office:value-type="float" office:value="0.993754761092" calcext:value-type="float">
            <text:p>0.993754761092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40169001" calcext:value-type="float">
            <text:p>0.999940169001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424672477" calcext:value-type="float">
            <text:p>0.999424672477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84039553" calcext:value-type="float">
            <text:p>0.999984039553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891535633" calcext:value-type="float">
            <text:p>0.999891535633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81132315" calcext:value-type="float">
            <text:p>0.999981132315</text:p>
          </table:table-cell>
          <table:table-cell office:value-type="string" calcext:value-type="string">
            <text:p/>
          </table:table-cell>
          <table:table-cell office:value-type="float" office:value="5.536" calcext:value-type="float">
            <text:p>5.536</text:p>
          </table:table-cell>
          <table:table-cell office:value-type="float" office:value="0.999998112058" calcext:value-type="float">
            <text:p>0.999998112058</text:p>
          </table:table-cell>
          <table:table-cell office:value-type="float" office:value="0.628" calcext:value-type="float">
            <text:p>0.628</text:p>
          </table:table-cell>
          <table:table-cell office:value-type="float" office:value="0.999991670377" calcext:value-type="float">
            <text:p>0.999991670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104" calcext:value-type="float">
            <text:p>31.104</text:p>
          </table:table-cell>
          <table:table-cell office:value-type="float" office:value="0.993590585516" calcext:value-type="float">
            <text:p>0.993590585516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37250415" calcext:value-type="float">
            <text:p>0.999937250415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304422045" calcext:value-type="float">
            <text:p>0.999304422045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83042025" calcext:value-type="float">
            <text:p>0.999983042025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887003525" calcext:value-type="float">
            <text:p>0.999887003525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80152175" calcext:value-type="float">
            <text:p>0.999980152175</text:p>
          </table:table-cell>
          <table:table-cell office:value-type="string" calcext:value-type="string">
            <text:p/>
          </table:table-cell>
          <table:table-cell office:value-type="float" office:value="5.92" calcext:value-type="float">
            <text:p>5.92</text:p>
          </table:table-cell>
          <table:table-cell office:value-type="float" office:value="0.999998075039" calcext:value-type="float">
            <text:p>0.999998075039</text:p>
          </table:table-cell>
          <table:table-cell office:value-type="float" office:value="0.636" calcext:value-type="float">
            <text:p>0.636</text:p>
          </table:table-cell>
          <table:table-cell office:value-type="float" office:value="0.999991485274" calcext:value-type="float">
            <text:p>0.999991485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36" calcext:value-type="float">
            <text:p>31.36</text:p>
          </table:table-cell>
          <table:table-cell office:value-type="float" office:value="0.993467271417" calcext:value-type="float">
            <text:p>0.993467271417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32142891" calcext:value-type="float">
            <text:p>0.999932142891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149073643" calcext:value-type="float">
            <text:p>0.999149073643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81844992" calcext:value-type="float">
            <text:p>0.999981844992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882226438" calcext:value-type="float">
            <text:p>0.999882226438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79233294" calcext:value-type="float">
            <text:p>0.999979233294</text:p>
          </table:table-cell>
          <table:table-cell office:value-type="string" calcext:value-type="string">
            <text:p/>
          </table:table-cell>
          <table:table-cell office:value-type="float" office:value="6.304" calcext:value-type="float">
            <text:p>6.304</text:p>
          </table:table-cell>
          <table:table-cell office:value-type="float" office:value="0.999998038021" calcext:value-type="float">
            <text:p>0.999998038021</text:p>
          </table:table-cell>
          <table:table-cell office:value-type="float" office:value="0.644" calcext:value-type="float">
            <text:p>0.644</text:p>
          </table:table-cell>
          <table:table-cell office:value-type="float" office:value="0.999991374213" calcext:value-type="float">
            <text:p>0.999991374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616" calcext:value-type="float">
            <text:p>31.616</text:p>
          </table:table-cell>
          <table:table-cell office:value-type="float" office:value="0.993349794671" calcext:value-type="float">
            <text:p>0.993349794671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30683598" calcext:value-type="float">
            <text:p>0.999930683598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8977771618" calcext:value-type="float">
            <text:p>0.998977771618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80448453" calcext:value-type="float">
            <text:p>0.999980448453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878184288" calcext:value-type="float">
            <text:p>0.999878184288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78069379" calcext:value-type="float">
            <text:p>0.999978069379</text:p>
          </table:table-cell>
          <table:table-cell office:value-type="string" calcext:value-type="string">
            <text:p/>
          </table:table-cell>
          <table:table-cell office:value-type="float" office:value="6.368" calcext:value-type="float">
            <text:p>6.368</text:p>
          </table:table-cell>
          <table:table-cell office:value-type="float" office:value="0.999998001002" calcext:value-type="float">
            <text:p>0.999998001002</text:p>
          </table:table-cell>
          <table:table-cell office:value-type="float" office:value="0.652" calcext:value-type="float">
            <text:p>0.652</text:p>
          </table:table-cell>
          <table:table-cell office:value-type="float" office:value="0.999991115069" calcext:value-type="float">
            <text:p>0.999991115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.872" calcext:value-type="float">
            <text:p>31.872</text:p>
          </table:table-cell>
          <table:table-cell office:value-type="float" office:value="0.993268801387" calcext:value-type="float">
            <text:p>0.993268801387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27035367" calcext:value-type="float">
            <text:p>0.999927035367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8806669013" calcext:value-type="float">
            <text:p>0.998806669013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8453397" calcext:value-type="float">
            <text:p>0.999978453397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873835914" calcext:value-type="float">
            <text:p>0.999873835914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76844204" calcext:value-type="float">
            <text:p>0.999976844204</text:p>
          </table:table-cell>
          <table:table-cell office:value-type="string" calcext:value-type="string">
            <text:p/>
          </table:table-cell>
          <table:table-cell office:value-type="float" office:value="8.512" calcext:value-type="float">
            <text:p>8.512</text:p>
          </table:table-cell>
          <table:table-cell office:value-type="float" office:value="0.999997963984" calcext:value-type="float">
            <text:p>0.999997963984</text:p>
          </table:table-cell>
          <table:table-cell office:value-type="float" office:value="0.66" calcext:value-type="float">
            <text:p>0.66</text:p>
          </table:table-cell>
          <table:table-cell office:value-type="float" office:value="0.999990892946" calcext:value-type="float">
            <text:p>0.999990892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128" calcext:value-type="float">
            <text:p>32.128</text:p>
          </table:table-cell>
          <table:table-cell office:value-type="float" office:value="0.993216265203" calcext:value-type="float">
            <text:p>0.993216265203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17549964" calcext:value-type="float">
            <text:p>0.999917549964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8630979742" calcext:value-type="float">
            <text:p>0.998630979742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7056858" calcext:value-type="float">
            <text:p>0.999977056858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869303806" calcext:value-type="float">
            <text:p>0.99986930380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761091" calcext:value-type="float">
            <text:p>0.9999761091</text:p>
          </table:table-cell>
          <table:table-cell office:value-type="string" calcext:value-type="string">
            <text:p/>
          </table:table-cell>
          <table:table-cell office:value-type="float" office:value="8.64" calcext:value-type="float">
            <text:p>8.64</text:p>
          </table:table-cell>
          <table:table-cell office:value-type="float" office:value="0.999997926966" calcext:value-type="float">
            <text:p>0.999997926966</text:p>
          </table:table-cell>
          <table:table-cell office:value-type="float" office:value="0.668" calcext:value-type="float">
            <text:p>0.668</text:p>
          </table:table-cell>
          <table:table-cell office:value-type="float" office:value="0.999990744863" calcext:value-type="float">
            <text:p>0.999990744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384" calcext:value-type="float">
            <text:p>32.384</text:p>
          </table:table-cell>
          <table:table-cell office:value-type="float" office:value="0.993176863064" calcext:value-type="float">
            <text:p>0.993176863064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10253501" calcext:value-type="float">
            <text:p>0.999910253501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8467255688" calcext:value-type="float">
            <text:p>0.998467255688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4862296" calcext:value-type="float">
            <text:p>0.999974862296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865935348" calcext:value-type="float">
            <text:p>0.999865935348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74822667" calcext:value-type="float">
            <text:p>0.999974822667</text:p>
          </table:table-cell>
          <table:table-cell office:value-type="string" calcext:value-type="string">
            <text:p/>
          </table:table-cell>
          <table:table-cell office:value-type="float" office:value="9.024" calcext:value-type="float">
            <text:p>9.024</text:p>
          </table:table-cell>
          <table:table-cell office:value-type="float" office:value="0.999997889947" calcext:value-type="float">
            <text:p>0.999997889947</text:p>
          </table:table-cell>
          <table:table-cell office:value-type="float" office:value="0.676" calcext:value-type="float">
            <text:p>0.676</text:p>
          </table:table-cell>
          <table:table-cell office:value-type="float" office:value="0.999990559761" calcext:value-type="float">
            <text:p>0.9999905597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.64" calcext:value-type="float">
            <text:p>32.64</text:p>
          </table:table-cell>
          <table:table-cell office:value-type="float" office:value="0.993149135634" calcext:value-type="float">
            <text:p>0.993149135634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99308806" calcext:value-type="float">
            <text:p>0.999899308806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8307121199" calcext:value-type="float">
            <text:p>0.998307121199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72268724" calcext:value-type="float">
            <text:p>0.999972268724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8624444" calcext:value-type="float">
            <text:p>0.9998624444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973597492" calcext:value-type="float">
            <text:p>0.999973597492</text:p>
          </table:table-cell>
          <table:table-cell office:value-type="string" calcext:value-type="string">
            <text:p/>
          </table:table-cell>
          <table:table-cell office:value-type="float" office:value="10.176" calcext:value-type="float">
            <text:p>10.176</text:p>
          </table:table-cell>
          <table:table-cell office:value-type="float" office:value="0.999997852929" calcext:value-type="float">
            <text:p>0.999997852929</text:p>
          </table:table-cell>
          <table:table-cell office:value-type="float" office:value="0.684" calcext:value-type="float">
            <text:p>0.684</text:p>
          </table:table-cell>
          <table:table-cell office:value-type="float" office:value="0.999990374658" calcext:value-type="float">
            <text:p>0.9999903746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024" calcext:value-type="float">
            <text:p>33.024</text:p>
          </table:table-cell>
          <table:table-cell office:value-type="float" office:value="0.993112652173" calcext:value-type="float">
            <text:p>0.993112652173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84715879" calcext:value-type="float">
            <text:p>0.999884715879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8168723521" calcext:value-type="float">
            <text:p>0.998168723521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69076634" calcext:value-type="float">
            <text:p>0.999969076634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858463494" calcext:value-type="float">
            <text:p>0.999858463494</text:p>
          </table:table-cell>
          <table:table-cell office:value-type="float" office:value="14.4" calcext:value-type="float">
            <text:p>14.4</text:p>
          </table:table-cell>
          <table:table-cell office:value-type="float" office:value="0.999972556094" calcext:value-type="float">
            <text:p>0.999972556094</text:p>
          </table:table-cell>
          <table:table-cell office:value-type="string" calcext:value-type="string">
            <text:p/>
          </table:table-cell>
          <table:table-cell office:value-type="float" office:value="10.304" calcext:value-type="float">
            <text:p>10.304</text:p>
          </table:table-cell>
          <table:table-cell office:value-type="float" office:value="0.99999781591" calcext:value-type="float">
            <text:p>0.99999781591</text:p>
          </table:table-cell>
          <table:table-cell office:value-type="float" office:value="0.692" calcext:value-type="float">
            <text:p>0.692</text:p>
          </table:table-cell>
          <table:table-cell office:value-type="float" office:value="0.999990226576" calcext:value-type="float">
            <text:p>0.999990226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.536" calcext:value-type="float">
            <text:p>33.536</text:p>
          </table:table-cell>
          <table:table-cell office:value-type="float" office:value="0.993085654411" calcext:value-type="float">
            <text:p>0.993085654411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65015428" calcext:value-type="float">
            <text:p>0.999865015428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8058444103" calcext:value-type="float">
            <text:p>0.998058444103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5685039" calcext:value-type="float">
            <text:p>0.999965685039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852645247" calcext:value-type="float">
            <text:p>0.999852645247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971269661" calcext:value-type="float">
            <text:p>0.999971269661</text:p>
          </table:table-cell>
          <table:table-cell office:value-type="string" calcext:value-type="string">
            <text:p/>
          </table:table-cell>
          <table:table-cell office:value-type="float" office:value="10.432" calcext:value-type="float">
            <text:p>10.432</text:p>
          </table:table-cell>
          <table:table-cell office:value-type="float" office:value="0.999997778892" calcext:value-type="float">
            <text:p>0.999997778892</text:p>
          </table:table-cell>
          <table:table-cell office:value-type="float" office:value="0.7" calcext:value-type="float">
            <text:p>0.7</text:p>
          </table:table-cell>
          <table:table-cell office:value-type="float" office:value="0.999990189555" calcext:value-type="float">
            <text:p>0.9999901895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048" calcext:value-type="float">
            <text:p>34.048</text:p>
          </table:table-cell>
          <table:table-cell office:value-type="float" office:value="0.993060845657" calcext:value-type="float">
            <text:p>0.993060845657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44585331" calcext:value-type="float">
            <text:p>0.999844585331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7971297438" calcext:value-type="float">
            <text:p>0.997971297438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0497894" calcext:value-type="float">
            <text:p>0.999960497894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847868161" calcext:value-type="float">
            <text:p>0.999847868161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969921969" calcext:value-type="float">
            <text:p>0.999969921969</text:p>
          </table:table-cell>
          <table:table-cell office:value-type="string" calcext:value-type="string">
            <text:p/>
          </table:table-cell>
          <table:table-cell office:value-type="float" office:value="10.688" calcext:value-type="float">
            <text:p>10.688</text:p>
          </table:table-cell>
          <table:table-cell office:value-type="float" office:value="0.999997741873" calcext:value-type="float">
            <text:p>0.999997741873</text:p>
          </table:table-cell>
          <table:table-cell office:value-type="float" office:value="0.708" calcext:value-type="float">
            <text:p>0.708</text:p>
          </table:table-cell>
          <table:table-cell office:value-type="float" office:value="0.999990078494" calcext:value-type="float">
            <text:p>0.999990078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.56" calcext:value-type="float">
            <text:p>34.56</text:p>
          </table:table-cell>
          <table:table-cell office:value-type="float" office:value="0.993042603927" calcext:value-type="float">
            <text:p>0.993042603927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15399478" calcext:value-type="float">
            <text:p>0.999815399478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7894321208" calcext:value-type="float">
            <text:p>0.997894321208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55310749" calcext:value-type="float">
            <text:p>0.999955310749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844132234" calcext:value-type="float">
            <text:p>0.999844132234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969186865" calcext:value-type="float">
            <text:p>0.999969186865</text:p>
          </table:table-cell>
          <table:table-cell office:value-type="string" calcext:value-type="string">
            <text:p/>
          </table:table-cell>
          <table:table-cell office:value-type="float" office:value="11.072" calcext:value-type="float">
            <text:p>11.072</text:p>
          </table:table-cell>
          <table:table-cell office:value-type="float" office:value="0.999997667836" calcext:value-type="float">
            <text:p>0.999997667836</text:p>
          </table:table-cell>
          <table:table-cell office:value-type="float" office:value="0.716" calcext:value-type="float">
            <text:p>0.716</text:p>
          </table:table-cell>
          <table:table-cell office:value-type="float" office:value="0.999990041473" calcext:value-type="float">
            <text:p>0.9999900414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072" calcext:value-type="float">
            <text:p>35.072</text:p>
          </table:table-cell>
          <table:table-cell office:value-type="float" office:value="0.993030929219" calcext:value-type="float">
            <text:p>0.993030929219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779646807" calcext:value-type="float">
            <text:p>0.999779646807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7829110775" calcext:value-type="float">
            <text:p>0.997829110775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50323109" calcext:value-type="float">
            <text:p>0.999950323109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841804935" calcext:value-type="float">
            <text:p>0.999841804935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968390501" calcext:value-type="float">
            <text:p>0.999968390501</text:p>
          </table:table-cell>
          <table:table-cell office:value-type="string" calcext:value-type="string">
            <text:p/>
          </table:table-cell>
          <table:table-cell office:value-type="float" office:value="12.096" calcext:value-type="float">
            <text:p>12.096</text:p>
          </table:table-cell>
          <table:table-cell office:value-type="float" office:value="0.999997630818" calcext:value-type="float">
            <text:p>0.999997630818</text:p>
          </table:table-cell>
          <table:table-cell office:value-type="float" office:value="0.724" calcext:value-type="float">
            <text:p>0.724</text:p>
          </table:table-cell>
          <table:table-cell office:value-type="float" office:value="0.999990004452" calcext:value-type="float">
            <text:p>0.999990004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.584" calcext:value-type="float">
            <text:p>35.584</text:p>
          </table:table-cell>
          <table:table-cell office:value-type="float" office:value="0.993021443519" calcext:value-type="float">
            <text:p>0.993021443519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27841918" calcext:value-type="float">
            <text:p>0.999727841918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7773671936" calcext:value-type="float">
            <text:p>0.997773671936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43340414" calcext:value-type="float">
            <text:p>0.999943340414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839661371" calcext:value-type="float">
            <text:p>0.999839661371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967655397" calcext:value-type="float">
            <text:p>0.999967655397</text:p>
          </table:table-cell>
          <table:table-cell office:value-type="string" calcext:value-type="string">
            <text:p/>
          </table:table-cell>
          <table:table-cell office:value-type="float" office:value="12.224" calcext:value-type="float">
            <text:p>12.224</text:p>
          </table:table-cell>
          <table:table-cell office:value-type="float" office:value="0.999997593799" calcext:value-type="float">
            <text:p>0.999997593799</text:p>
          </table:table-cell>
          <table:table-cell office:value-type="float" office:value="0.732" calcext:value-type="float">
            <text:p>0.732</text:p>
          </table:table-cell>
          <table:table-cell office:value-type="float" office:value="0.999989930411" calcext:value-type="float">
            <text:p>0.999989930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096" calcext:value-type="float">
            <text:p>36.096</text:p>
          </table:table-cell>
          <table:table-cell office:value-type="float" office:value="0.993012687489" calcext:value-type="float">
            <text:p>0.993012687489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668010918" calcext:value-type="float">
            <text:p>0.999668010918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7721822662" calcext:value-type="float">
            <text:p>0.997721822662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3536019" calcext:value-type="float">
            <text:p>0.99993536019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83782403" calcext:value-type="float">
            <text:p>0.99983782403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967104068" calcext:value-type="float">
            <text:p>0.999967104068</text:p>
          </table:table-cell>
          <table:table-cell office:value-type="string" calcext:value-type="string">
            <text:p/>
          </table:table-cell>
          <table:table-cell office:value-type="float" office:value="13.12" calcext:value-type="float">
            <text:p>13.12</text:p>
          </table:table-cell>
          <table:table-cell office:value-type="float" office:value="0.999997519762" calcext:value-type="float">
            <text:p>0.999997519762</text:p>
          </table:table-cell>
          <table:table-cell office:value-type="float" office:value="0.748" calcext:value-type="float">
            <text:p>0.748</text:p>
          </table:table-cell>
          <table:table-cell office:value-type="float" office:value="0.999989782329" calcext:value-type="float">
            <text:p>0.999989782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.608" calcext:value-type="float">
            <text:p>36.608</text:p>
          </table:table-cell>
          <table:table-cell office:value-type="float" office:value="0.993007579804" calcext:value-type="float">
            <text:p>0.993007579804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605261334" calcext:value-type="float">
            <text:p>0.999605261334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7675955996" calcext:value-type="float">
            <text:p>0.997675955996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24187878" calcext:value-type="float">
            <text:p>0.999924187878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835864199" calcext:value-type="float">
            <text:p>0.999835864199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96655274" calcext:value-type="float">
            <text:p>0.99996655274</text:p>
          </table:table-cell>
          <table:table-cell office:value-type="string" calcext:value-type="string">
            <text:p/>
          </table:table-cell>
          <table:table-cell office:value-type="float" office:value="13.248" calcext:value-type="float">
            <text:p>13.248</text:p>
          </table:table-cell>
          <table:table-cell office:value-type="float" office:value="0.999997482744" calcext:value-type="float">
            <text:p>0.999997482744</text:p>
          </table:table-cell>
          <table:table-cell office:value-type="float" office:value="0.756" calcext:value-type="float">
            <text:p>0.756</text:p>
          </table:table-cell>
          <table:table-cell office:value-type="float" office:value="0.999989745309" calcext:value-type="float">
            <text:p>0.999989745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12" calcext:value-type="float">
            <text:p>37.12</text:p>
          </table:table-cell>
          <table:table-cell office:value-type="float" office:value="0.993003201789" calcext:value-type="float">
            <text:p>0.99300320178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522081652" calcext:value-type="float">
            <text:p>0.999522081652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7604364114" calcext:value-type="float">
            <text:p>0.99760436411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11818531" calcext:value-type="float">
            <text:p>0.999911818531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832005783" calcext:value-type="float">
            <text:p>0.999832005783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965633859" calcext:value-type="float">
            <text:p>0.999965633859</text:p>
          </table:table-cell>
          <table:table-cell office:value-type="string" calcext:value-type="string">
            <text:p/>
          </table:table-cell>
          <table:table-cell office:value-type="float" office:value="13.504" calcext:value-type="float">
            <text:p>13.504</text:p>
          </table:table-cell>
          <table:table-cell office:value-type="float" office:value="0.999997408707" calcext:value-type="float">
            <text:p>0.999997408707</text:p>
          </table:table-cell>
          <table:table-cell office:value-type="float" office:value="0.772" calcext:value-type="float">
            <text:p>0.772</text:p>
          </table:table-cell>
          <table:table-cell office:value-type="float" office:value="0.999989634247" calcext:value-type="float">
            <text:p>0.9999896342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.632" calcext:value-type="float">
            <text:p>37.632</text:p>
          </table:table-cell>
          <table:table-cell office:value-type="float" office:value="0.993000283112" calcext:value-type="float">
            <text:p>0.993000283112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39512319" calcext:value-type="float">
            <text:p>0.99939512319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7549523535" calcext:value-type="float">
            <text:p>0.997549523535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898052646" calcext:value-type="float">
            <text:p>0.999898052646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827351186" calcext:value-type="float">
            <text:p>0.999827351186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964347426" calcext:value-type="float">
            <text:p>0.999964347426</text:p>
          </table:table-cell>
          <table:table-cell office:value-type="string" calcext:value-type="string">
            <text:p/>
          </table:table-cell>
          <table:table-cell office:value-type="float" office:value="13.888" calcext:value-type="float">
            <text:p>13.888</text:p>
          </table:table-cell>
          <table:table-cell office:value-type="float" office:value="0.999997371688" calcext:value-type="float">
            <text:p>0.999997371688</text:p>
          </table:table-cell>
          <table:table-cell office:value-type="float" office:value="0.78" calcext:value-type="float">
            <text:p>0.78</text:p>
          </table:table-cell>
          <table:table-cell office:value-type="float" office:value="0.999989560206" calcext:value-type="float">
            <text:p>0.9999895602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144" calcext:value-type="float">
            <text:p>38.144</text:p>
          </table:table-cell>
          <table:table-cell office:value-type="float" office:value="0.99299225675" calcext:value-type="float">
            <text:p>0.99299225675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239708521" calcext:value-type="float">
            <text:p>0.999239708521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7509639478" calcext:value-type="float">
            <text:p>0.997509639478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887678355" calcext:value-type="float">
            <text:p>0.99988767835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818654438" calcext:value-type="float">
            <text:p>0.999818654438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963734839" calcext:value-type="float">
            <text:p>0.999963734839</text:p>
          </table:table-cell>
          <table:table-cell office:value-type="string" calcext:value-type="string">
            <text:p/>
          </table:table-cell>
          <table:table-cell office:value-type="float" office:value="14.016" calcext:value-type="float">
            <text:p>14.016</text:p>
          </table:table-cell>
          <table:table-cell office:value-type="float" office:value="0.999997297651" calcext:value-type="float">
            <text:p>0.999997297651</text:p>
          </table:table-cell>
          <table:table-cell office:value-type="float" office:value="0.788" calcext:value-type="float">
            <text:p>0.788</text:p>
          </table:table-cell>
          <table:table-cell office:value-type="float" office:value="0.999989523185" calcext:value-type="float">
            <text:p>0.9999895231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.656" calcext:value-type="float">
            <text:p>38.656</text:p>
          </table:table-cell>
          <table:table-cell office:value-type="float" office:value="0.992987878735" calcext:value-type="float">
            <text:p>0.992987878735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044163304" calcext:value-type="float">
            <text:p>0.999044163304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7479128174" calcext:value-type="float">
            <text:p>0.997479128174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872316425" calcext:value-type="float">
            <text:p>0.999872316425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806711721" calcext:value-type="float">
            <text:p>0.999806711721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963244769" calcext:value-type="float">
            <text:p>0.999963244769</text:p>
          </table:table-cell>
          <table:table-cell office:value-type="string" calcext:value-type="string">
            <text:p/>
          </table:table-cell>
          <table:table-cell office:value-type="float" office:value="14.656" calcext:value-type="float">
            <text:p>14.656</text:p>
          </table:table-cell>
          <table:table-cell office:value-type="float" office:value="0.999997260633" calcext:value-type="float">
            <text:p>0.999997260633</text:p>
          </table:table-cell>
          <table:table-cell office:value-type="float" office:value="0.836" calcext:value-type="float">
            <text:p>0.836</text:p>
          </table:table-cell>
          <table:table-cell office:value-type="float" office:value="0.999989486165" calcext:value-type="float">
            <text:p>0.999989486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168" calcext:value-type="float">
            <text:p>39.168</text:p>
          </table:table-cell>
          <table:table-cell office:value-type="float" office:value="0.99297328535" calcext:value-type="float">
            <text:p>0.99297328535</text:p>
          </table:table-cell>
          <table:table-cell office:value-type="float" office:value="14.4" calcext:value-type="float">
            <text:p>14.4</text:p>
          </table:table-cell>
          <table:table-cell office:value-type="float" office:value="0.998798272489" calcext:value-type="float">
            <text:p>0.99879827248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7456793102" calcext:value-type="float">
            <text:p>0.997456793102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853762406" calcext:value-type="float">
            <text:p>0.999853762406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786562214" calcext:value-type="float">
            <text:p>0.999786562214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962387147" calcext:value-type="float">
            <text:p>0.999962387147</text:p>
          </table:table-cell>
          <table:table-cell office:value-type="string" calcext:value-type="string">
            <text:p/>
          </table:table-cell>
          <table:table-cell office:value-type="float" office:value="14.784" calcext:value-type="float">
            <text:p>14.784</text:p>
          </table:table-cell>
          <table:table-cell office:value-type="float" office:value="0.999997223615" calcext:value-type="float">
            <text:p>0.999997223615</text:p>
          </table:table-cell>
          <table:table-cell office:value-type="float" office:value="0.852" calcext:value-type="float">
            <text:p>0.852</text:p>
          </table:table-cell>
          <table:table-cell office:value-type="float" office:value="0.999989449144" calcext:value-type="float">
            <text:p>0.999989449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.68" calcext:value-type="float">
            <text:p>39.68</text:p>
          </table:table-cell>
          <table:table-cell office:value-type="float" office:value="0.992936801889" calcext:value-type="float">
            <text:p>0.992936801889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8487443151" calcext:value-type="float">
            <text:p>0.998487443151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7443232523" calcext:value-type="float">
            <text:p>0.997443232523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832215803" calcext:value-type="float">
            <text:p>0.999832215803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9749264191" calcext:value-type="float">
            <text:p>0.99974926419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961713301" calcext:value-type="float">
            <text:p>0.999961713301</text:p>
          </table:table-cell>
          <table:table-cell office:value-type="string" calcext:value-type="string">
            <text:p/>
          </table:table-cell>
          <table:table-cell office:value-type="float" office:value="14.912" calcext:value-type="float">
            <text:p>14.912</text:p>
          </table:table-cell>
          <table:table-cell office:value-type="float" office:value="0.999997149578" calcext:value-type="float">
            <text:p>0.999997149578</text:p>
          </table:table-cell>
          <table:table-cell office:value-type="float" office:value="0.868" calcext:value-type="float">
            <text:p>0.868</text:p>
          </table:table-cell>
          <table:table-cell office:value-type="float" office:value="0.999989375103" calcext:value-type="float">
            <text:p>0.9999893751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192" calcext:value-type="float">
            <text:p>40.192</text:p>
          </table:table-cell>
          <table:table-cell office:value-type="float" office:value="0.992838296543" calcext:value-type="float">
            <text:p>0.992838296543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8175884167" calcext:value-type="float">
            <text:p>0.998175884167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7433261509" calcext:value-type="float">
            <text:p>0.997433261509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811467222" calcext:value-type="float">
            <text:p>0.999811467222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9650415242" calcext:value-type="float">
            <text:p>0.999650415242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960978196" calcext:value-type="float">
            <text:p>0.999960978196</text:p>
          </table:table-cell>
          <table:table-cell office:value-type="string" calcext:value-type="string">
            <text:p/>
          </table:table-cell>
          <table:table-cell office:value-type="float" office:value="15.168" calcext:value-type="float">
            <text:p>15.168</text:p>
          </table:table-cell>
          <table:table-cell office:value-type="float" office:value="0.999997112559" calcext:value-type="float">
            <text:p>0.999997112559</text:p>
          </table:table-cell>
          <table:table-cell office:value-type="float" office:value="1.688" calcext:value-type="float">
            <text:p>1.688</text:p>
          </table:table-cell>
          <table:table-cell office:value-type="float" office:value="0.999989338083" calcext:value-type="float">
            <text:p>0.999989338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.704" calcext:value-type="float">
            <text:p>40.704</text:p>
          </table:table-cell>
          <table:table-cell office:value-type="float" office:value="0.992617206768" calcext:value-type="float">
            <text:p>0.992617206768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7866514122" calcext:value-type="float">
            <text:p>0.997866514122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7421096871" calcext:value-type="float">
            <text:p>0.997421096871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786529024" calcext:value-type="float">
            <text:p>0.999786529024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9315161745" calcext:value-type="float">
            <text:p>0.999315161745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96030435" calcext:value-type="float">
            <text:p>0.99996030435</text:p>
          </table:table-cell>
          <table:table-cell office:value-type="string" calcext:value-type="string">
            <text:p/>
          </table:table-cell>
          <table:table-cell office:value-type="float" office:value="15.296" calcext:value-type="float">
            <text:p>15.296</text:p>
          </table:table-cell>
          <table:table-cell office:value-type="float" office:value="0.999997075541" calcext:value-type="float">
            <text:p>0.999997075541</text:p>
          </table:table-cell>
          <table:table-cell office:value-type="float" office:value="1.8" calcext:value-type="float">
            <text:p>1.8</text:p>
          </table:table-cell>
          <table:table-cell office:value-type="float" office:value="0.999989301062" calcext:value-type="float">
            <text:p>0.999989301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216" calcext:value-type="float">
            <text:p>41.216</text:p>
          </table:table-cell>
          <table:table-cell office:value-type="float" office:value="0.992245805132" calcext:value-type="float">
            <text:p>0.992245805132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7557144077" calcext:value-type="float">
            <text:p>0.997557144077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7413518901" calcext:value-type="float">
            <text:p>0.997413518901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75101703" calcext:value-type="float">
            <text:p>0.99975101703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8211593463" calcext:value-type="float">
            <text:p>0.998211593463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959753022" calcext:value-type="float">
            <text:p>0.999959753022</text:p>
          </table:table-cell>
          <table:table-cell office:value-type="string" calcext:value-type="string">
            <text:p/>
          </table:table-cell>
          <table:table-cell office:value-type="float" office:value="15.424" calcext:value-type="float">
            <text:p>15.424</text:p>
          </table:table-cell>
          <table:table-cell office:value-type="float" office:value="0.999997038522" calcext:value-type="float">
            <text:p>0.999997038522</text:p>
          </table:table-cell>
          <table:table-cell office:value-type="float" office:value="1.88" calcext:value-type="float">
            <text:p>1.88</text:p>
          </table:table-cell>
          <table:table-cell office:value-type="float" office:value="0.999989227021" calcext:value-type="float">
            <text:p>0.999989227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.728" calcext:value-type="float">
            <text:p>41.728</text:p>
          </table:table-cell>
          <table:table-cell office:value-type="float" office:value="0.99154970069" calcext:value-type="float">
            <text:p>0.99154970069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7225884641" calcext:value-type="float">
            <text:p>0.997225884641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7403348466" calcext:value-type="float">
            <text:p>0.99740334846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717899102" calcext:value-type="float">
            <text:p>0.999717899102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5097422866" calcext:value-type="float">
            <text:p>0.995097422866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958956659" calcext:value-type="float">
            <text:p>0.999958956659</text:p>
          </table:table-cell>
          <table:table-cell office:value-type="string" calcext:value-type="string">
            <text:p/>
          </table:table-cell>
          <table:table-cell office:value-type="float" office:value="16.064" calcext:value-type="float">
            <text:p>16.064</text:p>
          </table:table-cell>
          <table:table-cell office:value-type="float" office:value="0.999996964485" calcext:value-type="float">
            <text:p>0.999996964485</text:p>
          </table:table-cell>
          <table:table-cell office:value-type="float" office:value="1.912" calcext:value-type="float">
            <text:p>1.912</text:p>
          </table:table-cell>
          <table:table-cell office:value-type="float" office:value="0.999989115959" calcext:value-type="float">
            <text:p>0.999989115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24" calcext:value-type="float">
            <text:p>42.24</text:p>
          </table:table-cell>
          <table:table-cell office:value-type="float" office:value="0.989600754186" calcext:value-type="float">
            <text:p>0.989600754186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6958104437" calcext:value-type="float">
            <text:p>0.996958104437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7393975713" calcext:value-type="float">
            <text:p>0.997393975713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680192547" calcext:value-type="float">
            <text:p>0.999680192547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87385734994" calcext:value-type="float">
            <text:p>0.987385734994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958099037" calcext:value-type="float">
            <text:p>0.999958099037</text:p>
          </table:table-cell>
          <table:table-cell office:value-type="string" calcext:value-type="string">
            <text:p/>
          </table:table-cell>
          <table:table-cell office:value-type="float" office:value="16.192" calcext:value-type="float">
            <text:p>16.192</text:p>
          </table:table-cell>
          <table:table-cell office:value-type="float" office:value="0.999996890448" calcext:value-type="float">
            <text:p>0.999996890448</text:p>
          </table:table-cell>
          <table:table-cell office:value-type="float" office:value="1.96" calcext:value-type="float">
            <text:p>1.96</text:p>
          </table:table-cell>
          <table:table-cell office:value-type="float" office:value="0.999989078939" calcext:value-type="float">
            <text:p>0.9999890789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.752" calcext:value-type="float">
            <text:p>42.752</text:p>
          </table:table-cell>
          <table:table-cell office:value-type="float" office:value="0.976718443995" calcext:value-type="float">
            <text:p>0.976718443995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6707835745" calcext:value-type="float">
            <text:p>0.996707835745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737802209" calcext:value-type="float">
            <text:p>0.9973780220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637498352" calcext:value-type="float">
            <text:p>0.999637498352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71276602325" calcext:value-type="float">
            <text:p>0.971276602325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956873862" calcext:value-type="float">
            <text:p>0.999956873862</text:p>
          </table:table-cell>
          <table:table-cell office:value-type="string" calcext:value-type="string">
            <text:p/>
          </table:table-cell>
          <table:table-cell office:value-type="float" office:value="16.32" calcext:value-type="float">
            <text:p>16.32</text:p>
          </table:table-cell>
          <table:table-cell office:value-type="float" office:value="0.99999685343" calcext:value-type="float">
            <text:p>0.99999685343</text:p>
          </table:table-cell>
          <table:table-cell office:value-type="float" office:value="1.976" calcext:value-type="float">
            <text:p>1.976</text:p>
          </table:table-cell>
          <table:table-cell office:value-type="float" office:value="0.999989041918" calcext:value-type="float">
            <text:p>0.999989041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264" calcext:value-type="float">
            <text:p>43.264</text:p>
          </table:table-cell>
          <table:table-cell office:value-type="float" office:value="0.943509738165" calcext:value-type="float">
            <text:p>0.943509738165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6514479467" calcext:value-type="float">
            <text:p>0.996514479467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7353493395" calcext:value-type="float">
            <text:p>0.997353493395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593407617" calcext:value-type="float">
            <text:p>0.999593407617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42501391633" calcext:value-type="float">
            <text:p>0.942501391633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955954981" calcext:value-type="float">
            <text:p>0.999955954981</text:p>
          </table:table-cell>
          <table:table-cell office:value-type="string" calcext:value-type="string">
            <text:p/>
          </table:table-cell>
          <table:table-cell office:value-type="float" office:value="16.512" calcext:value-type="float">
            <text:p>16.512</text:p>
          </table:table-cell>
          <table:table-cell office:value-type="float" office:value="0.999996816411" calcext:value-type="float">
            <text:p>0.999996816411</text:p>
          </table:table-cell>
          <table:table-cell office:value-type="float" office:value="1.992" calcext:value-type="float">
            <text:p>1.992</text:p>
          </table:table-cell>
          <table:table-cell office:value-type="float" office:value="0.999989004898" calcext:value-type="float">
            <text:p>0.999989004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.776" calcext:value-type="float">
            <text:p>43.776</text:p>
          </table:table-cell>
          <table:table-cell office:value-type="float" office:value="0.852149313673" calcext:value-type="float">
            <text:p>0.852149313673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6359794444" calcext:value-type="float">
            <text:p>0.99635979444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7296259773" calcext:value-type="float">
            <text:p>0.997296259773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550713422" calcext:value-type="float">
            <text:p>0.999550713422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98499339445" calcext:value-type="float">
            <text:p>0.898499339445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955464912" calcext:value-type="float">
            <text:p>0.999955464912</text:p>
          </table:table-cell>
          <table:table-cell office:value-type="string" calcext:value-type="string">
            <text:p/>
          </table:table-cell>
          <table:table-cell office:value-type="float" office:value="16.768" calcext:value-type="float">
            <text:p>16.768</text:p>
          </table:table-cell>
          <table:table-cell office:value-type="float" office:value="0.999996705356" calcext:value-type="float">
            <text:p>0.999996705356</text:p>
          </table:table-cell>
          <table:table-cell office:value-type="float" office:value="2.008" calcext:value-type="float">
            <text:p>2.008</text:p>
          </table:table-cell>
          <table:table-cell office:value-type="float" office:value="0.999988930857" calcext:value-type="float">
            <text:p>0.999988930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288" calcext:value-type="float">
            <text:p>44.288</text:p>
          </table:table-cell>
          <table:table-cell office:value-type="float" office:value="0.624330528485" calcext:value-type="float">
            <text:p>0.624330528485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6222620933" calcext:value-type="float">
            <text:p>0.996222620933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7169029631" calcext:value-type="float">
            <text:p>0.997169029631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508019227" calcext:value-type="float">
            <text:p>0.999508019227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39711530105" calcext:value-type="float">
            <text:p>0.839711530105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955097359" calcext:value-type="float">
            <text:p>0.999955097359</text:p>
          </table:table-cell>
          <table:table-cell office:value-type="string" calcext:value-type="string">
            <text:p/>
          </table:table-cell>
          <table:table-cell office:value-type="float" office:value="17.024" calcext:value-type="float">
            <text:p>17.024</text:p>
          </table:table-cell>
          <table:table-cell office:value-type="float" office:value="0.999996631319" calcext:value-type="float">
            <text:p>0.999996631319</text:p>
          </table:table-cell>
          <table:table-cell office:value-type="float" office:value="2.024" calcext:value-type="float">
            <text:p>2.024</text:p>
          </table:table-cell>
          <table:table-cell office:value-type="float" office:value="0.999988893836" calcext:value-type="float">
            <text:p>0.999988893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.8" calcext:value-type="float">
            <text:p>44.8</text:p>
          </table:table-cell>
          <table:table-cell office:value-type="float" office:value="0.440216011278" calcext:value-type="float">
            <text:p>0.440216011278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6129226203" calcext:value-type="float">
            <text:p>0.996129226203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6831211668" calcext:value-type="float">
            <text:p>0.996831211668</text:p>
          </table:table-cell>
          <table:table-cell office:value-type="float" office:value="14.4" calcext:value-type="float">
            <text:p>14.4</text:p>
          </table:table-cell>
          <table:table-cell office:value-type="float" office:value="0.999458741347" calcext:value-type="float">
            <text:p>0.999458741347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69354412861" calcext:value-type="float">
            <text:p>0.76935441286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954546031" calcext:value-type="float">
            <text:p>0.999954546031</text:p>
          </table:table-cell>
          <table:table-cell office:value-type="string" calcext:value-type="string">
            <text:p/>
          </table:table-cell>
          <table:table-cell office:value-type="float" office:value="17.28" calcext:value-type="float">
            <text:p>17.28</text:p>
          </table:table-cell>
          <table:table-cell office:value-type="float" office:value="0.999996520264" calcext:value-type="float">
            <text:p>0.999996520264</text:p>
          </table:table-cell>
          <table:table-cell office:value-type="float" office:value="2.04" calcext:value-type="float">
            <text:p>2.04</text:p>
          </table:table-cell>
          <table:table-cell office:value-type="float" office:value="0.999988856816" calcext:value-type="float">
            <text:p>0.999988856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312" calcext:value-type="float">
            <text:p>45.312</text:p>
          </table:table-cell>
          <table:table-cell office:value-type="float" office:value="0.353967649385" calcext:value-type="float">
            <text:p>0.353967649385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6042398289" calcext:value-type="float">
            <text:p>0.996042398289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95953363572" calcext:value-type="float">
            <text:p>0.995953363572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403677806" calcext:value-type="float">
            <text:p>0.999403677806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92473571227" calcext:value-type="float">
            <text:p>0.692473571227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954239737" calcext:value-type="float">
            <text:p>0.999954239737</text:p>
          </table:table-cell>
          <table:table-cell office:value-type="string" calcext:value-type="string">
            <text:p/>
          </table:table-cell>
          <table:table-cell office:value-type="float" office:value="17.536" calcext:value-type="float">
            <text:p>17.536</text:p>
          </table:table-cell>
          <table:table-cell office:value-type="float" office:value="0.999996446227" calcext:value-type="float">
            <text:p>0.999996446227</text:p>
          </table:table-cell>
          <table:table-cell office:value-type="float" office:value="2.128" calcext:value-type="float">
            <text:p>2.128</text:p>
          </table:table-cell>
          <table:table-cell office:value-type="float" office:value="0.999988782774" calcext:value-type="float">
            <text:p>0.999988782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.824" calcext:value-type="float">
            <text:p>45.824</text:p>
          </table:table-cell>
          <table:table-cell office:value-type="float" office:value="0.304935336713" calcext:value-type="float">
            <text:p>0.304935336713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5970892948" calcext:value-type="float">
            <text:p>0.995970892948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9378466797" calcext:value-type="float">
            <text:p>0.99378466797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347816242" calcext:value-type="float">
            <text:p>0.999347816242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13859137063" calcext:value-type="float">
            <text:p>0.613859137063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953933444" calcext:value-type="float">
            <text:p>0.999953933444</text:p>
          </table:table-cell>
          <table:table-cell office:value-type="string" calcext:value-type="string">
            <text:p/>
          </table:table-cell>
          <table:table-cell office:value-type="float" office:value="17.792" calcext:value-type="float">
            <text:p>17.792</text:p>
          </table:table-cell>
          <table:table-cell office:value-type="float" office:value="0.999996224116" calcext:value-type="float">
            <text:p>0.999996224116</text:p>
          </table:table-cell>
          <table:table-cell office:value-type="float" office:value="2.224" calcext:value-type="float">
            <text:p>2.224</text:p>
          </table:table-cell>
          <table:table-cell office:value-type="float" office:value="0.999988745754" calcext:value-type="float">
            <text:p>0.999988745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336" calcext:value-type="float">
            <text:p>46.336</text:p>
          </table:table-cell>
          <table:table-cell office:value-type="float" office:value="0.263884146039" calcext:value-type="float">
            <text:p>0.263884146039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5920547351" calcext:value-type="float">
            <text:p>0.995920547351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88861579389" calcext:value-type="float">
            <text:p>0.988861579389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286967038" calcext:value-type="float">
            <text:p>0.999286967038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3813122694" calcext:value-type="float">
            <text:p>0.53813122694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953749668" calcext:value-type="float">
            <text:p>0.999953749668</text:p>
          </table:table-cell>
          <table:table-cell office:value-type="string" calcext:value-type="string">
            <text:p/>
          </table:table-cell>
          <table:table-cell office:value-type="float" office:value="18.048" calcext:value-type="float">
            <text:p>18.048</text:p>
          </table:table-cell>
          <table:table-cell office:value-type="float" office:value="0.999996076042" calcext:value-type="float">
            <text:p>0.999996076042</text:p>
          </table:table-cell>
          <table:table-cell office:value-type="float" office:value="2.256" calcext:value-type="float">
            <text:p>2.256</text:p>
          </table:table-cell>
          <table:table-cell office:value-type="float" office:value="0.999988708733" calcext:value-type="float">
            <text:p>0.9999887087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.848" calcext:value-type="float">
            <text:p>46.848</text:p>
          </table:table-cell>
          <table:table-cell office:value-type="float" office:value="0.205392401517" calcext:value-type="float">
            <text:p>0.205392401517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5870201755" calcext:value-type="float">
            <text:p>0.995870201755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784518405" calcext:value-type="float">
            <text:p>0.9784518405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232701519" calcext:value-type="float">
            <text:p>0.999232701519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68137903225" calcext:value-type="float">
            <text:p>0.468137903225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953443374" calcext:value-type="float">
            <text:p>0.999953443374</text:p>
          </table:table-cell>
          <table:table-cell office:value-type="string" calcext:value-type="string">
            <text:p/>
          </table:table-cell>
          <table:table-cell office:value-type="float" office:value="18.304" calcext:value-type="float">
            <text:p>18.304</text:p>
          </table:table-cell>
          <table:table-cell office:value-type="float" office:value="0.999995927968" calcext:value-type="float">
            <text:p>0.999995927968</text:p>
          </table:table-cell>
          <table:table-cell office:value-type="float" office:value="2.288" calcext:value-type="float">
            <text:p>2.288</text:p>
          </table:table-cell>
          <table:table-cell office:value-type="float" office:value="0.999988671713" calcext:value-type="float">
            <text:p>0.999988671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36" calcext:value-type="float">
            <text:p>47.36</text:p>
          </table:table-cell>
          <table:table-cell office:value-type="float" office:value="0.147430396852" calcext:value-type="float">
            <text:p>0.147430396852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5792129597" calcext:value-type="float">
            <text:p>0.995792129597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957775147646" calcext:value-type="float">
            <text:p>0.957775147646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17165281" calcext:value-type="float">
            <text:p>0.99917165281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05807087886" calcext:value-type="float">
            <text:p>0.405807087886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952830787" calcext:value-type="float">
            <text:p>0.999952830787</text:p>
          </table:table-cell>
          <table:table-cell office:value-type="string" calcext:value-type="string">
            <text:p/>
          </table:table-cell>
          <table:table-cell office:value-type="float" office:value="18.56" calcext:value-type="float">
            <text:p>18.56</text:p>
          </table:table-cell>
          <table:table-cell office:value-type="float" office:value="0.99999589095" calcext:value-type="float">
            <text:p>0.99999589095</text:p>
          </table:table-cell>
          <table:table-cell office:value-type="float" office:value="2.32" calcext:value-type="float">
            <text:p>2.32</text:p>
          </table:table-cell>
          <table:table-cell office:value-type="float" office:value="0.999988597672" calcext:value-type="float">
            <text:p>0.9999885976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.872" calcext:value-type="float">
            <text:p>47.872</text:p>
          </table:table-cell>
          <table:table-cell office:value-type="float" office:value="0.116377133918" calcext:value-type="float">
            <text:p>0.116377133918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5747621171" calcext:value-type="float">
            <text:p>0.995747621171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919808317222" calcext:value-type="float">
            <text:p>0.919808317222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110803607" calcext:value-type="float">
            <text:p>0.999110803607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351766600361" calcext:value-type="float">
            <text:p>0.351766600361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952524493" calcext:value-type="float">
            <text:p>0.999952524493</text:p>
          </table:table-cell>
          <table:table-cell office:value-type="string" calcext:value-type="string">
            <text:p/>
          </table:table-cell>
          <table:table-cell office:value-type="float" office:value="18.816" calcext:value-type="float">
            <text:p>18.816</text:p>
          </table:table-cell>
          <table:table-cell office:value-type="float" office:value="0.999995705857" calcext:value-type="float">
            <text:p>0.999995705857</text:p>
          </table:table-cell>
          <table:table-cell office:value-type="float" office:value="2.352" calcext:value-type="float">
            <text:p>2.352</text:p>
          </table:table-cell>
          <table:table-cell office:value-type="float" office:value="0.999988560651" calcext:value-type="float">
            <text:p>0.9999885606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384" calcext:value-type="float">
            <text:p>48.384</text:p>
          </table:table-cell>
          <table:table-cell office:value-type="float" office:value="0.0994933176892" calcext:value-type="float">
            <text:p>0.0994933176892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5709679561" calcext:value-type="float">
            <text:p>0.995709679561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860706725549" calcext:value-type="float">
            <text:p>0.860706725549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055939571" calcext:value-type="float">
            <text:p>0.999055939571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30590767006" calcext:value-type="float">
            <text:p>0.30590767006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952034423" calcext:value-type="float">
            <text:p>0.999952034423</text:p>
          </table:table-cell>
          <table:table-cell office:value-type="string" calcext:value-type="string">
            <text:p/>
          </table:table-cell>
          <table:table-cell office:value-type="float" office:value="19.072" calcext:value-type="float">
            <text:p>19.072</text:p>
          </table:table-cell>
          <table:table-cell office:value-type="float" office:value="0.999995483746" calcext:value-type="float">
            <text:p>0.999995483746</text:p>
          </table:table-cell>
          <table:table-cell office:value-type="float" office:value="2.384" calcext:value-type="float">
            <text:p>2.384</text:p>
          </table:table-cell>
          <table:table-cell office:value-type="float" office:value="0.99998848661" calcext:value-type="float">
            <text:p>0.99998848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.896" calcext:value-type="float">
            <text:p>48.896</text:p>
          </table:table-cell>
          <table:table-cell office:value-type="float" office:value="0.088280490688" calcext:value-type="float">
            <text:p>0.088280490688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5679034415" calcext:value-type="float">
            <text:p>0.995679034415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781196063045" calcext:value-type="float">
            <text:p>0.781196063045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8997085423" calcext:value-type="float">
            <text:p>0.998997085423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267574856184" calcext:value-type="float">
            <text:p>0.267574856184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951360578" calcext:value-type="float">
            <text:p>0.999951360578</text:p>
          </table:table-cell>
          <table:table-cell office:value-type="string" calcext:value-type="string">
            <text:p/>
          </table:table-cell>
          <table:table-cell office:value-type="float" office:value="19.328" calcext:value-type="float">
            <text:p>19.328</text:p>
          </table:table-cell>
          <table:table-cell office:value-type="float" office:value="0.999995298654" calcext:value-type="float">
            <text:p>0.999995298654</text:p>
          </table:table-cell>
          <table:table-cell office:value-type="float" office:value="2.416" calcext:value-type="float">
            <text:p>2.416</text:p>
          </table:table-cell>
          <table:table-cell office:value-type="float" office:value="0.999988412569" calcext:value-type="float">
            <text:p>0.999988412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408" calcext:value-type="float">
            <text:p>49.408</text:p>
          </table:table-cell>
          <table:table-cell office:value-type="float" office:value="0.080659825288" calcext:value-type="float">
            <text:p>0.080659825288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5651307855" calcext:value-type="float">
            <text:p>0.995651307855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76399706054" calcext:value-type="float">
            <text:p>0.676399706054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8940824848" calcext:value-type="float">
            <text:p>0.998940824848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236099611568" calcext:value-type="float">
            <text:p>0.236099611568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950686732" calcext:value-type="float">
            <text:p>0.999950686732</text:p>
          </table:table-cell>
          <table:table-cell office:value-type="string" calcext:value-type="string">
            <text:p/>
          </table:table-cell>
          <table:table-cell office:value-type="float" office:value="19.584" calcext:value-type="float">
            <text:p>19.584</text:p>
          </table:table-cell>
          <table:table-cell office:value-type="float" office:value="0.999995113562" calcext:value-type="float">
            <text:p>0.999995113562</text:p>
          </table:table-cell>
          <table:table-cell office:value-type="float" office:value="2.448" calcext:value-type="float">
            <text:p>2.448</text:p>
          </table:table-cell>
          <table:table-cell office:value-type="float" office:value="0.999988375548" calcext:value-type="float">
            <text:p>0.999988375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.92" calcext:value-type="float">
            <text:p>49.92</text:p>
          </table:table-cell>
          <table:table-cell office:value-type="float" office:value="0.0755623560727" calcext:value-type="float">
            <text:p>0.0755623560727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5630877757" calcext:value-type="float">
            <text:p>0.995630877757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48728047566" calcext:value-type="float">
            <text:p>0.548728047566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8897532136" calcext:value-type="float">
            <text:p>0.998897532136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210331270755" calcext:value-type="float">
            <text:p>0.210331270755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94933904" calcext:value-type="float">
            <text:p>0.99994933904</text:p>
          </table:table-cell>
          <table:table-cell office:value-type="string" calcext:value-type="string">
            <text:p/>
          </table:table-cell>
          <table:table-cell office:value-type="float" office:value="19.84" calcext:value-type="float">
            <text:p>19.84</text:p>
          </table:table-cell>
          <table:table-cell office:value-type="float" office:value="0.999994965488" calcext:value-type="float">
            <text:p>0.999994965488</text:p>
          </table:table-cell>
          <table:table-cell office:value-type="float" office:value="2.544" calcext:value-type="float">
            <text:p>2.544</text:p>
          </table:table-cell>
          <table:table-cell office:value-type="float" office:value="0.999988301507" calcext:value-type="float">
            <text:p>0.999988301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432" calcext:value-type="float">
            <text:p>50.432</text:p>
          </table:table-cell>
          <table:table-cell office:value-type="float" office:value="0.0718031002186" calcext:value-type="float">
            <text:p>0.0718031002186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5615555184" calcext:value-type="float">
            <text:p>0.995615555184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43081163059" calcext:value-type="float">
            <text:p>0.43081163059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8854039918" calcext:value-type="float">
            <text:p>0.998854039918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8943286365" calcext:value-type="float">
            <text:p>0.18943286365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947991348" calcext:value-type="float">
            <text:p>0.999947991348</text:p>
          </table:table-cell>
          <table:table-cell office:value-type="string" calcext:value-type="string">
            <text:p/>
          </table:table-cell>
          <table:table-cell office:value-type="float" office:value="20.096" calcext:value-type="float">
            <text:p>20.096</text:p>
          </table:table-cell>
          <table:table-cell office:value-type="float" office:value="0.999994780395" calcext:value-type="float">
            <text:p>0.999994780395</text:p>
          </table:table-cell>
          <table:table-cell office:value-type="float" office:value="2.576" calcext:value-type="float">
            <text:p>2.576</text:p>
          </table:table-cell>
          <table:table-cell office:value-type="float" office:value="0.999988264487" calcext:value-type="float">
            <text:p>0.999988264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.944" calcext:value-type="float">
            <text:p>50.944</text:p>
          </table:table-cell>
          <table:table-cell office:value-type="float" office:value="0.0685203183693" calcext:value-type="float">
            <text:p>0.0685203183693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5601691904" calcext:value-type="float">
            <text:p>0.995601691904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344205195497" calcext:value-type="float">
            <text:p>0.344205195497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8819126441" calcext:value-type="float">
            <text:p>0.998819126441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72510585075" calcext:value-type="float">
            <text:p>0.172510585075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945357223" calcext:value-type="float">
            <text:p>0.999945357223</text:p>
          </table:table-cell>
          <table:table-cell office:value-type="string" calcext:value-type="string">
            <text:p/>
          </table:table-cell>
          <table:table-cell office:value-type="float" office:value="20.352" calcext:value-type="float">
            <text:p>20.352</text:p>
          </table:table-cell>
          <table:table-cell office:value-type="float" office:value="0.999994447229" calcext:value-type="float">
            <text:p>0.999994447229</text:p>
          </table:table-cell>
          <table:table-cell office:value-type="float" office:value="2.608" calcext:value-type="float">
            <text:p>2.608</text:p>
          </table:table-cell>
          <table:table-cell office:value-type="float" office:value="0.999988227466" calcext:value-type="float">
            <text:p>0.999988227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456" calcext:value-type="float">
            <text:p>51.456</text:p>
          </table:table-cell>
          <table:table-cell office:value-type="float" office:value="0.0655286745413" calcext:value-type="float">
            <text:p>0.0655286745413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5590017563" calcext:value-type="float">
            <text:p>0.995590017563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28295445141" calcext:value-type="float">
            <text:p>0.28295445141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8783813952" calcext:value-type="float">
            <text:p>0.998783813952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58770274982" calcext:value-type="float">
            <text:p>0.158770274982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942416805" calcext:value-type="float">
            <text:p>0.999942416805</text:p>
          </table:table-cell>
          <table:table-cell office:value-type="string" calcext:value-type="string">
            <text:p/>
          </table:table-cell>
          <table:table-cell office:value-type="float" office:value="20.608" calcext:value-type="float">
            <text:p>20.608</text:p>
          </table:table-cell>
          <table:table-cell office:value-type="float" office:value="0.999994225118" calcext:value-type="float">
            <text:p>0.999994225118</text:p>
          </table:table-cell>
          <table:table-cell office:value-type="float" office:value="2.672" calcext:value-type="float">
            <text:p>2.672</text:p>
          </table:table-cell>
          <table:table-cell office:value-type="float" office:value="0.999988190446" calcext:value-type="float">
            <text:p>0.999988190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.968" calcext:value-type="float">
            <text:p>51.968</text:p>
          </table:table-cell>
          <table:table-cell office:value-type="float" office:value="0.0626428327511" calcext:value-type="float">
            <text:p>0.0626428327511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5581261807" calcext:value-type="float">
            <text:p>0.995581261807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236095869308" calcext:value-type="float">
            <text:p>0.236095869308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8755284654" calcext:value-type="float">
            <text:p>0.998755284654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47684738978" calcext:value-type="float">
            <text:p>0.147684738978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938618764" calcext:value-type="float">
            <text:p>0.999938618764</text:p>
          </table:table-cell>
          <table:table-cell office:value-type="string" calcext:value-type="string">
            <text:p/>
          </table:table-cell>
          <table:table-cell office:value-type="float" office:value="20.864" calcext:value-type="float">
            <text:p>20.864</text:p>
          </table:table-cell>
          <table:table-cell office:value-type="float" office:value="0.999993891952" calcext:value-type="float">
            <text:p>0.999993891952</text:p>
          </table:table-cell>
          <table:table-cell office:value-type="float" office:value="2.704" calcext:value-type="float">
            <text:p>2.704</text:p>
          </table:table-cell>
          <table:table-cell office:value-type="float" office:value="0.999988153425" calcext:value-type="float">
            <text:p>0.9999881534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48" calcext:value-type="float">
            <text:p>52.48</text:p>
          </table:table-cell>
          <table:table-cell office:value-type="float" office:value="0.059683294369" calcext:value-type="float">
            <text:p>0.059683294369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5569587465" calcext:value-type="float">
            <text:p>0.995569587465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198408027863" calcext:value-type="float">
            <text:p>0.198408027863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8723962277" calcext:value-type="float">
            <text:p>0.998723962277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138720351976" calcext:value-type="float">
            <text:p>0.138720351976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934146878" calcext:value-type="float">
            <text:p>0.999934146878</text:p>
          </table:table-cell>
          <table:table-cell office:value-type="string" calcext:value-type="string">
            <text:p/>
          </table:table-cell>
          <table:table-cell office:value-type="float" office:value="21.12" calcext:value-type="float">
            <text:p>21.12</text:p>
          </table:table-cell>
          <table:table-cell office:value-type="float" office:value="0.999993743878" calcext:value-type="float">
            <text:p>0.999993743878</text:p>
          </table:table-cell>
          <table:table-cell office:value-type="float" office:value="2.736" calcext:value-type="float">
            <text:p>2.736</text:p>
          </table:table-cell>
          <table:table-cell office:value-type="float" office:value="0.999988116405" calcext:value-type="float">
            <text:p>0.999988116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.992" calcext:value-type="float">
            <text:p>52.992</text:p>
          </table:table-cell>
          <table:table-cell office:value-type="float" office:value="0.0567551317637" calcext:value-type="float">
            <text:p>0.0567551317637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5564479941" calcext:value-type="float">
            <text:p>0.995564479941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168887244779" calcext:value-type="float">
            <text:p>0.168887244779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8675681925" calcext:value-type="float">
            <text:p>0.998675681925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131350103317" calcext:value-type="float">
            <text:p>0.131350103317</text:p>
          </table:table-cell>
          <table:table-cell office:value-type="float" office:value="22.4" calcext:value-type="float">
            <text:p>22.4</text:p>
          </table:table-cell>
          <table:table-cell office:value-type="float" office:value="0.999927775971" calcext:value-type="float">
            <text:p>0.999927775971</text:p>
          </table:table-cell>
          <table:table-cell office:value-type="string" calcext:value-type="string">
            <text:p/>
          </table:table-cell>
          <table:table-cell office:value-type="float" office:value="21.376" calcext:value-type="float">
            <text:p>21.376</text:p>
          </table:table-cell>
          <table:table-cell office:value-type="float" office:value="0.999993595804" calcext:value-type="float">
            <text:p>0.999993595804</text:p>
          </table:table-cell>
          <table:table-cell office:value-type="float" office:value="2.8" calcext:value-type="float">
            <text:p>2.8</text:p>
          </table:table-cell>
          <table:table-cell office:value-type="float" office:value="0.999988042363" calcext:value-type="float">
            <text:p>0.999988042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.504" calcext:value-type="float">
            <text:p>53.504</text:p>
          </table:table-cell>
          <table:table-cell office:value-type="float" office:value="0.0537394088512" calcext:value-type="float">
            <text:p>0.0537394088512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5560102063" calcext:value-type="float">
            <text:p>0.995560102063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146693761236" calcext:value-type="float">
            <text:p>0.146693761236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8634982786" calcext:value-type="float">
            <text:p>0.998634982786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12535541066" calcext:value-type="float">
            <text:p>0.12535541066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920976253" calcext:value-type="float">
            <text:p>0.999920976253</text:p>
          </table:table-cell>
          <table:table-cell office:value-type="string" calcext:value-type="string">
            <text:p/>
          </table:table-cell>
          <table:table-cell office:value-type="float" office:value="21.632" calcext:value-type="float">
            <text:p>21.632</text:p>
          </table:table-cell>
          <table:table-cell office:value-type="float" office:value="0.999993151583" calcext:value-type="float">
            <text:p>0.999993151583</text:p>
          </table:table-cell>
          <table:table-cell office:value-type="float" office:value="2.832" calcext:value-type="float">
            <text:p>2.832</text:p>
          </table:table-cell>
          <table:table-cell office:value-type="float" office:value="0.999988005343" calcext:value-type="float">
            <text:p>0.9999880053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016" calcext:value-type="float">
            <text:p>54.016</text:p>
          </table:table-cell>
          <table:table-cell office:value-type="float" office:value="0.0507331716386" calcext:value-type="float">
            <text:p>0.050733171638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5552075953" calcext:value-type="float">
            <text:p>0.995552075953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130123132055" calcext:value-type="float">
            <text:p>0.130123132055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8602662881" calcext:value-type="float">
            <text:p>0.998602662881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120424844697" calcext:value-type="float">
            <text:p>0.120424844697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913257655" calcext:value-type="float">
            <text:p>0.999913257655</text:p>
          </table:table-cell>
          <table:table-cell office:value-type="string" calcext:value-type="string">
            <text:p/>
          </table:table-cell>
          <table:table-cell office:value-type="float" office:value="21.888" calcext:value-type="float">
            <text:p>21.888</text:p>
          </table:table-cell>
          <table:table-cell office:value-type="float" office:value="0.999992855435" calcext:value-type="float">
            <text:p>0.999992855435</text:p>
          </table:table-cell>
          <table:table-cell office:value-type="float" office:value="2.896" calcext:value-type="float">
            <text:p>2.896</text:p>
          </table:table-cell>
          <table:table-cell office:value-type="float" office:value="0.999987968322" calcext:value-type="float">
            <text:p>0.999987968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.528" calcext:value-type="float">
            <text:p>54.528</text:p>
          </table:table-cell>
          <table:table-cell office:value-type="float" office:value="0.0478276287793" calcext:value-type="float">
            <text:p>0.047827628779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5547698075" calcext:value-type="float">
            <text:p>0.995547698075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117374592061" calcext:value-type="float">
            <text:p>0.117374592061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8575530121" calcext:value-type="float">
            <text:p>0.998575530121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16358808945" calcext:value-type="float">
            <text:p>0.116358808945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904007588" calcext:value-type="float">
            <text:p>0.999904007588</text:p>
          </table:table-cell>
          <table:table-cell office:value-type="string" calcext:value-type="string">
            <text:p/>
          </table:table-cell>
          <table:table-cell office:value-type="float" office:value="22.144" calcext:value-type="float">
            <text:p>22.144</text:p>
          </table:table-cell>
          <table:table-cell office:value-type="float" office:value="0.999992337176" calcext:value-type="float">
            <text:p>0.999992337176</text:p>
          </table:table-cell>
          <table:table-cell office:value-type="float" office:value="2.96" calcext:value-type="float">
            <text:p>2.96</text:p>
          </table:table-cell>
          <table:table-cell office:value-type="float" office:value="0.999987931302" calcext:value-type="float">
            <text:p>0.999987931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04" calcext:value-type="float">
            <text:p>55.04</text:p>
          </table:table-cell>
          <table:table-cell office:value-type="float" office:value="0.0451387976802" calcext:value-type="float">
            <text:p>0.0451387976802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5544049844" calcext:value-type="float">
            <text:p>0.995544049844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107691341271" calcext:value-type="float">
            <text:p>0.107691341271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8547399834" calcext:value-type="float">
            <text:p>0.998547399834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12981592354" calcext:value-type="float">
            <text:p>0.112981592354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893164795" calcext:value-type="float">
            <text:p>0.999893164795</text:p>
          </table:table-cell>
          <table:table-cell office:value-type="string" calcext:value-type="string">
            <text:p/>
          </table:table-cell>
          <table:table-cell office:value-type="float" office:value="22.4" calcext:value-type="float">
            <text:p>22.4</text:p>
          </table:table-cell>
          <table:table-cell office:value-type="float" office:value="0.999992041028" calcext:value-type="float">
            <text:p>0.999992041028</text:p>
          </table:table-cell>
          <table:table-cell office:value-type="float" office:value="3.056" calcext:value-type="float">
            <text:p>3.056</text:p>
          </table:table-cell>
          <table:table-cell office:value-type="float" office:value="0.999987857261" calcext:value-type="float">
            <text:p>0.999987857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.552" calcext:value-type="float">
            <text:p>55.552</text:p>
          </table:table-cell>
          <table:table-cell office:value-type="float" office:value="0.0425616059728" calcext:value-type="float">
            <text:p>0.0425616059728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5538942319" calcext:value-type="float">
            <text:p>0.995538942319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100326550717" calcext:value-type="float">
            <text:p>0.100326550717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8525853231" calcext:value-type="float">
            <text:p>0.998525853231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10138429562" calcext:value-type="float">
            <text:p>0.110138429562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880668017" calcext:value-type="float">
            <text:p>0.999880668017</text:p>
          </table:table-cell>
          <table:table-cell office:value-type="string" calcext:value-type="string">
            <text:p/>
          </table:table-cell>
          <table:table-cell office:value-type="float" office:value="22.656" calcext:value-type="float">
            <text:p>22.656</text:p>
          </table:table-cell>
          <table:table-cell office:value-type="float" office:value="0.999991596807" calcext:value-type="float">
            <text:p>0.999991596807</text:p>
          </table:table-cell>
          <table:table-cell office:value-type="float" office:value="3.184" calcext:value-type="float">
            <text:p>3.184</text:p>
          </table:table-cell>
          <table:table-cell office:value-type="float" office:value="0.99998782024" calcext:value-type="float">
            <text:p>0.999987820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064" calcext:value-type="float">
            <text:p>56.064</text:p>
          </table:table-cell>
          <table:table-cell office:value-type="float" office:value="0.0403142247556" calcext:value-type="float">
            <text:p>0.0403142247556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5538212673" calcext:value-type="float">
            <text:p>0.995538212673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0946520465008" calcext:value-type="float">
            <text:p>0.0946520465008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8507099706" calcext:value-type="float">
            <text:p>0.998507099706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07759072897" calcext:value-type="float">
            <text:p>0.107759072897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9863699352" calcext:value-type="float">
            <text:p>0.999863699352</text:p>
          </table:table-cell>
          <table:table-cell office:value-type="string" calcext:value-type="string">
            <text:p/>
          </table:table-cell>
          <table:table-cell office:value-type="float" office:value="22.912" calcext:value-type="float">
            <text:p>22.912</text:p>
          </table:table-cell>
          <table:table-cell office:value-type="float" office:value="0.999991078548" calcext:value-type="float">
            <text:p>0.999991078548</text:p>
          </table:table-cell>
          <table:table-cell office:value-type="float" office:value="3.216" calcext:value-type="float">
            <text:p>3.216</text:p>
          </table:table-cell>
          <table:table-cell office:value-type="float" office:value="0.99998778322" calcext:value-type="float">
            <text:p>0.999987783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.576" calcext:value-type="float">
            <text:p>56.576</text:p>
          </table:table-cell>
          <table:table-cell office:value-type="float" office:value="0.0383499551983" calcext:value-type="float">
            <text:p>0.0383499551983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5536023734" calcext:value-type="float">
            <text:p>0.99553602373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0901790495031" calcext:value-type="float">
            <text:p>0.0901790495031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8488944697" calcext:value-type="float">
            <text:p>0.998488944697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05728688543" calcext:value-type="float">
            <text:p>0.105728688543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9837174326" calcext:value-type="float">
            <text:p>0.999837174326</text:p>
          </table:table-cell>
          <table:table-cell office:value-type="string" calcext:value-type="string">
            <text:p/>
          </table:table-cell>
          <table:table-cell office:value-type="float" office:value="23.168" calcext:value-type="float">
            <text:p>23.168</text:p>
          </table:table-cell>
          <table:table-cell office:value-type="float" office:value="0.999990634326" calcext:value-type="float">
            <text:p>0.999990634326</text:p>
          </table:table-cell>
          <table:table-cell office:value-type="float" office:value="3.248" calcext:value-type="float">
            <text:p>3.248</text:p>
          </table:table-cell>
          <table:table-cell office:value-type="float" office:value="0.999987746199" calcext:value-type="float">
            <text:p>0.999987746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088" calcext:value-type="float">
            <text:p>57.088</text:p>
          </table:table-cell>
          <table:table-cell office:value-type="float" office:value="0.0366374215241" calcext:value-type="float">
            <text:p>0.0366374215241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5535294088" calcext:value-type="float">
            <text:p>0.995535294088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0865376350948" calcext:value-type="float">
            <text:p>0.0865376350948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8473782273" calcext:value-type="float">
            <text:p>0.998473782273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03991053864" calcext:value-type="float">
            <text:p>0.103991053864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9799316438" calcext:value-type="float">
            <text:p>0.999799316438</text:p>
          </table:table-cell>
          <table:table-cell office:value-type="string" calcext:value-type="string">
            <text:p/>
          </table:table-cell>
          <table:table-cell office:value-type="float" office:value="23.424" calcext:value-type="float">
            <text:p>23.424</text:p>
          </table:table-cell>
          <table:table-cell office:value-type="float" office:value="0.99999030116" calcext:value-type="float">
            <text:p>0.99999030116</text:p>
          </table:table-cell>
          <table:table-cell office:value-type="float" office:value="3.28" calcext:value-type="float">
            <text:p>3.28</text:p>
          </table:table-cell>
          <table:table-cell office:value-type="float" office:value="0.999987709179" calcext:value-type="float">
            <text:p>0.999987709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.6" calcext:value-type="float">
            <text:p>57.6</text:p>
          </table:table-cell>
          <table:table-cell office:value-type="float" office:value="0.0351335732486" calcext:value-type="float">
            <text:p>0.035133573248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5530186563" calcext:value-type="float">
            <text:p>0.995530186563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0834823169048" calcext:value-type="float">
            <text:p>0.0834823169048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8462011443" calcext:value-type="float">
            <text:p>0.998462011443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02520936042" calcext:value-type="float">
            <text:p>0.102520936042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9733157023" calcext:value-type="float">
            <text:p>0.999733157023</text:p>
          </table:table-cell>
          <table:table-cell office:value-type="string" calcext:value-type="string">
            <text:p/>
          </table:table-cell>
          <table:table-cell office:value-type="float" office:value="23.68" calcext:value-type="float">
            <text:p>23.68</text:p>
          </table:table-cell>
          <table:table-cell office:value-type="float" office:value="0.999989745883" calcext:value-type="float">
            <text:p>0.999989745883</text:p>
          </table:table-cell>
          <table:table-cell office:value-type="float" office:value="3.344" calcext:value-type="float">
            <text:p>3.344</text:p>
          </table:table-cell>
          <table:table-cell office:value-type="float" office:value="0.999987598117" calcext:value-type="float">
            <text:p>0.9999875981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112" calcext:value-type="float">
            <text:p>58.112</text:p>
          </table:table-cell>
          <table:table-cell office:value-type="float" office:value="0.0337887928644" calcext:value-type="float">
            <text:p>0.0337887928644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5528727271" calcext:value-type="float">
            <text:p>0.995528727271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0808258392852" calcext:value-type="float">
            <text:p>0.0808258392852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8450240614" calcext:value-type="float">
            <text:p>0.998450240614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01238716965" calcext:value-type="float">
            <text:p>0.101238716965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9611007138" calcext:value-type="float">
            <text:p>0.999611007138</text:p>
          </table:table-cell>
          <table:table-cell office:value-type="string" calcext:value-type="string">
            <text:p/>
          </table:table-cell>
          <table:table-cell office:value-type="float" office:value="23.936" calcext:value-type="float">
            <text:p>23.936</text:p>
          </table:table-cell>
          <table:table-cell office:value-type="float" office:value="0.999988709366" calcext:value-type="float">
            <text:p>0.999988709366</text:p>
          </table:table-cell>
          <table:table-cell office:value-type="float" office:value="3.376" calcext:value-type="float">
            <text:p>3.376</text:p>
          </table:table-cell>
          <table:table-cell office:value-type="float" office:value="0.999987524076" calcext:value-type="float">
            <text:p>0.9999875240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.624" calcext:value-type="float">
            <text:p>58.624</text:p>
          </table:table-cell>
          <table:table-cell office:value-type="float" office:value="0.0325220870875" calcext:value-type="float">
            <text:p>0.0325220870875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5526538332" calcext:value-type="float">
            <text:p>0.995526538332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0785045871651" calcext:value-type="float">
            <text:p>0.0785045871651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8442060885" calcext:value-type="float">
            <text:p>0.998442060885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00132453917" calcext:value-type="float">
            <text:p>0.100132453917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9371791843" calcext:value-type="float">
            <text:p>0.999371791843</text:p>
          </table:table-cell>
          <table:table-cell office:value-type="string" calcext:value-type="string">
            <text:p/>
          </table:table-cell>
          <table:table-cell office:value-type="float" office:value="24.192" calcext:value-type="float">
            <text:p>24.192</text:p>
          </table:table-cell>
          <table:table-cell office:value-type="float" office:value="0.999987857941" calcext:value-type="float">
            <text:p>0.999987857941</text:p>
          </table:table-cell>
          <table:table-cell office:value-type="float" office:value="3.472" calcext:value-type="float">
            <text:p>3.472</text:p>
          </table:table-cell>
          <table:table-cell office:value-type="float" office:value="0.999987487055" calcext:value-type="float">
            <text:p>0.999987487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136" calcext:value-type="float">
            <text:p>59.136</text:p>
          </table:table-cell>
          <table:table-cell office:value-type="float" office:value="0.0312488142875" calcext:value-type="float">
            <text:p>0.0312488142875</text:p>
          </table:table-cell>
          <table:table-cell office:value-type="float" office:value="22.4" calcext:value-type="float">
            <text:p>22.4</text:p>
          </table:table-cell>
          <table:table-cell office:value-type="float" office:value="0.995524349393" calcext:value-type="float">
            <text:p>0.995524349393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0763640098234" calcext:value-type="float">
            <text:p>0.0763640098234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843368165" calcext:value-type="float">
            <text:p>0.99843368165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991435357167" calcext:value-type="float">
            <text:p>0.0991435357167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924419422" calcext:value-type="float">
            <text:p>0.998924419422</text:p>
          </table:table-cell>
          <table:table-cell office:value-type="string" calcext:value-type="string">
            <text:p/>
          </table:table-cell>
          <table:table-cell office:value-type="float" office:value="24.448" calcext:value-type="float">
            <text:p>24.448</text:p>
          </table:table-cell>
          <table:table-cell office:value-type="float" office:value="0.999987117571" calcext:value-type="float">
            <text:p>0.999987117571</text:p>
          </table:table-cell>
          <table:table-cell office:value-type="float" office:value="3.504" calcext:value-type="float">
            <text:p>3.504</text:p>
          </table:table-cell>
          <table:table-cell office:value-type="float" office:value="0.999987450035" calcext:value-type="float">
            <text:p>0.9999874500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.648" calcext:value-type="float">
            <text:p>59.648</text:p>
          </table:table-cell>
          <table:table-cell office:value-type="float" office:value="0.0299040339034" calcext:value-type="float">
            <text:p>0.0299040339034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55228901" calcext:value-type="float">
            <text:p>0.9955228901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0743588388554" calcext:value-type="float">
            <text:p>0.0743588388554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8427097966" calcext:value-type="float">
            <text:p>0.998427097966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982605096061" calcext:value-type="float">
            <text:p>0.0982605096061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8119541121" calcext:value-type="float">
            <text:p>0.998119541121</text:p>
          </table:table-cell>
          <table:table-cell office:value-type="string" calcext:value-type="string">
            <text:p/>
          </table:table-cell>
          <table:table-cell office:value-type="float" office:value="24.704" calcext:value-type="float">
            <text:p>24.704</text:p>
          </table:table-cell>
          <table:table-cell office:value-type="float" office:value="0.99998593298" calcext:value-type="float">
            <text:p>0.99998593298</text:p>
          </table:table-cell>
          <table:table-cell office:value-type="float" office:value="3.568" calcext:value-type="float">
            <text:p>3.568</text:p>
          </table:table-cell>
          <table:table-cell office:value-type="float" office:value="0.999987413014" calcext:value-type="float">
            <text:p>0.999987413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16" calcext:value-type="float">
            <text:p>60.16</text:p>
          </table:table-cell>
          <table:table-cell office:value-type="float" office:value="0.0285052579964" calcext:value-type="float">
            <text:p>0.0285052579964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5518512222" calcext:value-type="float">
            <text:p>0.995518512222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0724828922323" calcext:value-type="float">
            <text:p>0.0724828922323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8420913293" calcext:value-type="float">
            <text:p>0.998420913293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974779248066" calcext:value-type="float">
            <text:p>0.0974779248066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6715797588" calcext:value-type="float">
            <text:p>0.996715797588</text:p>
          </table:table-cell>
          <table:table-cell office:value-type="string" calcext:value-type="string">
            <text:p/>
          </table:table-cell>
          <table:table-cell office:value-type="float" office:value="24.96" calcext:value-type="float">
            <text:p>24.96</text:p>
          </table:table-cell>
          <table:table-cell office:value-type="float" office:value="0.999984637334" calcext:value-type="float">
            <text:p>0.999984637334</text:p>
          </table:table-cell>
          <table:table-cell office:value-type="float" office:value="3.792" calcext:value-type="float">
            <text:p>3.792</text:p>
          </table:table-cell>
          <table:table-cell office:value-type="float" office:value="0.999987375994" calcext:value-type="float">
            <text:p>0.999987375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.672" calcext:value-type="float">
            <text:p>60.672</text:p>
          </table:table-cell>
          <table:table-cell office:value-type="float" office:value="0.0270816733358" calcext:value-type="float">
            <text:p>0.0270816733358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5517052929" calcext:value-type="float">
            <text:p>0.995517052929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0706566012601" calcext:value-type="float">
            <text:p>0.0706566012601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8417122687" calcext:value-type="float">
            <text:p>0.998417122687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967718346396" calcext:value-type="float">
            <text:p>0.0967718346396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4365300563" calcext:value-type="float">
            <text:p>0.994365300563</text:p>
          </table:table-cell>
          <table:table-cell office:value-type="string" calcext:value-type="string">
            <text:p/>
          </table:table-cell>
          <table:table-cell office:value-type="float" office:value="25.216" calcext:value-type="float">
            <text:p>25.216</text:p>
          </table:table-cell>
          <table:table-cell office:value-type="float" office:value="0.999983563798" calcext:value-type="float">
            <text:p>0.999983563798</text:p>
          </table:table-cell>
          <table:table-cell office:value-type="float" office:value="3.824" calcext:value-type="float">
            <text:p>3.824</text:p>
          </table:table-cell>
          <table:table-cell office:value-type="float" office:value="0.999987338973" calcext:value-type="float">
            <text:p>0.999987338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184" calcext:value-type="float">
            <text:p>61.184</text:p>
          </table:table-cell>
          <table:table-cell office:value-type="float" office:value="0.0257500269978" calcext:value-type="float">
            <text:p>0.0257500269978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551486399" calcext:value-type="float">
            <text:p>0.99551486399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0688989108661" calcext:value-type="float">
            <text:p>0.0688989108661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8412933069" calcext:value-type="float">
            <text:p>0.998412933069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96118231182" calcext:value-type="float">
            <text:p>0.096118231182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0549433734" calcext:value-type="float">
            <text:p>0.990549433734</text:p>
          </table:table-cell>
          <table:table-cell office:value-type="string" calcext:value-type="string">
            <text:p/>
          </table:table-cell>
          <table:table-cell office:value-type="float" office:value="25.472" calcext:value-type="float">
            <text:p>25.472</text:p>
          </table:table-cell>
          <table:table-cell office:value-type="float" office:value="0.999981897967" calcext:value-type="float">
            <text:p>0.999981897967</text:p>
          </table:table-cell>
          <table:table-cell office:value-type="float" office:value="3.984" calcext:value-type="float">
            <text:p>3.984</text:p>
          </table:table-cell>
          <table:table-cell office:value-type="float" office:value="0.999987301953" calcext:value-type="float">
            <text:p>0.999987301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.696" calcext:value-type="float">
            <text:p>61.696</text:p>
          </table:table-cell>
          <table:table-cell office:value-type="float" office:value="0.0245767188818" calcext:value-type="float">
            <text:p>0.0245767188818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550902682" calcext:value-type="float">
            <text:p>0.99550902682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0671553793123" calcext:value-type="float">
            <text:p>0.0671553793123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8407745924" calcext:value-type="float">
            <text:p>0.998407745924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955193192431" calcext:value-type="float">
            <text:p>0.0955193192431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84640295238" calcext:value-type="float">
            <text:p>0.984640295238</text:p>
          </table:table-cell>
          <table:table-cell office:value-type="string" calcext:value-type="string">
            <text:p/>
          </table:table-cell>
          <table:table-cell office:value-type="float" office:value="25.728" calcext:value-type="float">
            <text:p>25.728</text:p>
          </table:table-cell>
          <table:table-cell office:value-type="float" office:value="0.999979232637" calcext:value-type="float">
            <text:p>0.999979232637</text:p>
          </table:table-cell>
          <table:table-cell office:value-type="float" office:value="4.016" calcext:value-type="float">
            <text:p>4.016</text:p>
          </table:table-cell>
          <table:table-cell office:value-type="float" office:value="0.999987264932" calcext:value-type="float">
            <text:p>0.9999872649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208" calcext:value-type="float">
            <text:p>62.208</text:p>
          </table:table-cell>
          <table:table-cell office:value-type="float" office:value="0.0236288785568" calcext:value-type="float">
            <text:p>0.0236288785568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5505378588" calcext:value-type="float">
            <text:p>0.995505378588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06541284486" calcext:value-type="float">
            <text:p>0.06541284486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8403955318" calcext:value-type="float">
            <text:p>0.998403955318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949569091465" calcext:value-type="float">
            <text:p>0.0949569091465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75738852123" calcext:value-type="float">
            <text:p>0.975738852123</text:p>
          </table:table-cell>
          <table:table-cell office:value-type="string" calcext:value-type="string">
            <text:p/>
          </table:table-cell>
          <table:table-cell office:value-type="float" office:value="25.984" calcext:value-type="float">
            <text:p>25.984</text:p>
          </table:table-cell>
          <table:table-cell office:value-type="float" office:value="0.999976197122" calcext:value-type="float">
            <text:p>0.999976197122</text:p>
          </table:table-cell>
          <table:table-cell office:value-type="float" office:value="4.048" calcext:value-type="float">
            <text:p>4.048</text:p>
          </table:table-cell>
          <table:table-cell office:value-type="float" office:value="0.999987190891" calcext:value-type="float">
            <text:p>0.9999871908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.72" calcext:value-type="float">
            <text:p>62.72</text:p>
          </table:table-cell>
          <table:table-cell office:value-type="float" office:value="0.0228875346228" calcext:value-type="float">
            <text:p>0.0228875346228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5482029905" calcext:value-type="float">
            <text:p>0.995482029905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0636960356244" calcext:value-type="float">
            <text:p>0.0636960356244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8400364217" calcext:value-type="float">
            <text:p>0.998400364217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944297147534" calcext:value-type="float">
            <text:p>0.0944297147534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63272886701" calcext:value-type="float">
            <text:p>0.963272886701</text:p>
          </table:table-cell>
          <table:table-cell office:value-type="string" calcext:value-type="string">
            <text:p/>
          </table:table-cell>
          <table:table-cell office:value-type="float" office:value="26.24" calcext:value-type="float">
            <text:p>26.24</text:p>
          </table:table-cell>
          <table:table-cell office:value-type="float" office:value="0.999972939496" calcext:value-type="float">
            <text:p>0.999972939496</text:p>
          </table:table-cell>
          <table:table-cell office:value-type="float" office:value="4.08" calcext:value-type="float">
            <text:p>4.08</text:p>
          </table:table-cell>
          <table:table-cell office:value-type="float" office:value="0.99998715387" calcext:value-type="float">
            <text:p>0.999987153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232" calcext:value-type="float">
            <text:p>63.232</text:p>
          </table:table-cell>
          <table:table-cell office:value-type="float" office:value="0.0223490387338" calcext:value-type="float">
            <text:p>0.0223490387338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5459410869" calcext:value-type="float">
            <text:p>0.995459410869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0619804229106" calcext:value-type="float">
            <text:p>0.061980422910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8396573611" calcext:value-type="float">
            <text:p>0.998396573611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939333264453" calcext:value-type="float">
            <text:p>0.0939333264453</text:p>
          </table:table-cell>
          <table:table-cell office:value-type="float" office:value="27.52" calcext:value-type="float">
            <text:p>27.52</text:p>
          </table:table-cell>
          <table:table-cell office:value-type="float" office:value="0.946351390913" calcext:value-type="float">
            <text:p>0.946351390913</text:p>
          </table:table-cell>
          <table:table-cell office:value-type="string" calcext:value-type="string">
            <text:p/>
          </table:table-cell>
          <table:table-cell office:value-type="float" office:value="26.496" calcext:value-type="float">
            <text:p>26.496</text:p>
          </table:table-cell>
          <table:table-cell office:value-type="float" office:value="0.999967090578" calcext:value-type="float">
            <text:p>0.999967090578</text:p>
          </table:table-cell>
          <table:table-cell office:value-type="float" office:value="4.256" calcext:value-type="float">
            <text:p>4.256</text:p>
          </table:table-cell>
          <table:table-cell office:value-type="float" office:value="0.99998711685" calcext:value-type="float">
            <text:p>0.99998711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.744" calcext:value-type="float">
            <text:p>63.744</text:p>
          </table:table-cell>
          <table:table-cell office:value-type="float" office:value="0.0219601250361" calcext:value-type="float">
            <text:p>0.0219601250361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5441899357" calcext:value-type="float">
            <text:p>0.995441899357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0602107672995" calcext:value-type="float">
            <text:p>0.0602107672995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8393980039" calcext:value-type="float">
            <text:p>0.998393980039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934786457792" calcext:value-type="float">
            <text:p>0.0934786457792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24792548882" calcext:value-type="float">
            <text:p>0.924792548882</text:p>
          </table:table-cell>
          <table:table-cell office:value-type="string" calcext:value-type="string">
            <text:p/>
          </table:table-cell>
          <table:table-cell office:value-type="float" office:value="26.752" calcext:value-type="float">
            <text:p>26.752</text:p>
          </table:table-cell>
          <table:table-cell office:value-type="float" office:value="0.999960908493" calcext:value-type="float">
            <text:p>0.999960908493</text:p>
          </table:table-cell>
          <table:table-cell office:value-type="float" office:value="4.384" calcext:value-type="float">
            <text:p>4.384</text:p>
          </table:table-cell>
          <table:table-cell office:value-type="float" office:value="0.999987079829" calcext:value-type="float">
            <text:p>0.999987079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256" calcext:value-type="float">
            <text:p>64.256</text:p>
          </table:table-cell>
          <table:table-cell office:value-type="float" office:value="0.0217127671684" calcext:value-type="float">
            <text:p>0.0217127671684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5301077615" calcext:value-type="float">
            <text:p>0.995301077615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0583663290814" calcext:value-type="float">
            <text:p>0.0583663290814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839118696" calcext:value-type="float">
            <text:p>0.99839118696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930585071249" calcext:value-type="float">
            <text:p>0.0930585071249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9830035848" calcext:value-type="float">
            <text:p>0.89830035848</text:p>
          </table:table-cell>
          <table:table-cell office:value-type="string" calcext:value-type="string">
            <text:p/>
          </table:table-cell>
          <table:table-cell office:value-type="float" office:value="27.008" calcext:value-type="float">
            <text:p>27.008</text:p>
          </table:table-cell>
          <table:table-cell office:value-type="float" office:value="0.999953837964" calcext:value-type="float">
            <text:p>0.999953837964</text:p>
          </table:table-cell>
          <table:table-cell office:value-type="float" office:value="4.512" calcext:value-type="float">
            <text:p>4.512</text:p>
          </table:table-cell>
          <table:table-cell office:value-type="float" office:value="0.999987042809" calcext:value-type="float">
            <text:p>0.9999870428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.768" calcext:value-type="float">
            <text:p>64.768</text:p>
          </table:table-cell>
          <table:table-cell office:value-type="float" office:value="0.0215500509309" calcext:value-type="float">
            <text:p>0.0215500509309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4745087109" calcext:value-type="float">
            <text:p>0.994745087109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056383293765" calcext:value-type="float">
            <text:p>0.056383293765</text:p>
          </table:table-cell>
          <table:table-cell office:value-type="float" office:value="22.4" calcext:value-type="float">
            <text:p>22.4</text:p>
          </table:table-cell>
          <table:table-cell office:value-type="float" office:value="0.998388792893" calcext:value-type="float">
            <text:p>0.998388792893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926538021354" calcext:value-type="float">
            <text:p>0.0926538021354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67313003321" calcext:value-type="float">
            <text:p>0.867313003321</text:p>
          </table:table-cell>
          <table:table-cell office:value-type="string" calcext:value-type="string">
            <text:p/>
          </table:table-cell>
          <table:table-cell office:value-type="float" office:value="27.264" calcext:value-type="float">
            <text:p>27.264</text:p>
          </table:table-cell>
          <table:table-cell office:value-type="float" office:value="0.999945138623" calcext:value-type="float">
            <text:p>0.999945138623</text:p>
          </table:table-cell>
          <table:table-cell office:value-type="float" office:value="4.576" calcext:value-type="float">
            <text:p>4.576</text:p>
          </table:table-cell>
          <table:table-cell office:value-type="float" office:value="0.999987005788" calcext:value-type="float">
            <text:p>0.999987005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.28" calcext:value-type="float">
            <text:p>65.28</text:p>
          </table:table-cell>
          <table:table-cell office:value-type="float" office:value="0.0213968203934" calcext:value-type="float">
            <text:p>0.0213968203934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4090594348" calcext:value-type="float">
            <text:p>0.994090594348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0542738259879" calcext:value-type="float">
            <text:p>0.0542738259879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8383406243" calcext:value-type="float">
            <text:p>0.998383406243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922907435431" calcext:value-type="float">
            <text:p>0.0922907435431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831970582093" calcext:value-type="float">
            <text:p>0.831970582093</text:p>
          </table:table-cell>
          <table:table-cell office:value-type="string" calcext:value-type="string">
            <text:p/>
          </table:table-cell>
          <table:table-cell office:value-type="float" office:value="27.52" calcext:value-type="float">
            <text:p>27.52</text:p>
          </table:table-cell>
          <table:table-cell office:value-type="float" office:value="0.999935180654" calcext:value-type="float">
            <text:p>0.999935180654</text:p>
          </table:table-cell>
          <table:table-cell office:value-type="float" office:value="4.704" calcext:value-type="float">
            <text:p>4.704</text:p>
          </table:table-cell>
          <table:table-cell office:value-type="float" office:value="0.999986931747" calcext:value-type="float">
            <text:p>0.9999869317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.048" calcext:value-type="float">
            <text:p>66.048</text:p>
          </table:table-cell>
          <table:table-cell office:value-type="float" office:value="0.0211618669025" calcext:value-type="float">
            <text:p>0.0211618669025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3808950863" calcext:value-type="float">
            <text:p>0.993808950863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0520116022722" calcext:value-type="float">
            <text:p>0.0520116022722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8379615637" calcext:value-type="float">
            <text:p>0.998379615637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919520603422" calcext:value-type="float">
            <text:p>0.0919520603422</text:p>
          </table:table-cell>
          <table:table-cell office:value-type="float" office:value="28.8" calcext:value-type="float">
            <text:p>28.8</text:p>
          </table:table-cell>
          <table:table-cell office:value-type="float" office:value="0.792949574825" calcext:value-type="float">
            <text:p>0.792949574825</text:p>
          </table:table-cell>
          <table:table-cell office:value-type="string" calcext:value-type="string">
            <text:p/>
          </table:table-cell>
          <table:table-cell office:value-type="float" office:value="27.776" calcext:value-type="float">
            <text:p>27.776</text:p>
          </table:table-cell>
          <table:table-cell office:value-type="float" office:value="0.999924408278" calcext:value-type="float">
            <text:p>0.999924408278</text:p>
          </table:table-cell>
          <table:table-cell office:value-type="float" office:value="4.768" calcext:value-type="float">
            <text:p>4.768</text:p>
          </table:table-cell>
          <table:table-cell office:value-type="float" office:value="0.999986857706" calcext:value-type="float">
            <text:p>0.999986857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.072" calcext:value-type="float">
            <text:p>67.072</text:p>
          </table:table-cell>
          <table:table-cell office:value-type="float" office:value="0.0210027990112" calcext:value-type="float">
            <text:p>0.021002799011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3554304293" calcext:value-type="float">
            <text:p>0.993554304293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0496313217477" calcext:value-type="float">
            <text:p>0.0496313217477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8372632941" calcext:value-type="float">
            <text:p>0.998372632941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913508823494" calcext:value-type="float">
            <text:p>0.0913508823494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51275942531" calcext:value-type="float">
            <text:p>0.751275942531</text:p>
          </table:table-cell>
          <table:table-cell office:value-type="string" calcext:value-type="string">
            <text:p/>
          </table:table-cell>
          <table:table-cell office:value-type="float" office:value="28.032" calcext:value-type="float">
            <text:p>28.032</text:p>
          </table:table-cell>
          <table:table-cell office:value-type="float" office:value="0.999912192182" calcext:value-type="float">
            <text:p>0.999912192182</text:p>
          </table:table-cell>
          <table:table-cell office:value-type="float" office:value="4.832" calcext:value-type="float">
            <text:p>4.832</text:p>
          </table:table-cell>
          <table:table-cell office:value-type="float" office:value="0.999986746644" calcext:value-type="float">
            <text:p>0.9999867466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.096" calcext:value-type="float">
            <text:p>68.096</text:p>
          </table:table-cell>
          <table:table-cell office:value-type="float" office:value="0.0208933486272" calcext:value-type="float">
            <text:p>0.020893348627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3335410393" calcext:value-type="float">
            <text:p>0.993335410393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0472953125265" calcext:value-type="float">
            <text:p>0.0472953125265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8364852223" calcext:value-type="float">
            <text:p>0.998364852223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908374680142" calcext:value-type="float">
            <text:p>0.0908374680142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07418620702" calcext:value-type="float">
            <text:p>0.707418620702</text:p>
          </table:table-cell>
          <table:table-cell office:value-type="string" calcext:value-type="string">
            <text:p/>
          </table:table-cell>
          <table:table-cell office:value-type="float" office:value="28.288" calcext:value-type="float">
            <text:p>28.288</text:p>
          </table:table-cell>
          <table:table-cell office:value-type="float" office:value="0.999899865031" calcext:value-type="float">
            <text:p>0.999899865031</text:p>
          </table:table-cell>
          <table:table-cell office:value-type="float" office:value="4.896" calcext:value-type="float">
            <text:p>4.896</text:p>
          </table:table-cell>
          <table:table-cell office:value-type="float" office:value="0.999986635583" calcext:value-type="float">
            <text:p>0.9999866355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.12" calcext:value-type="float">
            <text:p>69.12</text:p>
          </table:table-cell>
          <table:table-cell office:value-type="float" office:value="0.0208072476585" calcext:value-type="float">
            <text:p>0.0208072476585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3066900543" calcext:value-type="float">
            <text:p>0.993066900543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0450438575062" calcext:value-type="float">
            <text:p>0.0450438575062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8357470517" calcext:value-type="float">
            <text:p>0.998357470517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90403120589" calcext:value-type="float">
            <text:p>0.090403120589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62567314908" calcext:value-type="float">
            <text:p>0.662567314908</text:p>
          </table:table-cell>
          <table:table-cell office:value-type="string" calcext:value-type="string">
            <text:p/>
          </table:table-cell>
          <table:table-cell office:value-type="float" office:value="28.544" calcext:value-type="float">
            <text:p>28.544</text:p>
          </table:table-cell>
          <table:table-cell office:value-type="float" office:value="0.99988605714" calcext:value-type="float">
            <text:p>0.99988605714</text:p>
          </table:table-cell>
          <table:table-cell office:value-type="float" office:value="4.96" calcext:value-type="float">
            <text:p>4.96</text:p>
          </table:table-cell>
          <table:table-cell office:value-type="float" office:value="0.999986561542" calcext:value-type="float">
            <text:p>0.999986561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.144" calcext:value-type="float">
            <text:p>70.144</text:p>
          </table:table-cell>
          <table:table-cell office:value-type="float" office:value="0.0207393884204" calcext:value-type="float">
            <text:p>0.0207393884204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2724696412" calcext:value-type="float">
            <text:p>0.992724696412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0430594262479" calcext:value-type="float">
            <text:p>0.0430594262479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345300676" calcext:value-type="float">
            <text:p>0.998345300676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900194225323" calcext:value-type="float">
            <text:p>0.0900194225323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617294671649" calcext:value-type="float">
            <text:p>0.617294671649</text:p>
          </table:table-cell>
          <table:table-cell office:value-type="string" calcext:value-type="string">
            <text:p/>
          </table:table-cell>
          <table:table-cell office:value-type="float" office:value="28.8" calcext:value-type="float">
            <text:p>28.8</text:p>
          </table:table-cell>
          <table:table-cell office:value-type="float" office:value="0.999873618933" calcext:value-type="float">
            <text:p>0.999873618933</text:p>
          </table:table-cell>
          <table:table-cell office:value-type="float" office:value="5.152" calcext:value-type="float">
            <text:p>5.152</text:p>
          </table:table-cell>
          <table:table-cell office:value-type="float" office:value="0.99998645048" calcext:value-type="float">
            <text:p>0.99998645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.168" calcext:value-type="float">
            <text:p>71.168</text:p>
          </table:table-cell>
          <table:table-cell office:value-type="float" office:value="0.0206905005823" calcext:value-type="float">
            <text:p>0.0206905005823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2305879417" calcext:value-type="float">
            <text:p>0.992305879417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0414317578798" calcext:value-type="float">
            <text:p>0.0414317578798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330337757" calcext:value-type="float">
            <text:p>0.998330337757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896817804913" calcext:value-type="float">
            <text:p>0.0896817804913</text:p>
          </table:table-cell>
          <table:table-cell office:value-type="float" office:value="30.08" calcext:value-type="float">
            <text:p>30.08</text:p>
          </table:table-cell>
          <table:table-cell office:value-type="float" office:value="0.572134866949" calcext:value-type="float">
            <text:p>0.572134866949</text:p>
          </table:table-cell>
          <table:table-cell office:value-type="string" calcext:value-type="string">
            <text:p/>
          </table:table-cell>
          <table:table-cell office:value-type="float" office:value="29.056" calcext:value-type="float">
            <text:p>29.056</text:p>
          </table:table-cell>
          <table:table-cell office:value-type="float" office:value="0.999860810542" calcext:value-type="float">
            <text:p>0.999860810542</text:p>
          </table:table-cell>
          <table:table-cell office:value-type="float" office:value="5.216" calcext:value-type="float">
            <text:p>5.216</text:p>
          </table:table-cell>
          <table:table-cell office:value-type="float" office:value="0.999986302398" calcext:value-type="float">
            <text:p>0.9999863023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.192" calcext:value-type="float">
            <text:p>72.192</text:p>
          </table:table-cell>
          <table:table-cell office:value-type="float" office:value="0.0206481797671" calcext:value-type="float">
            <text:p>0.0206481797671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1730918107" calcext:value-type="float">
            <text:p>0.991730918107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0401291445767" calcext:value-type="float">
            <text:p>0.0401291445767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313579288" calcext:value-type="float">
            <text:p>0.998313579288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89376230674" calcext:value-type="float">
            <text:p>0.089376230674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28184248092" calcext:value-type="float">
            <text:p>0.528184248092</text:p>
          </table:table-cell>
          <table:table-cell office:value-type="string" calcext:value-type="string">
            <text:p/>
          </table:table-cell>
          <table:table-cell office:value-type="float" office:value="29.312" calcext:value-type="float">
            <text:p>29.312</text:p>
          </table:table-cell>
          <table:table-cell office:value-type="float" office:value="0.999847298799" calcext:value-type="float">
            <text:p>0.999847298799</text:p>
          </table:table-cell>
          <table:table-cell office:value-type="float" office:value="5.28" calcext:value-type="float">
            <text:p>5.28</text:p>
          </table:table-cell>
          <table:table-cell office:value-type="float" office:value="0.999986265377" calcext:value-type="float">
            <text:p>0.999986265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.216" calcext:value-type="float">
            <text:p>73.216</text:p>
          </table:table-cell>
          <table:table-cell office:value-type="float" office:value="0.0205963732521" calcext:value-type="float">
            <text:p>0.0205963732521</text:p>
          </table:table-cell>
          <table:table-cell office:value-type="float" office:value="27.52" calcext:value-type="float">
            <text:p>27.52</text:p>
          </table:table-cell>
          <table:table-cell office:value-type="float" office:value="0.990715980057" calcext:value-type="float">
            <text:p>0.990715980057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0391276559043" calcext:value-type="float">
            <text:p>0.0391276559043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8286845539" calcext:value-type="float">
            <text:p>0.998286845539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890923002365" calcext:value-type="float">
            <text:p>0.0890923002365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485424314945" calcext:value-type="float">
            <text:p>0.485424314945</text:p>
          </table:table-cell>
          <table:table-cell office:value-type="string" calcext:value-type="string">
            <text:p/>
          </table:table-cell>
          <table:table-cell office:value-type="float" office:value="29.568" calcext:value-type="float">
            <text:p>29.568</text:p>
          </table:table-cell>
          <table:table-cell office:value-type="float" office:value="0.999832528428" calcext:value-type="float">
            <text:p>0.999832528428</text:p>
          </table:table-cell>
          <table:table-cell office:value-type="float" office:value="5.408" calcext:value-type="float">
            <text:p>5.408</text:p>
          </table:table-cell>
          <table:table-cell office:value-type="float" office:value="0.999986191336" calcext:value-type="float">
            <text:p>0.9999861913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.24" calcext:value-type="float">
            <text:p>74.24</text:p>
          </table:table-cell>
          <table:table-cell office:value-type="float" office:value="0.0205540524369" calcext:value-type="float">
            <text:p>0.0205540524369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7694514592" calcext:value-type="float">
            <text:p>0.987694514592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0377813695587" calcext:value-type="float">
            <text:p>0.0377813695587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8248540467" calcext:value-type="float">
            <text:p>0.998248540467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888236197297" calcext:value-type="float">
            <text:p>0.0888236197297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44695965936" calcext:value-type="float">
            <text:p>0.444695965936</text:p>
          </table:table-cell>
          <table:table-cell office:value-type="string" calcext:value-type="string">
            <text:p/>
          </table:table-cell>
          <table:table-cell office:value-type="float" office:value="29.824" calcext:value-type="float">
            <text:p>29.824</text:p>
          </table:table-cell>
          <table:table-cell office:value-type="float" office:value="0.999818498427" calcext:value-type="float">
            <text:p>0.999818498427</text:p>
          </table:table-cell>
          <table:table-cell office:value-type="float" office:value="5.472" calcext:value-type="float">
            <text:p>5.472</text:p>
          </table:table-cell>
          <table:table-cell office:value-type="float" office:value="0.999986154316" calcext:value-type="float">
            <text:p>0.999986154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.264" calcext:value-type="float">
            <text:p>75.264</text:p>
          </table:table-cell>
          <table:table-cell office:value-type="float" office:value="0.0205073536065" calcext:value-type="float">
            <text:p>0.0205073536065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79734802744" calcext:value-type="float">
            <text:p>0.979734802744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0369671365341" calcext:value-type="float">
            <text:p>0.0369671365341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8187292252" calcext:value-type="float">
            <text:p>0.998187292252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885722714735" calcext:value-type="float">
            <text:p>0.0885722714735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06196882948" calcext:value-type="float">
            <text:p>0.406196882948</text:p>
          </table:table-cell>
          <table:table-cell office:value-type="string" calcext:value-type="string">
            <text:p/>
          </table:table-cell>
          <table:table-cell office:value-type="float" office:value="30.08" calcext:value-type="float">
            <text:p>30.08</text:p>
          </table:table-cell>
          <table:table-cell office:value-type="float" office:value="0.999804690537" calcext:value-type="float">
            <text:p>0.999804690537</text:p>
          </table:table-cell>
          <table:table-cell office:value-type="float" office:value="5.536" calcext:value-type="float">
            <text:p>5.536</text:p>
          </table:table-cell>
          <table:table-cell office:value-type="float" office:value="0.999986117295" calcext:value-type="float">
            <text:p>0.9999861172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.288" calcext:value-type="float">
            <text:p>76.288</text:p>
          </table:table-cell>
          <table:table-cell office:value-type="float" office:value="0.020476707499" calcext:value-type="float">
            <text:p>0.020476707499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483761356" calcext:value-type="float">
            <text:p>0.96483761356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0364492420534" calcext:value-type="float">
            <text:p>0.0364492420534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807576863" calcext:value-type="float">
            <text:p>0.99807576863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883287012945" calcext:value-type="float">
            <text:p>0.0883287012945</text:p>
          </table:table-cell>
          <table:table-cell office:value-type="float" office:value="31.36" calcext:value-type="float">
            <text:p>31.36</text:p>
          </table:table-cell>
          <table:table-cell office:value-type="float" office:value="0.369816984065" calcext:value-type="float">
            <text:p>0.369816984065</text:p>
          </table:table-cell>
          <table:table-cell office:value-type="string" calcext:value-type="string">
            <text:p/>
          </table:table-cell>
          <table:table-cell office:value-type="float" office:value="30.336" calcext:value-type="float">
            <text:p>30.336</text:p>
          </table:table-cell>
          <table:table-cell office:value-type="float" office:value="0.999791067739" calcext:value-type="float">
            <text:p>0.999791067739</text:p>
          </table:table-cell>
          <table:table-cell office:value-type="float" office:value="5.6" calcext:value-type="float">
            <text:p>5.6</text:p>
          </table:table-cell>
          <table:table-cell office:value-type="float" office:value="0.999986080275" calcext:value-type="float">
            <text:p>0.999986080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.312" calcext:value-type="float">
            <text:p>77.312</text:p>
          </table:table-cell>
          <table:table-cell office:value-type="float" office:value="0.0204373053607" calcext:value-type="float">
            <text:p>0.0204373053607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44577523828" calcext:value-type="float">
            <text:p>0.944577523828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0361130194525" calcext:value-type="float">
            <text:p>0.0361130194525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97894019042" calcext:value-type="float">
            <text:p>0.997894019042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880860497859" calcext:value-type="float">
            <text:p>0.0880860497859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36091364193" calcext:value-type="float">
            <text:p>0.336091364193</text:p>
          </table:table-cell>
          <table:table-cell office:value-type="string" calcext:value-type="string">
            <text:p/>
          </table:table-cell>
          <table:table-cell office:value-type="float" office:value="30.592" calcext:value-type="float">
            <text:p>30.592</text:p>
          </table:table-cell>
          <table:table-cell office:value-type="float" office:value="0.999778592513" calcext:value-type="float">
            <text:p>0.999778592513</text:p>
          </table:table-cell>
          <table:table-cell office:value-type="float" office:value="5.664" calcext:value-type="float">
            <text:p>5.664</text:p>
          </table:table-cell>
          <table:table-cell office:value-type="float" office:value="0.999985969213" calcext:value-type="float">
            <text:p>0.999985969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.336" calcext:value-type="float">
            <text:p>78.336</text:p>
          </table:table-cell>
          <table:table-cell office:value-type="float" office:value="0.0204073889225" calcext:value-type="float">
            <text:p>0.0204073889225</text:p>
          </table:table-cell>
          <table:table-cell office:value-type="float" office:value="28.8" calcext:value-type="float">
            <text:p>28.8</text:p>
          </table:table-cell>
          <table:table-cell office:value-type="float" office:value="0.914569359086" calcext:value-type="float">
            <text:p>0.914569359086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0358773046753" calcext:value-type="float">
            <text:p>0.0358773046753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97592965114" calcext:value-type="float">
            <text:p>0.997592965114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87853748632" calcext:value-type="float">
            <text:p>0.087853748632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04804576418" calcext:value-type="float">
            <text:p>0.304804576418</text:p>
          </table:table-cell>
          <table:table-cell office:value-type="string" calcext:value-type="string">
            <text:p/>
          </table:table-cell>
          <table:table-cell office:value-type="float" office:value="30.848" calcext:value-type="float">
            <text:p>30.848</text:p>
          </table:table-cell>
          <table:table-cell office:value-type="float" office:value="0.999766376417" calcext:value-type="float">
            <text:p>0.999766376417</text:p>
          </table:table-cell>
          <table:table-cell office:value-type="float" office:value="5.728" calcext:value-type="float">
            <text:p>5.728</text:p>
          </table:table-cell>
          <table:table-cell office:value-type="float" office:value="0.999985895172" calcext:value-type="float">
            <text:p>0.999985895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.36" calcext:value-type="float">
            <text:p>79.36</text:p>
          </table:table-cell>
          <table:table-cell office:value-type="float" office:value="0.0203723647996" calcext:value-type="float">
            <text:p>0.020372364799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54024765656" calcext:value-type="float">
            <text:p>0.854024765656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0356864594623" calcext:value-type="float">
            <text:p>0.0356864594623</text:p>
          </table:table-cell>
          <table:table-cell office:value-type="float" office:value="26.24" calcext:value-type="float">
            <text:p>26.24</text:p>
          </table:table-cell>
          <table:table-cell office:value-type="float" office:value="0.997109762586" calcext:value-type="float">
            <text:p>0.997109762586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876257958519" calcext:value-type="float">
            <text:p>0.0876257958519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76017205614" calcext:value-type="float">
            <text:p>0.276017205614</text:p>
          </table:table-cell>
          <table:table-cell office:value-type="string" calcext:value-type="string">
            <text:p/>
          </table:table-cell>
          <table:table-cell office:value-type="float" office:value="31.104" calcext:value-type="float">
            <text:p>31.104</text:p>
          </table:table-cell>
          <table:table-cell office:value-type="float" office:value="0.999753531007" calcext:value-type="float">
            <text:p>0.999753531007</text:p>
          </table:table-cell>
          <table:table-cell office:value-type="float" office:value="5.792" calcext:value-type="float">
            <text:p>5.792</text:p>
          </table:table-cell>
          <table:table-cell office:value-type="float" office:value="0.999985858151" calcext:value-type="float">
            <text:p>0.999985858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.384" calcext:value-type="float">
            <text:p>80.384</text:p>
          </table:table-cell>
          <table:table-cell office:value-type="float" office:value="0.020335151669" calcext:value-type="float">
            <text:p>0.02033515166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736028549602" calcext:value-type="float">
            <text:p>0.736028549602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0355352988861" calcext:value-type="float">
            <text:p>0.0355352988861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96345057678" calcext:value-type="float">
            <text:p>0.996345057678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874067847983" calcext:value-type="float">
            <text:p>0.0874067847983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49677059351" calcext:value-type="float">
            <text:p>0.249677059351</text:p>
          </table:table-cell>
          <table:table-cell office:value-type="string" calcext:value-type="string">
            <text:p/>
          </table:table-cell>
          <table:table-cell office:value-type="float" office:value="31.36" calcext:value-type="float">
            <text:p>31.36</text:p>
          </table:table-cell>
          <table:table-cell office:value-type="float" office:value="0.999742684594" calcext:value-type="float">
            <text:p>0.999742684594</text:p>
          </table:table-cell>
          <table:table-cell office:value-type="float" office:value="5.856" calcext:value-type="float">
            <text:p>5.856</text:p>
          </table:table-cell>
          <table:table-cell office:value-type="float" office:value="0.99998578411" calcext:value-type="float">
            <text:p>0.999985784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.408" calcext:value-type="float">
            <text:p>81.408</text:p>
          </table:table-cell>
          <table:table-cell office:value-type="float" office:value="0.020283345154" calcext:value-type="float">
            <text:p>0.020283345154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577299097355" calcext:value-type="float">
            <text:p>0.577299097355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0354074704833" calcext:value-type="float">
            <text:p>0.0354074704833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95159196479" calcext:value-type="float">
            <text:p>0.995159196479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87190591001" calcext:value-type="float">
            <text:p>0.087190591001</text:p>
          </table:table-cell>
          <table:table-cell office:value-type="float" office:value="32.64" calcext:value-type="float">
            <text:p>32.64</text:p>
          </table:table-cell>
          <table:table-cell office:value-type="float" office:value="0.225494628927" calcext:value-type="float">
            <text:p>0.225494628927</text:p>
          </table:table-cell>
          <table:table-cell office:value-type="string" calcext:value-type="string">
            <text:p/>
          </table:table-cell>
          <table:table-cell office:value-type="float" office:value="31.616" calcext:value-type="float">
            <text:p>31.616</text:p>
          </table:table-cell>
          <table:table-cell office:value-type="float" office:value="0.999730653591" calcext:value-type="float">
            <text:p>0.999730653591</text:p>
          </table:table-cell>
          <table:table-cell office:value-type="float" office:value="5.92" calcext:value-type="float">
            <text:p>5.92</text:p>
          </table:table-cell>
          <table:table-cell office:value-type="float" office:value="0.999985524966" calcext:value-type="float">
            <text:p>0.999985524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.432" calcext:value-type="float">
            <text:p>82.432</text:p>
          </table:table-cell>
          <table:table-cell office:value-type="float" office:value="0.0202541583849" calcext:value-type="float">
            <text:p>0.0202541583849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441112798216" calcext:value-type="float">
            <text:p>0.441112798216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0352868212107" calcext:value-type="float">
            <text:p>0.035286821210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93370229896" calcext:value-type="float">
            <text:p>0.993370229896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869658229454" calcext:value-type="float">
            <text:p>0.0869658229454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83839006697" calcext:value-type="float">
            <text:p>0.183839006697</text:p>
          </table:table-cell>
          <table:table-cell office:value-type="string" calcext:value-type="string">
            <text:p/>
          </table:table-cell>
          <table:table-cell office:value-type="float" office:value="31.872" calcext:value-type="float">
            <text:p>31.872</text:p>
          </table:table-cell>
          <table:table-cell office:value-type="float" office:value="0.999719103827" calcext:value-type="float">
            <text:p>0.999719103827</text:p>
          </table:table-cell>
          <table:table-cell office:value-type="float" office:value="5.984" calcext:value-type="float">
            <text:p>5.984</text:p>
          </table:table-cell>
          <table:table-cell office:value-type="float" office:value="0.999985487946" calcext:value-type="float">
            <text:p>0.9999854879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.456" calcext:value-type="float">
            <text:p>83.456</text:p>
          </table:table-cell>
          <table:table-cell office:value-type="float" office:value="0.0202257012851" calcext:value-type="float">
            <text:p>0.0202257012851</text:p>
          </table:table-cell>
          <table:table-cell office:value-type="float" office:value="30.08" calcext:value-type="float">
            <text:p>30.08</text:p>
          </table:table-cell>
          <table:table-cell office:value-type="float" office:value="0.36039640226" calcext:value-type="float">
            <text:p>0.36039640226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0351693626627" calcext:value-type="float">
            <text:p>0.0351693626627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9081995" calcext:value-type="float">
            <text:p>0.99081995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867548961924" calcext:value-type="float">
            <text:p>0.0867548961924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49949090942" calcext:value-type="float">
            <text:p>0.149949090942</text:p>
          </table:table-cell>
          <table:table-cell office:value-type="string" calcext:value-type="string">
            <text:p/>
          </table:table-cell>
          <table:table-cell office:value-type="float" office:value="32.128" calcext:value-type="float">
            <text:p>32.128</text:p>
          </table:table-cell>
          <table:table-cell office:value-type="float" office:value="0.999707998285" calcext:value-type="float">
            <text:p>0.999707998285</text:p>
          </table:table-cell>
          <table:table-cell office:value-type="float" office:value="6.048" calcext:value-type="float">
            <text:p>6.048</text:p>
          </table:table-cell>
          <table:table-cell office:value-type="float" office:value="0.999985413905" calcext:value-type="float">
            <text:p>0.999985413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.48" calcext:value-type="float">
            <text:p>84.48</text:p>
          </table:table-cell>
          <table:table-cell office:value-type="float" office:value="0.0202067298852" calcext:value-type="float">
            <text:p>0.0202067298852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317689472736" calcext:value-type="float">
            <text:p>0.317689472736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0350764328098" calcext:value-type="float">
            <text:p>0.0350764328098</text:p>
          </table:table-cell>
          <table:table-cell office:value-type="float" office:value="27.52" calcext:value-type="float">
            <text:p>27.52</text:p>
          </table:table-cell>
          <table:table-cell office:value-type="float" office:value="0.98712829865" calcext:value-type="float">
            <text:p>0.98712829865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86547950345" calcext:value-type="float">
            <text:p>0.08654795034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22365882765" calcext:value-type="float">
            <text:p>0.122365882765</text:p>
          </table:table-cell>
          <table:table-cell office:value-type="string" calcext:value-type="string">
            <text:p/>
          </table:table-cell>
          <table:table-cell office:value-type="float" office:value="32.384" calcext:value-type="float">
            <text:p>32.384</text:p>
          </table:table-cell>
          <table:table-cell office:value-type="float" office:value="0.999696855725" calcext:value-type="float">
            <text:p>0.999696855725</text:p>
          </table:table-cell>
          <table:table-cell office:value-type="float" office:value="6.112" calcext:value-type="float">
            <text:p>6.112</text:p>
          </table:table-cell>
          <table:table-cell office:value-type="float" office:value="0.999985376884" calcext:value-type="float">
            <text:p>0.999985376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.504" calcext:value-type="float">
            <text:p>85.504</text:p>
          </table:table-cell>
          <table:table-cell office:value-type="float" office:value="0.0201848398084" calcext:value-type="float">
            <text:p>0.0201848398084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291132535149" calcext:value-type="float">
            <text:p>0.291132535149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0349821070149" calcext:value-type="float">
            <text:p>0.0349821070149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981787534133" calcext:value-type="float">
            <text:p>0.981787534133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863392284013" calcext:value-type="float">
            <text:p>0.0863392284013</text:p>
          </table:table-cell>
          <table:table-cell office:value-type="float" office:value="34.56" calcext:value-type="float">
            <text:p>34.56</text:p>
          </table:table-cell>
          <table:table-cell office:value-type="float" office:value="0.0999467845513" calcext:value-type="float">
            <text:p>0.0999467845513</text:p>
          </table:table-cell>
          <table:table-cell office:value-type="string" calcext:value-type="string">
            <text:p/>
          </table:table-cell>
          <table:table-cell office:value-type="float" office:value="32.64" calcext:value-type="float">
            <text:p>32.64</text:p>
          </table:table-cell>
          <table:table-cell office:value-type="float" office:value="0.99968704583" calcext:value-type="float">
            <text:p>0.99968704583</text:p>
          </table:table-cell>
          <table:table-cell office:value-type="float" office:value="6.176" calcext:value-type="float">
            <text:p>6.176</text:p>
          </table:table-cell>
          <table:table-cell office:value-type="float" office:value="0.999985302843" calcext:value-type="float">
            <text:p>0.999985302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.528" calcext:value-type="float">
            <text:p>86.528</text:p>
          </table:table-cell>
          <table:table-cell office:value-type="float" office:value="0.0201644090701" calcext:value-type="float">
            <text:p>0.0201644090701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270306969509" calcext:value-type="float">
            <text:p>0.270306969509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0348967551328" calcext:value-type="float">
            <text:p>0.0348967551328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974083226947" calcext:value-type="float">
            <text:p>0.974083226947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861314251281" calcext:value-type="float">
            <text:p>0.0861314251281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818955554778" calcext:value-type="float">
            <text:p>0.0818955554778</text:p>
          </table:table-cell>
          <table:table-cell office:value-type="string" calcext:value-type="string">
            <text:p/>
          </table:table-cell>
          <table:table-cell office:value-type="float" office:value="33.024" calcext:value-type="float">
            <text:p>33.024</text:p>
          </table:table-cell>
          <table:table-cell office:value-type="float" office:value="0.999666315485" calcext:value-type="float">
            <text:p>0.999666315485</text:p>
          </table:table-cell>
          <table:table-cell office:value-type="float" office:value="6.24" calcext:value-type="float">
            <text:p>6.24</text:p>
          </table:table-cell>
          <table:table-cell office:value-type="float" office:value="0.999985228802" calcext:value-type="float">
            <text:p>0.999985228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.552" calcext:value-type="float">
            <text:p>87.552</text:p>
          </table:table-cell>
          <table:table-cell office:value-type="float" office:value="0.0201374113087" calcext:value-type="float">
            <text:p>0.0201374113087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251838891171" calcext:value-type="float">
            <text:p>0.251838891171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0348124003522" calcext:value-type="float">
            <text:p>0.0348124003522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96316408676" calcext:value-type="float">
            <text:p>0.96316408676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859293176121" calcext:value-type="float">
            <text:p>0.0859293176121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72972353267" calcext:value-type="float">
            <text:p>0.0672972353267</text:p>
          </table:table-cell>
          <table:table-cell office:value-type="string" calcext:value-type="string">
            <text:p/>
          </table:table-cell>
          <table:table-cell office:value-type="float" office:value="33.536" calcext:value-type="float">
            <text:p>33.536</text:p>
          </table:table-cell>
          <table:table-cell office:value-type="float" office:value="0.999645548121" calcext:value-type="float">
            <text:p>0.999645548121</text:p>
          </table:table-cell>
          <table:table-cell office:value-type="float" office:value="6.304" calcext:value-type="float">
            <text:p>6.304</text:p>
          </table:table-cell>
          <table:table-cell office:value-type="float" office:value="0.99998511774" calcext:value-type="float">
            <text:p>0.99998511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.576" calcext:value-type="float">
            <text:p>88.576</text:p>
          </table:table-cell>
          <table:table-cell office:value-type="float" office:value="0.0201213585857" calcext:value-type="float">
            <text:p>0.0201213585857</text:p>
          </table:table-cell>
          <table:table-cell office:value-type="float" office:value="31.36" calcext:value-type="float">
            <text:p>31.36</text:p>
          </table:table-cell>
          <table:table-cell office:value-type="float" office:value="0.234850535597" calcext:value-type="float">
            <text:p>0.234850535597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0347264502092" calcext:value-type="float">
            <text:p>0.0347264502092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948046750543" calcext:value-type="float">
            <text:p>0.948046750543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857265976492" calcext:value-type="float">
            <text:p>0.0857265976492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55016853192" calcext:value-type="float">
            <text:p>0.0555016853192</text:p>
          </table:table-cell>
          <table:table-cell office:value-type="string" calcext:value-type="string">
            <text:p/>
          </table:table-cell>
          <table:table-cell office:value-type="float" office:value="34.048" calcext:value-type="float">
            <text:p>34.048</text:p>
          </table:table-cell>
          <table:table-cell office:value-type="float" office:value="0.999625558146" calcext:value-type="float">
            <text:p>0.999625558146</text:p>
          </table:table-cell>
          <table:table-cell office:value-type="float" office:value="6.368" calcext:value-type="float">
            <text:p>6.368</text:p>
          </table:table-cell>
          <table:table-cell office:value-type="float" office:value="0.999985043699" calcext:value-type="float">
            <text:p>0.9999850436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.6" calcext:value-type="float">
            <text:p>89.6</text:p>
          </table:table-cell>
          <table:table-cell office:value-type="float" office:value="0.0201023871858" calcext:value-type="float">
            <text:p>0.0201023871858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217617748501" calcext:value-type="float">
            <text:p>0.217617748501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0346387052837" calcext:value-type="float">
            <text:p>0.0346387052837</text:p>
          </table:table-cell>
          <table:table-cell office:value-type="float" office:value="28.8" calcext:value-type="float">
            <text:p>28.8</text:p>
          </table:table-cell>
          <table:table-cell office:value-type="float" office:value="0.927063551108" calcext:value-type="float">
            <text:p>0.927063551108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855297571776" calcext:value-type="float">
            <text:p>0.0855297571776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59499809087" calcext:value-type="float">
            <text:p>0.0459499809087</text:p>
          </table:table-cell>
          <table:table-cell office:value-type="string" calcext:value-type="string">
            <text:p/>
          </table:table-cell>
          <table:table-cell office:value-type="float" office:value="34.56" calcext:value-type="float">
            <text:p>34.56</text:p>
          </table:table-cell>
          <table:table-cell office:value-type="float" office:value="0.999604198487" calcext:value-type="float">
            <text:p>0.999604198487</text:p>
          </table:table-cell>
          <table:table-cell office:value-type="float" office:value="6.432" calcext:value-type="float">
            <text:p>6.432</text:p>
          </table:table-cell>
          <table:table-cell office:value-type="float" office:value="0.999985006679" calcext:value-type="float">
            <text:p>0.999985006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.624" calcext:value-type="float">
            <text:p>90.624</text:p>
          </table:table-cell>
          <table:table-cell office:value-type="float" office:value="0.0200746597552" calcext:value-type="float">
            <text:p>0.0200746597552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195660501398" calcext:value-type="float">
            <text:p>0.195660501398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0345577406479" calcext:value-type="float">
            <text:p>0.0345577406479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899172271277" calcext:value-type="float">
            <text:p>0.899172271277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853276496617" calcext:value-type="float">
            <text:p>0.0853276496617</text:p>
          </table:table-cell>
          <table:table-cell office:value-type="float" office:value="37.12" calcext:value-type="float">
            <text:p>37.12</text:p>
          </table:table-cell>
          <table:table-cell office:value-type="float" office:value="0.0382492699339" calcext:value-type="float">
            <text:p>0.0382492699339</text:p>
          </table:table-cell>
          <table:table-cell office:value-type="string" calcext:value-type="string">
            <text:p/>
          </table:table-cell>
          <table:table-cell office:value-type="float" office:value="35.072" calcext:value-type="float">
            <text:p>35.072</text:p>
          </table:table-cell>
          <table:table-cell office:value-type="float" office:value="0.999580025424" calcext:value-type="float">
            <text:p>0.999580025424</text:p>
          </table:table-cell>
          <table:table-cell office:value-type="float" office:value="6.496" calcext:value-type="float">
            <text:p>6.496</text:p>
          </table:table-cell>
          <table:table-cell office:value-type="float" office:value="0.999984821576" calcext:value-type="float">
            <text:p>0.9999848215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.648" calcext:value-type="float">
            <text:p>91.648</text:p>
          </table:table-cell>
          <table:table-cell office:value-type="float" office:value="0.0200542290169" calcext:value-type="float">
            <text:p>0.0200542290169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167580062268" calcext:value-type="float">
            <text:p>0.167580062268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0344859493453" calcext:value-type="float">
            <text:p>0.0344859493453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864353159999" calcext:value-type="float">
            <text:p>0.864353159999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851177028239" calcext:value-type="float">
            <text:p>0.0851177028239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20297947704" calcext:value-type="float">
            <text:p>0.0320297947704</text:p>
          </table:table-cell>
          <table:table-cell office:value-type="string" calcext:value-type="string">
            <text:p/>
          </table:table-cell>
          <table:table-cell office:value-type="float" office:value="35.584" calcext:value-type="float">
            <text:p>35.584</text:p>
          </table:table-cell>
          <table:table-cell office:value-type="float" office:value="0.999555037955" calcext:value-type="float">
            <text:p>0.999555037955</text:p>
          </table:table-cell>
          <table:table-cell office:value-type="float" office:value="6.56" calcext:value-type="float">
            <text:p>6.56</text:p>
          </table:table-cell>
          <table:table-cell office:value-type="float" office:value="0.999984747535" calcext:value-type="float">
            <text:p>0.999984747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.672" calcext:value-type="float">
            <text:p>92.672</text:p>
          </table:table-cell>
          <table:table-cell office:value-type="float" office:value="0.0200089895249" calcext:value-type="float">
            <text:p>0.0200089895249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139140637142" calcext:value-type="float">
            <text:p>0.13914063714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0344217360134" calcext:value-type="float">
            <text:p>0.0344217360134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82354628759" calcext:value-type="float">
            <text:p>0.82354628759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848803796045" calcext:value-type="float">
            <text:p>0.084880379604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269785846259" calcext:value-type="float">
            <text:p>0.0269785846259</text:p>
          </table:table-cell>
          <table:table-cell office:value-type="string" calcext:value-type="string">
            <text:p/>
          </table:table-cell>
          <table:table-cell office:value-type="float" office:value="36.096" calcext:value-type="float">
            <text:p>36.096</text:p>
          </table:table-cell>
          <table:table-cell office:value-type="float" office:value="0.999528125525" calcext:value-type="float">
            <text:p>0.999528125525</text:p>
          </table:table-cell>
          <table:table-cell office:value-type="float" office:value="6.624" calcext:value-type="float">
            <text:p>6.624</text:p>
          </table:table-cell>
          <table:table-cell office:value-type="float" office:value="0.999984673494" calcext:value-type="float">
            <text:p>0.999984673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.696" calcext:value-type="float">
            <text:p>93.696</text:p>
          </table:table-cell>
          <table:table-cell office:value-type="float" office:value="0.0197842514032" calcext:value-type="float">
            <text:p>0.0197842514032</text:p>
          </table:table-cell>
          <table:table-cell office:value-type="float" office:value="32.64" calcext:value-type="float">
            <text:p>32.64</text:p>
          </table:table-cell>
          <table:table-cell office:value-type="float" office:value="0.117186308624" calcext:value-type="float">
            <text:p>0.117186308624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0343637047104" calcext:value-type="float">
            <text:p>0.0343637047104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777164231601" calcext:value-type="float">
            <text:p>0.777164231601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844543614588" calcext:value-type="float">
            <text:p>0.084454361458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22857710638" calcext:value-type="float">
            <text:p>0.022857710638</text:p>
          </table:table-cell>
          <table:table-cell office:value-type="string" calcext:value-type="string">
            <text:p/>
          </table:table-cell>
          <table:table-cell office:value-type="float" office:value="36.608" calcext:value-type="float">
            <text:p>36.608</text:p>
          </table:table-cell>
          <table:table-cell office:value-type="float" office:value="0.999494253622" calcext:value-type="float">
            <text:p>0.999494253622</text:p>
          </table:table-cell>
          <table:table-cell office:value-type="float" office:value="6.688" calcext:value-type="float">
            <text:p>6.688</text:p>
          </table:table-cell>
          <table:table-cell office:value-type="float" office:value="0.999984599453" calcext:value-type="float">
            <text:p>0.999984599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.72" calcext:value-type="float">
            <text:p>94.72</text:p>
          </table:table-cell>
          <table:table-cell office:value-type="float" office:value="0.0186175103102" calcext:value-type="float">
            <text:p>0.0186175103102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0935041775901" calcext:value-type="float">
            <text:p>0.0935041775901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0342992919583" calcext:value-type="float">
            <text:p>0.0342992919583</text:p>
          </table:table-cell>
          <table:table-cell office:value-type="float" office:value="30.08" calcext:value-type="float">
            <text:p>30.08</text:p>
          </table:table-cell>
          <table:table-cell office:value-type="float" office:value="0.724048662604" calcext:value-type="float">
            <text:p>0.724048662604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834188360408" calcext:value-type="float">
            <text:p>0.0834188360408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194569941437" calcext:value-type="float">
            <text:p>0.0194569941437</text:p>
          </table:table-cell>
          <table:table-cell office:value-type="string" calcext:value-type="string">
            <text:p/>
          </table:table-cell>
          <table:table-cell office:value-type="float" office:value="37.12" calcext:value-type="float">
            <text:p>37.12</text:p>
          </table:table-cell>
          <table:table-cell office:value-type="float" office:value="0.99944898003" calcext:value-type="float">
            <text:p>0.99944898003</text:p>
          </table:table-cell>
          <table:table-cell office:value-type="float" office:value="6.752" calcext:value-type="float">
            <text:p>6.752</text:p>
          </table:table-cell>
          <table:table-cell office:value-type="float" office:value="0.999984488391" calcext:value-type="float">
            <text:p>0.9999844883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.744" calcext:value-type="float">
            <text:p>95.744</text:p>
          </table:table-cell>
          <table:table-cell office:value-type="float" office:value="0.0161154745331" calcext:value-type="float">
            <text:p>0.0161154745331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0794395148727" calcext:value-type="float">
            <text:p>0.0794395148727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0342416594958" calcext:value-type="float">
            <text:p>0.0342416594958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661326700172" calcext:value-type="float">
            <text:p>0.661326700172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812951147612" calcext:value-type="float">
            <text:p>0.0812951147612</text:p>
          </table:table-cell>
          <table:table-cell office:value-type="float" office:value="39.68" calcext:value-type="float">
            <text:p>39.68</text:p>
          </table:table-cell>
          <table:table-cell office:value-type="float" office:value="0.0166871811905" calcext:value-type="float">
            <text:p>0.0166871811905</text:p>
          </table:table-cell>
          <table:table-cell office:value-type="string" calcext:value-type="string">
            <text:p/>
          </table:table-cell>
          <table:table-cell office:value-type="float" office:value="37.632" calcext:value-type="float">
            <text:p>37.632</text:p>
          </table:table-cell>
          <table:table-cell office:value-type="float" office:value="0.999390046621" calcext:value-type="float">
            <text:p>0.999390046621</text:p>
          </table:table-cell>
          <table:table-cell office:value-type="float" office:value="6.816" calcext:value-type="float">
            <text:p>6.816</text:p>
          </table:table-cell>
          <table:table-cell office:value-type="float" office:value="0.99998441435" calcext:value-type="float">
            <text:p>0.99998441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.768" calcext:value-type="float">
            <text:p>96.768</text:p>
          </table:table-cell>
          <table:table-cell office:value-type="float" office:value="0.014799880918" calcext:value-type="float">
            <text:p>0.014799880918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0685356800705" calcext:value-type="float">
            <text:p>0.0685356800705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0341764490626" calcext:value-type="float">
            <text:p>0.0341764490626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58872103154" calcext:value-type="float">
            <text:p>0.58872103154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782739136216" calcext:value-type="float">
            <text:p>0.078273913621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1438232191" calcext:value-type="float">
            <text:p>0.01438232191</text:p>
          </table:table-cell>
          <table:table-cell office:value-type="string" calcext:value-type="string">
            <text:p/>
          </table:table-cell>
          <table:table-cell office:value-type="float" office:value="38.144" calcext:value-type="float">
            <text:p>38.144</text:p>
          </table:table-cell>
          <table:table-cell office:value-type="float" office:value="0.999303386376" calcext:value-type="float">
            <text:p>0.999303386376</text:p>
          </table:table-cell>
          <table:table-cell office:value-type="float" office:value="6.88" calcext:value-type="float">
            <text:p>6.88</text:p>
          </table:table-cell>
          <table:table-cell office:value-type="float" office:value="0.999984303288" calcext:value-type="float">
            <text:p>0.9999843032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.792" calcext:value-type="float">
            <text:p>97.792</text:p>
          </table:table-cell>
          <table:table-cell office:value-type="float" office:value="0.0135317158026" calcext:value-type="float">
            <text:p>0.0135317158026</text:p>
          </table:table-cell>
          <table:table-cell office:value-type="float" office:value="34.56" calcext:value-type="float">
            <text:p>34.56</text:p>
          </table:table-cell>
          <table:table-cell office:value-type="float" office:value="0.0613836867132" calcext:value-type="float">
            <text:p>0.0613836867132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0341202125421" calcext:value-type="float">
            <text:p>0.0341202125421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512323360249" calcext:value-type="float">
            <text:p>0.512323360249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749912588499" calcext:value-type="float">
            <text:p>0.0749912588499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124982487664" calcext:value-type="float">
            <text:p>0.0124982487664</text:p>
          </table:table-cell>
          <table:table-cell office:value-type="string" calcext:value-type="string">
            <text:p/>
          </table:table-cell>
          <table:table-cell office:value-type="float" office:value="38.656" calcext:value-type="float">
            <text:p>38.656</text:p>
          </table:table-cell>
          <table:table-cell office:value-type="float" office:value="0.9991631604" calcext:value-type="float">
            <text:p>0.9991631604</text:p>
          </table:table-cell>
          <table:table-cell office:value-type="float" office:value="6.944" calcext:value-type="float">
            <text:p>6.944</text:p>
          </table:table-cell>
          <table:table-cell office:value-type="float" office:value="0.999984266268" calcext:value-type="float">
            <text:p>0.9999842662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.816" calcext:value-type="float">
            <text:p>98.816</text:p>
          </table:table-cell>
          <table:table-cell office:value-type="float" office:value="0.012246768295" calcext:value-type="float">
            <text:p>0.012246768295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561061547857" calcext:value-type="float">
            <text:p>0.0561061547857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0340589905146" calcext:value-type="float">
            <text:p>0.0340589905146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40763499895" calcext:value-type="float">
            <text:p>0.440763499895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720346708707" calcext:value-type="float">
            <text:p>0.0720346708707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109352938247" calcext:value-type="float">
            <text:p>0.0109352938247</text:p>
          </table:table-cell>
          <table:table-cell office:value-type="string" calcext:value-type="string">
            <text:p/>
          </table:table-cell>
          <table:table-cell office:value-type="float" office:value="39.168" calcext:value-type="float">
            <text:p>39.168</text:p>
          </table:table-cell>
          <table:table-cell office:value-type="float" office:value="0.998888187183" calcext:value-type="float">
            <text:p>0.998888187183</text:p>
          </table:table-cell>
          <table:table-cell office:value-type="float" office:value="7.008" calcext:value-type="float">
            <text:p>7.008</text:p>
          </table:table-cell>
          <table:table-cell office:value-type="float" office:value="0.999984192227" calcext:value-type="float">
            <text:p>0.999984192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.84" calcext:value-type="float">
            <text:p>99.84</text:p>
          </table:table-cell>
          <table:table-cell office:value-type="float" office:value="0.0117141097598" calcext:value-type="float">
            <text:p>0.0117141097598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517268174943" calcext:value-type="float">
            <text:p>0.0517268174943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0339903899365" calcext:value-type="float">
            <text:p>0.0339903899365</text:p>
          </table:table-cell>
          <table:table-cell office:value-type="float" office:value="31.36" calcext:value-type="float">
            <text:p>31.36</text:p>
          </table:table-cell>
          <table:table-cell office:value-type="float" office:value="0.380273206939" calcext:value-type="float">
            <text:p>0.380273206939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69687528919" calcext:value-type="float">
            <text:p>0.069687528919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0962962550034" calcext:value-type="float">
            <text:p>0.00962962550034</text:p>
          </table:table-cell>
          <table:table-cell office:value-type="string" calcext:value-type="string">
            <text:p/>
          </table:table-cell>
          <table:table-cell office:value-type="float" office:value="39.68" calcext:value-type="float">
            <text:p>39.68</text:p>
          </table:table-cell>
          <table:table-cell office:value-type="float" office:value="0.998209527518" calcext:value-type="float">
            <text:p>0.998209527518</text:p>
          </table:table-cell>
          <table:table-cell office:value-type="float" office:value="7.072" calcext:value-type="float">
            <text:p>7.072</text:p>
          </table:table-cell>
          <table:table-cell office:value-type="float" office:value="0.999984118186" calcext:value-type="float">
            <text:p>0.999984118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.864" calcext:value-type="float">
            <text:p>100.864</text:p>
          </table:table-cell>
          <table:table-cell office:value-type="float" office:value="0.0114361057845" calcext:value-type="float">
            <text:p>0.0114361057845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477728640151" calcext:value-type="float">
            <text:p>0.0477728640151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0338737290696" calcext:value-type="float">
            <text:p>0.0338737290696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31818287919" calcext:value-type="float">
            <text:p>0.331818287919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679524665171" calcext:value-type="float">
            <text:p>0.0679524665171</text:p>
          </table:table-cell>
          <table:table-cell office:value-type="float" office:value="42.24" calcext:value-type="float">
            <text:p>42.24</text:p>
          </table:table-cell>
          <table:table-cell office:value-type="float" office:value="0.00854399849255" calcext:value-type="float">
            <text:p>0.00854399849255</text:p>
          </table:table-cell>
          <table:table-cell office:value-type="string" calcext:value-type="string">
            <text:p/>
          </table:table-cell>
          <table:table-cell office:value-type="float" office:value="40.192" calcext:value-type="float">
            <text:p>40.192</text:p>
          </table:table-cell>
          <table:table-cell office:value-type="float" office:value="0.996420868942" calcext:value-type="float">
            <text:p>0.996420868942</text:p>
          </table:table-cell>
          <table:table-cell office:value-type="float" office:value="7.136" calcext:value-type="float">
            <text:p>7.136</text:p>
          </table:table-cell>
          <table:table-cell office:value-type="float" office:value="0.999984081165" calcext:value-type="float">
            <text:p>0.9999840811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.888" calcext:value-type="float">
            <text:p>101.888</text:p>
          </table:table-cell>
          <table:table-cell office:value-type="float" office:value="0.0112872532624" calcext:value-type="float">
            <text:p>0.0112872532624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38065065482" calcext:value-type="float">
            <text:p>0.0438065065482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0336049105251" calcext:value-type="float">
            <text:p>0.0336049105251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29304138484" calcext:value-type="float">
            <text:p>0.29304138484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667068717719" calcext:value-type="float">
            <text:p>0.0667068717719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0762481142269" calcext:value-type="float">
            <text:p>0.00762481142269</text:p>
          </table:table-cell>
          <table:table-cell office:value-type="string" calcext:value-type="string">
            <text:p/>
          </table:table-cell>
          <table:table-cell office:value-type="float" office:value="40.704" calcext:value-type="float">
            <text:p>40.704</text:p>
          </table:table-cell>
          <table:table-cell office:value-type="float" office:value="0.991946298042" calcext:value-type="float">
            <text:p>0.991946298042</text:p>
          </table:table-cell>
          <table:table-cell office:value-type="float" office:value="7.264" calcext:value-type="float">
            <text:p>7.264</text:p>
          </table:table-cell>
          <table:table-cell office:value-type="float" office:value="0.999983896062" calcext:value-type="float">
            <text:p>0.999983896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.912" calcext:value-type="float">
            <text:p>102.912</text:p>
          </table:table-cell>
          <table:table-cell office:value-type="float" office:value="0.0111945852706" calcext:value-type="float">
            <text:p>0.011194585270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02319691622" calcext:value-type="float">
            <text:p>0.0402319691622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0328405325718" calcext:value-type="float">
            <text:p>0.0328405325718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260758189056" calcext:value-type="float">
            <text:p>0.260758189056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658277653223" calcext:value-type="float">
            <text:p>0.0658277653223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0685442177988" calcext:value-type="float">
            <text:p>0.00685442177988</text:p>
          </table:table-cell>
          <table:table-cell office:value-type="string" calcext:value-type="string">
            <text:p/>
          </table:table-cell>
          <table:table-cell office:value-type="float" office:value="41.216" calcext:value-type="float">
            <text:p>41.216</text:p>
          </table:table-cell>
          <table:table-cell office:value-type="float" office:value="0.982384241384" calcext:value-type="float">
            <text:p>0.982384241384</text:p>
          </table:table-cell>
          <table:table-cell office:value-type="float" office:value="7.328" calcext:value-type="float">
            <text:p>7.328</text:p>
          </table:table-cell>
          <table:table-cell office:value-type="float" office:value="0.999983822021" calcext:value-type="float">
            <text:p>0.9999838220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.936" calcext:value-type="float">
            <text:p>103.936</text:p>
          </table:table-cell>
          <table:table-cell office:value-type="float" office:value="0.0111354820633" calcext:value-type="float">
            <text:p>0.011135482063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69755575775" calcext:value-type="float">
            <text:p>0.0369755575775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0311845465233" calcext:value-type="float">
            <text:p>0.0311845465233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232801271888" calcext:value-type="float">
            <text:p>0.232801271888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651786939727" calcext:value-type="float">
            <text:p>0.0651786939727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061916024466" calcext:value-type="float">
            <text:p>0.0061916024466</text:p>
          </table:table-cell>
          <table:table-cell office:value-type="string" calcext:value-type="string">
            <text:p/>
          </table:table-cell>
          <table:table-cell office:value-type="float" office:value="41.728" calcext:value-type="float">
            <text:p>41.728</text:p>
          </table:table-cell>
          <table:table-cell office:value-type="float" office:value="0.965090506465" calcext:value-type="float">
            <text:p>0.965090506465</text:p>
          </table:table-cell>
          <table:table-cell office:value-type="float" office:value="7.392" calcext:value-type="float">
            <text:p>7.392</text:p>
          </table:table-cell>
          <table:table-cell office:value-type="float" office:value="0.999983599898" calcext:value-type="float">
            <text:p>0.999983599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.96" calcext:value-type="float">
            <text:p>104.96</text:p>
          </table:table-cell>
          <table:table-cell office:value-type="float" office:value="0.0110858645559" calcext:value-type="float">
            <text:p>0.0110858645559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40248678063" calcext:value-type="float">
            <text:p>0.0340248678063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0285924816558" calcext:value-type="float">
            <text:p>0.0285924816558</text:p>
          </table:table-cell>
          <table:table-cell office:value-type="float" office:value="32.64" calcext:value-type="float">
            <text:p>32.64</text:p>
          </table:table-cell>
          <table:table-cell office:value-type="float" office:value="0.207775091768" calcext:value-type="float">
            <text:p>0.207775091768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646936971791" calcext:value-type="float">
            <text:p>0.0646936971791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0560823567111" calcext:value-type="float">
            <text:p>0.00560823567111</text:p>
          </table:table-cell>
          <table:table-cell office:value-type="string" calcext:value-type="string">
            <text:p/>
          </table:table-cell>
          <table:table-cell office:value-type="float" office:value="42.24" calcext:value-type="float">
            <text:p>42.24</text:p>
          </table:table-cell>
          <table:table-cell office:value-type="float" office:value="0.938297424181" calcext:value-type="float">
            <text:p>0.938297424181</text:p>
          </table:table-cell>
          <table:table-cell office:value-type="float" office:value="7.456" calcext:value-type="float">
            <text:p>7.456</text:p>
          </table:table-cell>
          <table:table-cell office:value-type="float" office:value="0.999983562877" calcext:value-type="float">
            <text:p>0.999983562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.984" calcext:value-type="float">
            <text:p>105.984</text:p>
          </table:table-cell>
          <table:table-cell office:value-type="float" office:value="0.0110457327484" calcext:value-type="float">
            <text:p>0.0110457327484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13193392031" calcext:value-type="float">
            <text:p>0.0313193392031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0262215738847" calcext:value-type="float">
            <text:p>0.0262215738847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165133166986" calcext:value-type="float">
            <text:p>0.165133166986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642868486251" calcext:value-type="float">
            <text:p>0.0642868486251</text:p>
          </table:table-cell>
          <table:table-cell office:value-type="float" office:value="44.8" calcext:value-type="float">
            <text:p>44.8</text:p>
          </table:table-cell>
          <table:table-cell office:value-type="float" office:value="0.00511130494731" calcext:value-type="float">
            <text:p>0.00511130494731</text:p>
          </table:table-cell>
          <table:table-cell office:value-type="string" calcext:value-type="string">
            <text:p/>
          </table:table-cell>
          <table:table-cell office:value-type="float" office:value="42.752" calcext:value-type="float">
            <text:p>42.752</text:p>
          </table:table-cell>
          <table:table-cell office:value-type="float" office:value="0.901764226384" calcext:value-type="float">
            <text:p>0.901764226384</text:p>
          </table:table-cell>
          <table:table-cell office:value-type="float" office:value="7.52" calcext:value-type="float">
            <text:p>7.52</text:p>
          </table:table-cell>
          <table:table-cell office:value-type="float" office:value="0.999983340754" calcext:value-type="float">
            <text:p>0.999983340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.008" calcext:value-type="float">
            <text:p>107.008</text:p>
          </table:table-cell>
          <table:table-cell office:value-type="float" office:value="0.0109063659262" calcext:value-type="float">
            <text:p>0.0109063659262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89939563394" calcext:value-type="float">
            <text:p>0.0289939563394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0247943229033" calcext:value-type="float">
            <text:p>0.0247943229033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131521663015" calcext:value-type="float">
            <text:p>0.131521663015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638460092615" calcext:value-type="float">
            <text:p>0.063846009261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46695683288" calcext:value-type="float">
            <text:p>0.0046695683288</text:p>
          </table:table-cell>
          <table:table-cell office:value-type="string" calcext:value-type="string">
            <text:p/>
          </table:table-cell>
          <table:table-cell office:value-type="float" office:value="43.264" calcext:value-type="float">
            <text:p>43.264</text:p>
          </table:table-cell>
          <table:table-cell office:value-type="float" office:value="0.856769272002" calcext:value-type="float">
            <text:p>0.856769272002</text:p>
          </table:table-cell>
          <table:table-cell office:value-type="float" office:value="7.584" calcext:value-type="float">
            <text:p>7.584</text:p>
          </table:table-cell>
          <table:table-cell office:value-type="float" office:value="0.999983266713" calcext:value-type="float">
            <text:p>0.9999832667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.032" calcext:value-type="float">
            <text:p>108.032</text:p>
          </table:table-cell>
          <table:table-cell office:value-type="float" office:value="0.0101942087613" calcext:value-type="float">
            <text:p>0.0101942087613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68626594004" calcext:value-type="float">
            <text:p>0.0268626594004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0238895530692" calcext:value-type="float">
            <text:p>0.0238895530692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06136173335" calcext:value-type="float">
            <text:p>0.106136173335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630279025349" calcext:value-type="float">
            <text:p>0.0630279025349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426587337443" calcext:value-type="float">
            <text:p>0.00426587337443</text:p>
          </table:table-cell>
          <table:table-cell office:value-type="string" calcext:value-type="string">
            <text:p/>
          </table:table-cell>
          <table:table-cell office:value-type="float" office:value="43.776" calcext:value-type="float">
            <text:p>43.776</text:p>
          </table:table-cell>
          <table:table-cell office:value-type="float" office:value="0.805454968138" calcext:value-type="float">
            <text:p>0.805454968138</text:p>
          </table:table-cell>
          <table:table-cell office:value-type="float" office:value="7.648" calcext:value-type="float">
            <text:p>7.648</text:p>
          </table:table-cell>
          <table:table-cell office:value-type="float" office:value="0.999983229692" calcext:value-type="float">
            <text:p>0.9999832296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9.056" calcext:value-type="float">
            <text:p>109.056</text:p>
          </table:table-cell>
          <table:table-cell office:value-type="float" office:value="0.00816135029668" calcext:value-type="float">
            <text:p>0.00816135029668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48809399596" calcext:value-type="float">
            <text:p>0.0248809399596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0233086417784" calcext:value-type="float">
            <text:p>0.0233086417784</text:p>
          </table:table-cell>
          <table:table-cell office:value-type="float" office:value="34.56" calcext:value-type="float">
            <text:p>34.56</text:p>
          </table:table-cell>
          <table:table-cell office:value-type="float" office:value="0.087094961267" calcext:value-type="float">
            <text:p>0.087094961267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61328790773" calcext:value-type="float">
            <text:p>0.061328790773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389911742727" calcext:value-type="float">
            <text:p>0.00389911742727</text:p>
          </table:table-cell>
          <table:table-cell office:value-type="string" calcext:value-type="string">
            <text:p/>
          </table:table-cell>
          <table:table-cell office:value-type="float" office:value="44.288" calcext:value-type="float">
            <text:p>44.288</text:p>
          </table:table-cell>
          <table:table-cell office:value-type="float" office:value="0.750397467344" calcext:value-type="float">
            <text:p>0.750397467344</text:p>
          </table:table-cell>
          <table:table-cell office:value-type="float" office:value="7.776" calcext:value-type="float">
            <text:p>7.776</text:p>
          </table:table-cell>
          <table:table-cell office:value-type="float" office:value="0.999983007569" calcext:value-type="float">
            <text:p>0.999983007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.08" calcext:value-type="float">
            <text:p>110.08</text:p>
          </table:table-cell>
          <table:table-cell office:value-type="float" office:value="0.00647289570692" calcext:value-type="float">
            <text:p>0.00647289570692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25453420473" calcext:value-type="float">
            <text:p>0.0225453420473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0229600551198" calcext:value-type="float">
            <text:p>0.0229600551198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0723514985164" calcext:value-type="float">
            <text:p>0.0723514985164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586313903717" calcext:value-type="float">
            <text:p>0.0586313903717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356439978983" calcext:value-type="float">
            <text:p>0.00356439978983</text:p>
          </table:table-cell>
          <table:table-cell office:value-type="string" calcext:value-type="string">
            <text:p/>
          </table:table-cell>
          <table:table-cell office:value-type="float" office:value="44.8" calcext:value-type="float">
            <text:p>44.8</text:p>
          </table:table-cell>
          <table:table-cell office:value-type="float" office:value="0.693808586361" calcext:value-type="float">
            <text:p>0.693808586361</text:p>
          </table:table-cell>
          <table:table-cell office:value-type="float" office:value="7.84" calcext:value-type="float">
            <text:p>7.84</text:p>
          </table:table-cell>
          <table:table-cell office:value-type="float" office:value="0.999982896508" calcext:value-type="float">
            <text:p>0.9999828965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1.104" calcext:value-type="float">
            <text:p>111.104</text:p>
          </table:table-cell>
          <table:table-cell office:value-type="float" office:value="0.00523026901445" calcext:value-type="float">
            <text:p>0.0052302690144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00667334536" calcext:value-type="float">
            <text:p>0.0200667334536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0227297246903" calcext:value-type="float">
            <text:p>0.0227297246903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0609216240313" calcext:value-type="float">
            <text:p>0.0609216240313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553787455039" calcext:value-type="float">
            <text:p>0.0553787455039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325332801771" calcext:value-type="float">
            <text:p>0.00325332801771</text:p>
          </table:table-cell>
          <table:table-cell office:value-type="string" calcext:value-type="string">
            <text:p/>
          </table:table-cell>
          <table:table-cell office:value-type="float" office:value="45.312" calcext:value-type="float">
            <text:p>45.312</text:p>
          </table:table-cell>
          <table:table-cell office:value-type="float" office:value="0.637740222126" calcext:value-type="float">
            <text:p>0.637740222126</text:p>
          </table:table-cell>
          <table:table-cell office:value-type="float" office:value="7.904" calcext:value-type="float">
            <text:p>7.904</text:p>
          </table:table-cell>
          <table:table-cell office:value-type="float" office:value="0.999982785446" calcext:value-type="float">
            <text:p>0.999982785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.128" calcext:value-type="float">
            <text:p>112.128</text:p>
          </table:table-cell>
          <table:table-cell office:value-type="float" office:value="0.00367461422388" calcext:value-type="float">
            <text:p>0.00367461422388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178967652589" calcext:value-type="float">
            <text:p>0.0178967652589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0225741768678" calcext:value-type="float">
            <text:p>0.0225741768678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0523357016641" calcext:value-type="float">
            <text:p>0.0523357016641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522811109764" calcext:value-type="float">
            <text:p>0.052281110976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298072672075" calcext:value-type="float">
            <text:p>0.00298072672075</text:p>
          </table:table-cell>
          <table:table-cell office:value-type="string" calcext:value-type="string">
            <text:p/>
          </table:table-cell>
          <table:table-cell office:value-type="float" office:value="45.824" calcext:value-type="float">
            <text:p>45.824</text:p>
          </table:table-cell>
          <table:table-cell office:value-type="float" office:value="0.583787167472" calcext:value-type="float">
            <text:p>0.583787167472</text:p>
          </table:table-cell>
          <table:table-cell office:value-type="float" office:value="7.968" calcext:value-type="float">
            <text:p>7.968</text:p>
          </table:table-cell>
          <table:table-cell office:value-type="float" office:value="0.999982711405" calcext:value-type="float">
            <text:p>0.999982711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.152" calcext:value-type="float">
            <text:p>113.152</text:p>
          </table:table-cell>
          <table:table-cell office:value-type="float" office:value="0.00287781542871" calcext:value-type="float">
            <text:p>0.00287781542871</text:p>
          </table:table-cell>
          <table:table-cell office:value-type="float" office:value="42.24" calcext:value-type="float">
            <text:p>42.24</text:p>
          </table:table-cell>
          <table:table-cell office:value-type="float" office:value="0.0163127030697" calcext:value-type="float">
            <text:p>0.0163127030697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0224469467259" calcext:value-type="float">
            <text:p>0.0224469467259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457955095682" calcext:value-type="float">
            <text:p>0.0457955095682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497025252967" calcext:value-type="float">
            <text:p>0.0497025252967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273703953889" calcext:value-type="float">
            <text:p>0.00273703953889</text:p>
          </table:table-cell>
          <table:table-cell office:value-type="string" calcext:value-type="string">
            <text:p/>
          </table:table-cell>
          <table:table-cell office:value-type="float" office:value="46.336" calcext:value-type="float">
            <text:p>46.336</text:p>
          </table:table-cell>
          <table:table-cell office:value-type="float" office:value="0.533209272091" calcext:value-type="float">
            <text:p>0.533209272091</text:p>
          </table:table-cell>
          <table:table-cell office:value-type="float" office:value="8.032" calcext:value-type="float">
            <text:p>8.032</text:p>
          </table:table-cell>
          <table:table-cell office:value-type="float" office:value="0.999982674384" calcext:value-type="float">
            <text:p>0.999982674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4.176" calcext:value-type="float">
            <text:p>114.176</text:p>
          </table:table-cell>
          <table:table-cell office:value-type="float" office:value="0.00251298081554" calcext:value-type="float">
            <text:p>0.00251298081554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50817897057" calcext:value-type="float">
            <text:p>0.0150817897057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0223091473088" calcext:value-type="float">
            <text:p>0.0223091473088</text:p>
          </table:table-cell>
          <table:table-cell office:value-type="float" office:value="37.12" calcext:value-type="float">
            <text:p>37.12</text:p>
          </table:table-cell>
          <table:table-cell office:value-type="float" office:value="0.0406853735074" calcext:value-type="float">
            <text:p>0.0406853735074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477535351514" calcext:value-type="float">
            <text:p>0.0477535351514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25168757049" calcext:value-type="float">
            <text:p>0.0025168757049</text:p>
          </table:table-cell>
          <table:table-cell office:value-type="string" calcext:value-type="string">
            <text:p/>
          </table:table-cell>
          <table:table-cell office:value-type="float" office:value="46.848" calcext:value-type="float">
            <text:p>46.848</text:p>
          </table:table-cell>
          <table:table-cell office:value-type="float" office:value="0.486500917688" calcext:value-type="float">
            <text:p>0.486500917688</text:p>
          </table:table-cell>
          <table:table-cell office:value-type="float" office:value="8.096" calcext:value-type="float">
            <text:p>8.096</text:p>
          </table:table-cell>
          <table:table-cell office:value-type="float" office:value="0.99998241524" calcext:value-type="float">
            <text:p>0.999982415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.2" calcext:value-type="float">
            <text:p>115.2</text:p>
          </table:table-cell>
          <table:table-cell office:value-type="float" office:value="0.00234223821657" calcext:value-type="float">
            <text:p>0.00234223821657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4085822461" calcext:value-type="float">
            <text:p>0.014085822461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0220927762993" calcext:value-type="float">
            <text:p>0.022092776299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366930672408" calcext:value-type="float">
            <text:p>0.0366930672408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463269010677" calcext:value-type="float">
            <text:p>0.0463269010677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232954654398" calcext:value-type="float">
            <text:p>0.00232954654398</text:p>
          </table:table-cell>
          <table:table-cell office:value-type="string" calcext:value-type="string">
            <text:p/>
          </table:table-cell>
          <table:table-cell office:value-type="float" office:value="47.36" calcext:value-type="float">
            <text:p>47.36</text:p>
          </table:table-cell>
          <table:table-cell office:value-type="float" office:value="0.444263654449" calcext:value-type="float">
            <text:p>0.444263654449</text:p>
          </table:table-cell>
          <table:table-cell office:value-type="float" office:value="8.16" calcext:value-type="float">
            <text:p>8.16</text:p>
          </table:table-cell>
          <table:table-cell office:value-type="float" office:value="0.99998237822" calcext:value-type="float">
            <text:p>0.999982378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6.224" calcext:value-type="float">
            <text:p>116.224</text:p>
          </table:table-cell>
          <table:table-cell office:value-type="float" office:value="0.0022072494097" calcext:value-type="float">
            <text:p>0.0022072494097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30373206803" calcext:value-type="float">
            <text:p>0.0130373206803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215100702259" calcext:value-type="float">
            <text:p>0.0215100702259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334756406673" calcext:value-type="float">
            <text:p>0.0334756406673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453126275612" calcext:value-type="float">
            <text:p>0.045312627561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16812982095" calcext:value-type="float">
            <text:p>0.00216812982095</text:p>
          </table:table-cell>
          <table:table-cell office:value-type="string" calcext:value-type="string">
            <text:p/>
          </table:table-cell>
          <table:table-cell office:value-type="float" office:value="47.872" calcext:value-type="float">
            <text:p>47.872</text:p>
          </table:table-cell>
          <table:table-cell office:value-type="float" office:value="0.406457502423" calcext:value-type="float">
            <text:p>0.406457502423</text:p>
          </table:table-cell>
          <table:table-cell office:value-type="float" office:value="8.256" calcext:value-type="float">
            <text:p>8.256</text:p>
          </table:table-cell>
          <table:table-cell office:value-type="float" office:value="0.999982156097" calcext:value-type="float">
            <text:p>0.9999821560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.248" calcext:value-type="float">
            <text:p>117.248</text:p>
          </table:table-cell>
          <table:table-cell office:value-type="float" office:value="0.00210728472569" calcext:value-type="float">
            <text:p>0.00210728472569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19012613396" calcext:value-type="float">
            <text:p>0.0119012613396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201809340248" calcext:value-type="float">
            <text:p>0.0201809340248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309090013129" calcext:value-type="float">
            <text:p>0.0309090013129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445901850588" calcext:value-type="float">
            <text:p>0.0445901850588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02876623655" calcext:value-type="float">
            <text:p>0.00202876623655</text:p>
          </table:table-cell>
          <table:table-cell office:value-type="string" calcext:value-type="string">
            <text:p/>
          </table:table-cell>
          <table:table-cell office:value-type="float" office:value="48.384" calcext:value-type="float">
            <text:p>48.384</text:p>
          </table:table-cell>
          <table:table-cell office:value-type="float" office:value="0.373133324992" calcext:value-type="float">
            <text:p>0.373133324992</text:p>
          </table:table-cell>
          <table:table-cell office:value-type="float" office:value="8.384" calcext:value-type="float">
            <text:p>8.384</text:p>
          </table:table-cell>
          <table:table-cell office:value-type="float" office:value="0.999981822912" calcext:value-type="float">
            <text:p>0.9999818229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.272" calcext:value-type="float">
            <text:p>118.272</text:p>
          </table:table-cell>
          <table:table-cell office:value-type="float" office:value="0.00203212879537" calcext:value-type="float">
            <text:p>0.00203212879537</text:p>
          </table:table-cell>
          <table:table-cell office:value-type="float" office:value="44.8" calcext:value-type="float">
            <text:p>44.8</text:p>
          </table:table-cell>
          <table:table-cell office:value-type="float" office:value="0.010528796587" calcext:value-type="float">
            <text:p>0.010528796587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17872444803" calcext:value-type="float">
            <text:p>0.017872444803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287617226988" calcext:value-type="float">
            <text:p>0.0287617226988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440583360684" calcext:value-type="float">
            <text:p>0.0440583360684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190312460507" calcext:value-type="float">
            <text:p>0.00190312460507</text:p>
          </table:table-cell>
          <table:table-cell office:value-type="string" calcext:value-type="string">
            <text:p/>
          </table:table-cell>
          <table:table-cell office:value-type="float" office:value="48.896" calcext:value-type="float">
            <text:p>48.896</text:p>
          </table:table-cell>
          <table:table-cell office:value-type="float" office:value="0.343837312696" calcext:value-type="float">
            <text:p>0.343837312696</text:p>
          </table:table-cell>
          <table:table-cell office:value-type="float" office:value="8.512" calcext:value-type="float">
            <text:p>8.512</text:p>
          </table:table-cell>
          <table:table-cell office:value-type="float" office:value="0.99998167483" calcext:value-type="float">
            <text:p>0.99998167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9.296" calcext:value-type="float">
            <text:p>119.296</text:p>
          </table:table-cell>
          <table:table-cell office:value-type="float" office:value="0.00197886294185" calcext:value-type="float">
            <text:p>0.00197886294185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0893743793446" calcext:value-type="float">
            <text:p>0.00893743793446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152377039945" calcext:value-type="float">
            <text:p>0.0152377039945</text:p>
          </table:table-cell>
          <table:table-cell office:value-type="float" office:value="39.68" calcext:value-type="float">
            <text:p>39.68</text:p>
          </table:table-cell>
          <table:table-cell office:value-type="float" office:value="0.0269438278059" calcext:value-type="float">
            <text:p>0.0269438278059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436474453641" calcext:value-type="float">
            <text:p>0.0436474453641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80008744069" calcext:value-type="float">
            <text:p>0.00180008744069</text:p>
          </table:table-cell>
          <table:table-cell office:value-type="string" calcext:value-type="string">
            <text:p/>
          </table:table-cell>
          <table:table-cell office:value-type="float" office:value="49.408" calcext:value-type="float">
            <text:p>49.408</text:p>
          </table:table-cell>
          <table:table-cell office:value-type="float" office:value="0.318320627359" calcext:value-type="float">
            <text:p>0.318320627359</text:p>
          </table:table-cell>
          <table:table-cell office:value-type="float" office:value="8.64" calcext:value-type="float">
            <text:p>8.64</text:p>
          </table:table-cell>
          <table:table-cell office:value-type="float" office:value="0.999981415686" calcext:value-type="float">
            <text:p>0.9999814156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.32" calcext:value-type="float">
            <text:p>120.32</text:p>
          </table:table-cell>
          <table:table-cell office:value-type="float" office:value="0.00194164981131" calcext:value-type="float">
            <text:p>0.00194164981131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0729135580693" calcext:value-type="float">
            <text:p>0.00729135580693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134269678046" calcext:value-type="float">
            <text:p>0.0134269678046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253402019116" calcext:value-type="float">
            <text:p>0.0253402019116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433217460399" calcext:value-type="float">
            <text:p>0.0433217460399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71481530466" calcext:value-type="float">
            <text:p>0.00171481530466</text:p>
          </table:table-cell>
          <table:table-cell office:value-type="string" calcext:value-type="string">
            <text:p/>
          </table:table-cell>
          <table:table-cell office:value-type="float" office:value="49.92" calcext:value-type="float">
            <text:p>49.92</text:p>
          </table:table-cell>
          <table:table-cell office:value-type="float" office:value="0.296182432958" calcext:value-type="float">
            <text:p>0.296182432958</text:p>
          </table:table-cell>
          <table:table-cell office:value-type="float" office:value="8.768" calcext:value-type="float">
            <text:p>8.768</text:p>
          </table:table-cell>
          <table:table-cell office:value-type="float" office:value="0.99998104548" calcext:value-type="float">
            <text:p>0.999981045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1.344" calcext:value-type="float">
            <text:p>121.344</text:p>
          </table:table-cell>
          <table:table-cell office:value-type="float" office:value="0.00191246304225" calcext:value-type="float">
            <text:p>0.00191246304225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559565772874" calcext:value-type="float">
            <text:p>0.00559565772874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12323974207" calcext:value-type="float">
            <text:p>0.012323974207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238854071839" calcext:value-type="float">
            <text:p>0.0238854071839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430450424772" calcext:value-type="float">
            <text:p>0.0430450424772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64185617102" calcext:value-type="float">
            <text:p>0.00164185617102</text:p>
          </table:table-cell>
          <table:table-cell office:value-type="string" calcext:value-type="string">
            <text:p/>
          </table:table-cell>
          <table:table-cell office:value-type="float" office:value="50.432" calcext:value-type="float">
            <text:p>50.432</text:p>
          </table:table-cell>
          <table:table-cell office:value-type="float" office:value="0.277071942441" calcext:value-type="float">
            <text:p>0.277071942441</text:p>
          </table:table-cell>
          <table:table-cell office:value-type="float" office:value="8.896" calcext:value-type="float">
            <text:p>8.896</text:p>
          </table:table-cell>
          <table:table-cell office:value-type="float" office:value="0.999980934419" calcext:value-type="float">
            <text:p>0.9999809344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.368" calcext:value-type="float">
            <text:p>122.368</text:p>
          </table:table-cell>
          <table:table-cell office:value-type="float" office:value="0.00189495098082" calcext:value-type="float">
            <text:p>0.0018949509808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407215618518" calcext:value-type="float">
            <text:p>0.00407215618518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115755498765" calcext:value-type="float">
            <text:p>0.0115755498765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25892193965" calcext:value-type="float">
            <text:p>0.022589219396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428098015776" calcext:value-type="float">
            <text:p>0.0428098015776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57710570566" calcext:value-type="float">
            <text:p>0.00157710570566</text:p>
          </table:table-cell>
          <table:table-cell office:value-type="string" calcext:value-type="string">
            <text:p/>
          </table:table-cell>
          <table:table-cell office:value-type="float" office:value="50.944" calcext:value-type="float">
            <text:p>50.944</text:p>
          </table:table-cell>
          <table:table-cell office:value-type="float" office:value="0.260591096169" calcext:value-type="float">
            <text:p>0.260591096169</text:p>
          </table:table-cell>
          <table:table-cell office:value-type="float" office:value="9.024" calcext:value-type="float">
            <text:p>9.024</text:p>
          </table:table-cell>
          <table:table-cell office:value-type="float" office:value="0.999980675275" calcext:value-type="float">
            <text:p>0.9999806752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.392" calcext:value-type="float">
            <text:p>123.392</text:p>
          </table:table-cell>
          <table:table-cell office:value-type="float" office:value="0.00187816858862" calcext:value-type="float">
            <text:p>0.00187816858862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290180346684" calcext:value-type="float">
            <text:p>0.00290180346684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111246606116" calcext:value-type="float">
            <text:p>0.0111246606116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13758264269" calcext:value-type="float">
            <text:p>0.0213758264269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426058567206" calcext:value-type="float">
            <text:p>0.0426058567206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52276922242" calcext:value-type="float">
            <text:p>0.00152276922242</text:p>
          </table:table-cell>
          <table:table-cell office:value-type="string" calcext:value-type="string">
            <text:p/>
          </table:table-cell>
          <table:table-cell office:value-type="float" office:value="51.456" calcext:value-type="float">
            <text:p>51.456</text:p>
          </table:table-cell>
          <table:table-cell office:value-type="float" office:value="0.246415538282" calcext:value-type="float">
            <text:p>0.246415538282</text:p>
          </table:table-cell>
          <table:table-cell office:value-type="float" office:value="9.152" calcext:value-type="float">
            <text:p>9.152</text:p>
          </table:table-cell>
          <table:table-cell office:value-type="float" office:value="0.999980490172" calcext:value-type="float">
            <text:p>0.9999804901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4.416" calcext:value-type="float">
            <text:p>124.416</text:p>
          </table:table-cell>
          <table:table-cell office:value-type="float" office:value="0.00185700818105" calcext:value-type="float">
            <text:p>0.00185700818105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216048279239" calcext:value-type="float">
            <text:p>0.00216048279239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10828521488" calcext:value-type="float">
            <text:p>0.010828521488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0184778083" calcext:value-type="float">
            <text:p>0.020184778083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424126909311" calcext:value-type="float">
            <text:p>0.0424126909311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147125064023" calcext:value-type="float">
            <text:p>0.00147125064023</text:p>
          </table:table-cell>
          <table:table-cell office:value-type="string" calcext:value-type="string">
            <text:p/>
          </table:table-cell>
          <table:table-cell office:value-type="float" office:value="51.968" calcext:value-type="float">
            <text:p>51.968</text:p>
          </table:table-cell>
          <table:table-cell office:value-type="float" office:value="0.234208585768" calcext:value-type="float">
            <text:p>0.234208585768</text:p>
          </table:table-cell>
          <table:table-cell office:value-type="float" office:value="9.28" calcext:value-type="float">
            <text:p>9.28</text:p>
          </table:table-cell>
          <table:table-cell office:value-type="float" office:value="0.999980194008" calcext:value-type="float">
            <text:p>0.9999801940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.44" calcext:value-type="float">
            <text:p>125.44</text:p>
          </table:table-cell>
          <table:table-cell office:value-type="float" office:value="0.00183001041968" calcext:value-type="float">
            <text:p>0.00183001041968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165775646886" calcext:value-type="float">
            <text:p>0.00165775646886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106420635213" calcext:value-type="float">
            <text:p>0.0106420635213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189632053844" calcext:value-type="float">
            <text:p>0.0189632053844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422418182131" calcext:value-type="float">
            <text:p>0.0422418182131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142836953734" calcext:value-type="float">
            <text:p>0.00142836953734</text:p>
          </table:table-cell>
          <table:table-cell office:value-type="string" calcext:value-type="string">
            <text:p/>
          </table:table-cell>
          <table:table-cell office:value-type="float" office:value="52.48" calcext:value-type="float">
            <text:p>52.48</text:p>
          </table:table-cell>
          <table:table-cell office:value-type="float" office:value="0.223635924799" calcext:value-type="float">
            <text:p>0.223635924799</text:p>
          </table:table-cell>
          <table:table-cell office:value-type="float" office:value="9.408" calcext:value-type="float">
            <text:p>9.408</text:p>
          </table:table-cell>
          <table:table-cell office:value-type="float" office:value="0.999980119967" calcext:value-type="float">
            <text:p>0.999980119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.464" calcext:value-type="float">
            <text:p>126.464</text:p>
          </table:table-cell>
          <table:table-cell office:value-type="float" office:value="0.00180155331985" calcext:value-type="float">
            <text:p>0.00180155331985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133306385062" calcext:value-type="float">
            <text:p>0.00133306385062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105016716405" calcext:value-type="float">
            <text:p>0.0105016716405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76706086975" calcext:value-type="float">
            <text:p>0.017670608697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420686794411" calcext:value-type="float">
            <text:p>0.0420686794411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139308451553" calcext:value-type="float">
            <text:p>0.00139308451553</text:p>
          </table:table-cell>
          <table:table-cell office:value-type="string" calcext:value-type="string">
            <text:p/>
          </table:table-cell>
          <table:table-cell office:value-type="float" office:value="52.992" calcext:value-type="float">
            <text:p>52.992</text:p>
          </table:table-cell>
          <table:table-cell office:value-type="float" office:value="0.2144928062" calcext:value-type="float">
            <text:p>0.2144928062</text:p>
          </table:table-cell>
          <table:table-cell office:value-type="float" office:value="9.536" calcext:value-type="float">
            <text:p>9.536</text:p>
          </table:table-cell>
          <table:table-cell office:value-type="float" office:value="0.99997967572" calcext:value-type="float">
            <text:p>0.99997967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7.488" calcext:value-type="float">
            <text:p>127.488</text:p>
          </table:table-cell>
          <table:table-cell office:value-type="float" office:value="0.00177893357383" calcext:value-type="float">
            <text:p>0.00177893357383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111635888968" calcext:value-type="float">
            <text:p>0.00111635888968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103882014982" calcext:value-type="float">
            <text:p>0.0103882014982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63905808625" calcext:value-type="float">
            <text:p>0.0163905808625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419085245459" calcext:value-type="float">
            <text:p>0.0419085245459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136319026094" calcext:value-type="float">
            <text:p>0.00136319026094</text:p>
          </table:table-cell>
          <table:table-cell office:value-type="string" calcext:value-type="string">
            <text:p/>
          </table:table-cell>
          <table:table-cell office:value-type="float" office:value="53.504" calcext:value-type="float">
            <text:p>53.504</text:p>
          </table:table-cell>
          <table:table-cell office:value-type="float" office:value="0.206560080611" calcext:value-type="float">
            <text:p>0.206560080611</text:p>
          </table:table-cell>
          <table:table-cell office:value-type="float" office:value="9.664" calcext:value-type="float">
            <text:p>9.664</text:p>
          </table:table-cell>
          <table:table-cell office:value-type="float" office:value="0.999979342535" calcext:value-type="float">
            <text:p>0.999979342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.512" calcext:value-type="float">
            <text:p>128.512</text:p>
          </table:table-cell>
          <table:table-cell office:value-type="float" office:value="0.00175923250472" calcext:value-type="float">
            <text:p>0.00175923250472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0955836696395" calcext:value-type="float">
            <text:p>0.000955836696395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102914826599" calcext:value-type="float">
            <text:p>0.0102914826599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51823750382" calcext:value-type="float">
            <text:p>0.0151823750382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417614147722" calcext:value-type="float">
            <text:p>0.0417614147722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133752285792" calcext:value-type="float">
            <text:p>0.00133752285792</text:p>
          </table:table-cell>
          <table:table-cell office:value-type="string" calcext:value-type="string">
            <text:p/>
          </table:table-cell>
          <table:table-cell office:value-type="float" office:value="54.016" calcext:value-type="float">
            <text:p>54.016</text:p>
          </table:table-cell>
          <table:table-cell office:value-type="float" office:value="0.199624336536" calcext:value-type="float">
            <text:p>0.199624336536</text:p>
          </table:table-cell>
          <table:table-cell office:value-type="float" office:value="9.792" calcext:value-type="float">
            <text:p>9.792</text:p>
          </table:table-cell>
          <table:table-cell office:value-type="float" office:value="0.99997900935" calcext:value-type="float">
            <text:p>0.99997900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9.536" calcext:value-type="float">
            <text:p>129.536</text:p>
          </table:table-cell>
          <table:table-cell office:value-type="float" office:value="0.00174828746633" calcext:value-type="float">
            <text:p>0.0017482874663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0827418941765" calcext:value-type="float">
            <text:p>0.00082741894176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102067290387" calcext:value-type="float">
            <text:p>0.0102067290387</text:p>
          </table:table-cell>
          <table:table-cell office:value-type="float" office:value="44.8" calcext:value-type="float">
            <text:p>44.8</text:p>
          </table:table-cell>
          <table:table-cell office:value-type="float" office:value="0.0140435971575" calcext:value-type="float">
            <text:p>0.0140435971575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416136925515" calcext:value-type="float">
            <text:p>0.0416136925515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13121617485" calcext:value-type="float">
            <text:p>0.0013121617485</text:p>
          </table:table-cell>
          <table:table-cell office:value-type="string" calcext:value-type="string">
            <text:p/>
          </table:table-cell>
          <table:table-cell office:value-type="float" office:value="54.528" calcext:value-type="float">
            <text:p>54.528</text:p>
          </table:table-cell>
          <table:table-cell office:value-type="float" office:value="0.193562672645" calcext:value-type="float">
            <text:p>0.193562672645</text:p>
          </table:table-cell>
          <table:table-cell office:value-type="float" office:value="9.92" calcext:value-type="float">
            <text:p>9.92</text:p>
          </table:table-cell>
          <table:table-cell office:value-type="float" office:value="0.999978713186" calcext:value-type="float">
            <text:p>0.9999787131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.56" calcext:value-type="float">
            <text:p>130.56</text:p>
          </table:table-cell>
          <table:table-cell office:value-type="float" office:value="0.00174099077406" calcext:value-type="float">
            <text:p>0.00174099077406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0715053406463" calcext:value-type="float">
            <text:p>0.000715053406463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101275591854" calcext:value-type="float">
            <text:p>0.0101275591854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29114029612" calcext:value-type="float">
            <text:p>0.0129114029612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414649291708" calcext:value-type="float">
            <text:p>0.0414649291708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129047616218" calcext:value-type="float">
            <text:p>0.00129047616218</text:p>
          </table:table-cell>
          <table:table-cell office:value-type="string" calcext:value-type="string">
            <text:p/>
          </table:table-cell>
          <table:table-cell office:value-type="float" office:value="55.04" calcext:value-type="float">
            <text:p>55.04</text:p>
          </table:table-cell>
          <table:table-cell office:value-type="float" office:value="0.188239638344" calcext:value-type="float">
            <text:p>0.188239638344</text:p>
          </table:table-cell>
          <table:table-cell office:value-type="float" office:value="10.048" calcext:value-type="float">
            <text:p>10.048</text:p>
          </table:table-cell>
          <table:table-cell office:value-type="float" office:value="0.999978009795" calcext:value-type="float">
            <text:p>0.9999780097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2.096" calcext:value-type="float">
            <text:p>132.096</text:p>
          </table:table-cell>
          <table:table-cell office:value-type="float" office:value="0.00172712705876" calcext:value-type="float">
            <text:p>0.00172712705876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0618740090491" calcext:value-type="float">
            <text:p>0.000618740090491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100432044048" calcext:value-type="float">
            <text:p>0.0100432044048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17572631505" calcext:value-type="float">
            <text:p>0.011757263150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413267611236" calcext:value-type="float">
            <text:p>0.0413267611236</text:p>
          </table:table-cell>
          <table:table-cell office:value-type="float" office:value="57.6" calcext:value-type="float">
            <text:p>57.6</text:p>
          </table:table-cell>
          <table:table-cell office:value-type="float" office:value="0.00127068959613" calcext:value-type="float">
            <text:p>0.00127068959613</text:p>
          </table:table-cell>
          <table:table-cell office:value-type="string" calcext:value-type="string">
            <text:p/>
          </table:table-cell>
          <table:table-cell office:value-type="float" office:value="55.552" calcext:value-type="float">
            <text:p>55.552</text:p>
          </table:table-cell>
          <table:table-cell office:value-type="float" office:value="0.183516303306" calcext:value-type="float">
            <text:p>0.183516303306</text:p>
          </table:table-cell>
          <table:table-cell office:value-type="float" office:value="10.176" calcext:value-type="float">
            <text:p>10.176</text:p>
          </table:table-cell>
          <table:table-cell office:value-type="float" office:value="0.999977306405" calcext:value-type="float">
            <text:p>0.9999773064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4.144" calcext:value-type="float">
            <text:p>134.144</text:p>
          </table:table-cell>
          <table:table-cell office:value-type="float" office:value="0.00171910069727" calcext:value-type="float">
            <text:p>0.0017191006972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0537749347514" calcext:value-type="float">
            <text:p>0.000537749347514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099662281747" calcext:value-type="float">
            <text:p>0.0099662281747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105342939128" calcext:value-type="float">
            <text:p>0.0105342939128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410559370522" calcext:value-type="float">
            <text:p>0.0410559370522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125457855319" calcext:value-type="float">
            <text:p>0.00125457855319</text:p>
          </table:table-cell>
          <table:table-cell office:value-type="string" calcext:value-type="string">
            <text:p/>
          </table:table-cell>
          <table:table-cell office:value-type="float" office:value="56.064" calcext:value-type="float">
            <text:p>56.064</text:p>
          </table:table-cell>
          <table:table-cell office:value-type="float" office:value="0.179373121775" calcext:value-type="float">
            <text:p>0.179373121775</text:p>
          </table:table-cell>
          <table:table-cell office:value-type="float" office:value="10.304" calcext:value-type="float">
            <text:p>10.304</text:p>
          </table:table-cell>
          <table:table-cell office:value-type="float" office:value="0.999976899179" calcext:value-type="float">
            <text:p>0.9999768991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.192" calcext:value-type="float">
            <text:p>136.192</text:p>
          </table:table-cell>
          <table:table-cell office:value-type="float" office:value="0.00171034466656" calcext:value-type="float">
            <text:p>0.00171034466656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0491051982194" calcext:value-type="float">
            <text:p>0.000491051982194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0989304093002" calcext:value-type="float">
            <text:p>0.00989304093002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923012590199" calcext:value-type="float">
            <text:p>0.00923012590199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407860928961" calcext:value-type="float">
            <text:p>0.0407860928961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12386512864" calcext:value-type="float">
            <text:p>0.0012386512864</text:p>
          </table:table-cell>
          <table:table-cell office:value-type="string" calcext:value-type="string">
            <text:p/>
          </table:table-cell>
          <table:table-cell office:value-type="float" office:value="56.576" calcext:value-type="float">
            <text:p>56.576</text:p>
          </table:table-cell>
          <table:table-cell office:value-type="float" office:value="0.175654171945" calcext:value-type="float">
            <text:p>0.175654171945</text:p>
          </table:table-cell>
          <table:table-cell office:value-type="float" office:value="10.432" calcext:value-type="float">
            <text:p>10.432</text:p>
          </table:table-cell>
          <table:table-cell office:value-type="float" office:value="0.999976121748" calcext:value-type="float">
            <text:p>0.999976121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.24" calcext:value-type="float">
            <text:p>138.24</text:p>
          </table:table-cell>
          <table:table-cell office:value-type="float" office:value="0.00170158863584" calcext:value-type="float">
            <text:p>0.00170158863584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0453110372871" calcext:value-type="float">
            <text:p>0.000453110372871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0980729020737" calcext:value-type="float">
            <text:p>0.00980729020737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78820666624" calcext:value-type="float">
            <text:p>0.0078820666624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405354795763" calcext:value-type="float">
            <text:p>0.0405354795763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12233366068" calcext:value-type="float">
            <text:p>0.0012233366068</text:p>
          </table:table-cell>
          <table:table-cell office:value-type="string" calcext:value-type="string">
            <text:p/>
          </table:table-cell>
          <table:table-cell office:value-type="float" office:value="57.088" calcext:value-type="float">
            <text:p>57.088</text:p>
          </table:table-cell>
          <table:table-cell office:value-type="float" office:value="0.172376001072" calcext:value-type="float">
            <text:p>0.172376001072</text:p>
          </table:table-cell>
          <table:table-cell office:value-type="float" office:value="10.56" calcext:value-type="float">
            <text:p>10.56</text:p>
          </table:table-cell>
          <table:table-cell office:value-type="float" office:value="0.99997560346" calcext:value-type="float">
            <text:p>0.999975603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.288" calcext:value-type="float">
            <text:p>140.288</text:p>
          </table:table-cell>
          <table:table-cell office:value-type="float" office:value="0.00169575128203" calcext:value-type="float">
            <text:p>0.00169575128203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042246522688" calcext:value-type="float">
            <text:p>0.00042246522688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0972253658614" calcext:value-type="float">
            <text:p>0.00972253658614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66166027351" calcext:value-type="float">
            <text:p>0.0066166027351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402809465957" calcext:value-type="float">
            <text:p>0.0402809465957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120985968874" calcext:value-type="float">
            <text:p>0.00120985968874</text:p>
          </table:table-cell>
          <table:table-cell office:value-type="string" calcext:value-type="string">
            <text:p/>
          </table:table-cell>
          <table:table-cell office:value-type="float" office:value="57.6" calcext:value-type="float">
            <text:p>57.6</text:p>
          </table:table-cell>
          <table:table-cell office:value-type="float" office:value="0.169416966455" calcext:value-type="float">
            <text:p>0.169416966455</text:p>
          </table:table-cell>
          <table:table-cell office:value-type="float" office:value="10.688" calcext:value-type="float">
            <text:p>10.688</text:p>
          </table:table-cell>
          <table:table-cell office:value-type="float" office:value="0.99997490007" calcext:value-type="float">
            <text:p>0.99997490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2.336" calcext:value-type="float">
            <text:p>142.336</text:p>
          </table:table-cell>
          <table:table-cell office:value-type="float" office:value="0.00168991392822" calcext:value-type="float">
            <text:p>0.00168991392822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397657251554" calcext:value-type="float">
            <text:p>0.000397657251554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096475545589" calcext:value-type="float">
            <text:p>0.0096475545589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542216279616" calcext:value-type="float">
            <text:p>0.00542216279616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400370089484" calcext:value-type="float">
            <text:p>0.040037008948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11977304625" calcext:value-type="float">
            <text:p>0.0011977304625</text:p>
          </table:table-cell>
          <table:table-cell office:value-type="string" calcext:value-type="string">
            <text:p/>
          </table:table-cell>
          <table:table-cell office:value-type="float" office:value="58.112" calcext:value-type="float">
            <text:p>58.112</text:p>
          </table:table-cell>
          <table:table-cell office:value-type="float" office:value="0.166777105111" calcext:value-type="float">
            <text:p>0.166777105111</text:p>
          </table:table-cell>
          <table:table-cell office:value-type="float" office:value="10.816" calcext:value-type="float">
            <text:p>10.816</text:p>
          </table:table-cell>
          <table:table-cell office:value-type="float" office:value="0.999973752433" calcext:value-type="float">
            <text:p>0.999973752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.384" calcext:value-type="float">
            <text:p>144.384</text:p>
          </table:table-cell>
          <table:table-cell office:value-type="float" office:value="0.00167896888982" calcext:value-type="float">
            <text:p>0.00167896888982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380875385892" calcext:value-type="float">
            <text:p>0.000380875385892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0957955224163" calcext:value-type="float">
            <text:p>0.00957955224163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440268925549" calcext:value-type="float">
            <text:p>0.00440268925549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397923976094" calcext:value-type="float">
            <text:p>0.0397923976094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118799032627" calcext:value-type="float">
            <text:p>0.00118799032627</text:p>
          </table:table-cell>
          <table:table-cell office:value-type="string" calcext:value-type="string">
            <text:p/>
          </table:table-cell>
          <table:table-cell office:value-type="float" office:value="58.624" calcext:value-type="float">
            <text:p>58.624</text:p>
          </table:table-cell>
          <table:table-cell office:value-type="float" office:value="0.164388673236" calcext:value-type="float">
            <text:p>0.164388673236</text:p>
          </table:table-cell>
          <table:table-cell office:value-type="float" office:value="10.944" calcext:value-type="float">
            <text:p>10.944</text:p>
          </table:table-cell>
          <table:table-cell office:value-type="float" office:value="0.99997290096" calcext:value-type="float">
            <text:p>0.99997290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.432" calcext:value-type="float">
            <text:p>146.432</text:p>
          </table:table-cell>
          <table:table-cell office:value-type="float" office:value="0.00167167219756" calcext:value-type="float">
            <text:p>0.00167167219756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362634227564" calcext:value-type="float">
            <text:p>0.000362634227564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0953109311232" calcext:value-type="float">
            <text:p>0.00953109311232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36230214283" calcext:value-type="float">
            <text:p>0.0036230214283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395483374728" calcext:value-type="float">
            <text:p>0.0395483374728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117886277722" calcext:value-type="float">
            <text:p>0.00117886277722</text:p>
          </table:table-cell>
          <table:table-cell office:value-type="string" calcext:value-type="string">
            <text:p/>
          </table:table-cell>
          <table:table-cell office:value-type="float" office:value="59.136" calcext:value-type="float">
            <text:p>59.136</text:p>
          </table:table-cell>
          <table:table-cell office:value-type="float" office:value="0.162231310669" calcext:value-type="float">
            <text:p>0.162231310669</text:p>
          </table:table-cell>
          <table:table-cell office:value-type="float" office:value="11.072" calcext:value-type="float">
            <text:p>11.072</text:p>
          </table:table-cell>
          <table:table-cell office:value-type="float" office:value="0.9999715312" calcext:value-type="float">
            <text:p>0.99997153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.48" calcext:value-type="float">
            <text:p>148.48</text:p>
          </table:table-cell>
          <table:table-cell office:value-type="float" office:value="0.00165853815149" calcext:value-type="float">
            <text:p>0.00165853815149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345852361902" calcext:value-type="float">
            <text:p>0.000345852361902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0944992905623" calcext:value-type="float">
            <text:p>0.00944992905623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299477834032" calcext:value-type="float">
            <text:p>0.00299477834032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393047672937" calcext:value-type="float">
            <text:p>0.0393047672937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116808124278" calcext:value-type="float">
            <text:p>0.00116808124278</text:p>
          </table:table-cell>
          <table:table-cell office:value-type="string" calcext:value-type="string">
            <text:p/>
          </table:table-cell>
          <table:table-cell office:value-type="float" office:value="59.648" calcext:value-type="float">
            <text:p>59.648</text:p>
          </table:table-cell>
          <table:table-cell office:value-type="float" office:value="0.160253413658" calcext:value-type="float">
            <text:p>0.160253413658</text:p>
          </table:table-cell>
          <table:table-cell office:value-type="float" office:value="11.2" calcext:value-type="float">
            <text:p>11.2</text:p>
          </table:table-cell>
          <table:table-cell office:value-type="float" office:value="0.999970013357" calcext:value-type="float">
            <text:p>0.9999700133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0.528" calcext:value-type="float">
            <text:p>150.528</text:p>
          </table:table-cell>
          <table:table-cell office:value-type="float" office:value="0.00164832278232" calcext:value-type="float">
            <text:p>0.00164832278232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332718727905" calcext:value-type="float">
            <text:p>0.00033271872790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0938651340553" calcext:value-type="float">
            <text:p>0.00938651340553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249661289393" calcext:value-type="float">
            <text:p>0.00249661289393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390723436504" calcext:value-type="float">
            <text:p>0.0390723436504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115925998733" calcext:value-type="float">
            <text:p>0.00115925998733</text:p>
          </table:table-cell>
          <table:table-cell office:value-type="string" calcext:value-type="string">
            <text:p/>
          </table:table-cell>
          <table:table-cell office:value-type="float" office:value="60.16" calcext:value-type="float">
            <text:p>60.16</text:p>
          </table:table-cell>
          <table:table-cell office:value-type="float" office:value="0.158472417906" calcext:value-type="float">
            <text:p>0.158472417906</text:p>
          </table:table-cell>
          <table:table-cell office:value-type="float" office:value="11.328" calcext:value-type="float">
            <text:p>11.328</text:p>
          </table:table-cell>
          <table:table-cell office:value-type="float" office:value="0.999968643597" calcext:value-type="float">
            <text:p>0.999968643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2.576" calcext:value-type="float">
            <text:p>152.576</text:p>
          </table:table-cell>
          <table:table-cell office:value-type="float" office:value="0.00164102609005" calcext:value-type="float">
            <text:p>0.00164102609005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319585093909" calcext:value-type="float">
            <text:p>0.000319585093909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0931910934912" calcext:value-type="float">
            <text:p>0.00931910934912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209261408378" calcext:value-type="float">
            <text:p>0.00209261408378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388420023269" calcext:value-type="float">
            <text:p>0.0388420023269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114964236854" calcext:value-type="float">
            <text:p>0.00114964236854</text:p>
          </table:table-cell>
          <table:table-cell office:value-type="string" calcext:value-type="string">
            <text:p/>
          </table:table-cell>
          <table:table-cell office:value-type="float" office:value="60.672" calcext:value-type="float">
            <text:p>60.672</text:p>
          </table:table-cell>
          <table:table-cell office:value-type="float" office:value="0.156833943274" calcext:value-type="float">
            <text:p>0.156833943274</text:p>
          </table:table-cell>
          <table:table-cell office:value-type="float" office:value="11.456" calcext:value-type="float">
            <text:p>11.456</text:p>
          </table:table-cell>
          <table:table-cell office:value-type="float" office:value="0.999966533426" calcext:value-type="float">
            <text:p>0.9999665334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.624" calcext:value-type="float">
            <text:p>154.624</text:p>
          </table:table-cell>
          <table:table-cell office:value-type="float" office:value="0.00163008105166" calcext:value-type="float">
            <text:p>0.00163008105166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308640398912" calcext:value-type="float">
            <text:p>0.000308640398912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0924771688701" calcext:value-type="float">
            <text:p>0.00924771688701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176821800215" calcext:value-type="float">
            <text:p>0.00176821800215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386078025873" calcext:value-type="float">
            <text:p>0.0386078025873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114216880489" calcext:value-type="float">
            <text:p>0.00114216880489</text:p>
          </table:table-cell>
          <table:table-cell office:value-type="string" calcext:value-type="string">
            <text:p/>
          </table:table-cell>
          <table:table-cell office:value-type="float" office:value="61.184" calcext:value-type="float">
            <text:p>61.184</text:p>
          </table:table-cell>
          <table:table-cell office:value-type="float" office:value="0.155327291425" calcext:value-type="float">
            <text:p>0.155327291425</text:p>
          </table:table-cell>
          <table:table-cell office:value-type="float" office:value="11.584" calcext:value-type="float">
            <text:p>11.584</text:p>
          </table:table-cell>
          <table:table-cell office:value-type="float" office:value="0.999964497296" calcext:value-type="float">
            <text:p>0.999964497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.672" calcext:value-type="float">
            <text:p>156.672</text:p>
          </table:table-cell>
          <table:table-cell office:value-type="float" office:value="0.00162424369785" calcext:value-type="float">
            <text:p>0.00162424369785</text:p>
          </table:table-cell>
          <table:table-cell office:value-type="float" office:value="57.6" calcext:value-type="float">
            <text:p>57.6</text:p>
          </table:table-cell>
          <table:table-cell office:value-type="float" office:value="0.000299154996582" calcext:value-type="float">
            <text:p>0.000299154996582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0918609601887" calcext:value-type="float">
            <text:p>0.00918609601887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151045678599" calcext:value-type="float">
            <text:p>0.00151045678599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383850556068" calcext:value-type="float">
            <text:p>0.038385055606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113457272381" calcext:value-type="float">
            <text:p>0.00113457272381</text:p>
          </table:table-cell>
          <table:table-cell office:value-type="string" calcext:value-type="string">
            <text:p/>
          </table:table-cell>
          <table:table-cell office:value-type="float" office:value="61.696" calcext:value-type="float">
            <text:p>61.696</text:p>
          </table:table-cell>
          <table:table-cell office:value-type="float" office:value="0.153926438371" calcext:value-type="float">
            <text:p>0.153926438371</text:p>
          </table:table-cell>
          <table:table-cell office:value-type="float" office:value="11.712" calcext:value-type="float">
            <text:p>11.712</text:p>
          </table:table-cell>
          <table:table-cell office:value-type="float" office:value="0.999961905858" calcext:value-type="float">
            <text:p>0.999961905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.72" calcext:value-type="float">
            <text:p>158.72</text:p>
          </table:table-cell>
          <table:table-cell office:value-type="float" office:value="0.00161913601326" calcext:value-type="float">
            <text:p>0.0016191360132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286751008919" calcext:value-type="float">
            <text:p>0.000286751008919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0912726703473" calcext:value-type="float">
            <text:p>0.00912726703473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130137493264" calcext:value-type="float">
            <text:p>0.00130137493264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381637172545" calcext:value-type="float">
            <text:p>0.0381637172545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11278955235" calcext:value-type="float">
            <text:p>0.0011278955235</text:p>
          </table:table-cell>
          <table:table-cell office:value-type="string" calcext:value-type="string">
            <text:p/>
          </table:table-cell>
          <table:table-cell office:value-type="float" office:value="62.208" calcext:value-type="float">
            <text:p>62.208</text:p>
          </table:table-cell>
          <table:table-cell office:value-type="float" office:value="0.152635715275" calcext:value-type="float">
            <text:p>0.152635715275</text:p>
          </table:table-cell>
          <table:table-cell office:value-type="float" office:value="11.84" calcext:value-type="float">
            <text:p>11.84</text:p>
          </table:table-cell>
          <table:table-cell office:value-type="float" office:value="0.999959906748" calcext:value-type="float">
            <text:p>0.9999599067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0.768" calcext:value-type="float">
            <text:p>160.768</text:p>
          </table:table-cell>
          <table:table-cell office:value-type="float" office:value="0.00161621733636" calcext:value-type="float">
            <text:p>0.0016162173363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278724899254" calcext:value-type="float">
            <text:p>0.000278724899254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0906803921002" calcext:value-type="float">
            <text:p>0.00906803921002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114196997002" calcext:value-type="float">
            <text:p>0.00114196997002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379472784784" calcext:value-type="float">
            <text:p>0.0379472784784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12140209935" calcext:value-type="float">
            <text:p>0.00112140209935</text:p>
          </table:table-cell>
          <table:table-cell office:value-type="string" calcext:value-type="string">
            <text:p/>
          </table:table-cell>
          <table:table-cell office:value-type="float" office:value="62.72" calcext:value-type="float">
            <text:p>62.72</text:p>
          </table:table-cell>
          <table:table-cell office:value-type="float" office:value="0.151450235697" calcext:value-type="float">
            <text:p>0.151450235697</text:p>
          </table:table-cell>
          <table:table-cell office:value-type="float" office:value="11.968" calcext:value-type="float">
            <text:p>11.968</text:p>
          </table:table-cell>
          <table:table-cell office:value-type="float" office:value="0.999957648495" calcext:value-type="float">
            <text:p>0.9999576484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2.816" calcext:value-type="float">
            <text:p>162.816</text:p>
          </table:table-cell>
          <table:table-cell office:value-type="float" office:value="0.00161110965177" calcext:value-type="float">
            <text:p>0.00161110965177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269969143257" calcext:value-type="float">
            <text:p>0.000269969143257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0901080558816" calcext:value-type="float">
            <text:p>0.00901080558816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10055081497" calcext:value-type="float">
            <text:p>0.0010055081497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377303497446" calcext:value-type="float">
            <text:p>0.0377303497446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11417357058" calcext:value-type="float">
            <text:p>0.00111417357058</text:p>
          </table:table-cell>
          <table:table-cell office:value-type="string" calcext:value-type="string">
            <text:p/>
          </table:table-cell>
          <table:table-cell office:value-type="float" office:value="63.232" calcext:value-type="float">
            <text:p>63.232</text:p>
          </table:table-cell>
          <table:table-cell office:value-type="float" office:value="0.150350713013" calcext:value-type="float">
            <text:p>0.150350713013</text:p>
          </table:table-cell>
          <table:table-cell office:value-type="float" office:value="12.096" calcext:value-type="float">
            <text:p>12.096</text:p>
          </table:table-cell>
          <table:table-cell office:value-type="float" office:value="0.999955427262" calcext:value-type="float">
            <text:p>0.9999554272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.864" calcext:value-type="float">
            <text:p>164.864</text:p>
          </table:table-cell>
          <table:table-cell office:value-type="float" office:value="0.00160454262874" calcext:value-type="float">
            <text:p>0.00160454262874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261213387259" calcext:value-type="float">
            <text:p>0.000261213387259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0895337254601" calcext:value-type="float">
            <text:p>0.00895337254601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0897974639249" calcext:value-type="float">
            <text:p>0.000897974639249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37512563585" calcext:value-type="float">
            <text:p>0.037512563585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09983903047" calcext:value-type="float">
            <text:p>0.00109983903047</text:p>
          </table:table-cell>
          <table:table-cell office:value-type="string" calcext:value-type="string">
            <text:p/>
          </table:table-cell>
          <table:table-cell office:value-type="float" office:value="63.744" calcext:value-type="float">
            <text:p>63.744</text:p>
          </table:table-cell>
          <table:table-cell office:value-type="float" office:value="0.149346846063" calcext:value-type="float">
            <text:p>0.149346846063</text:p>
          </table:table-cell>
          <table:table-cell office:value-type="float" office:value="12.224" calcext:value-type="float">
            <text:p>12.224</text:p>
          </table:table-cell>
          <table:table-cell office:value-type="float" office:value="0.999952687742" calcext:value-type="float">
            <text:p>0.9999526877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.912" calcext:value-type="float">
            <text:p>166.912</text:p>
          </table:table-cell>
          <table:table-cell office:value-type="float" office:value="0.00159943494415" calcext:value-type="float">
            <text:p>0.00159943494415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25683550926" calcext:value-type="float">
            <text:p>0.00025683550926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0889773428643" calcext:value-type="float">
            <text:p>0.00889773428643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0808596137053" calcext:value-type="float">
            <text:p>0.000808596137053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372900615834" calcext:value-type="float">
            <text:p>0.0372900615834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08636211241" calcext:value-type="float">
            <text:p>0.00108636211241</text:p>
          </table:table-cell>
          <table:table-cell office:value-type="string" calcext:value-type="string">
            <text:p/>
          </table:table-cell>
          <table:table-cell office:value-type="float" office:value="64.256" calcext:value-type="float">
            <text:p>64.256</text:p>
          </table:table-cell>
          <table:table-cell office:value-type="float" office:value="0.148423494292" calcext:value-type="float">
            <text:p>0.148423494292</text:p>
          </table:table-cell>
          <table:table-cell office:value-type="float" office:value="12.352" calcext:value-type="float">
            <text:p>12.352</text:p>
          </table:table-cell>
          <table:table-cell office:value-type="float" office:value="0.999949911201" calcext:value-type="float">
            <text:p>0.9999499112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8.96" calcext:value-type="float">
            <text:p>168.96</text:p>
          </table:table-cell>
          <table:table-cell office:value-type="float" office:value="0.00158994924421" calcext:value-type="float">
            <text:p>0.00158994924421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252457631262" calcext:value-type="float">
            <text:p>0.000252457631262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0884309312828" calcext:value-type="float">
            <text:p>0.00884309312828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0742360282747" calcext:value-type="float">
            <text:p>0.000742360282747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370713567533" calcext:value-type="float">
            <text:p>0.0370713567533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07129246768" calcext:value-type="float">
            <text:p>0.00107129246768</text:p>
          </table:table-cell>
          <table:table-cell office:value-type="string" calcext:value-type="string">
            <text:p/>
          </table:table-cell>
          <table:table-cell office:value-type="float" office:value="64.768" calcext:value-type="float">
            <text:p>64.768</text:p>
          </table:table-cell>
          <table:table-cell office:value-type="float" office:value="0.147571106934" calcext:value-type="float">
            <text:p>0.147571106934</text:p>
          </table:table-cell>
          <table:table-cell office:value-type="float" office:value="12.48" calcext:value-type="float">
            <text:p>12.48</text:p>
          </table:table-cell>
          <table:table-cell office:value-type="float" office:value="0.999946394249" calcext:value-type="float">
            <text:p>0.999946394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.008" calcext:value-type="float">
            <text:p>171.008</text:p>
          </table:table-cell>
          <table:table-cell office:value-type="float" office:value="0.00158192288272" calcext:value-type="float">
            <text:p>0.00158192288272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240783289931" calcext:value-type="float">
            <text:p>0.000240783289931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0878865139041" calcext:value-type="float">
            <text:p>0.00878865139041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0687296741216" calcext:value-type="float">
            <text:p>0.00068729674121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368545505089" calcext:value-type="float">
            <text:p>0.036854550508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05524268346" calcext:value-type="float">
            <text:p>0.00105524268346</text:p>
          </table:table-cell>
          <table:table-cell office:value-type="string" calcext:value-type="string">
            <text:p/>
          </table:table-cell>
          <table:table-cell office:value-type="float" office:value="65.28" calcext:value-type="float">
            <text:p>65.28</text:p>
          </table:table-cell>
          <table:table-cell office:value-type="float" office:value="0.146787722009" calcext:value-type="float">
            <text:p>0.146787722009</text:p>
          </table:table-cell>
          <table:table-cell office:value-type="float" office:value="12.608" calcext:value-type="float">
            <text:p>12.608</text:p>
          </table:table-cell>
          <table:table-cell office:value-type="float" office:value="0.999943173461" calcext:value-type="float">
            <text:p>0.999943173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3.056" calcext:value-type="float">
            <text:p>173.056</text:p>
          </table:table-cell>
          <table:table-cell office:value-type="float" office:value="0.00157535585968" calcext:value-type="float">
            <text:p>0.00157535585968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234946119267" calcext:value-type="float">
            <text:p>0.000234946119267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0873660269596" calcext:value-type="float">
            <text:p>0.00873660269596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0638816883998" calcext:value-type="float">
            <text:p>0.000638816883998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366360294129" calcext:value-type="float">
            <text:p>0.036636029412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03698758537" calcext:value-type="float">
            <text:p>0.00103698758537</text:p>
          </table:table-cell>
          <table:table-cell office:value-type="string" calcext:value-type="string">
            <text:p/>
          </table:table-cell>
          <table:table-cell office:value-type="float" office:value="66.048" calcext:value-type="float">
            <text:p>66.048</text:p>
          </table:table-cell>
          <table:table-cell office:value-type="float" office:value="0.145413337164" calcext:value-type="float">
            <text:p>0.145413337164</text:p>
          </table:table-cell>
          <table:table-cell office:value-type="float" office:value="12.736" calcext:value-type="float">
            <text:p>12.736</text:p>
          </table:table-cell>
          <table:table-cell office:value-type="float" office:value="0.9999403599" calcext:value-type="float">
            <text:p>0.9999403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5.104" calcext:value-type="float">
            <text:p>175.104</text:p>
          </table:table-cell>
          <table:table-cell office:value-type="float" office:value="0.001573166852" calcext:value-type="float">
            <text:p>0.001573166852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2334868266" calcext:value-type="float">
            <text:p>0.000233486826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086847534218" calcext:value-type="float">
            <text:p>0.0086847534218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0603703900993" calcext:value-type="float">
            <text:p>0.000603703900993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364123637619" calcext:value-type="float">
            <text:p>0.0364123637619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01671094957" calcext:value-type="float">
            <text:p>0.00101671094957</text:p>
          </table:table-cell>
          <table:table-cell office:value-type="string" calcext:value-type="string">
            <text:p/>
          </table:table-cell>
          <table:table-cell office:value-type="float" office:value="67.072" calcext:value-type="float">
            <text:p>67.072</text:p>
          </table:table-cell>
          <table:table-cell office:value-type="float" office:value="0.144252585925" calcext:value-type="float">
            <text:p>0.144252585925</text:p>
          </table:table-cell>
          <table:table-cell office:value-type="float" office:value="12.864" calcext:value-type="float">
            <text:p>12.864</text:p>
          </table:table-cell>
          <table:table-cell office:value-type="float" office:value="0.999937509318" calcext:value-type="float">
            <text:p>0.999937509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.152" calcext:value-type="float">
            <text:p>177.152</text:p>
          </table:table-cell>
          <table:table-cell office:value-type="float" office:value="0.00156805916742" calcext:value-type="float">
            <text:p>0.00156805916742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229108948602" calcext:value-type="float">
            <text:p>0.000229108948602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0862632327823" calcext:value-type="float">
            <text:p>0.00862632327823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0575573613471" calcext:value-type="float">
            <text:p>0.000575573613471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361960474752" calcext:value-type="float">
            <text:p>0.0361960474752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995699209156" calcext:value-type="float">
            <text:p>0.000995699209156</text:p>
          </table:table-cell>
          <table:table-cell office:value-type="string" calcext:value-type="string">
            <text:p/>
          </table:table-cell>
          <table:table-cell office:value-type="float" office:value="68.096" calcext:value-type="float">
            <text:p>68.096</text:p>
          </table:table-cell>
          <table:table-cell office:value-type="float" office:value="0.143250125678" calcext:value-type="float">
            <text:p>0.143250125678</text:p>
          </table:table-cell>
          <table:table-cell office:value-type="float" office:value="12.992" calcext:value-type="float">
            <text:p>12.992</text:p>
          </table:table-cell>
          <table:table-cell office:value-type="float" office:value="0.999934473633" calcext:value-type="float">
            <text:p>0.999934473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.2" calcext:value-type="float">
            <text:p>179.2</text:p>
          </table:table-cell>
          <table:table-cell office:value-type="float" office:value="0.00156368115206" calcext:value-type="float">
            <text:p>0.00156368115206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226190363269" calcext:value-type="float">
            <text:p>0.000226190363269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0858145371405" calcext:value-type="float">
            <text:p>0.00858145371405</text:p>
          </table:table-cell>
          <table:table-cell office:value-type="float" office:value="57.6" calcext:value-type="float">
            <text:p>57.6</text:p>
          </table:table-cell>
          <table:table-cell office:value-type="float" office:value="0.000549837392973" calcext:value-type="float">
            <text:p>0.000549837392973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359843857858" calcext:value-type="float">
            <text:p>0.0359843857858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974871244894" calcext:value-type="float">
            <text:p>0.000974871244894</text:p>
          </table:table-cell>
          <table:table-cell office:value-type="string" calcext:value-type="string">
            <text:p/>
          </table:table-cell>
          <table:table-cell office:value-type="float" office:value="69.12" calcext:value-type="float">
            <text:p>69.12</text:p>
          </table:table-cell>
          <table:table-cell office:value-type="float" office:value="0.142380820877" calcext:value-type="float">
            <text:p>0.142380820877</text:p>
          </table:table-cell>
          <table:table-cell office:value-type="float" office:value="13.12" calcext:value-type="float">
            <text:p>13.12</text:p>
          </table:table-cell>
          <table:table-cell office:value-type="float" office:value="0.999930253291" calcext:value-type="float">
            <text:p>0.999930253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.248" calcext:value-type="float">
            <text:p>181.248</text:p>
          </table:table-cell>
          <table:table-cell office:value-type="float" office:value="0.0015563844598" calcext:value-type="float">
            <text:p>0.0015563844598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225460716936" calcext:value-type="float">
            <text:p>0.00022546071693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0853538762816" calcext:value-type="float">
            <text:p>0.00853538762816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0530285845617" calcext:value-type="float">
            <text:p>0.000530285845617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35768069499" calcext:value-type="float">
            <text:p>0.035768069499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950000205217" calcext:value-type="float">
            <text:p>0.000950000205217</text:p>
          </table:table-cell>
          <table:table-cell office:value-type="string" calcext:value-type="string">
            <text:p/>
          </table:table-cell>
          <table:table-cell office:value-type="float" office:value="70.144" calcext:value-type="float">
            <text:p>70.144</text:p>
          </table:table-cell>
          <table:table-cell office:value-type="float" office:value="0.141616204318" calcext:value-type="float">
            <text:p>0.141616204318</text:p>
          </table:table-cell>
          <table:table-cell office:value-type="float" office:value="13.248" calcext:value-type="float">
            <text:p>13.248</text:p>
          </table:table-cell>
          <table:table-cell office:value-type="float" office:value="0.999926699318" calcext:value-type="float">
            <text:p>0.999926699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3.296" calcext:value-type="float">
            <text:p>183.296</text:p>
          </table:table-cell>
          <table:table-cell office:value-type="float" office:value="0.00155127677521" calcext:value-type="float">
            <text:p>0.00155127677521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223271777936" calcext:value-type="float">
            <text:p>0.00022327177793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0848952096256" calcext:value-type="float">
            <text:p>0.00848952096256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0510534792677" calcext:value-type="float">
            <text:p>0.000510534792677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355588575977" calcext:value-type="float">
            <text:p>0.0355588575977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92470035451" calcext:value-type="float">
            <text:p>0.00092470035451</text:p>
          </table:table-cell>
          <table:table-cell office:value-type="string" calcext:value-type="string">
            <text:p/>
          </table:table-cell>
          <table:table-cell office:value-type="float" office:value="71.168" calcext:value-type="float">
            <text:p>71.168</text:p>
          </table:table-cell>
          <table:table-cell office:value-type="float" office:value="0.140934768268" calcext:value-type="float">
            <text:p>0.140934768268</text:p>
          </table:table-cell>
          <table:table-cell office:value-type="float" office:value="13.376" calcext:value-type="float">
            <text:p>13.376</text:p>
          </table:table-cell>
          <table:table-cell office:value-type="float" office:value="0.999922997263" calcext:value-type="float">
            <text:p>0.9999229972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.344" calcext:value-type="float">
            <text:p>185.344</text:p>
          </table:table-cell>
          <table:table-cell office:value-type="float" office:value="0.00154689875985" calcext:value-type="float">
            <text:p>0.00154689875985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218164253605" calcext:value-type="float">
            <text:p>0.000218164253605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0843986531154" calcext:value-type="float">
            <text:p>0.00843986531154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049357681793" calcext:value-type="float">
            <text:p>0.00049357681793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35346215993" calcext:value-type="float">
            <text:p>0.035346215993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895051134796" calcext:value-type="float">
            <text:p>0.000895051134796</text:p>
          </table:table-cell>
          <table:table-cell office:value-type="string" calcext:value-type="string">
            <text:p/>
          </table:table-cell>
          <table:table-cell office:value-type="float" office:value="72.192" calcext:value-type="float">
            <text:p>72.192</text:p>
          </table:table-cell>
          <table:table-cell office:value-type="float" office:value="0.14032359328" calcext:value-type="float">
            <text:p>0.14032359328</text:p>
          </table:table-cell>
          <table:table-cell office:value-type="float" office:value="13.504" calcext:value-type="float">
            <text:p>13.504</text:p>
          </table:table-cell>
          <table:table-cell office:value-type="float" office:value="0.999919258188" calcext:value-type="float">
            <text:p>0.9999192581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.392" calcext:value-type="float">
            <text:p>187.392</text:p>
          </table:table-cell>
          <table:table-cell office:value-type="float" office:value="0.00154325041372" calcext:value-type="float">
            <text:p>0.00154325041372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215245668272" calcext:value-type="float">
            <text:p>0.000215245668272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0838462589253" calcext:value-type="float">
            <text:p>0.00838462589253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047841439345" calcext:value-type="float">
            <text:p>0.0004784143934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351342480801" calcext:value-type="float">
            <text:p>0.0351342480801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867668487664" calcext:value-type="float">
            <text:p>0.000867668487664</text:p>
          </table:table-cell>
          <table:table-cell office:value-type="string" calcext:value-type="string">
            <text:p/>
          </table:table-cell>
          <table:table-cell office:value-type="float" office:value="73.216" calcext:value-type="float">
            <text:p>73.216</text:p>
          </table:table-cell>
          <table:table-cell office:value-type="float" office:value="0.139773387716" calcext:value-type="float">
            <text:p>0.139773387716</text:p>
          </table:table-cell>
          <table:table-cell office:value-type="float" office:value="13.632" calcext:value-type="float">
            <text:p>13.632</text:p>
          </table:table-cell>
          <table:table-cell office:value-type="float" office:value="0.999915778257" calcext:value-type="float">
            <text:p>0.999915778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.44" calcext:value-type="float">
            <text:p>189.44</text:p>
          </table:table-cell>
          <table:table-cell office:value-type="float" office:value="0.00154033173682" calcext:value-type="float">
            <text:p>0.00154033173682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205760265942" calcext:value-type="float">
            <text:p>0.000205760265942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0833177951694" calcext:value-type="float">
            <text:p>0.00833177951694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0466244552749" calcext:value-type="float">
            <text:p>0.000466244552749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349247299553" calcext:value-type="float">
            <text:p>0.0349247299553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841143462589" calcext:value-type="float">
            <text:p>0.000841143462589</text:p>
          </table:table-cell>
          <table:table-cell office:value-type="string" calcext:value-type="string">
            <text:p/>
          </table:table-cell>
          <table:table-cell office:value-type="float" office:value="74.24" calcext:value-type="float">
            <text:p>74.24</text:p>
          </table:table-cell>
          <table:table-cell office:value-type="float" office:value="0.139249761416" calcext:value-type="float">
            <text:p>0.139249761416</text:p>
          </table:table-cell>
          <table:table-cell office:value-type="float" office:value="13.76" calcext:value-type="float">
            <text:p>13.76</text:p>
          </table:table-cell>
          <table:table-cell office:value-type="float" office:value="0.99991192812" calcext:value-type="float">
            <text:p>0.99991192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1.488" calcext:value-type="float">
            <text:p>191.488</text:p>
          </table:table-cell>
          <table:table-cell office:value-type="float" office:value="0.00153449438301" calcext:value-type="float">
            <text:p>0.00153449438301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201382387943" calcext:value-type="float">
            <text:p>0.000201382387943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0827554299651" calcext:value-type="float">
            <text:p>0.00827554299651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0454074712049" calcext:value-type="float">
            <text:p>0.000454074712049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347150280963" calcext:value-type="float">
            <text:p>0.0347150280963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812413123651" calcext:value-type="float">
            <text:p>0.000812413123651</text:p>
          </table:table-cell>
          <table:table-cell office:value-type="string" calcext:value-type="string">
            <text:p/>
          </table:table-cell>
          <table:table-cell office:value-type="float" office:value="75.264" calcext:value-type="float">
            <text:p>75.264</text:p>
          </table:table-cell>
          <table:table-cell office:value-type="float" office:value="0.138760969499" calcext:value-type="float">
            <text:p>0.138760969499</text:p>
          </table:table-cell>
          <table:table-cell office:value-type="float" office:value="13.888" calcext:value-type="float">
            <text:p>13.888</text:p>
          </table:table-cell>
          <table:table-cell office:value-type="float" office:value="0.99990852223" calcext:value-type="float">
            <text:p>0.99990852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3.536" calcext:value-type="float">
            <text:p>193.536</text:p>
          </table:table-cell>
          <table:table-cell office:value-type="float" office:value="0.0015315757061" calcext:value-type="float">
            <text:p>0.0015315757061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199193448943" calcext:value-type="float">
            <text:p>0.000199193448943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0822608676577" calcext:value-type="float">
            <text:p>0.00822608676577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0444099432786" calcext:value-type="float">
            <text:p>0.000444099432786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345059999291" calcext:value-type="float">
            <text:p>0.0345059999291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787848377566" calcext:value-type="float">
            <text:p>0.000787848377566</text:p>
          </table:table-cell>
          <table:table-cell office:value-type="string" calcext:value-type="string">
            <text:p/>
          </table:table-cell>
          <table:table-cell office:value-type="float" office:value="76.288" calcext:value-type="float">
            <text:p>76.288</text:p>
          </table:table-cell>
          <table:table-cell office:value-type="float" office:value="0.138291242096" calcext:value-type="float">
            <text:p>0.138291242096</text:p>
          </table:table-cell>
          <table:table-cell office:value-type="float" office:value="14.016" calcext:value-type="float">
            <text:p>14.016</text:p>
          </table:table-cell>
          <table:table-cell office:value-type="float" office:value="0.999904820175" calcext:value-type="float">
            <text:p>0.9999048201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.584" calcext:value-type="float">
            <text:p>195.584</text:p>
          </table:table-cell>
          <table:table-cell office:value-type="float" office:value="0.00152792735997" calcext:value-type="float">
            <text:p>0.00152792735997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19846380261" calcext:value-type="float">
            <text:p>0.00019846380261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081716450279" calcext:value-type="float">
            <text:p>0.0081716450279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0433126625596" calcext:value-type="float">
            <text:p>0.000433126625596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343050560625" calcext:value-type="float">
            <text:p>0.0343050560625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762119715831" calcext:value-type="float">
            <text:p>0.000762119715831</text:p>
          </table:table-cell>
          <table:table-cell office:value-type="string" calcext:value-type="string">
            <text:p/>
          </table:table-cell>
          <table:table-cell office:value-type="float" office:value="77.312" calcext:value-type="float">
            <text:p>77.312</text:p>
          </table:table-cell>
          <table:table-cell office:value-type="float" office:value="0.13784435509" calcext:value-type="float">
            <text:p>0.13784435509</text:p>
          </table:table-cell>
          <table:table-cell office:value-type="float" office:value="14.144" calcext:value-type="float">
            <text:p>14.144</text:p>
          </table:table-cell>
          <table:table-cell office:value-type="float" office:value="0.99990111812" calcext:value-type="float">
            <text:p>0.99990111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.632" calcext:value-type="float">
            <text:p>197.632</text:p>
          </table:table-cell>
          <table:table-cell office:value-type="float" office:value="0.00152573835229" calcext:value-type="float">
            <text:p>0.00152573835229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197004509944" calcext:value-type="float">
            <text:p>0.000197004509944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0811959633346" calcext:value-type="float">
            <text:p>0.00811959633346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0423151346334" calcext:value-type="float">
            <text:p>0.000423151346334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341058270475" calcext:value-type="float">
            <text:p>0.0341058270475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738290074366" calcext:value-type="float">
            <text:p>0.000738290074366</text:p>
          </table:table-cell>
          <table:table-cell office:value-type="string" calcext:value-type="string">
            <text:p/>
          </table:table-cell>
          <table:table-cell office:value-type="float" office:value="78.336" calcext:value-type="float">
            <text:p>78.336</text:p>
          </table:table-cell>
          <table:table-cell office:value-type="float" office:value="0.137419383021" calcext:value-type="float">
            <text:p>0.137419383021</text:p>
          </table:table-cell>
          <table:table-cell office:value-type="float" office:value="14.272" calcext:value-type="float">
            <text:p>14.272</text:p>
          </table:table-cell>
          <table:table-cell office:value-type="float" office:value="0.999897379045" calcext:value-type="float">
            <text:p>0.999897379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.68" calcext:value-type="float">
            <text:p>199.68</text:p>
          </table:table-cell>
          <table:table-cell office:value-type="float" office:value="0.00152136033693" calcext:value-type="float">
            <text:p>0.0015213603369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195545217278" calcext:value-type="float">
            <text:p>0.000195545217278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0806894358101" calcext:value-type="float">
            <text:p>0.00806894358101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0414572606167" calcext:value-type="float">
            <text:p>0.000414572606167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339064142985" calcext:value-type="float">
            <text:p>0.0339064142985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714582950339" calcext:value-type="float">
            <text:p>0.000714582950339</text:p>
          </table:table-cell>
          <table:table-cell office:value-type="string" calcext:value-type="string">
            <text:p/>
          </table:table-cell>
          <table:table-cell office:value-type="float" office:value="79.36" calcext:value-type="float">
            <text:p>79.36</text:p>
          </table:table-cell>
          <table:table-cell office:value-type="float" office:value="0.13701140243" calcext:value-type="float">
            <text:p>0.13701140243</text:p>
          </table:table-cell>
          <table:table-cell office:value-type="float" office:value="14.4" calcext:value-type="float">
            <text:p>14.4</text:p>
          </table:table-cell>
          <table:table-cell office:value-type="float" office:value="0.999893825073" calcext:value-type="float">
            <text:p>0.999893825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1.728" calcext:value-type="float">
            <text:p>201.728</text:p>
          </table:table-cell>
          <table:table-cell office:value-type="float" office:value="0.00151406364467" calcext:value-type="float">
            <text:p>0.0015140636446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194815570945" calcext:value-type="float">
            <text:p>0.000194815570945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0801948735027" calcext:value-type="float">
            <text:p>0.00801948735027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040858743861" calcext:value-type="float">
            <text:p>0.00040858743861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337062053683" calcext:value-type="float">
            <text:p>0.0337062053683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692284776835" calcext:value-type="float">
            <text:p>0.000692284776835</text:p>
          </table:table-cell>
          <table:table-cell office:value-type="string" calcext:value-type="string">
            <text:p/>
          </table:table-cell>
          <table:table-cell office:value-type="float" office:value="80.384" calcext:value-type="float">
            <text:p>80.384</text:p>
          </table:table-cell>
          <table:table-cell office:value-type="float" office:value="0.136615674954" calcext:value-type="float">
            <text:p>0.136615674954</text:p>
          </table:table-cell>
          <table:table-cell office:value-type="float" office:value="14.528" calcext:value-type="float">
            <text:p>14.528</text:p>
          </table:table-cell>
          <table:table-cell office:value-type="float" office:value="0.999889974936" calcext:value-type="float">
            <text:p>0.9998899749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.776" calcext:value-type="float">
            <text:p>203.776</text:p>
          </table:table-cell>
          <table:table-cell office:value-type="float" office:value="0.00151041529854" calcext:value-type="float">
            <text:p>0.00151041529854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191896985612" calcext:value-type="float">
            <text:p>0.000191896985612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0796843575725" calcext:value-type="float">
            <text:p>0.00796843575725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0400407709614" calcext:value-type="float">
            <text:p>0.000400407709614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335123046424" calcext:value-type="float">
            <text:p>0.0335123046424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670047862049" calcext:value-type="float">
            <text:p>0.000670047862049</text:p>
          </table:table-cell>
          <table:table-cell office:value-type="string" calcext:value-type="string">
            <text:p/>
          </table:table-cell>
          <table:table-cell office:value-type="float" office:value="81.408" calcext:value-type="float">
            <text:p>81.408</text:p>
          </table:table-cell>
          <table:table-cell office:value-type="float" office:value="0.136227129062" calcext:value-type="float">
            <text:p>0.136227129062</text:p>
          </table:table-cell>
          <table:table-cell office:value-type="float" office:value="14.656" calcext:value-type="float">
            <text:p>14.656</text:p>
          </table:table-cell>
          <table:table-cell office:value-type="float" office:value="0.999886606066" calcext:value-type="float">
            <text:p>0.9998866060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.824" calcext:value-type="float">
            <text:p>205.824</text:p>
          </table:table-cell>
          <table:table-cell office:value-type="float" office:value="0.00150530761395" calcext:value-type="float">
            <text:p>0.00150530761395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190437692946" calcext:value-type="float">
            <text:p>0.000190437692946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0792376561336" calcext:value-type="float">
            <text:p>0.00792376561336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0392227980618" calcext:value-type="float">
            <text:p>0.000392227980618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333174240013" calcext:value-type="float">
            <text:p>0.0333174240013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647749688545" calcext:value-type="float">
            <text:p>0.000647749688545</text:p>
          </table:table-cell>
          <table:table-cell office:value-type="string" calcext:value-type="string">
            <text:p/>
          </table:table-cell>
          <table:table-cell office:value-type="float" office:value="82.432" calcext:value-type="float">
            <text:p>82.432</text:p>
          </table:table-cell>
          <table:table-cell office:value-type="float" office:value="0.135849762749" calcext:value-type="float">
            <text:p>0.135849762749</text:p>
          </table:table-cell>
          <table:table-cell office:value-type="float" office:value="14.784" calcext:value-type="float">
            <text:p>14.784</text:p>
          </table:table-cell>
          <table:table-cell office:value-type="float" office:value="0.999883089114" calcext:value-type="float">
            <text:p>0.9998830891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.872" calcext:value-type="float">
            <text:p>207.872</text:p>
          </table:table-cell>
          <table:table-cell office:value-type="float" office:value="0.00150238893705" calcext:value-type="float">
            <text:p>0.0015023889370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18897840028" calcext:value-type="float">
            <text:p>0.00018897840028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078719163392" calcext:value-type="float">
            <text:p>0.0078719163392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0384247757208" calcext:value-type="float">
            <text:p>0.000384247757208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331280553833" calcext:value-type="float">
            <text:p>0.0331280553833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627534311468" calcext:value-type="float">
            <text:p>0.000627534311468</text:p>
          </table:table-cell>
          <table:table-cell office:value-type="string" calcext:value-type="string">
            <text:p/>
          </table:table-cell>
          <table:table-cell office:value-type="float" office:value="83.456" calcext:value-type="float">
            <text:p>83.456</text:p>
          </table:table-cell>
          <table:table-cell office:value-type="float" office:value="0.135471433955" calcext:value-type="float">
            <text:p>0.135471433955</text:p>
          </table:table-cell>
          <table:table-cell office:value-type="float" office:value="14.912" calcext:value-type="float">
            <text:p>14.912</text:p>
          </table:table-cell>
          <table:table-cell office:value-type="float" office:value="0.999880164491" calcext:value-type="float">
            <text:p>0.9998801644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9.92" calcext:value-type="float">
            <text:p>209.92</text:p>
          </table:table-cell>
          <table:table-cell office:value-type="float" office:value="0.00150092959859" calcext:value-type="float">
            <text:p>0.0015009295985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186059814947" calcext:value-type="float">
            <text:p>0.000186059814947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0781887054333" calcext:value-type="float">
            <text:p>0.00781887054333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0377464567309" calcext:value-type="float">
            <text:p>0.000377464567309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329349508386" calcext:value-type="float">
            <text:p>0.0329349508386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605297396682" calcext:value-type="float">
            <text:p>0.000605297396682</text:p>
          </table:table-cell>
          <table:table-cell office:value-type="string" calcext:value-type="string">
            <text:p/>
          </table:table-cell>
          <table:table-cell office:value-type="float" office:value="84.48" calcext:value-type="float">
            <text:p>84.48</text:p>
          </table:table-cell>
          <table:table-cell office:value-type="float" office:value="0.135097288249" calcext:value-type="float">
            <text:p>0.135097288249</text:p>
          </table:table-cell>
          <table:table-cell office:value-type="float" office:value="15.04" calcext:value-type="float">
            <text:p>15.04</text:p>
          </table:table-cell>
          <table:table-cell office:value-type="float" office:value="0.999876462437" calcext:value-type="float">
            <text:p>0.999876462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.968" calcext:value-type="float">
            <text:p>211.968</text:p>
          </table:table-cell>
          <table:table-cell office:value-type="float" office:value="0.00149728125246" calcext:value-type="float">
            <text:p>0.00149728125246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183870875948" calcext:value-type="float">
            <text:p>0.000183870875948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0776981315316" calcext:value-type="float">
            <text:p>0.00776981315316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0361504120489" calcext:value-type="float">
            <text:p>0.000361504120489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327446023054" calcext:value-type="float">
            <text:p>0.0327446023054</text:p>
          </table:table-cell>
          <table:table-cell office:value-type="float" office:value="89.6" calcext:value-type="float">
            <text:p>89.6</text:p>
          </table:table-cell>
          <table:table-cell office:value-type="float" office:value="0.000583611810362" calcext:value-type="float">
            <text:p>0.000583611810362</text:p>
          </table:table-cell>
          <table:table-cell office:value-type="string" calcext:value-type="string">
            <text:p/>
          </table:table-cell>
          <table:table-cell office:value-type="float" office:value="85.504" calcext:value-type="float">
            <text:p>85.504</text:p>
          </table:table-cell>
          <table:table-cell office:value-type="float" office:value="0.134738579246" calcext:value-type="float">
            <text:p>0.134738579246</text:p>
          </table:table-cell>
          <table:table-cell office:value-type="float" office:value="15.168" calcext:value-type="float">
            <text:p>15.168</text:p>
          </table:table-cell>
          <table:table-cell office:value-type="float" office:value="0.999872982505" calcext:value-type="float">
            <text:p>0.9998729825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.016" calcext:value-type="float">
            <text:p>214.016</text:p>
          </table:table-cell>
          <table:table-cell office:value-type="float" office:value="0.00149582191401" calcext:value-type="float">
            <text:p>0.00149582191401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178763351616" calcext:value-type="float">
            <text:p>0.000178763351616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0771995808186" calcext:value-type="float">
            <text:p>0.00771995808186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0346940212765" calcext:value-type="float">
            <text:p>0.00034694021276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325600107742" calcext:value-type="float">
            <text:p>0.0325600107742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559965945053" calcext:value-type="float">
            <text:p>0.000559965945053</text:p>
          </table:table-cell>
          <table:table-cell office:value-type="string" calcext:value-type="string">
            <text:p/>
          </table:table-cell>
          <table:table-cell office:value-type="float" office:value="86.528" calcext:value-type="float">
            <text:p>86.528</text:p>
          </table:table-cell>
          <table:table-cell office:value-type="float" office:value="0.13438186924" calcext:value-type="float">
            <text:p>0.13438186924</text:p>
          </table:table-cell>
          <table:table-cell office:value-type="float" office:value="15.296" calcext:value-type="float">
            <text:p>15.296</text:p>
          </table:table-cell>
          <table:table-cell office:value-type="float" office:value="0.999869058327" calcext:value-type="float">
            <text:p>0.9998690583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6.064" calcext:value-type="float">
            <text:p>216.064</text:p>
          </table:table-cell>
          <table:table-cell office:value-type="float" office:value="0.00149436257556" calcext:value-type="float">
            <text:p>0.00149436257556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16562971762" calcext:value-type="float">
            <text:p>0.00016562971762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0767269547426" calcext:value-type="float">
            <text:p>0.00767269547426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0329782732432" calcext:value-type="float">
            <text:p>0.000329782732432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323716833161" calcext:value-type="float">
            <text:p>0.0323716833161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539505533102" calcext:value-type="float">
            <text:p>0.000539505533102</text:p>
          </table:table-cell>
          <table:table-cell office:value-type="string" calcext:value-type="string">
            <text:p/>
          </table:table-cell>
          <table:table-cell office:value-type="float" office:value="87.552" calcext:value-type="float">
            <text:p>87.552</text:p>
          </table:table-cell>
          <table:table-cell office:value-type="float" office:value="0.13403134132" calcext:value-type="float">
            <text:p>0.13403134132</text:p>
          </table:table-cell>
          <table:table-cell office:value-type="float" office:value="15.424" calcext:value-type="float">
            <text:p>15.424</text:p>
          </table:table-cell>
          <table:table-cell office:value-type="float" office:value="0.99986520819" calcext:value-type="float">
            <text:p>0.99986520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8.112" calcext:value-type="float">
            <text:p>218.112</text:p>
          </table:table-cell>
          <table:table-cell office:value-type="float" office:value="0.0014929032371" calcext:value-type="float">
            <text:p>0.0014929032371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149577498291" calcext:value-type="float">
            <text:p>0.000149577498291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0763041837379" calcext:value-type="float">
            <text:p>0.00763041837379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0313423274441" calcext:value-type="float">
            <text:p>0.000313423274441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321821922088" calcext:value-type="float">
            <text:p>0.032182192208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519167638587" calcext:value-type="float">
            <text:p>0.000519167638587</text:p>
          </table:table-cell>
          <table:table-cell office:value-type="string" calcext:value-type="string">
            <text:p/>
          </table:table-cell>
          <table:table-cell office:value-type="float" office:value="88.576" calcext:value-type="float">
            <text:p>88.576</text:p>
          </table:table-cell>
          <table:table-cell office:value-type="float" office:value="0.133684700339" calcext:value-type="float">
            <text:p>0.133684700339</text:p>
          </table:table-cell>
          <table:table-cell office:value-type="float" office:value="15.552" calcext:value-type="float">
            <text:p>15.552</text:p>
          </table:table-cell>
          <table:table-cell office:value-type="float" office:value="0.999860876786" calcext:value-type="float">
            <text:p>0.9998608767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0.16" calcext:value-type="float">
            <text:p>220.16</text:p>
          </table:table-cell>
          <table:table-cell office:value-type="float" office:value="0.00149217356788" calcext:value-type="float">
            <text:p>0.00149217356788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35714217961" calcext:value-type="float">
            <text:p>0.000135714217961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0758514996904" calcext:value-type="float">
            <text:p>0.00758514996904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0297263322035" calcext:value-type="float">
            <text:p>0.00029726332203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31998335614" calcext:value-type="float">
            <text:p>0.03199833561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493806529163" calcext:value-type="float">
            <text:p>0.000493806529163</text:p>
          </table:table-cell>
          <table:table-cell office:value-type="string" calcext:value-type="string">
            <text:p/>
          </table:table-cell>
          <table:table-cell office:value-type="float" office:value="89.6" calcext:value-type="float">
            <text:p>89.6</text:p>
          </table:table-cell>
          <table:table-cell office:value-type="float" office:value="0.133335505084" calcext:value-type="float">
            <text:p>0.133335505084</text:p>
          </table:table-cell>
          <table:table-cell office:value-type="float" office:value="15.68" calcext:value-type="float">
            <text:p>15.68</text:p>
          </table:table-cell>
          <table:table-cell office:value-type="float" office:value="0.99985702665" calcext:value-type="float">
            <text:p>0.999857026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2.208" calcext:value-type="float">
            <text:p>222.208</text:p>
          </table:table-cell>
          <table:table-cell office:value-type="float" office:value="0.00148633621407" calcext:value-type="float">
            <text:p>0.00148633621407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12365535301" calcext:value-type="float">
            <text:p>0.000112365535301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0754347112943" calcext:value-type="float">
            <text:p>0.00754347112943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0286689526017" calcext:value-type="float">
            <text:p>0.000286689526017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318199297976" calcext:value-type="float">
            <text:p>0.0318199297976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468935489485" calcext:value-type="float">
            <text:p>0.000468935489485</text:p>
          </table:table-cell>
          <table:table-cell office:value-type="string" calcext:value-type="string">
            <text:p/>
          </table:table-cell>
          <table:table-cell office:value-type="float" office:value="90.624" calcext:value-type="float">
            <text:p>90.624</text:p>
          </table:table-cell>
          <table:table-cell office:value-type="float" office:value="0.132958545974" calcext:value-type="float">
            <text:p>0.132958545974</text:p>
          </table:table-cell>
          <table:table-cell office:value-type="float" office:value="15.808" calcext:value-type="float">
            <text:p>15.808</text:p>
          </table:table-cell>
          <table:table-cell office:value-type="float" office:value="0.999853287574" calcext:value-type="float">
            <text:p>0.999853287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4.256" calcext:value-type="float">
            <text:p>224.256</text:p>
          </table:table-cell>
          <table:table-cell office:value-type="float" office:value="0.00148268786794" calcext:value-type="float">
            <text:p>0.00148268786794</text:p>
          </table:table-cell>
          <table:table-cell office:value-type="float" office:value="85.504" calcext:value-type="float">
            <text:p>85.504</text:p>
          </table:table-cell>
          <table:table-cell office:value-type="float" office:value="9.48540233063e-05" calcext:value-type="float">
            <text:p>9.48540233063e-05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0749959866668" calcext:value-type="float">
            <text:p>0.00749959866668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027731276351" calcext:value-type="float">
            <text:p>0.00027731276351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316392579273" calcext:value-type="float">
            <text:p>0.0316392579273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443268086468" calcext:value-type="float">
            <text:p>0.000443268086468</text:p>
          </table:table-cell>
          <table:table-cell office:value-type="string" calcext:value-type="string">
            <text:p/>
          </table:table-cell>
          <table:table-cell office:value-type="float" office:value="91.648" calcext:value-type="float">
            <text:p>91.648</text:p>
          </table:table-cell>
          <table:table-cell office:value-type="float" office:value="0.132453280836" calcext:value-type="float">
            <text:p>0.132453280836</text:p>
          </table:table-cell>
          <table:table-cell office:value-type="float" office:value="15.936" calcext:value-type="float">
            <text:p>15.936</text:p>
          </table:table-cell>
          <table:table-cell office:value-type="float" office:value="0.999849696581" calcext:value-type="float">
            <text:p>0.999849696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6.304" calcext:value-type="float">
            <text:p>226.304</text:p>
          </table:table-cell>
          <table:table-cell office:value-type="float" office:value="0.00147685051412" calcext:value-type="float">
            <text:p>0.00147685051412</text:p>
          </table:table-cell>
          <table:table-cell office:value-type="float" office:value="86.528" calcext:value-type="float">
            <text:p>86.528</text:p>
          </table:table-cell>
          <table:table-cell office:value-type="float" office:value="7.5883218645e-05" calcext:value-type="float">
            <text:p>7.5883218645e-05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0745831866763" calcext:value-type="float">
            <text:p>0.00745831866763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0265342428394" calcext:value-type="float">
            <text:p>0.000265342428394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314560750243" calcext:value-type="float">
            <text:p>0.0314560750243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420173549625" calcext:value-type="float">
            <text:p>0.000420173549625</text:p>
          </table:table-cell>
          <table:table-cell office:value-type="string" calcext:value-type="string">
            <text:p/>
          </table:table-cell>
          <table:table-cell office:value-type="float" office:value="92.672" calcext:value-type="float">
            <text:p>92.672</text:p>
          </table:table-cell>
          <table:table-cell office:value-type="float" office:value="0.131474401356" calcext:value-type="float">
            <text:p>0.131474401356</text:p>
          </table:table-cell>
          <table:table-cell office:value-type="float" office:value="16.064" calcext:value-type="float">
            <text:p>16.064</text:p>
          </table:table-cell>
          <table:table-cell office:value-type="float" office:value="0.999845698362" calcext:value-type="float">
            <text:p>0.9998456983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28.352" calcext:value-type="float">
            <text:p>228.352</text:p>
          </table:table-cell>
          <table:table-cell office:value-type="float" office:value="0.00147539117567" calcext:value-type="float">
            <text:p>0.00147539117567</text:p>
          </table:table-cell>
          <table:table-cell office:value-type="float" office:value="87.552" calcext:value-type="float">
            <text:p>87.552</text:p>
          </table:table-cell>
          <table:table-cell office:value-type="float" office:value="6.34792309819e-05" calcext:value-type="float">
            <text:p>6.34792309819e-05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0741703866859" calcext:value-type="float">
            <text:p>0.00741703866859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0256963193813" calcext:value-type="float">
            <text:p>0.000256963193813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312722184295" calcext:value-type="float">
            <text:p>0.0312722184295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396650201753" calcext:value-type="float">
            <text:p>0.000396650201753</text:p>
          </table:table-cell>
          <table:table-cell office:value-type="string" calcext:value-type="string">
            <text:p/>
          </table:table-cell>
          <table:table-cell office:value-type="float" office:value="93.696" calcext:value-type="float">
            <text:p>93.696</text:p>
          </table:table-cell>
          <table:table-cell office:value-type="float" office:value="0.129534485299" calcext:value-type="float">
            <text:p>0.129534485299</text:p>
          </table:table-cell>
          <table:table-cell office:value-type="float" office:value="16.192" calcext:value-type="float">
            <text:p>16.192</text:p>
          </table:table-cell>
          <table:table-cell office:value-type="float" office:value="0.999842033328" calcext:value-type="float">
            <text:p>0.9998420333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0.4" calcext:value-type="float">
            <text:p>230.4</text:p>
          </table:table-cell>
          <table:table-cell office:value-type="float" office:value="0.00147247249877" calcext:value-type="float">
            <text:p>0.00147247249877</text:p>
          </table:table-cell>
          <table:table-cell office:value-type="float" office:value="88.576" calcext:value-type="float">
            <text:p>88.576</text:p>
          </table:table-cell>
          <table:table-cell office:value-type="float" office:value="5.69124139839e-05" calcext:value-type="float">
            <text:p>5.69124139839e-05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0738154185782" calcext:value-type="float">
            <text:p>0.00738154185782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0248384453647" calcext:value-type="float">
            <text:p>0.000248384453647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310914240698" calcext:value-type="float">
            <text:p>0.0310914240698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0373065595162" calcext:value-type="float">
            <text:p>0.000373065595162</text:p>
          </table:table-cell>
          <table:table-cell office:value-type="string" calcext:value-type="string">
            <text:p/>
          </table:table-cell>
          <table:table-cell office:value-type="float" office:value="94.72" calcext:value-type="float">
            <text:p>94.72</text:p>
          </table:table-cell>
          <table:table-cell office:value-type="float" office:value="0.126578930418" calcext:value-type="float">
            <text:p>0.126578930418</text:p>
          </table:table-cell>
          <table:table-cell office:value-type="float" office:value="16.32" calcext:value-type="float">
            <text:p>16.32</text:p>
          </table:table-cell>
          <table:table-cell office:value-type="float" office:value="0.999837850007" calcext:value-type="float">
            <text:p>0.9998378500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2.448" calcext:value-type="float">
            <text:p>232.448</text:p>
          </table:table-cell>
          <table:table-cell office:value-type="float" office:value="0.00147101316031" calcext:value-type="float">
            <text:p>0.00147101316031</text:p>
          </table:table-cell>
          <table:table-cell office:value-type="float" office:value="89.6" calcext:value-type="float">
            <text:p>89.6</text:p>
          </table:table-cell>
          <table:table-cell office:value-type="float" office:value="5.25345359851e-05" calcext:value-type="float">
            <text:p>5.25345359851e-05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0733926475735" calcext:value-type="float">
            <text:p>0.00733926475735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0241401758163" calcext:value-type="float">
            <text:p>0.000241401758163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309045664846" calcext:value-type="float">
            <text:p>0.0309045664846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0347827003174" calcext:value-type="float">
            <text:p>0.000347827003174</text:p>
          </table:table-cell>
          <table:table-cell office:value-type="string" calcext:value-type="string">
            <text:p/>
          </table:table-cell>
          <table:table-cell office:value-type="float" office:value="95.744" calcext:value-type="float">
            <text:p>95.744</text:p>
          </table:table-cell>
          <table:table-cell office:value-type="float" office:value="0.123011164031" calcext:value-type="float">
            <text:p>0.123011164031</text:p>
          </table:table-cell>
          <table:table-cell office:value-type="float" office:value="16.512" calcext:value-type="float">
            <text:p>16.512</text:p>
          </table:table-cell>
          <table:table-cell office:value-type="float" office:value="0.999829187199" calcext:value-type="float">
            <text:p>0.999829187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4.496" calcext:value-type="float">
            <text:p>234.496</text:p>
          </table:table-cell>
          <table:table-cell office:value-type="float" office:value="0.00146809448341" calcext:value-type="float">
            <text:p>0.00146809448341</text:p>
          </table:table-cell>
          <table:table-cell office:value-type="float" office:value="90.624" calcext:value-type="float">
            <text:p>90.624</text:p>
          </table:table-cell>
          <table:table-cell office:value-type="float" office:value="4.59677189869e-05" calcext:value-type="float">
            <text:p>4.59677189869e-05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0729977954087" calcext:value-type="float">
            <text:p>0.00729977954087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0233022523582" calcext:value-type="float">
            <text:p>0.000233022523582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307291004139" calcext:value-type="float">
            <text:p>0.0307291004139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323568550681" calcext:value-type="float">
            <text:p>0.000323568550681</text:p>
          </table:table-cell>
          <table:table-cell office:value-type="string" calcext:value-type="string">
            <text:p/>
          </table:table-cell>
          <table:table-cell office:value-type="float" office:value="96.768" calcext:value-type="float">
            <text:p>96.768</text:p>
          </table:table-cell>
          <table:table-cell office:value-type="float" office:value="0.119348630354" calcext:value-type="float">
            <text:p>0.119348630354</text:p>
          </table:table-cell>
          <table:table-cell office:value-type="float" office:value="16.768" calcext:value-type="float">
            <text:p>16.768</text:p>
          </table:table-cell>
          <table:table-cell office:value-type="float" office:value="0.999820783535" calcext:value-type="float">
            <text:p>0.999820783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36.544" calcext:value-type="float">
            <text:p>236.544</text:p>
          </table:table-cell>
          <table:table-cell office:value-type="float" office:value="0.00146663514496" calcext:value-type="float">
            <text:p>0.00146663514496</text:p>
          </table:table-cell>
          <table:table-cell office:value-type="float" office:value="91.648" calcext:value-type="float">
            <text:p>91.648</text:p>
          </table:table-cell>
          <table:table-cell office:value-type="float" office:value="3.94009019888e-05" calcext:value-type="float">
            <text:p>3.94009019888e-05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0725909780269" calcext:value-type="float">
            <text:p>0.00725909780269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0226638344854" calcext:value-type="float">
            <text:p>0.000226638344854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305468361814" calcext:value-type="float">
            <text:p>0.0305468361814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29998394409" calcext:value-type="float">
            <text:p>0.00029998394409</text:p>
          </table:table-cell>
          <table:table-cell office:value-type="string" calcext:value-type="string">
            <text:p/>
          </table:table-cell>
          <table:table-cell office:value-type="float" office:value="97.792" calcext:value-type="float">
            <text:p>97.792</text:p>
          </table:table-cell>
          <table:table-cell office:value-type="float" office:value="0.115993238946" calcext:value-type="float">
            <text:p>0.115993238946</text:p>
          </table:table-cell>
          <table:table-cell office:value-type="float" office:value="17.024" calcext:value-type="float">
            <text:p>17.024</text:p>
          </table:table-cell>
          <table:table-cell office:value-type="float" office:value="0.999812713056" calcext:value-type="float">
            <text:p>0.9998127130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0.64" calcext:value-type="float">
            <text:p>240.64</text:p>
          </table:table-cell>
          <table:table-cell office:value-type="float" office:value="0.0014622571296" calcext:value-type="float">
            <text:p>0.0014622571296</text:p>
          </table:table-cell>
          <table:table-cell office:value-type="float" office:value="92.672" calcext:value-type="float">
            <text:p>92.672</text:p>
          </table:table-cell>
          <table:table-cell office:value-type="float" office:value="3.50230239901e-05" calcext:value-type="float">
            <text:p>3.50230239901e-05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072170201225" calcext:value-type="float">
            <text:p>0.0072170201225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022005466054" calcext:value-type="float">
            <text:p>0.00022005466054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303642657253" calcext:value-type="float">
            <text:p>0.0303642657253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274990386976" calcext:value-type="float">
            <text:p>0.000274990386976</text:p>
          </table:table-cell>
          <table:table-cell office:value-type="string" calcext:value-type="string">
            <text:p/>
          </table:table-cell>
          <table:table-cell office:value-type="float" office:value="98.816" calcext:value-type="float">
            <text:p>98.816</text:p>
          </table:table-cell>
          <table:table-cell office:value-type="float" office:value="0.113087066708" calcext:value-type="float">
            <text:p>0.113087066708</text:p>
          </table:table-cell>
          <table:table-cell office:value-type="float" office:value="17.28" calcext:value-type="float">
            <text:p>17.28</text:p>
          </table:table-cell>
          <table:table-cell office:value-type="float" office:value="0.999803791104" calcext:value-type="float">
            <text:p>0.9998037911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2.688" calcext:value-type="float">
            <text:p>242.688</text:p>
          </table:table-cell>
          <table:table-cell office:value-type="float" office:value="0.00145933845269" calcext:value-type="float">
            <text:p>0.00145933845269</text:p>
          </table:table-cell>
          <table:table-cell office:value-type="float" office:value="93.696" calcext:value-type="float">
            <text:p>93.696</text:p>
          </table:table-cell>
          <table:table-cell office:value-type="float" office:value="3.21044386575e-05" calcext:value-type="float">
            <text:p>3.21044386575e-05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0717713606546" calcext:value-type="float">
            <text:p>0.00717713606546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0213470976227" calcext:value-type="float">
            <text:p>0.000213470976227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301826751845" calcext:value-type="float">
            <text:p>0.0301826751845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252324661161" calcext:value-type="float">
            <text:p>0.000252324661161</text:p>
          </table:table-cell>
          <table:table-cell office:value-type="string" calcext:value-type="string">
            <text:p/>
          </table:table-cell>
          <table:table-cell office:value-type="float" office:value="99.84" calcext:value-type="float">
            <text:p>99.84</text:p>
          </table:table-cell>
          <table:table-cell office:value-type="float" office:value="0.11074161328" calcext:value-type="float">
            <text:p>0.11074161328</text:p>
          </table:table-cell>
          <table:table-cell office:value-type="float" office:value="17.536" calcext:value-type="float">
            <text:p>17.536</text:p>
          </table:table-cell>
          <table:table-cell office:value-type="float" office:value="0.999795905727" calcext:value-type="float">
            <text:p>0.999795905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4.736" calcext:value-type="float">
            <text:p>244.736</text:p>
          </table:table-cell>
          <table:table-cell office:value-type="float" office:value="0.00145787911424" calcext:value-type="float">
            <text:p>0.00145787911424</text:p>
          </table:table-cell>
          <table:table-cell office:value-type="float" office:value="94.72" calcext:value-type="float">
            <text:p>94.72</text:p>
          </table:table-cell>
          <table:table-cell office:value-type="float" office:value="2.84562069919e-05" calcext:value-type="float">
            <text:p>2.84562069919e-05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0713545722584" calcext:value-type="float">
            <text:p>0.00713545722584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0209081853351" calcext:value-type="float">
            <text:p>0.000209081853351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300056779963" calcext:value-type="float">
            <text:p>0.0300056779963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230884109715" calcext:value-type="float">
            <text:p>0.000230884109715</text:p>
          </table:table-cell>
          <table:table-cell office:value-type="string" calcext:value-type="string">
            <text:p/>
          </table:table-cell>
          <table:table-cell office:value-type="float" office:value="100.864" calcext:value-type="float">
            <text:p>100.864</text:p>
          </table:table-cell>
          <table:table-cell office:value-type="float" office:value="0.108836642661" calcext:value-type="float">
            <text:p>0.108836642661</text:p>
          </table:table-cell>
          <table:table-cell office:value-type="float" office:value="17.792" calcext:value-type="float">
            <text:p>17.792</text:p>
          </table:table-cell>
          <table:table-cell office:value-type="float" office:value="0.999786909735" calcext:value-type="float">
            <text:p>0.999786909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6.784" calcext:value-type="float">
            <text:p>246.784</text:p>
          </table:table-cell>
          <table:table-cell office:value-type="float" office:value="0.00145569010656" calcext:value-type="float">
            <text:p>0.00145569010656</text:p>
          </table:table-cell>
          <table:table-cell office:value-type="float" office:value="95.744" calcext:value-type="float">
            <text:p>95.744</text:p>
          </table:table-cell>
          <table:table-cell office:value-type="float" office:value="2.48079753262e-05" calcext:value-type="float">
            <text:p>2.48079753262e-05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0709577258908" calcext:value-type="float">
            <text:p>0.00709577258908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0201899652282" calcext:value-type="float">
            <text:p>0.000201899652282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298239649661" calcext:value-type="float">
            <text:p>0.0298239649661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211648872132" calcext:value-type="float">
            <text:p>0.000211648872132</text:p>
          </table:table-cell>
          <table:table-cell office:value-type="string" calcext:value-type="string">
            <text:p/>
          </table:table-cell>
          <table:table-cell office:value-type="float" office:value="101.888" calcext:value-type="float">
            <text:p>101.888</text:p>
          </table:table-cell>
          <table:table-cell office:value-type="float" office:value="0.107330583108" calcext:value-type="float">
            <text:p>0.107330583108</text:p>
          </table:table-cell>
          <table:table-cell office:value-type="float" office:value="18.048" calcext:value-type="float">
            <text:p>18.048</text:p>
          </table:table-cell>
          <table:table-cell office:value-type="float" office:value="0.999778061824" calcext:value-type="float">
            <text:p>0.9997780618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48.832" calcext:value-type="float">
            <text:p>248.832</text:p>
          </table:table-cell>
          <table:table-cell office:value-type="float" office:value="0.00145423076811" calcext:value-type="float">
            <text:p>0.00145423076811</text:p>
          </table:table-cell>
          <table:table-cell office:value-type="float" office:value="96.768" calcext:value-type="float">
            <text:p>96.768</text:p>
          </table:table-cell>
          <table:table-cell office:value-type="float" office:value="2.11597436607e-05" calcext:value-type="float">
            <text:p>2.11597436607e-05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0705289722776" calcext:value-type="float">
            <text:p>0.00705289722776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0191525361848" calcext:value-type="float">
            <text:p>0.000191525361848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296464778203" calcext:value-type="float">
            <text:p>0.0296464778203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191065942744" calcext:value-type="float">
            <text:p>0.000191065942744</text:p>
          </table:table-cell>
          <table:table-cell office:value-type="string" calcext:value-type="string">
            <text:p/>
          </table:table-cell>
          <table:table-cell office:value-type="float" office:value="102.912" calcext:value-type="float">
            <text:p>102.912</text:p>
          </table:table-cell>
          <table:table-cell office:value-type="float" office:value="0.106134997486" calcext:value-type="float">
            <text:p>0.106134997486</text:p>
          </table:table-cell>
          <table:table-cell office:value-type="float" office:value="18.304" calcext:value-type="float">
            <text:p>18.304</text:p>
          </table:table-cell>
          <table:table-cell office:value-type="float" office:value="0.999767770112" calcext:value-type="float">
            <text:p>0.999767770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0.88" calcext:value-type="float">
            <text:p>250.88</text:p>
          </table:table-cell>
          <table:table-cell office:value-type="float" office:value="0.00145058242198" calcext:value-type="float">
            <text:p>0.00145058242198</text:p>
          </table:table-cell>
          <table:table-cell office:value-type="float" office:value="97.792" calcext:value-type="float">
            <text:p>97.792</text:p>
          </table:table-cell>
          <table:table-cell office:value-type="float" office:value="1.7511511995e-05" calcext:value-type="float">
            <text:p>1.7511511995e-05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0700722998244" calcext:value-type="float">
            <text:p>0.00700722998244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0178956509977" calcext:value-type="float">
            <text:p>0.000178956509977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294586403198" calcext:value-type="float">
            <text:p>0.0294586403198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17225951619" calcext:value-type="float">
            <text:p>0.00017225951619</text:p>
          </table:table-cell>
          <table:table-cell office:value-type="string" calcext:value-type="string">
            <text:p/>
          </table:table-cell>
          <table:table-cell office:value-type="float" office:value="103.936" calcext:value-type="float">
            <text:p>103.936</text:p>
          </table:table-cell>
          <table:table-cell office:value-type="float" office:value="0.105149047478" calcext:value-type="float">
            <text:p>0.105149047478</text:p>
          </table:table-cell>
          <table:table-cell office:value-type="float" office:value="18.56" calcext:value-type="float">
            <text:p>18.56</text:p>
          </table:table-cell>
          <table:table-cell office:value-type="float" office:value="0.9997574784" calcext:value-type="float">
            <text:p>0.9997574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2.928" calcext:value-type="float">
            <text:p>252.928</text:p>
          </table:table-cell>
          <table:table-cell office:value-type="float" office:value="0.00144985275275" calcext:value-type="float">
            <text:p>0.00144985275275</text:p>
          </table:table-cell>
          <table:table-cell office:value-type="float" office:value="98.816" calcext:value-type="float">
            <text:p>98.816</text:p>
          </table:table-cell>
          <table:table-cell office:value-type="float" office:value="1.53225729956e-05" calcext:value-type="float">
            <text:p>1.53225729956e-05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069645540414" calcext:value-type="float">
            <text:p>0.0069645540414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016957974747" calcext:value-type="float">
            <text:p>0.00016957974747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29276437332" calcext:value-type="float">
            <text:p>0.029276437332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155842179654" calcext:value-type="float">
            <text:p>0.000155842179654</text:p>
          </table:table-cell>
          <table:table-cell office:value-type="string" calcext:value-type="string">
            <text:p/>
          </table:table-cell>
          <table:table-cell office:value-type="float" office:value="104.96" calcext:value-type="float">
            <text:p>104.96</text:p>
          </table:table-cell>
          <table:table-cell office:value-type="float" office:value="0.104274300962" calcext:value-type="float">
            <text:p>0.104274300962</text:p>
          </table:table-cell>
          <table:table-cell office:value-type="float" office:value="18.816" calcext:value-type="float">
            <text:p>18.816</text:p>
          </table:table-cell>
          <table:table-cell office:value-type="float" office:value="0.999746520319" calcext:value-type="float">
            <text:p>0.9997465203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4.976" calcext:value-type="float">
            <text:p>254.976</text:p>
          </table:table-cell>
          <table:table-cell office:value-type="float" office:value="0.0014483934143" calcext:value-type="float">
            <text:p>0.0014483934143</text:p>
          </table:table-cell>
          <table:table-cell office:value-type="float" office:value="99.84" calcext:value-type="float">
            <text:p>99.84</text:p>
          </table:table-cell>
          <table:table-cell office:value-type="float" office:value="1.45929266625e-05" calcext:value-type="float">
            <text:p>1.45929266625e-05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0692447056407" calcext:value-type="float">
            <text:p>0.00692447056407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0161599524059" calcext:value-type="float">
            <text:p>0.000161599524059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290926419819" calcext:value-type="float">
            <text:p>0.0290926419819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140466241331" calcext:value-type="float">
            <text:p>0.000140466241331</text:p>
          </table:table-cell>
          <table:table-cell office:value-type="string" calcext:value-type="string">
            <text:p/>
          </table:table-cell>
          <table:table-cell office:value-type="float" office:value="105.984" calcext:value-type="float">
            <text:p>105.984</text:p>
          </table:table-cell>
          <table:table-cell office:value-type="float" office:value="0.103206429072" calcext:value-type="float">
            <text:p>0.103206429072</text:p>
          </table:table-cell>
          <table:table-cell office:value-type="float" office:value="19.072" calcext:value-type="float">
            <text:p>19.072</text:p>
          </table:table-cell>
          <table:table-cell office:value-type="float" office:value="0.999734821826" calcext:value-type="float">
            <text:p>0.9997348218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7.024" calcext:value-type="float">
            <text:p>257.024</text:p>
          </table:table-cell>
          <table:table-cell office:value-type="float" office:value="0.00144766374507" calcext:value-type="float">
            <text:p>0.00144766374507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1.31336339962e-05" calcext:value-type="float">
            <text:p>1.31336339962e-05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0688239288389" calcext:value-type="float">
            <text:p>0.00688239288389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0155414850916" calcext:value-type="float">
            <text:p>0.00015541485091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289144811444" calcext:value-type="float">
            <text:p>0.0289144811444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127295616871" calcext:value-type="float">
            <text:p>0.000127295616871</text:p>
          </table:table-cell>
          <table:table-cell office:value-type="string" calcext:value-type="string">
            <text:p/>
          </table:table-cell>
          <table:table-cell office:value-type="float" office:value="107.008" calcext:value-type="float">
            <text:p>107.008</text:p>
          </table:table-cell>
          <table:table-cell office:value-type="float" office:value="0.101466782954" calcext:value-type="float">
            <text:p>0.101466782954</text:p>
          </table:table-cell>
          <table:table-cell office:value-type="float" office:value="19.328" calcext:value-type="float">
            <text:p>19.328</text:p>
          </table:table-cell>
          <table:table-cell office:value-type="float" office:value="0.999722456963" calcext:value-type="float">
            <text:p>0.9997224569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59.072" calcext:value-type="float">
            <text:p>259.072</text:p>
          </table:table-cell>
          <table:table-cell office:value-type="float" office:value="0.00144620440662" calcext:value-type="float">
            <text:p>0.00144620440662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1.24039876631e-05" calcext:value-type="float">
            <text:p>1.24039876631e-05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0684430360941" calcext:value-type="float">
            <text:p>0.00684430360941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01502277057" calcext:value-type="float">
            <text:p>0.0001502277057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287331968271" calcext:value-type="float">
            <text:p>0.0287331968271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115472684217" calcext:value-type="float">
            <text:p>0.000115472684217</text:p>
          </table:table-cell>
          <table:table-cell office:value-type="string" calcext:value-type="string">
            <text:p/>
          </table:table-cell>
          <table:table-cell office:value-type="float" office:value="108.032" calcext:value-type="float">
            <text:p>108.032</text:p>
          </table:table-cell>
          <table:table-cell office:value-type="float" office:value="0.0987778721338" calcext:value-type="float">
            <text:p>0.0987778721338</text:p>
          </table:table-cell>
          <table:table-cell office:value-type="float" office:value="19.584" calcext:value-type="float">
            <text:p>19.584</text:p>
          </table:table-cell>
          <table:table-cell office:value-type="float" office:value="0.999709721895" calcext:value-type="float">
            <text:p>0.9997097218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4.192" calcext:value-type="float">
            <text:p>264.192</text:p>
          </table:table-cell>
          <table:table-cell office:value-type="float" office:value="0.00144255606049" calcext:value-type="float">
            <text:p>0.00144255606049</text:p>
          </table:table-cell>
          <table:table-cell office:value-type="float" office:value="104.96" calcext:value-type="float">
            <text:p>104.96</text:p>
          </table:table-cell>
          <table:table-cell office:value-type="float" office:value="1.167434133e-05" calcext:value-type="float">
            <text:p>1.167434133e-05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0680641375521" calcext:value-type="float">
            <text:p>0.00680641375521</text:p>
          </table:table-cell>
          <table:table-cell office:value-type="float" office:value="89.6" calcext:value-type="float">
            <text:p>89.6</text:p>
          </table:table-cell>
          <table:table-cell office:value-type="float" office:value="0.000142845999045" calcext:value-type="float">
            <text:p>0.000142845999045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285490952535" calcext:value-type="float">
            <text:p>0.0285490952535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10413982131" calcext:value-type="float">
            <text:p>0.00010413982131</text:p>
          </table:table-cell>
          <table:table-cell office:value-type="string" calcext:value-type="string">
            <text:p/>
          </table:table-cell>
          <table:table-cell office:value-type="float" office:value="109.056" calcext:value-type="float">
            <text:p>109.056</text:p>
          </table:table-cell>
          <table:table-cell office:value-type="float" office:value="0.0953447789516" calcext:value-type="float">
            <text:p>0.0953447789516</text:p>
          </table:table-cell>
          <table:table-cell office:value-type="float" office:value="19.84" calcext:value-type="float">
            <text:p>19.84</text:p>
          </table:table-cell>
          <table:table-cell office:value-type="float" office:value="0.999693432855" calcext:value-type="float">
            <text:p>0.9996934328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68.288" calcext:value-type="float">
            <text:p>268.288</text:p>
          </table:table-cell>
          <table:table-cell office:value-type="float" office:value="0.00144036705281" calcext:value-type="float">
            <text:p>0.00144036705281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1.09446949969e-05" calcext:value-type="float">
            <text:p>1.09446949969e-05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0676812506045" calcext:value-type="float">
            <text:p>0.00676812506045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0137858359414" calcext:value-type="float">
            <text:p>0.000137858359414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283615027319" calcext:value-type="float">
            <text:p>0.0283615027319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9.40933914891e-05" calcext:value-type="float">
            <text:p>9.40933914891e-05</text:p>
          </table:table-cell>
          <table:table-cell office:value-type="string" calcext:value-type="string">
            <text:p/>
          </table:table-cell>
          <table:table-cell office:value-type="float" office:value="110.08" calcext:value-type="float">
            <text:p>110.08</text:p>
          </table:table-cell>
          <table:table-cell office:value-type="float" office:value="0.0916391557715" calcext:value-type="float">
            <text:p>0.0916391557715</text:p>
          </table:table-cell>
          <table:table-cell office:value-type="float" office:value="20.096" calcext:value-type="float">
            <text:p>20.096</text:p>
          </table:table-cell>
          <table:table-cell office:value-type="float" office:value="0.999680327581" calcext:value-type="float">
            <text:p>0.999680327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2.384" calcext:value-type="float">
            <text:p>272.384</text:p>
          </table:table-cell>
          <table:table-cell office:value-type="float" office:value="0.0014374483759" calcext:value-type="float">
            <text:p>0.0014374483759</text:p>
          </table:table-cell>
          <table:table-cell office:value-type="float" office:value="110.08" calcext:value-type="float">
            <text:p>110.08</text:p>
          </table:table-cell>
          <table:table-cell office:value-type="float" office:value="9.48540233059e-06" calcext:value-type="float">
            <text:p>9.48540233059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0672604738027" calcext:value-type="float">
            <text:p>0.00672604738027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0132272203026" calcext:value-type="float">
            <text:p>0.00013227220302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281837093625" calcext:value-type="float">
            <text:p>0.0281837093625</text:p>
          </table:table-cell>
          <table:table-cell office:value-type="float" office:value="115.2" calcext:value-type="float">
            <text:p>115.2</text:p>
          </table:table-cell>
          <table:table-cell office:value-type="float" office:value="8.57622057844e-05" calcext:value-type="float">
            <text:p>8.57622057844e-05</text:p>
          </table:table-cell>
          <table:table-cell office:value-type="string" calcext:value-type="string">
            <text:p/>
          </table:table-cell>
          <table:table-cell office:value-type="float" office:value="111.104" calcext:value-type="float">
            <text:p>111.104</text:p>
          </table:table-cell>
          <table:table-cell office:value-type="float" office:value="0.0881158115523" calcext:value-type="float">
            <text:p>0.0881158115523</text:p>
          </table:table-cell>
          <table:table-cell office:value-type="float" office:value="20.352" calcext:value-type="float">
            <text:p>20.352</text:p>
          </table:table-cell>
          <table:table-cell office:value-type="float" office:value="0.999663927479" calcext:value-type="float">
            <text:p>0.9996639274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76.48" calcext:value-type="float">
            <text:p>276.48</text:p>
          </table:table-cell>
          <table:table-cell office:value-type="float" office:value="0.001434529699" calcext:value-type="float">
            <text:p>0.001434529699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8.75575599746e-06" calcext:value-type="float">
            <text:p>8.75575599746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0668536564208" calcext:value-type="float">
            <text:p>0.0066853656420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0124291979616" calcext:value-type="float">
            <text:p>0.000124291979616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278092592557" calcext:value-type="float">
            <text:p>0.0278092592557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7.83499008559e-05" calcext:value-type="float">
            <text:p>7.83499008559e-05</text:p>
          </table:table-cell>
          <table:table-cell office:value-type="string" calcext:value-type="string">
            <text:p/>
          </table:table-cell>
          <table:table-cell office:value-type="float" office:value="112.128" calcext:value-type="float">
            <text:p>112.128</text:p>
          </table:table-cell>
          <table:table-cell office:value-type="float" office:value="0.0850104429112" calcext:value-type="float">
            <text:p>0.0850104429112</text:p>
          </table:table-cell>
          <table:table-cell office:value-type="float" office:value="20.608" calcext:value-type="float">
            <text:p>20.608</text:p>
          </table:table-cell>
          <table:table-cell office:value-type="float" office:value="0.999648230768" calcext:value-type="float">
            <text:p>0.9996482307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0.576" calcext:value-type="float">
            <text:p>280.576</text:p>
          </table:table-cell>
          <table:table-cell office:value-type="float" office:value="0.00143161102209" calcext:value-type="float">
            <text:p>0.00143161102209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8.02610966444e-06" calcext:value-type="float">
            <text:p>8.02610966444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0664787462846" calcext:value-type="float">
            <text:p>0.00664787462846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0119703351155" calcext:value-type="float">
            <text:p>0.000119703351155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274717397041" calcext:value-type="float">
            <text:p>0.0274717397041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7.1917735422e-05" calcext:value-type="float">
            <text:p>7.1917735422e-05</text:p>
          </table:table-cell>
          <table:table-cell office:value-type="string" calcext:value-type="string">
            <text:p/>
          </table:table-cell>
          <table:table-cell office:value-type="float" office:value="113.152" calcext:value-type="float">
            <text:p>113.152</text:p>
          </table:table-cell>
          <table:table-cell office:value-type="float" office:value="0.082441916165" calcext:value-type="float">
            <text:p>0.082441916165</text:p>
          </table:table-cell>
          <table:table-cell office:value-type="float" office:value="20.864" calcext:value-type="float">
            <text:p>20.864</text:p>
          </table:table-cell>
          <table:table-cell office:value-type="float" office:value="0.999631016214" calcext:value-type="float">
            <text:p>0.999631016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4.672" calcext:value-type="float">
            <text:p>284.672</text:p>
          </table:table-cell>
          <table:table-cell office:value-type="float" office:value="0.00142942201441" calcext:value-type="float">
            <text:p>0.00142942201441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7.29646333131e-06" calcext:value-type="float">
            <text:p>7.29646333131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0660878825255" calcext:value-type="float">
            <text:p>0.00660878825255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0114316700353" calcext:value-type="float">
            <text:p>0.000114316700353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272576894714" calcext:value-type="float">
            <text:p>0.0272576894714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6.58531222987e-05" calcext:value-type="float">
            <text:p>6.58531222987e-05</text:p>
          </table:table-cell>
          <table:table-cell office:value-type="string" calcext:value-type="string">
            <text:p/>
          </table:table-cell>
          <table:table-cell office:value-type="float" office:value="114.176" calcext:value-type="float">
            <text:p>114.176</text:p>
          </table:table-cell>
          <table:table-cell office:value-type="float" office:value="0.0803644394626" calcext:value-type="float">
            <text:p>0.0803644394626</text:p>
          </table:table-cell>
          <table:table-cell office:value-type="float" office:value="21.12" calcext:value-type="float">
            <text:p>21.12</text:p>
          </table:table-cell>
          <table:table-cell office:value-type="float" office:value="0.999611358303" calcext:value-type="float">
            <text:p>0.999611358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88.768" calcext:value-type="float">
            <text:p>288.768</text:p>
          </table:table-cell>
          <table:table-cell office:value-type="float" office:value="0.00142723300673" calcext:value-type="float">
            <text:p>0.00142723300673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6.56681699818e-06" calcext:value-type="float">
            <text:p>6.56681699818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065663117318" calcext:value-type="float">
            <text:p>0.0065663117318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0110326588648" calcext:value-type="float">
            <text:p>0.000110326588648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271030465993" calcext:value-type="float">
            <text:p>0.0271030465993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6.0033544049e-05" calcext:value-type="float">
            <text:p>6.0033544049e-05</text:p>
          </table:table-cell>
          <table:table-cell office:value-type="string" calcext:value-type="string">
            <text:p/>
          </table:table-cell>
          <table:table-cell office:value-type="float" office:value="115.2" calcext:value-type="float">
            <text:p>115.2</text:p>
          </table:table-cell>
          <table:table-cell office:value-type="float" office:value="0.0787043830612" calcext:value-type="float">
            <text:p>0.0787043830612</text:p>
          </table:table-cell>
          <table:table-cell office:value-type="float" office:value="21.376" calcext:value-type="float">
            <text:p>21.376</text:p>
          </table:table-cell>
          <table:table-cell office:value-type="float" office:value="0.999588590667" calcext:value-type="float">
            <text:p>0.9995885906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92.864" calcext:value-type="float">
            <text:p>292.864</text:p>
          </table:table-cell>
          <table:table-cell office:value-type="float" office:value="0.0014235846606" calcext:value-type="float">
            <text:p>0.0014235846606</text:p>
          </table:table-cell>
          <table:table-cell office:value-type="float" office:value="158.72" calcext:value-type="float">
            <text:p>158.72</text:p>
          </table:table-cell>
          <table:table-cell office:value-type="float" office:value="5.83717066505e-06" calcext:value-type="float">
            <text:p>5.83717066505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0652762419646" calcext:value-type="float">
            <text:p>0.00652762419646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0105338949017" calcext:value-type="float">
            <text:p>0.000105338949017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26976392556" calcext:value-type="float">
            <text:p>0.026976392556</text:p>
          </table:table-cell>
          <table:table-cell office:value-type="float" office:value="120.32" calcext:value-type="float">
            <text:p>120.32</text:p>
          </table:table-cell>
          <table:table-cell office:value-type="float" office:value="5.62355035072e-05" calcext:value-type="float">
            <text:p>5.62355035072e-05</text:p>
          </table:table-cell>
          <table:table-cell office:value-type="string" calcext:value-type="string">
            <text:p/>
          </table:table-cell>
          <table:table-cell office:value-type="float" office:value="116.224" calcext:value-type="float">
            <text:p>116.224</text:p>
          </table:table-cell>
          <table:table-cell office:value-type="float" office:value="0.0773808615976" calcext:value-type="float">
            <text:p>0.0773808615976</text:p>
          </table:table-cell>
          <table:table-cell office:value-type="float" office:value="21.632" calcext:value-type="float">
            <text:p>21.632</text:p>
          </table:table-cell>
          <table:table-cell office:value-type="float" office:value="0.99956163971" calcext:value-type="float">
            <text:p>0.99956163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1.056" calcext:value-type="float">
            <text:p>301.056</text:p>
          </table:table-cell>
          <table:table-cell office:value-type="float" office:value="0.00142212532215" calcext:value-type="float">
            <text:p>0.00142212532215</text:p>
          </table:table-cell>
          <table:table-cell office:value-type="float" office:value="168.96" calcext:value-type="float">
            <text:p>168.96</text:p>
          </table:table-cell>
          <table:table-cell office:value-type="float" office:value="5.10752433192e-06" calcext:value-type="float">
            <text:p>5.10752433192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0648714187856" calcext:value-type="float">
            <text:p>0.00648714187856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0101348837311" calcext:value-type="float">
            <text:p>0.000101348837311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268627223895" calcext:value-type="float">
            <text:p>0.0268627223895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5.18861344995e-05" calcext:value-type="float">
            <text:p>5.18861344995e-05</text:p>
          </table:table-cell>
          <table:table-cell office:value-type="string" calcext:value-type="string">
            <text:p/>
          </table:table-cell>
          <table:table-cell office:value-type="float" office:value="117.248" calcext:value-type="float">
            <text:p>117.248</text:p>
          </table:table-cell>
          <table:table-cell office:value-type="float" office:value="0.0763292778362" calcext:value-type="float">
            <text:p>0.0763292778362</text:p>
          </table:table-cell>
          <table:table-cell office:value-type="float" office:value="21.888" calcext:value-type="float">
            <text:p>21.888</text:p>
          </table:table-cell>
          <table:table-cell office:value-type="float" office:value="0.999532911766" calcext:value-type="float">
            <text:p>0.9995329117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5.152" calcext:value-type="float">
            <text:p>305.152</text:p>
          </table:table-cell>
          <table:table-cell office:value-type="float" office:value="0.00141993631447" calcext:value-type="float">
            <text:p>0.00141993631447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4.37787799878e-06" calcext:value-type="float">
            <text:p>4.37787799878e-06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0644007869124" calcext:value-type="float">
            <text:p>0.00644007869124</text:p>
          </table:table-cell>
          <table:table-cell office:value-type="float" office:value="98.816" calcext:value-type="float">
            <text:p>98.816</text:p>
          </table:table-cell>
          <table:table-cell office:value-type="float" office:value="9.67602088504e-05" calcext:value-type="float">
            <text:p>9.67602088504e-05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267503996064" calcext:value-type="float">
            <text:p>0.0267503996064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4.7843059084e-05" calcext:value-type="float">
            <text:p>4.7843059084e-05</text:p>
          </table:table-cell>
          <table:table-cell office:value-type="string" calcext:value-type="string">
            <text:p/>
          </table:table-cell>
          <table:table-cell office:value-type="float" office:value="118.272" calcext:value-type="float">
            <text:p>118.272</text:p>
          </table:table-cell>
          <table:table-cell office:value-type="float" office:value="0.0754827764151" calcext:value-type="float">
            <text:p>0.0754827764151</text:p>
          </table:table-cell>
          <table:table-cell office:value-type="float" office:value="22.144" calcext:value-type="float">
            <text:p>22.144</text:p>
          </table:table-cell>
          <table:table-cell office:value-type="float" office:value="0.999499037966" calcext:value-type="float">
            <text:p>0.999499037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09.248" calcext:value-type="float">
            <text:p>309.248</text:p>
          </table:table-cell>
          <table:table-cell office:value-type="float" office:value="0.00141628796834" calcext:value-type="float">
            <text:p>0.00141628796834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3.64823166565e-06" calcext:value-type="float">
            <text:p>3.64823166565e-06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0636031057715" calcext:value-type="float">
            <text:p>0.00636031057715</text:p>
          </table:table-cell>
          <table:table-cell office:value-type="float" office:value="99.84" calcext:value-type="float">
            <text:p>99.84</text:p>
          </table:table-cell>
          <table:table-cell office:value-type="float" office:value="9.257059156e-05" calcext:value-type="float">
            <text:p>9.257059156e-05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2664285391" calcext:value-type="float">
            <text:p>0.02664285391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4.39837598237e-05" calcext:value-type="float">
            <text:p>4.39837598237e-05</text:p>
          </table:table-cell>
          <table:table-cell office:value-type="string" calcext:value-type="string">
            <text:p/>
          </table:table-cell>
          <table:table-cell office:value-type="float" office:value="119.296" calcext:value-type="float">
            <text:p>119.296</text:p>
          </table:table-cell>
          <table:table-cell office:value-type="float" office:value="0.0747833123685" calcext:value-type="float">
            <text:p>0.0747833123685</text:p>
          </table:table-cell>
          <table:table-cell office:value-type="float" office:value="22.4" calcext:value-type="float">
            <text:p>22.4</text:p>
          </table:table-cell>
          <table:table-cell office:value-type="float" office:value="0.999460462556" calcext:value-type="float">
            <text:p>0.999460462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3.344" calcext:value-type="float">
            <text:p>313.344</text:p>
          </table:table-cell>
          <table:table-cell office:value-type="float" office:value="0.00141555829911" calcext:value-type="float">
            <text:p>0.00141555829911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2.91858533252e-06" calcext:value-type="float">
            <text:p>2.91858533252e-06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0629390362217" calcext:value-type="float">
            <text:p>0.00629390362217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8.87799854401e-05" calcext:value-type="float">
            <text:p>8.87799854401e-05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265353694584" calcext:value-type="float">
            <text:p>0.0265353694584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4.04920128739e-05" calcext:value-type="float">
            <text:p>4.04920128739e-05</text:p>
          </table:table-cell>
          <table:table-cell office:value-type="string" calcext:value-type="string">
            <text:p/>
          </table:table-cell>
          <table:table-cell office:value-type="float" office:value="120.32" calcext:value-type="float">
            <text:p>120.32</text:p>
          </table:table-cell>
          <table:table-cell office:value-type="float" office:value="0.0741908317088" calcext:value-type="float">
            <text:p>0.0741908317088</text:p>
          </table:table-cell>
          <table:table-cell office:value-type="float" office:value="22.656" calcext:value-type="float">
            <text:p>22.656</text:p>
          </table:table-cell>
          <table:table-cell office:value-type="float" office:value="0.999415223448" calcext:value-type="float">
            <text:p>0.999415223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17.44" calcext:value-type="float">
            <text:p>317.44</text:p>
          </table:table-cell>
          <table:table-cell office:value-type="float" office:value="0.00141263962221" calcext:value-type="float">
            <text:p>0.00141263962221</text:p>
          </table:table-cell>
          <table:table-cell office:value-type="float" office:value="276.48" calcext:value-type="float">
            <text:p>276.48</text:p>
          </table:table-cell>
          <table:table-cell office:value-type="float" office:value="2.18893899939e-06" calcext:value-type="float">
            <text:p>2.18893899939e-06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0625621318826" calcext:value-type="float">
            <text:p>0.00625621318826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8.55878960759e-05" calcext:value-type="float">
            <text:p>8.55878960759e-05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26427211315" calcext:value-type="float">
            <text:p>0.026427211315</text:p>
          </table:table-cell>
          <table:table-cell office:value-type="float" office:value="125.44" calcext:value-type="float">
            <text:p>125.44</text:p>
          </table:table-cell>
          <table:table-cell office:value-type="float" office:value="3.72453007977e-05" calcext:value-type="float">
            <text:p>3.72453007977e-05</text:p>
          </table:table-cell>
          <table:table-cell office:value-type="string" calcext:value-type="string">
            <text:p/>
          </table:table-cell>
          <table:table-cell office:value-type="float" office:value="121.344" calcext:value-type="float">
            <text:p>121.344</text:p>
          </table:table-cell>
          <table:table-cell office:value-type="float" office:value="0.0736686121108" calcext:value-type="float">
            <text:p>0.0736686121108</text:p>
          </table:table-cell>
          <table:table-cell office:value-type="float" office:value="22.912" calcext:value-type="float">
            <text:p>22.912</text:p>
          </table:table-cell>
          <table:table-cell office:value-type="float" office:value="0.999362173005" calcext:value-type="float">
            <text:p>0.999362173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1.536" calcext:value-type="float">
            <text:p>321.536</text:p>
          </table:table-cell>
          <table:table-cell office:value-type="float" office:value="0.00141045061453" calcext:value-type="float">
            <text:p>0.00141045061453</text:p>
          </table:table-cell>
          <table:table-cell office:value-type="float" office:value="675.84" calcext:value-type="float">
            <text:p>675.84</text:p>
          </table:table-cell>
          <table:table-cell office:value-type="float" office:value="1.45929266626e-06" calcext:value-type="float">
            <text:p>1.45929266626e-06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0623188391346" calcext:value-type="float">
            <text:p>0.00623188391346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8.0201245274e-05" calcext:value-type="float">
            <text:p>8.0201245274e-05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263197268633" calcext:value-type="float">
            <text:p>0.0263197268633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3.49787282163e-05" calcext:value-type="float">
            <text:p>3.49787282163e-05</text:p>
          </table:table-cell>
          <table:table-cell office:value-type="string" calcext:value-type="string">
            <text:p/>
          </table:table-cell>
          <table:table-cell office:value-type="float" office:value="122.368" calcext:value-type="float">
            <text:p>122.368</text:p>
          </table:table-cell>
          <table:table-cell office:value-type="float" office:value="0.0732256860819" calcext:value-type="float">
            <text:p>0.0732256860819</text:p>
          </table:table-cell>
          <table:table-cell office:value-type="float" office:value="23.168" calcext:value-type="float">
            <text:p>23.168</text:p>
          </table:table-cell>
          <table:table-cell office:value-type="float" office:value="0.999289612734" calcext:value-type="float">
            <text:p>0.999289612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5.632" calcext:value-type="float">
            <text:p>325.632</text:p>
          </table:table-cell>
          <table:table-cell office:value-type="float" office:value="0.00140826160685" calcext:value-type="float">
            <text:p>0.00140826160685</text:p>
          </table:table-cell>
          <table:table-cell office:value-type="float" office:value="1011.712" calcext:value-type="float">
            <text:p>1011.712</text:p>
          </table:table-cell>
          <table:table-cell office:value-type="float" office:value="7.29646333131e-07" calcext:value-type="float">
            <text:p>7.29646333131e-07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0621134362408" calcext:value-type="float">
            <text:p>0.00621134362408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7.58121223983e-05" calcext:value-type="float">
            <text:p>7.58121223983e-05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26207649059" calcext:value-type="float">
            <text:p>0.026207649059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3.22220858875e-05" calcext:value-type="float">
            <text:p>3.22220858875e-05</text:p>
          </table:table-cell>
          <table:table-cell office:value-type="string" calcext:value-type="string">
            <text:p/>
          </table:table-cell>
          <table:table-cell office:value-type="float" office:value="123.392" calcext:value-type="float">
            <text:p>123.392</text:p>
          </table:table-cell>
          <table:table-cell office:value-type="float" office:value="0.072812819053" calcext:value-type="float">
            <text:p>0.072812819053</text:p>
          </table:table-cell>
          <table:table-cell office:value-type="float" office:value="23.424" calcext:value-type="float">
            <text:p>23.424</text:p>
          </table:table-cell>
          <table:table-cell office:value-type="float" office:value="0.999205353971" calcext:value-type="float">
            <text:p>0.9992053539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29.728" calcext:value-type="float">
            <text:p>329.728</text:p>
          </table:table-cell>
          <table:table-cell office:value-type="float" office:value="0.00140534292994" calcext:value-type="float">
            <text:p>0.00140534292994</text:p>
          </table:table-cell>
          <table:table-cell office:value-type="float" office:value="1056.768" calcext:value-type="float">
            <text:p>1056.76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0619020507385" calcext:value-type="float">
            <text:p>0.00619020507385</text:p>
          </table:table-cell>
          <table:table-cell office:value-type="float" office:value="104.96" calcext:value-type="float">
            <text:p>104.96</text:p>
          </table:table-cell>
          <table:table-cell office:value-type="float" office:value="7.24205274488e-05" calcext:value-type="float">
            <text:p>7.24205274488e-05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261069627693" calcext:value-type="float">
            <text:p>0.0261069627693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2.95267022772e-05" calcext:value-type="float">
            <text:p>2.95267022772e-05</text:p>
          </table:table-cell>
          <table:table-cell office:value-type="string" calcext:value-type="string">
            <text:p/>
          </table:table-cell>
          <table:table-cell office:value-type="float" office:value="124.416" calcext:value-type="float">
            <text:p>124.416</text:p>
          </table:table-cell>
          <table:table-cell office:value-type="float" office:value="0.0724432266189" calcext:value-type="float">
            <text:p>0.0724432266189</text:p>
          </table:table-cell>
          <table:table-cell office:value-type="float" office:value="23.68" calcext:value-type="float">
            <text:p>23.68</text:p>
          </table:table-cell>
          <table:table-cell office:value-type="float" office:value="0.99909010901" calcext:value-type="float">
            <text:p>0.999090109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3.824" calcext:value-type="float">
            <text:p>333.824</text:p>
          </table:table-cell>
          <table:table-cell office:value-type="float" office:value="0.00140242425304" calcext:value-type="float">
            <text:p>0.001402424253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0617185840761" calcext:value-type="float">
            <text:p>0.00617185840761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6.98269548405e-05" calcext:value-type="float">
            <text:p>6.98269548405e-05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260028467762" calcext:value-type="float">
            <text:p>0.0260028467762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2.7443905851e-05" calcext:value-type="float">
            <text:p>2.7443905851e-05</text:p>
          </table:table-cell>
          <table:table-cell office:value-type="string" calcext:value-type="string">
            <text:p/>
          </table:table-cell>
          <table:table-cell office:value-type="float" office:value="125.44" calcext:value-type="float">
            <text:p>125.44</text:p>
          </table:table-cell>
          <table:table-cell office:value-type="float" office:value="0.0721011759288" calcext:value-type="float">
            <text:p>0.0721011759288</text:p>
          </table:table-cell>
          <table:table-cell office:value-type="float" office:value="23.936" calcext:value-type="float">
            <text:p>23.936</text:p>
          </table:table-cell>
          <table:table-cell office:value-type="float" office:value="0.998937066071" calcext:value-type="float">
            <text:p>0.99893706607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37.92" calcext:value-type="float">
            <text:p>337.92</text:p>
          </table:table-cell>
          <table:table-cell office:value-type="float" office:value="0.00140023524536" calcext:value-type="float">
            <text:p>0.00140023524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0614792797338" calcext:value-type="float">
            <text:p>0.00614792797338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6.84304157437e-05" calcext:value-type="float">
            <text:p>6.84304157437e-05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258994044749" calcext:value-type="float">
            <text:p>0.0258994044749</text:p>
          </table:table-cell>
          <table:table-cell office:value-type="float" office:value="130.56" calcext:value-type="float">
            <text:p>130.56</text:p>
          </table:table-cell>
          <table:table-cell office:value-type="float" office:value="2.54223681432e-05" calcext:value-type="float">
            <text:p>2.54223681432e-05</text:p>
          </table:table-cell>
          <table:table-cell office:value-type="string" calcext:value-type="string">
            <text:p/>
          </table:table-cell>
          <table:table-cell office:value-type="float" office:value="126.464" calcext:value-type="float">
            <text:p>126.464</text:p>
          </table:table-cell>
          <table:table-cell office:value-type="float" office:value="0.0717817805441" calcext:value-type="float">
            <text:p>0.0717817805441</text:p>
          </table:table-cell>
          <table:table-cell office:value-type="float" office:value="24.192" calcext:value-type="float">
            <text:p>24.192</text:p>
          </table:table-cell>
          <table:table-cell office:value-type="float" office:value="0.998711722004" calcext:value-type="float">
            <text:p>0.9987117220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2.016" calcext:value-type="float">
            <text:p>342.016</text:p>
          </table:table-cell>
          <table:table-cell office:value-type="float" office:value="0.00139950557613" calcext:value-type="float">
            <text:p>0.00139950557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0612978072743" calcext:value-type="float">
            <text:p>0.00612978072743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6.58368431353e-05" calcext:value-type="float">
            <text:p>6.58368431353e-05</text:p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257982282275" calcext:value-type="float">
            <text:p>0.0257982282275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2.25432083776e-05" calcext:value-type="float">
            <text:p>2.25432083776e-05</text:p>
          </table:table-cell>
          <table:table-cell office:value-type="string" calcext:value-type="string">
            <text:p/>
          </table:table-cell>
          <table:table-cell office:value-type="float" office:value="127.488" calcext:value-type="float">
            <text:p>127.488</text:p>
          </table:table-cell>
          <table:table-cell office:value-type="float" office:value="0.0714810054513" calcext:value-type="float">
            <text:p>0.0714810054513</text:p>
          </table:table-cell>
          <table:table-cell office:value-type="float" office:value="24.448" calcext:value-type="float">
            <text:p>24.448</text:p>
          </table:table-cell>
          <table:table-cell office:value-type="float" office:value="0.99836998534" calcext:value-type="float">
            <text:p>0.998369985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46.112" calcext:value-type="float">
            <text:p>346.112</text:p>
          </table:table-cell>
          <table:table-cell office:value-type="float" office:value="0.00139074954542" calcext:value-type="float">
            <text:p>0.001390749545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0611163348147" calcext:value-type="float">
            <text:p>0.00611163348147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6.38417872828e-05" calcext:value-type="float">
            <text:p>6.38417872828e-05</text:p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256953371285" calcext:value-type="float">
            <text:p>0.0256953371285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1.99090834857e-05" calcext:value-type="float">
            <text:p>1.99090834857e-05</text:p>
          </table:table-cell>
          <table:table-cell office:value-type="string" calcext:value-type="string">
            <text:p/>
          </table:table-cell>
          <table:table-cell office:value-type="float" office:value="128.512" calcext:value-type="float">
            <text:p>128.512</text:p>
          </table:table-cell>
          <table:table-cell office:value-type="float" office:value="0.0711940752674" calcext:value-type="float">
            <text:p>0.0711940752674</text:p>
          </table:table-cell>
          <table:table-cell office:value-type="float" office:value="24.704" calcext:value-type="float">
            <text:p>24.704</text:p>
          </table:table-cell>
          <table:table-cell office:value-type="float" office:value="0.997807236014" calcext:value-type="float">
            <text:p>0.997807236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0.208" calcext:value-type="float">
            <text:p>350.208</text:p>
          </table:table-cell>
          <table:table-cell office:value-type="float" office:value="0.00138272318393" calcext:value-type="float">
            <text:p>0.00138272318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0609468275722" calcext:value-type="float">
            <text:p>0.00609468275722</text:p>
          </table:table-cell>
          <table:table-cell office:value-type="float" office:value="110.08" calcext:value-type="float">
            <text:p>110.08</text:p>
          </table:table-cell>
          <table:table-cell office:value-type="float" office:value="6.22457426007e-05" calcext:value-type="float">
            <text:p>6.22457426007e-05</text:p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255980192973" calcext:value-type="float">
            <text:p>0.0255980192973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1.77037696226e-05" calcext:value-type="float">
            <text:p>1.77037696226e-05</text:p>
          </table:table-cell>
          <table:table-cell office:value-type="string" calcext:value-type="string">
            <text:p/>
          </table:table-cell>
          <table:table-cell office:value-type="float" office:value="129.536" calcext:value-type="float">
            <text:p>129.536</text:p>
          </table:table-cell>
          <table:table-cell office:value-type="float" office:value="0.0709224337129" calcext:value-type="float">
            <text:p>0.0709224337129</text:p>
          </table:table-cell>
          <table:table-cell office:value-type="float" office:value="24.96" calcext:value-type="float">
            <text:p>24.96</text:p>
          </table:table-cell>
          <table:table-cell office:value-type="float" office:value="0.996850254888" calcext:value-type="float">
            <text:p>0.9968502548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4.304" calcext:value-type="float">
            <text:p>354.304</text:p>
          </table:table-cell>
          <table:table-cell office:value-type="float" office:value="0.00137907483779" calcext:value-type="float">
            <text:p>0.00137907483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0607414246785" calcext:value-type="float">
            <text:p>0.00607414246785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6.00511811628e-05" calcext:value-type="float">
            <text:p>6.00511811628e-05</text:p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255027837861" calcext:value-type="float">
            <text:p>0.0255027837861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56209731964e-05" calcext:value-type="float">
            <text:p>1.56209731964e-05</text:p>
          </table:table-cell>
          <table:table-cell office:value-type="string" calcext:value-type="string">
            <text:p/>
          </table:table-cell>
          <table:table-cell office:value-type="float" office:value="130.56" calcext:value-type="float">
            <text:p>130.56</text:p>
          </table:table-cell>
          <table:table-cell office:value-type="float" office:value="0.0706580847975" calcext:value-type="float">
            <text:p>0.0706580847975</text:p>
          </table:table-cell>
          <table:table-cell office:value-type="float" office:value="25.216" calcext:value-type="float">
            <text:p>25.216</text:p>
          </table:table-cell>
          <table:table-cell office:value-type="float" office:value="0.99527925098" calcext:value-type="float">
            <text:p>0.995279250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58.4" calcext:value-type="float">
            <text:p>358.4</text:p>
          </table:table-cell>
          <table:table-cell office:value-type="float" office:value="0.00137542649166" calcext:value-type="float">
            <text:p>0.001375426491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0605400101904" calcext:value-type="float">
            <text:p>0.00605400101904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5.74576085545e-05" calcext:value-type="float">
            <text:p>5.74576085545e-05</text:p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254017300281" calcext:value-type="float">
            <text:p>0.0254017300281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41507639544e-05" calcext:value-type="float">
            <text:p>1.41507639544e-05</text:p>
          </table:table-cell>
          <table:table-cell office:value-type="string" calcext:value-type="string">
            <text:p/>
          </table:table-cell>
          <table:table-cell office:value-type="float" office:value="132.096" calcext:value-type="float">
            <text:p>132.096</text:p>
          </table:table-cell>
          <table:table-cell office:value-type="float" office:value="0.0701475260184" calcext:value-type="float">
            <text:p>0.0701475260184</text:p>
          </table:table-cell>
          <table:table-cell office:value-type="float" office:value="25.472" calcext:value-type="float">
            <text:p>25.472</text:p>
          </table:table-cell>
          <table:table-cell office:value-type="float" office:value="0.992729423823" calcext:value-type="float">
            <text:p>0.992729423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2.496" calcext:value-type="float">
            <text:p>362.496</text:p>
          </table:table-cell>
          <table:table-cell office:value-type="float" office:value="0.00137250781476" calcext:value-type="float">
            <text:p>0.001372507814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0603784797593" calcext:value-type="float">
            <text:p>0.00603784797593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5.62605750429e-05" calcext:value-type="float">
            <text:p>5.62605750429e-05</text:p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253026973453" calcext:value-type="float">
            <text:p>0.0253026973453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27418134308e-05" calcext:value-type="float">
            <text:p>1.27418134308e-05</text:p>
          </table:table-cell>
          <table:table-cell office:value-type="string" calcext:value-type="string">
            <text:p/>
          </table:table-cell>
          <table:table-cell office:value-type="float" office:value="134.144" calcext:value-type="float">
            <text:p>134.144</text:p>
          </table:table-cell>
          <table:table-cell office:value-type="float" office:value="0.0696692473478" calcext:value-type="float">
            <text:p>0.0696692473478</text:p>
          </table:table-cell>
          <table:table-cell office:value-type="float" office:value="25.728" calcext:value-type="float">
            <text:p>25.728</text:p>
          </table:table-cell>
          <table:table-cell office:value-type="float" office:value="0.988794843127" calcext:value-type="float">
            <text:p>0.988794843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66.592" calcext:value-type="float">
            <text:p>366.592</text:p>
          </table:table-cell>
          <table:table-cell office:value-type="float" office:value="0.00136958913785" calcext:value-type="float">
            <text:p>0.001369589137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0601651000541" calcext:value-type="float">
            <text:p>0.00601651000541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5.34674968493e-05" calcext:value-type="float">
            <text:p>5.34674968493e-05</text:p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252031747049" calcext:value-type="float">
            <text:p>0.0252031747049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15166390625e-05" calcext:value-type="float">
            <text:p>1.15166390625e-05</text:p>
          </table:table-cell>
          <table:table-cell office:value-type="string" calcext:value-type="string">
            <text:p/>
          </table:table-cell>
          <table:table-cell office:value-type="float" office:value="136.192" calcext:value-type="float">
            <text:p>136.192</text:p>
          </table:table-cell>
          <table:table-cell office:value-type="float" office:value="0.0692026294962" calcext:value-type="float">
            <text:p>0.0692026294962</text:p>
          </table:table-cell>
          <table:table-cell office:value-type="float" office:value="25.984" calcext:value-type="float">
            <text:p>25.984</text:p>
          </table:table-cell>
          <table:table-cell office:value-type="float" office:value="0.983026079457" calcext:value-type="float">
            <text:p>0.983026079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0.688" calcext:value-type="float">
            <text:p>370.688</text:p>
          </table:table-cell>
          <table:table-cell office:value-type="float" office:value="0.00136521112249" calcext:value-type="float">
            <text:p>0.00136521112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0599457377404" calcext:value-type="float">
            <text:p>0.00599457377404</text:p>
          </table:table-cell>
          <table:table-cell office:value-type="float" office:value="115.2" calcext:value-type="float">
            <text:p>115.2</text:p>
          </table:table-cell>
          <table:table-cell office:value-type="float" office:value="5.04749130704e-05" calcext:value-type="float">
            <text:p>5.04749130704e-05</text:p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251023659257" calcext:value-type="float">
            <text:p>0.0251023659257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07815344415e-05" calcext:value-type="float">
            <text:p>1.07815344415e-05</text:p>
          </table:table-cell>
          <table:table-cell office:value-type="string" calcext:value-type="string">
            <text:p/>
          </table:table-cell>
          <table:table-cell office:value-type="float" office:value="138.24" calcext:value-type="float">
            <text:p>138.24</text:p>
          </table:table-cell>
          <table:table-cell office:value-type="float" office:value="0.0687453032812" calcext:value-type="float">
            <text:p>0.0687453032812</text:p>
          </table:table-cell>
          <table:table-cell office:value-type="float" office:value="26.24" calcext:value-type="float">
            <text:p>26.24</text:p>
          </table:table-cell>
          <table:table-cell office:value-type="float" office:value="0.975011945605" calcext:value-type="float">
            <text:p>0.9750119456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4.784" calcext:value-type="float">
            <text:p>374.784</text:p>
          </table:table-cell>
          <table:table-cell office:value-type="float" office:value="0.00136375178404" calcext:value-type="float">
            <text:p>0.00136375178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0597443232523" calcext:value-type="float">
            <text:p>0.00597443232523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4.98763963147e-05" calcext:value-type="float">
            <text:p>4.98763963147e-05</text:p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249981886879" calcext:value-type="float">
            <text:p>0.024998188687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01689472572e-05" calcext:value-type="float">
            <text:p>1.01689472572e-05</text:p>
          </table:table-cell>
          <table:table-cell office:value-type="string" calcext:value-type="string">
            <text:p/>
          </table:table-cell>
          <table:table-cell office:value-type="float" office:value="140.288" calcext:value-type="float">
            <text:p>140.288</text:p>
          </table:table-cell>
          <table:table-cell office:value-type="float" office:value="0.0683042651944" calcext:value-type="float">
            <text:p>0.0683042651944</text:p>
          </table:table-cell>
          <table:table-cell office:value-type="float" office:value="26.496" calcext:value-type="float">
            <text:p>26.496</text:p>
          </table:table-cell>
          <table:table-cell office:value-type="float" office:value="0.964419960042" calcext:value-type="float">
            <text:p>0.964419960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78.88" calcext:value-type="float">
            <text:p>378.88</text:p>
          </table:table-cell>
          <table:table-cell office:value-type="float" office:value="0.00136083310714" calcext:value-type="float">
            <text:p>0.00136083310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0595110015186" calcext:value-type="float">
            <text:p>0.00595110015186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4.74823292915e-05" calcext:value-type="float">
            <text:p>4.74823292915e-05</text:p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248982373346" calcext:value-type="float">
            <text:p>0.0248982373346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9.80139494677e-06" calcext:value-type="float">
            <text:p>9.80139494677e-06</text:p>
          </table:table-cell>
          <table:table-cell office:value-type="string" calcext:value-type="string">
            <text:p/>
          </table:table-cell>
          <table:table-cell office:value-type="float" office:value="142.336" calcext:value-type="float">
            <text:p>142.336</text:p>
          </table:table-cell>
          <table:table-cell office:value-type="float" office:value="0.0678765537579" calcext:value-type="float">
            <text:p>0.0678765537579</text:p>
          </table:table-cell>
          <table:table-cell office:value-type="float" office:value="26.752" calcext:value-type="float">
            <text:p>26.752</text:p>
          </table:table-cell>
          <table:table-cell office:value-type="float" office:value="0.950939039118" calcext:value-type="float">
            <text:p>0.950939039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2.976" calcext:value-type="float">
            <text:p>382.976</text:p>
          </table:table-cell>
          <table:table-cell office:value-type="float" office:value="0.00135572542255" calcext:value-type="float">
            <text:p>0.00135572542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0592976218134" calcext:value-type="float">
            <text:p>0.00592976218134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4.56867790242e-05" calcext:value-type="float">
            <text:p>4.56867790242e-05</text:p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248015319505" calcext:value-type="float">
            <text:p>0.024801531950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9.4338426363e-06" calcext:value-type="float">
            <text:p>9.4338426363e-06</text:p>
          </table:table-cell>
          <table:table-cell office:value-type="string" calcext:value-type="string">
            <text:p/>
          </table:table-cell>
          <table:table-cell office:value-type="float" office:value="144.384" calcext:value-type="float">
            <text:p>144.384</text:p>
          </table:table-cell>
          <table:table-cell office:value-type="float" office:value="0.0674483240627" calcext:value-type="float">
            <text:p>0.0674483240627</text:p>
          </table:table-cell>
          <table:table-cell office:value-type="float" office:value="27.008" calcext:value-type="float">
            <text:p>27.008</text:p>
          </table:table-cell>
          <table:table-cell office:value-type="float" office:value="0.934458824582" calcext:value-type="float">
            <text:p>0.934458824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87.072" calcext:value-type="float">
            <text:p>387.072</text:p>
          </table:table-cell>
          <table:table-cell office:value-type="float" office:value="0.00135134740719" calcext:value-type="float">
            <text:p>0.001351347407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0590742710939" calcext:value-type="float">
            <text:p>0.00590742710939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4.36917231716e-05" calcext:value-type="float">
            <text:p>4.36917231716e-05</text:p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247020093101" calcext:value-type="float">
            <text:p>0.0247020093101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9.00503160739e-06" calcext:value-type="float">
            <text:p>9.00503160739e-06</text:p>
          </table:table-cell>
          <table:table-cell office:value-type="string" calcext:value-type="string">
            <text:p/>
          </table:table-cell>
          <table:table-cell office:value-type="float" office:value="146.432" calcext:value-type="float">
            <text:p>146.432</text:p>
          </table:table-cell>
          <table:table-cell office:value-type="float" office:value="0.0670239072702" calcext:value-type="float">
            <text:p>0.0670239072702</text:p>
          </table:table-cell>
          <table:table-cell office:value-type="float" office:value="27.264" calcext:value-type="float">
            <text:p>27.264</text:p>
          </table:table-cell>
          <table:table-cell office:value-type="float" office:value="0.915009229037" calcext:value-type="float">
            <text:p>0.9150092290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1.168" calcext:value-type="float">
            <text:p>391.168</text:p>
          </table:table-cell>
          <table:table-cell office:value-type="float" office:value="0.00134915839951" calcext:value-type="float">
            <text:p>0.00134915839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0589007754458" calcext:value-type="float">
            <text:p>0.00589007754458</text:p>
          </table:table-cell>
          <table:table-cell office:value-type="float" office:value="120.32" calcext:value-type="float">
            <text:p>120.32</text:p>
          </table:table-cell>
          <table:table-cell office:value-type="float" office:value="4.12976561486e-05" calcext:value-type="float">
            <text:p>4.12976561486e-05</text:p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246023641802" calcext:value-type="float">
            <text:p>0.0246023641802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8.69873801523e-06" calcext:value-type="float">
            <text:p>8.69873801523e-06</text:p>
          </table:table-cell>
          <table:table-cell office:value-type="string" calcext:value-type="string">
            <text:p/>
          </table:table-cell>
          <table:table-cell office:value-type="float" office:value="148.48" calcext:value-type="float">
            <text:p>148.48</text:p>
          </table:table-cell>
          <table:table-cell office:value-type="float" office:value="0.066605931692" calcext:value-type="float">
            <text:p>0.066605931692</text:p>
          </table:table-cell>
          <table:table-cell office:value-type="float" office:value="27.52" calcext:value-type="float">
            <text:p>27.52</text:p>
          </table:table-cell>
          <table:table-cell office:value-type="float" office:value="0.892626495598" calcext:value-type="float">
            <text:p>0.892626495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5.264" calcext:value-type="float">
            <text:p>395.264</text:p>
          </table:table-cell>
          <table:table-cell office:value-type="float" office:value="0.00134113203802" calcext:value-type="float">
            <text:p>0.001341132038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0586714421178" calcext:value-type="float">
            <text:p>0.00586714421178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3.95021058812e-05" calcext:value-type="float">
            <text:p>3.95021058812e-05</text:p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245010041988" calcext:value-type="float">
            <text:p>0.0245010041988</text:p>
          </table:table-cell>
          <table:table-cell office:value-type="float" office:value="158.72" calcext:value-type="float">
            <text:p>158.72</text:p>
          </table:table-cell>
          <table:table-cell office:value-type="float" office:value="8.51496186005e-06" calcext:value-type="float">
            <text:p>8.51496186005e-06</text:p>
          </table:table-cell>
          <table:table-cell office:value-type="string" calcext:value-type="string">
            <text:p/>
          </table:table-cell>
          <table:table-cell office:value-type="float" office:value="150.528" calcext:value-type="float">
            <text:p>150.528</text:p>
          </table:table-cell>
          <table:table-cell office:value-type="float" office:value="0.0661883262986" calcext:value-type="float">
            <text:p>0.0661883262986</text:p>
          </table:table-cell>
          <table:table-cell office:value-type="float" office:value="27.776" calcext:value-type="float">
            <text:p>27.776</text:p>
          </table:table-cell>
          <table:table-cell office:value-type="float" office:value="0.867570841685" calcext:value-type="float">
            <text:p>0.8675708416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399.36" calcext:value-type="float">
            <text:p>399.36</text:p>
          </table:table-cell>
          <table:table-cell office:value-type="float" office:value="0.00133529468421" calcext:value-type="float">
            <text:p>0.00133529468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0584241609641" calcext:value-type="float">
            <text:p>0.00584241609641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3.71080388581e-05" calcext:value-type="float">
            <text:p>3.71080388581e-05</text:p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244016652924" calcext:value-type="float">
            <text:p>0.0244016652924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8.26992698633e-06" calcext:value-type="float">
            <text:p>8.26992698633e-06</text:p>
          </table:table-cell>
          <table:table-cell office:value-type="string" calcext:value-type="string">
            <text:p/>
          </table:table-cell>
          <table:table-cell office:value-type="float" office:value="152.576" calcext:value-type="float">
            <text:p>152.576</text:p>
          </table:table-cell>
          <table:table-cell office:value-type="float" office:value="0.0657877864212" calcext:value-type="float">
            <text:p>0.0657877864212</text:p>
          </table:table-cell>
          <table:table-cell office:value-type="float" office:value="28.032" calcext:value-type="float">
            <text:p>28.032</text:p>
          </table:table-cell>
          <table:table-cell office:value-type="float" office:value="0.840037402598" calcext:value-type="float">
            <text:p>0.8400374025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3.456" calcext:value-type="float">
            <text:p>403.456</text:p>
          </table:table-cell>
          <table:table-cell office:value-type="float" office:value="0.00132799799195" calcext:value-type="float">
            <text:p>0.00132799799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058236705896" calcext:value-type="float">
            <text:p>0.0058236705896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3.57114997613e-05" calcext:value-type="float">
            <text:p>3.57114997613e-05</text:p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243026326096" calcext:value-type="float">
            <text:p>0.0243026326096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8.08615083114e-06" calcext:value-type="float">
            <text:p>8.08615083114e-06</text:p>
          </table:table-cell>
          <table:table-cell office:value-type="string" calcext:value-type="string">
            <text:p/>
          </table:table-cell>
          <table:table-cell office:value-type="float" office:value="154.624" calcext:value-type="float">
            <text:p>154.624</text:p>
          </table:table-cell>
          <table:table-cell office:value-type="float" office:value="0.0653895046706" calcext:value-type="float">
            <text:p>0.0653895046706</text:p>
          </table:table-cell>
          <table:table-cell office:value-type="float" office:value="28.288" calcext:value-type="float">
            <text:p>28.288</text:p>
          </table:table-cell>
          <table:table-cell office:value-type="float" office:value="0.810508482018" calcext:value-type="float">
            <text:p>0.8105084820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07.552" calcext:value-type="float">
            <text:p>407.552</text:p>
          </table:table-cell>
          <table:table-cell office:value-type="float" office:value="0.00131924196123" calcext:value-type="float">
            <text:p>0.00131924196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0580113609736" calcext:value-type="float">
            <text:p>0.00580113609736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3.45144662497e-05" calcext:value-type="float">
            <text:p>3.45144662497e-05</text:p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242040898844" calcext:value-type="float">
            <text:p>0.0242040898844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8.02489211271e-06" calcext:value-type="float">
            <text:p>8.02489211271e-06</text:p>
          </table:table-cell>
          <table:table-cell office:value-type="string" calcext:value-type="string">
            <text:p/>
          </table:table-cell>
          <table:table-cell office:value-type="float" office:value="156.672" calcext:value-type="float">
            <text:p>156.672</text:p>
          </table:table-cell>
          <table:table-cell office:value-type="float" office:value="0.0649940733425" calcext:value-type="float">
            <text:p>0.0649940733425</text:p>
          </table:table-cell>
          <table:table-cell office:value-type="float" office:value="28.544" calcext:value-type="float">
            <text:p>28.544</text:p>
          </table:table-cell>
          <table:table-cell office:value-type="float" office:value="0.77934491921" calcext:value-type="float">
            <text:p>0.77934491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1.648" calcext:value-type="float">
            <text:p>411.648</text:p>
          </table:table-cell>
          <table:table-cell office:value-type="float" office:value="0.00131048593052" calcext:value-type="float">
            <text:p>0.001310485930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0577461319943" calcext:value-type="float">
            <text:p>0.00577461319943</text:p>
          </table:table-cell>
          <table:table-cell office:value-type="float" office:value="125.44" calcext:value-type="float">
            <text:p>125.44</text:p>
          </table:table-cell>
          <table:table-cell office:value-type="float" office:value="3.21203992266e-05" calcext:value-type="float">
            <text:p>3.21203992266e-05</text:p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241053021804" calcext:value-type="float">
            <text:p>0.0241053021804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7.90237467585e-06" calcext:value-type="float">
            <text:p>7.90237467585e-06</text:p>
          </table:table-cell>
          <table:table-cell office:value-type="string" calcext:value-type="string">
            <text:p/>
          </table:table-cell>
          <table:table-cell office:value-type="float" office:value="158.72" calcext:value-type="float">
            <text:p>158.72</text:p>
          </table:table-cell>
          <table:table-cell office:value-type="float" office:value="0.0646007150488" calcext:value-type="float">
            <text:p>0.0646007150488</text:p>
          </table:table-cell>
          <table:table-cell office:value-type="float" office:value="28.8" calcext:value-type="float">
            <text:p>28.8</text:p>
          </table:table-cell>
          <table:table-cell office:value-type="float" office:value="0.746762469918" calcext:value-type="float">
            <text:p>0.7467624699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5.744" calcext:value-type="float">
            <text:p>415.744</text:p>
          </table:table-cell>
          <table:table-cell office:value-type="float" office:value="0.00130537824593" calcext:value-type="float">
            <text:p>0.001305378245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0575327522891" calcext:value-type="float">
            <text:p>0.00575327522891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3.09233657151e-05" calcext:value-type="float">
            <text:p>3.09233657151e-05</text:p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240054120718" calcext:value-type="float">
            <text:p>0.0240054120718</text:p>
          </table:table-cell>
          <table:table-cell office:value-type="float" office:value="168.96" calcext:value-type="float">
            <text:p>168.96</text:p>
          </table:table-cell>
          <table:table-cell office:value-type="float" office:value="7.71859852056e-06" calcext:value-type="float">
            <text:p>7.71859852056e-06</text:p>
          </table:table-cell>
          <table:table-cell office:value-type="string" calcext:value-type="string">
            <text:p/>
          </table:table-cell>
          <table:table-cell office:value-type="float" office:value="160.768" calcext:value-type="float">
            <text:p>160.768</text:p>
          </table:table-cell>
          <table:table-cell office:value-type="float" office:value="0.0642191286296" calcext:value-type="float">
            <text:p>0.0642191286296</text:p>
          </table:table-cell>
          <table:table-cell office:value-type="float" office:value="29.056" calcext:value-type="float">
            <text:p>29.056</text:p>
          </table:table-cell>
          <table:table-cell office:value-type="float" office:value="0.713352648433" calcext:value-type="float">
            <text:p>0.7133526484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19.84" calcext:value-type="float">
            <text:p>419.84</text:p>
          </table:table-cell>
          <table:table-cell office:value-type="float" office:value="0.00129735188444" calcext:value-type="float">
            <text:p>0.001297351884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0572794885269" calcext:value-type="float">
            <text:p>0.00572794885269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2.9327321033e-05" calcext:value-type="float">
            <text:p>2.9327321033e-05</text:p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239030721751" calcext:value-type="float">
            <text:p>0.0239030721751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7.53482236537e-06" calcext:value-type="float">
            <text:p>7.53482236537e-06</text:p>
          </table:table-cell>
          <table:table-cell office:value-type="string" calcext:value-type="string">
            <text:p/>
          </table:table-cell>
          <table:table-cell office:value-type="float" office:value="162.816" calcext:value-type="float">
            <text:p>162.816</text:p>
          </table:table-cell>
          <table:table-cell office:value-type="float" office:value="0.0638449459049" calcext:value-type="float">
            <text:p>0.0638449459049</text:p>
          </table:table-cell>
          <table:table-cell office:value-type="float" office:value="29.312" calcext:value-type="float">
            <text:p>29.312</text:p>
          </table:table-cell>
          <table:table-cell office:value-type="float" office:value="0.679262611429" calcext:value-type="float">
            <text:p>0.679262611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3.936" calcext:value-type="float">
            <text:p>423.936</text:p>
          </table:table-cell>
          <table:table-cell office:value-type="float" office:value="0.00129005519218" calcext:value-type="float">
            <text:p>0.00129005519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0570760798359" calcext:value-type="float">
            <text:p>0.00570760798359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2.87288042773e-05" calcext:value-type="float">
            <text:p>2.87288042773e-05</text:p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237963226599" calcext:value-type="float">
            <text:p>0.0237963226599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7.28978749165e-06" calcext:value-type="float">
            <text:p>7.28978749165e-06</text:p>
          </table:table-cell>
          <table:table-cell office:value-type="string" calcext:value-type="string">
            <text:p/>
          </table:table-cell>
          <table:table-cell office:value-type="float" office:value="164.864" calcext:value-type="float">
            <text:p>164.864</text:p>
          </table:table-cell>
          <table:table-cell office:value-type="float" office:value="0.0634652844462" calcext:value-type="float">
            <text:p>0.0634652844462</text:p>
          </table:table-cell>
          <table:table-cell office:value-type="float" office:value="29.568" calcext:value-type="float">
            <text:p>29.568</text:p>
          </table:table-cell>
          <table:table-cell office:value-type="float" office:value="0.644947008235" calcext:value-type="float">
            <text:p>0.644947008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28.032" calcext:value-type="float">
            <text:p>428.032</text:p>
          </table:table-cell>
          <table:table-cell office:value-type="float" office:value="0.00128421783837" calcext:value-type="float">
            <text:p>0.001284217838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0568307928851" calcext:value-type="float">
            <text:p>0.00568307928851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2.71327595952e-05" calcext:value-type="float">
            <text:p>2.71327595952e-05</text:p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236967387747" calcext:value-type="float">
            <text:p>0.0236967387747</text:p>
          </table:table-cell>
          <table:table-cell office:value-type="float" office:value="179.2" calcext:value-type="float">
            <text:p>179.2</text:p>
          </table:table-cell>
          <table:table-cell office:value-type="float" office:value="7.16727005479e-06" calcext:value-type="float">
            <text:p>7.16727005479e-06</text:p>
          </table:table-cell>
          <table:table-cell office:value-type="string" calcext:value-type="string">
            <text:p/>
          </table:table-cell>
          <table:table-cell office:value-type="float" office:value="166.912" calcext:value-type="float">
            <text:p>166.912</text:p>
          </table:table-cell>
          <table:table-cell office:value-type="float" office:value="0.0630871777634" calcext:value-type="float">
            <text:p>0.0630871777634</text:p>
          </table:table-cell>
          <table:table-cell office:value-type="float" office:value="29.824" calcext:value-type="float">
            <text:p>29.824</text:p>
          </table:table-cell>
          <table:table-cell office:value-type="float" office:value="0.610845791025" calcext:value-type="float">
            <text:p>0.6108457910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2.128" calcext:value-type="float">
            <text:p>432.128</text:p>
          </table:table-cell>
          <table:table-cell office:value-type="float" office:value="0.00127254313075" calcext:value-type="float">
            <text:p>0.001272543130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0565476160801" calcext:value-type="float">
            <text:p>0.00565476160801</text:p>
          </table:table-cell>
          <table:table-cell office:value-type="float" office:value="130.56" calcext:value-type="float">
            <text:p>130.56</text:p>
          </table:table-cell>
          <table:table-cell office:value-type="float" office:value="2.59357260837e-05" calcext:value-type="float">
            <text:p>2.59357260837e-05</text:p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235949500804" calcext:value-type="float">
            <text:p>0.0235949500804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7.04475261804e-06" calcext:value-type="float">
            <text:p>7.04475261804e-06</text:p>
          </table:table-cell>
          <table:table-cell office:value-type="string" calcext:value-type="string">
            <text:p/>
          </table:table-cell>
          <table:table-cell office:value-type="float" office:value="168.96" calcext:value-type="float">
            <text:p>168.96</text:p>
          </table:table-cell>
          <table:table-cell office:value-type="float" office:value="0.0627086638774" calcext:value-type="float">
            <text:p>0.0627086638774</text:p>
          </table:table-cell>
          <table:table-cell office:value-type="float" office:value="30.08" calcext:value-type="float">
            <text:p>30.08</text:p>
          </table:table-cell>
          <table:table-cell office:value-type="float" office:value="0.576878477132" calcext:value-type="float">
            <text:p>0.576878477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36.224" calcext:value-type="float">
            <text:p>436.224</text:p>
          </table:table-cell>
          <table:table-cell office:value-type="float" office:value="0.00126962445384" calcext:value-type="float">
            <text:p>0.00126962445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0563202769549" calcext:value-type="float">
            <text:p>0.00563202769549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2.37411646458e-05" calcext:value-type="float">
            <text:p>2.37411646458e-05</text:p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234949374823" calcext:value-type="float">
            <text:p>0.0234949374823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6.9834938996e-06" calcext:value-type="float">
            <text:p>6.9834938996e-06</text:p>
          </table:table-cell>
          <table:table-cell office:value-type="string" calcext:value-type="string">
            <text:p/>
          </table:table-cell>
          <table:table-cell office:value-type="float" office:value="171.008" calcext:value-type="float">
            <text:p>171.008</text:p>
          </table:table-cell>
          <table:table-cell office:value-type="float" office:value="0.0623425881984" calcext:value-type="float">
            <text:p>0.0623425881984</text:p>
          </table:table-cell>
          <table:table-cell office:value-type="float" office:value="30.336" calcext:value-type="float">
            <text:p>30.336</text:p>
          </table:table-cell>
          <table:table-cell office:value-type="float" office:value="0.543637247216" calcext:value-type="float">
            <text:p>0.543637247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0.32" calcext:value-type="float">
            <text:p>440.32</text:p>
          </table:table-cell>
          <table:table-cell office:value-type="float" office:value="0.00126378710003" calcext:value-type="float">
            <text:p>0.001263787100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0561068972497" calcext:value-type="float">
            <text:p>0.00561068972497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2.17461087932e-05" calcext:value-type="float">
            <text:p>2.17461087932e-05</text:p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233981708535" calcext:value-type="float">
            <text:p>0.0233981708535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6.79971774431e-06" calcext:value-type="float">
            <text:p>6.79971774431e-06</text:p>
          </table:table-cell>
          <table:table-cell office:value-type="string" calcext:value-type="string">
            <text:p/>
          </table:table-cell>
          <table:table-cell office:value-type="float" office:value="173.056" calcext:value-type="float">
            <text:p>173.056</text:p>
          </table:table-cell>
          <table:table-cell office:value-type="float" office:value="0.0619739212262" calcext:value-type="float">
            <text:p>0.0619739212262</text:p>
          </table:table-cell>
          <table:table-cell office:value-type="float" office:value="30.592" calcext:value-type="float">
            <text:p>30.592</text:p>
          </table:table-cell>
          <table:table-cell office:value-type="float" office:value="0.511235384149" calcext:value-type="float">
            <text:p>0.511235384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4.416" calcext:value-type="float">
            <text:p>444.416</text:p>
          </table:table-cell>
          <table:table-cell office:value-type="float" office:value="0.00125649040777" calcext:value-type="float">
            <text:p>0.00125649040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0558576218932" calcext:value-type="float">
            <text:p>0.00558576218932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2.07485808669e-05" calcext:value-type="float">
            <text:p>2.07485808669e-05</text:p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232986482131" calcext:value-type="float">
            <text:p>0.0232986482131</text:p>
          </table:table-cell>
          <table:table-cell office:value-type="float" office:value="189.44" calcext:value-type="float">
            <text:p>189.44</text:p>
          </table:table-cell>
          <table:table-cell office:value-type="float" office:value="6.61594158913e-06" calcext:value-type="float">
            <text:p>6.61594158913e-06</text:p>
          </table:table-cell>
          <table:table-cell office:value-type="string" calcext:value-type="string">
            <text:p/>
          </table:table-cell>
          <table:table-cell office:value-type="float" office:value="175.104" calcext:value-type="float">
            <text:p>175.104</text:p>
          </table:table-cell>
          <table:table-cell office:value-type="float" office:value="0.0616016634621" calcext:value-type="float">
            <text:p>0.0616016634621</text:p>
          </table:table-cell>
          <table:table-cell office:value-type="float" office:value="30.848" calcext:value-type="float">
            <text:p>30.848</text:p>
          </table:table-cell>
          <table:table-cell office:value-type="float" office:value="0.479869689157" calcext:value-type="float">
            <text:p>0.4798696891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48.512" calcext:value-type="float">
            <text:p>448.512</text:p>
          </table:table-cell>
          <table:table-cell office:value-type="float" office:value="0.00125211239241" calcext:value-type="float">
            <text:p>0.001252112392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0556262943623" calcext:value-type="float">
            <text:p>0.00556262943623</text:p>
          </table:table-cell>
          <table:table-cell office:value-type="float" office:value="138.24" calcext:value-type="float">
            <text:p>138.24</text:p>
          </table:table-cell>
          <table:table-cell office:value-type="float" office:value="1.83545138438e-05" calcext:value-type="float">
            <text:p>1.83545138438e-05</text:p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231996155303" calcext:value-type="float">
            <text:p>0.0231996155303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6.49342415227e-06" calcext:value-type="float">
            <text:p>6.49342415227e-06</text:p>
          </table:table-cell>
          <table:table-cell office:value-type="string" calcext:value-type="string">
            <text:p/>
          </table:table-cell>
          <table:table-cell office:value-type="float" office:value="177.152" calcext:value-type="float">
            <text:p>177.152</text:p>
          </table:table-cell>
          <table:table-cell office:value-type="float" office:value="0.0612439909764" calcext:value-type="float">
            <text:p>0.0612439909764</text:p>
          </table:table-cell>
          <table:table-cell office:value-type="float" office:value="31.104" calcext:value-type="float">
            <text:p>31.104</text:p>
          </table:table-cell>
          <table:table-cell office:value-type="float" office:value="0.449688799734" calcext:value-type="float">
            <text:p>0.449688799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2.608" calcext:value-type="float">
            <text:p>452.608</text:p>
          </table:table-cell>
          <table:table-cell office:value-type="float" office:value="0.00124408603092" calcext:value-type="float">
            <text:p>0.00124408603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0553889842229" calcext:value-type="float">
            <text:p>0.00553889842229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1.75564915028e-05" calcext:value-type="float">
            <text:p>1.75564915028e-05</text:p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231047474872" calcext:value-type="float">
            <text:p>0.0231047474872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6.3709067154e-06" calcext:value-type="float">
            <text:p>6.3709067154e-06</text:p>
          </table:table-cell>
          <table:table-cell office:value-type="string" calcext:value-type="string">
            <text:p/>
          </table:table-cell>
          <table:table-cell office:value-type="float" office:value="179.2" calcext:value-type="float">
            <text:p>179.2</text:p>
          </table:table-cell>
          <table:table-cell office:value-type="float" office:value="0.0608864665645" calcext:value-type="float">
            <text:p>0.0608864665645</text:p>
          </table:table-cell>
          <table:table-cell office:value-type="float" office:value="31.36" calcext:value-type="float">
            <text:p>31.36</text:p>
          </table:table-cell>
          <table:table-cell office:value-type="float" office:value="0.420630595401" calcext:value-type="float">
            <text:p>0.4206305954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56.704" calcext:value-type="float">
            <text:p>456.704</text:p>
          </table:table-cell>
          <table:table-cell office:value-type="float" office:value="0.00123897834634" calcext:value-type="float">
            <text:p>0.00123897834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0551058074178" calcext:value-type="float">
            <text:p>0.00551058074178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1.63594579912e-05" calcext:value-type="float">
            <text:p>1.63594579912e-05</text:p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230076133901" calcext:value-type="float">
            <text:p>0.0230076133901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6.18713056011e-06" calcext:value-type="float">
            <text:p>6.18713056011e-06</text:p>
          </table:table-cell>
          <table:table-cell office:value-type="string" calcext:value-type="string">
            <text:p/>
          </table:table-cell>
          <table:table-cell office:value-type="float" office:value="181.248" calcext:value-type="float">
            <text:p>181.248</text:p>
          </table:table-cell>
          <table:table-cell office:value-type="float" office:value="0.0605252403054" calcext:value-type="float">
            <text:p>0.0605252403054</text:p>
          </table:table-cell>
          <table:table-cell office:value-type="float" office:value="31.616" calcext:value-type="float">
            <text:p>31.616</text:p>
          </table:table-cell>
          <table:table-cell office:value-type="float" office:value="0.392959810088" calcext:value-type="float">
            <text:p>0.392959810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0.8" calcext:value-type="float">
            <text:p>460.8</text:p>
          </table:table-cell>
          <table:table-cell office:value-type="float" office:value="0.00123095198485" calcext:value-type="float">
            <text:p>0.001230951984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054874479887" calcext:value-type="float">
            <text:p>0.0054874479887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1.51624244796e-05" calcext:value-type="float">
            <text:p>1.51624244796e-05</text:p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22911520453" calcext:value-type="float">
            <text:p>0.022911520453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6.06461312336e-06" calcext:value-type="float">
            <text:p>6.06461312336e-06</text:p>
          </table:table-cell>
          <table:table-cell office:value-type="string" calcext:value-type="string">
            <text:p/>
          </table:table-cell>
          <table:table-cell office:value-type="float" office:value="183.296" calcext:value-type="float">
            <text:p>183.296</text:p>
          </table:table-cell>
          <table:table-cell office:value-type="float" office:value="0.0601623111965" calcext:value-type="float">
            <text:p>0.0601623111965</text:p>
          </table:table-cell>
          <table:table-cell office:value-type="float" office:value="31.872" calcext:value-type="float">
            <text:p>31.872</text:p>
          </table:table-cell>
          <table:table-cell office:value-type="float" office:value="0.366575636845" calcext:value-type="float">
            <text:p>0.366575636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4.896" calcext:value-type="float">
            <text:p>464.896</text:p>
          </table:table-cell>
          <table:table-cell office:value-type="float" office:value="0.00122365529258" calcext:value-type="float">
            <text:p>0.00122365529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0546331813418" calcext:value-type="float">
            <text:p>0.00546331813418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1.43644021386e-05" calcext:value-type="float">
            <text:p>1.43644021386e-05</text:p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228153050265" calcext:value-type="float">
            <text:p>0.0228153050265</text:p>
          </table:table-cell>
          <table:table-cell office:value-type="float" office:value="199.68" calcext:value-type="float">
            <text:p>199.68</text:p>
          </table:table-cell>
          <table:table-cell office:value-type="float" office:value="6.00335440493e-06" calcext:value-type="float">
            <text:p>6.00335440493e-06</text:p>
          </table:table-cell>
          <table:table-cell office:value-type="string" calcext:value-type="string">
            <text:p/>
          </table:table-cell>
          <table:table-cell office:value-type="float" office:value="185.344" calcext:value-type="float">
            <text:p>185.344</text:p>
          </table:table-cell>
          <table:table-cell office:value-type="float" office:value="0.0598114130914" calcext:value-type="float">
            <text:p>0.0598114130914</text:p>
          </table:table-cell>
          <table:table-cell office:value-type="float" office:value="32.128" calcext:value-type="float">
            <text:p>32.128</text:p>
          </table:table-cell>
          <table:table-cell office:value-type="float" office:value="0.341687278781" calcext:value-type="float">
            <text:p>0.341687278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68.992" calcext:value-type="float">
            <text:p>468.992</text:p>
          </table:table-cell>
          <table:table-cell office:value-type="float" office:value="0.001218547608" calcext:value-type="float">
            <text:p>0.0012185476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0543898885939" calcext:value-type="float">
            <text:p>0.0054389888593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.39653909681e-05" calcext:value-type="float">
            <text:p>1.39653909681e-05</text:p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227223968139" calcext:value-type="float">
            <text:p>0.0227223968139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5.88083696806e-06" calcext:value-type="float">
            <text:p>5.88083696806e-06</text:p>
          </table:table-cell>
          <table:table-cell office:value-type="string" calcext:value-type="string">
            <text:p/>
          </table:table-cell>
          <table:table-cell office:value-type="float" office:value="187.392" calcext:value-type="float">
            <text:p>187.392</text:p>
          </table:table-cell>
          <table:table-cell office:value-type="float" office:value="0.0594541848273" calcext:value-type="float">
            <text:p>0.0594541848273</text:p>
          </table:table-cell>
          <table:table-cell office:value-type="float" office:value="32.384" calcext:value-type="float">
            <text:p>32.384</text:p>
          </table:table-cell>
          <table:table-cell office:value-type="float" office:value="0.318195113606" calcext:value-type="float">
            <text:p>0.3181951136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3.088" calcext:value-type="float">
            <text:p>473.088</text:p>
          </table:table-cell>
          <table:table-cell office:value-type="float" office:value="0.00121198058496" calcext:value-type="float">
            <text:p>0.001211980584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0541465958459" calcext:value-type="float">
            <text:p>0.00541465958459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1.33668742123e-05" calcext:value-type="float">
            <text:p>1.33668742123e-05</text:p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226318158999" calcext:value-type="float">
            <text:p>0.0226318158999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5.69706081277e-06" calcext:value-type="float">
            <text:p>5.69706081277e-06</text:p>
          </table:table-cell>
          <table:table-cell office:value-type="string" calcext:value-type="string">
            <text:p/>
          </table:table-cell>
          <table:table-cell office:value-type="float" office:value="189.44" calcext:value-type="float">
            <text:p>189.44</text:p>
          </table:table-cell>
          <table:table-cell office:value-type="float" office:value="0.0590995478564" calcext:value-type="float">
            <text:p>0.0590995478564</text:p>
          </table:table-cell>
          <table:table-cell office:value-type="float" office:value="32.64" calcext:value-type="float">
            <text:p>32.64</text:p>
          </table:table-cell>
          <table:table-cell office:value-type="float" office:value="0.296020879884" calcext:value-type="float">
            <text:p>0.2960208798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77.184" calcext:value-type="float">
            <text:p>477.184</text:p>
          </table:table-cell>
          <table:table-cell office:value-type="float" office:value="0.00120833223883" calcext:value-type="float">
            <text:p>0.001208332238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0539092857065" calcext:value-type="float">
            <text:p>0.00539092857065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1.2369346286e-05" calcext:value-type="float">
            <text:p>1.2369346286e-05</text:p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225419086777" calcext:value-type="float">
            <text:p>0.0225419086777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5.57454337602e-06" calcext:value-type="float">
            <text:p>5.57454337602e-06</text:p>
          </table:table-cell>
          <table:table-cell office:value-type="string" calcext:value-type="string">
            <text:p/>
          </table:table-cell>
          <table:table-cell office:value-type="float" office:value="191.488" calcext:value-type="float">
            <text:p>191.488</text:p>
          </table:table-cell>
          <table:table-cell office:value-type="float" office:value="0.0587433190911" calcext:value-type="float">
            <text:p>0.0587433190911</text:p>
          </table:table-cell>
          <table:table-cell office:value-type="float" office:value="33.024" calcext:value-type="float">
            <text:p>33.024</text:p>
          </table:table-cell>
          <table:table-cell office:value-type="float" office:value="0.255779656965" calcext:value-type="float">
            <text:p>0.2557796569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1.28" calcext:value-type="float">
            <text:p>481.28</text:p>
          </table:table-cell>
          <table:table-cell office:value-type="float" office:value="0.00120395422347" calcext:value-type="float">
            <text:p>0.0012039542234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0536739697699" calcext:value-type="float">
            <text:p>0.00536739697699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1.21698407007e-05" calcext:value-type="float">
            <text:p>1.21698407007e-05</text:p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224527976365" calcext:value-type="float">
            <text:p>0.0224527976365</text:p>
          </table:table-cell>
          <table:table-cell office:value-type="float" office:value="209.92" calcext:value-type="float">
            <text:p>209.92</text:p>
          </table:table-cell>
          <table:table-cell office:value-type="float" office:value="5.45202593916e-06" calcext:value-type="float">
            <text:p>5.45202593916e-06</text:p>
          </table:table-cell>
          <table:table-cell office:value-type="string" calcext:value-type="string">
            <text:p/>
          </table:table-cell>
          <table:table-cell office:value-type="float" office:value="193.536" calcext:value-type="float">
            <text:p>193.536</text:p>
          </table:table-cell>
          <table:table-cell office:value-type="float" office:value="0.0583989362372" calcext:value-type="float">
            <text:p>0.0583989362372</text:p>
          </table:table-cell>
          <table:table-cell office:value-type="float" office:value="33.536" calcext:value-type="float">
            <text:p>33.536</text:p>
          </table:table-cell>
          <table:table-cell office:value-type="float" office:value="0.220691768152" calcext:value-type="float">
            <text:p>0.220691768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5.376" calcext:value-type="float">
            <text:p>485.376</text:p>
          </table:table-cell>
          <table:table-cell office:value-type="float" office:value="0.00120103554657" calcext:value-type="float">
            <text:p>0.001201035546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053456601659" calcext:value-type="float">
            <text:p>0.0053456601659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1.19703351155e-05" calcext:value-type="float">
            <text:p>1.19703351155e-05</text:p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223655851812" calcext:value-type="float">
            <text:p>0.0223655851812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5.32950850229e-06" calcext:value-type="float">
            <text:p>5.32950850229e-06</text:p>
          </table:table-cell>
          <table:table-cell office:value-type="string" calcext:value-type="string">
            <text:p/>
          </table:table-cell>
          <table:table-cell office:value-type="float" office:value="195.584" calcext:value-type="float">
            <text:p>195.584</text:p>
          </table:table-cell>
          <table:table-cell office:value-type="float" office:value="0.0580575518795" calcext:value-type="float">
            <text:p>0.0580575518795</text:p>
          </table:table-cell>
          <table:table-cell office:value-type="float" office:value="34.048" calcext:value-type="float">
            <text:p>34.048</text:p>
          </table:table-cell>
          <table:table-cell office:value-type="float" office:value="0.190272392368" calcext:value-type="float">
            <text:p>0.190272392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89.472" calcext:value-type="float">
            <text:p>489.472</text:p>
          </table:table-cell>
          <table:table-cell office:value-type="float" office:value="0.00119665753121" calcext:value-type="float">
            <text:p>0.00119665753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0532771234023" calcext:value-type="float">
            <text:p>0.00532771234023</text:p>
          </table:table-cell>
          <table:table-cell office:value-type="float" office:value="158.72" calcext:value-type="float">
            <text:p>158.72</text:p>
          </table:table-cell>
          <table:table-cell office:value-type="float" office:value="1.17708295303e-05" calcext:value-type="float">
            <text:p>1.17708295303e-05</text:p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222775153" calcext:value-type="float">
            <text:p>0.0222775153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5.20699106543e-06" calcext:value-type="float">
            <text:p>5.20699106543e-06</text:p>
          </table:table-cell>
          <table:table-cell office:value-type="string" calcext:value-type="string">
            <text:p/>
          </table:table-cell>
          <table:table-cell office:value-type="float" office:value="197.632" calcext:value-type="float">
            <text:p>197.632</text:p>
          </table:table-cell>
          <table:table-cell office:value-type="float" office:value="0.057713354118" calcext:value-type="float">
            <text:p>0.057713354118</text:p>
          </table:table-cell>
          <table:table-cell office:value-type="float" office:value="34.56" calcext:value-type="float">
            <text:p>34.56</text:p>
          </table:table-cell>
          <table:table-cell office:value-type="float" office:value="0.164053960112" calcext:value-type="float">
            <text:p>0.164053960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3.568" calcext:value-type="float">
            <text:p>493.568</text:p>
          </table:table-cell>
          <table:table-cell office:value-type="float" office:value="0.00119300918508" calcext:value-type="float">
            <text:p>0.001193009185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05305177848" calcext:value-type="float">
            <text:p>0.005305177848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1.11723127745e-05" calcext:value-type="float">
            <text:p>1.11723127745e-05</text:p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221835046827" calcext:value-type="float">
            <text:p>0.0221835046827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5.02321491025e-06" calcext:value-type="float">
            <text:p>5.02321491025e-06</text:p>
          </table:table-cell>
          <table:table-cell office:value-type="string" calcext:value-type="string">
            <text:p/>
          </table:table-cell>
          <table:table-cell office:value-type="float" office:value="199.68" calcext:value-type="float">
            <text:p>199.68</text:p>
          </table:table-cell>
          <table:table-cell office:value-type="float" office:value="0.057369045301" calcext:value-type="float">
            <text:p>0.057369045301</text:p>
          </table:table-cell>
          <table:table-cell office:value-type="float" office:value="35.072" calcext:value-type="float">
            <text:p>35.072</text:p>
          </table:table-cell>
          <table:table-cell office:value-type="float" office:value="0.141611882737" calcext:value-type="float">
            <text:p>0.141611882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497.664" calcext:value-type="float">
            <text:p>497.664</text:p>
          </table:table-cell>
          <table:table-cell office:value-type="float" office:value="0.00118790150049" calcext:value-type="float">
            <text:p>0.001187901500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0528403929776" calcext:value-type="float">
            <text:p>0.00528403929776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1.09728071892e-05" calcext:value-type="float">
            <text:p>1.09728071892e-05</text:p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220908414489" calcext:value-type="float">
            <text:p>0.0220908414489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4.83943875496e-06" calcext:value-type="float">
            <text:p>4.83943875496e-06</text:p>
          </table:table-cell>
          <table:table-cell office:value-type="string" calcext:value-type="string">
            <text:p/>
          </table:table-cell>
          <table:table-cell office:value-type="float" office:value="201.728" calcext:value-type="float">
            <text:p>201.728</text:p>
          </table:table-cell>
          <table:table-cell office:value-type="float" office:value="0.0570327324742" calcext:value-type="float">
            <text:p>0.0570327324742</text:p>
          </table:table-cell>
          <table:table-cell office:value-type="float" office:value="35.584" calcext:value-type="float">
            <text:p>35.584</text:p>
          </table:table-cell>
          <table:table-cell office:value-type="float" office:value="0.12238370708" calcext:value-type="float">
            <text:p>0.12238370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1.76" calcext:value-type="float">
            <text:p>501.76</text:p>
          </table:table-cell>
          <table:table-cell office:value-type="float" office:value="0.00118644216204" calcext:value-type="float">
            <text:p>0.00118644216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0526310016781" calcext:value-type="float">
            <text:p>0.00526310016781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1.07733016039e-05" calcext:value-type="float">
            <text:p>1.07733016039e-05</text:p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220044864194" calcext:value-type="float">
            <text:p>0.0220044864194</text:p>
          </table:table-cell>
          <table:table-cell office:value-type="float" office:value="220.16" calcext:value-type="float">
            <text:p>220.16</text:p>
          </table:table-cell>
          <table:table-cell office:value-type="float" office:value="4.59440388134e-06" calcext:value-type="float">
            <text:p>4.59440388134e-06</text:p>
          </table:table-cell>
          <table:table-cell office:value-type="string" calcext:value-type="string">
            <text:p/>
          </table:table-cell>
          <table:table-cell office:value-type="float" office:value="203.776" calcext:value-type="float">
            <text:p>203.776</text:p>
          </table:table-cell>
          <table:table-cell office:value-type="float" office:value="0.0566987888296" calcext:value-type="float">
            <text:p>0.0566987888296</text:p>
          </table:table-cell>
          <table:table-cell office:value-type="float" office:value="36.096" calcext:value-type="float">
            <text:p>36.096</text:p>
          </table:table-cell>
          <table:table-cell office:value-type="float" office:value="0.106019996204" calcext:value-type="float">
            <text:p>0.106019996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5.856" calcext:value-type="float">
            <text:p>505.856</text:p>
          </table:table-cell>
          <table:table-cell office:value-type="float" office:value="0.00118133447745" calcext:value-type="float">
            <text:p>0.001181334477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0524614944357" calcext:value-type="float">
            <text:p>0.00524614944357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1.05737960187e-05" calcext:value-type="float">
            <text:p>1.05737960187e-05</text:p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219162940488" calcext:value-type="float">
            <text:p>0.0219162940488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4.41062772605e-06" calcext:value-type="float">
            <text:p>4.41062772605e-06</text:p>
          </table:table-cell>
          <table:table-cell office:value-type="string" calcext:value-type="string">
            <text:p/>
          </table:table-cell>
          <table:table-cell office:value-type="float" office:value="205.824" calcext:value-type="float">
            <text:p>205.824</text:p>
          </table:table-cell>
          <table:table-cell office:value-type="float" office:value="0.0563679177183" calcext:value-type="float">
            <text:p>0.0563679177183</text:p>
          </table:table-cell>
          <table:table-cell office:value-type="float" office:value="36.608" calcext:value-type="float">
            <text:p>36.608</text:p>
          </table:table-cell>
          <table:table-cell office:value-type="float" office:value="0.092048960265" calcext:value-type="float">
            <text:p>0.092048960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09.952" calcext:value-type="float">
            <text:p>509.952</text:p>
          </table:table-cell>
          <table:table-cell office:value-type="float" office:value="0.00117768613132" calcext:value-type="float">
            <text:p>0.001177686131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052254097339" calcext:value-type="float">
            <text:p>0.0052254097339</text:p>
          </table:table-cell>
          <table:table-cell office:value-type="float" office:value="179.2" calcext:value-type="float">
            <text:p>179.2</text:p>
          </table:table-cell>
          <table:table-cell office:value-type="float" office:value="1.03742904335e-05" calcext:value-type="float">
            <text:p>1.03742904335e-05</text:p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218319600944" calcext:value-type="float">
            <text:p>0.0218319600944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4.22685157075e-06" calcext:value-type="float">
            <text:p>4.22685157075e-06</text:p>
          </table:table-cell>
          <table:table-cell office:value-type="string" calcext:value-type="string">
            <text:p/>
          </table:table-cell>
          <table:table-cell office:value-type="float" office:value="207.872" calcext:value-type="float">
            <text:p>207.872</text:p>
          </table:table-cell>
          <table:table-cell office:value-type="float" office:value="0.0560437469506" calcext:value-type="float">
            <text:p>0.0560437469506</text:p>
          </table:table-cell>
          <table:table-cell office:value-type="float" office:value="37.12" calcext:value-type="float">
            <text:p>37.12</text:p>
          </table:table-cell>
          <table:table-cell office:value-type="float" office:value="0.0801542957143" calcext:value-type="float">
            <text:p>0.08015429571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4.048" calcext:value-type="float">
            <text:p>514.048</text:p>
          </table:table-cell>
          <table:table-cell office:value-type="float" office:value="0.00117184877751" calcext:value-type="float">
            <text:p>0.001171848777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0520427118367" calcext:value-type="float">
            <text:p>0.00520427118367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9.97527926294e-06" calcext:value-type="float">
            <text:p>9.97527926294e-06</text:p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217451151073" calcext:value-type="float">
            <text:p>0.0217451151073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4.104334134e-06" calcext:value-type="float">
            <text:p>4.104334134e-06</text:p>
          </table:table-cell>
          <table:table-cell office:value-type="string" calcext:value-type="string">
            <text:p/>
          </table:table-cell>
          <table:table-cell office:value-type="float" office:value="209.92" calcext:value-type="float">
            <text:p>209.92</text:p>
          </table:table-cell>
          <table:table-cell office:value-type="float" office:value="0.0557189838873" calcext:value-type="float">
            <text:p>0.0557189838873</text:p>
          </table:table-cell>
          <table:table-cell office:value-type="float" office:value="37.632" calcext:value-type="float">
            <text:p>37.632</text:p>
          </table:table-cell>
          <table:table-cell office:value-type="float" office:value="0.0700221793796" calcext:value-type="float">
            <text:p>0.07002217937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18.144" calcext:value-type="float">
            <text:p>518.144</text:p>
          </table:table-cell>
          <table:table-cell office:value-type="float" office:value="0.00117111910829" calcext:value-type="float">
            <text:p>0.001171119108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05184927416" calcext:value-type="float">
            <text:p>0.005184927416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9.77577367767e-06" calcext:value-type="float">
            <text:p>9.77577367767e-06</text:p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216558203321" calcext:value-type="float">
            <text:p>0.0216558203321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3.98181669714e-06" calcext:value-type="float">
            <text:p>3.98181669714e-06</text:p>
          </table:table-cell>
          <table:table-cell office:value-type="string" calcext:value-type="string">
            <text:p/>
          </table:table-cell>
          <table:table-cell office:value-type="float" office:value="211.968" calcext:value-type="float">
            <text:p>211.968</text:p>
          </table:table-cell>
          <table:table-cell office:value-type="float" office:value="0.0553964419325" calcext:value-type="float">
            <text:p>0.0553964419325</text:p>
          </table:table-cell>
          <table:table-cell office:value-type="float" office:value="38.144" calcext:value-type="float">
            <text:p>38.144</text:p>
          </table:table-cell>
          <table:table-cell office:value-type="float" office:value="0.0613590383276" calcext:value-type="float">
            <text:p>0.06135903832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2.24" calcext:value-type="float">
            <text:p>522.24</text:p>
          </table:table-cell>
          <table:table-cell office:value-type="float" office:value="0.00116965976983" calcext:value-type="float">
            <text:p>0.001169659769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0516239292377" calcext:value-type="float">
            <text:p>0.00516239292377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9.37676250712e-06" calcext:value-type="float">
            <text:p>9.37676250712e-06</text:p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215736911869" calcext:value-type="float">
            <text:p>0.0215736911869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3.92055797871e-06" calcext:value-type="float">
            <text:p>3.92055797871e-06</text:p>
          </table:table-cell>
          <table:table-cell office:value-type="string" calcext:value-type="string">
            <text:p/>
          </table:table-cell>
          <table:table-cell office:value-type="float" office:value="214.016" calcext:value-type="float">
            <text:p>214.016</text:p>
          </table:table-cell>
          <table:table-cell office:value-type="float" office:value="0.0550750475502" calcext:value-type="float">
            <text:p>0.0550750475502</text:p>
          </table:table-cell>
          <table:table-cell office:value-type="float" office:value="38.656" calcext:value-type="float">
            <text:p>38.656</text:p>
          </table:table-cell>
          <table:table-cell office:value-type="float" office:value="0.0538857006177" calcext:value-type="float">
            <text:p>0.0538857006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28.384" calcext:value-type="float">
            <text:p>528.384</text:p>
          </table:table-cell>
          <table:table-cell office:value-type="float" office:value="0.00116455208525" calcext:value-type="float">
            <text:p>0.00116455208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0514464451839" calcext:value-type="float">
            <text:p>0.00514464451839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8.77824575141e-06" calcext:value-type="float">
            <text:p>8.77824575141e-06</text:p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214833552518" calcext:value-type="float">
            <text:p>0.0214833552518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3.73678182342e-06" calcext:value-type="float">
            <text:p>3.73678182342e-06</text:p>
          </table:table-cell>
          <table:table-cell office:value-type="string" calcext:value-type="string">
            <text:p/>
          </table:table-cell>
          <table:table-cell office:value-type="float" office:value="216.064" calcext:value-type="float">
            <text:p>216.064</text:p>
          </table:table-cell>
          <table:table-cell office:value-type="float" office:value="0.0547545416114" calcext:value-type="float">
            <text:p>0.0547545416114</text:p>
          </table:table-cell>
          <table:table-cell office:value-type="float" office:value="39.168" calcext:value-type="float">
            <text:p>39.168</text:p>
          </table:table-cell>
          <table:table-cell office:value-type="float" office:value="0.0474397200921" calcext:value-type="float">
            <text:p>0.04743972009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36.576" calcext:value-type="float">
            <text:p>536.576</text:p>
          </table:table-cell>
          <table:table-cell office:value-type="float" office:value="0.00115798506221" calcext:value-type="float">
            <text:p>0.001157985062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0512709553328" calcext:value-type="float">
            <text:p>0.00512709553328</text:p>
          </table:table-cell>
          <table:table-cell office:value-type="float" office:value="189.44" calcext:value-type="float">
            <text:p>189.44</text:p>
          </table:table-cell>
          <table:table-cell office:value-type="float" office:value="8.57874016613e-06" calcext:value-type="float">
            <text:p>8.57874016613e-06</text:p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213950403918" calcext:value-type="float">
            <text:p>0.0213950403918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3.43048823137e-06" calcext:value-type="float">
            <text:p>3.43048823137e-06</text:p>
          </table:table-cell>
          <table:table-cell office:value-type="string" calcext:value-type="string">
            <text:p/>
          </table:table-cell>
          <table:table-cell office:value-type="float" office:value="218.112" calcext:value-type="float">
            <text:p>218.112</text:p>
          </table:table-cell>
          <table:table-cell office:value-type="float" office:value="0.0544455484176" calcext:value-type="float">
            <text:p>0.0544455484176</text:p>
          </table:table-cell>
          <table:table-cell office:value-type="float" office:value="39.68" calcext:value-type="float">
            <text:p>39.68</text:p>
          </table:table-cell>
          <table:table-cell office:value-type="float" office:value="0.0418603535381" calcext:value-type="float">
            <text:p>0.0418603535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44.768" calcext:value-type="float">
            <text:p>544.768</text:p>
          </table:table-cell>
          <table:table-cell office:value-type="float" office:value="0.0011521477084" calcext:value-type="float">
            <text:p>0.0011521477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0510316509906" calcext:value-type="float">
            <text:p>0.00510316509906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8.17972899558e-06" calcext:value-type="float">
            <text:p>8.17972899558e-06</text:p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213086853623" calcext:value-type="float">
            <text:p>0.0213086853623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3.30797079451e-06" calcext:value-type="float">
            <text:p>3.30797079451e-06</text:p>
          </table:table-cell>
          <table:table-cell office:value-type="string" calcext:value-type="string">
            <text:p/>
          </table:table-cell>
          <table:table-cell office:value-type="float" office:value="220.16" calcext:value-type="float">
            <text:p>220.16</text:p>
          </table:table-cell>
          <table:table-cell office:value-type="float" office:value="0.0541352225588" calcext:value-type="float">
            <text:p>0.0541352225588</text:p>
          </table:table-cell>
          <table:table-cell office:value-type="float" office:value="40.192" calcext:value-type="float">
            <text:p>40.192</text:p>
          </table:table-cell>
          <table:table-cell office:value-type="float" office:value="0.037017547776" calcext:value-type="float">
            <text:p>0.037017547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52.96" calcext:value-type="float">
            <text:p>552.96</text:p>
          </table:table-cell>
          <table:table-cell office:value-type="float" office:value="0.00114995870072" calcext:value-type="float">
            <text:p>0.001149958700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0508561611396" calcext:value-type="float">
            <text:p>0.00508561611396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7.98022341031e-06" calcext:value-type="float">
            <text:p>7.98022341031e-06</text:p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212242289185" calcext:value-type="float">
            <text:p>0.0212242289185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3.18545335776e-06" calcext:value-type="float">
            <text:p>3.18545335776e-06</text:p>
          </table:table-cell>
          <table:table-cell office:value-type="string" calcext:value-type="string">
            <text:p/>
          </table:table-cell>
          <table:table-cell office:value-type="float" office:value="222.208" calcext:value-type="float">
            <text:p>222.208</text:p>
          </table:table-cell>
          <table:table-cell office:value-type="float" office:value="0.0538228606839" calcext:value-type="float">
            <text:p>0.0538228606839</text:p>
          </table:table-cell>
          <table:table-cell office:value-type="float" office:value="40.704" calcext:value-type="float">
            <text:p>40.704</text:p>
          </table:table-cell>
          <table:table-cell office:value-type="float" office:value="0.0328050538377" calcext:value-type="float">
            <text:p>0.0328050538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1.152" calcext:value-type="float">
            <text:p>561.152</text:p>
          </table:table-cell>
          <table:table-cell office:value-type="float" office:value="0.00114193233923" calcext:value-type="float">
            <text:p>0.001141932339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0506707002743" calcext:value-type="float">
            <text:p>0.00506707002743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7.18220106932e-06" calcext:value-type="float">
            <text:p>7.18220106932e-06</text:p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210516413488" calcext:value-type="float">
            <text:p>0.0210516413488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3.12419463933e-06" calcext:value-type="float">
            <text:p>3.12419463933e-06</text:p>
          </table:table-cell>
          <table:table-cell office:value-type="string" calcext:value-type="string">
            <text:p/>
          </table:table-cell>
          <table:table-cell office:value-type="float" office:value="224.256" calcext:value-type="float">
            <text:p>224.256</text:p>
          </table:table-cell>
          <table:table-cell office:value-type="float" office:value="0.053510017569" calcext:value-type="float">
            <text:p>0.053510017569</text:p>
          </table:table-cell>
          <table:table-cell office:value-type="float" office:value="41.216" calcext:value-type="float">
            <text:p>41.216</text:p>
          </table:table-cell>
          <table:table-cell office:value-type="float" office:value="0.029120028645" calcext:value-type="float">
            <text:p>0.0291200286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69.344" calcext:value-type="float">
            <text:p>569.344</text:p>
          </table:table-cell>
          <table:table-cell office:value-type="float" office:value="0.00113390597774" calcext:value-type="float">
            <text:p>0.001133905977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0504613089748" calcext:value-type="float">
            <text:p>0.00504613089748</text:p>
          </table:table-cell>
          <table:table-cell office:value-type="float" office:value="199.68" calcext:value-type="float">
            <text:p>199.68</text:p>
          </table:table-cell>
          <table:table-cell office:value-type="float" office:value="6.5836843135e-06" calcext:value-type="float">
            <text:p>6.5836843135e-06</text:p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208791150239" calcext:value-type="float">
            <text:p>0.0208791150239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3.06293592089e-06" calcext:value-type="float">
            <text:p>3.06293592089e-06</text:p>
          </table:table-cell>
          <table:table-cell office:value-type="string" calcext:value-type="string">
            <text:p/>
          </table:table-cell>
          <table:table-cell office:value-type="float" office:value="226.304" calcext:value-type="float">
            <text:p>226.304</text:p>
          </table:table-cell>
          <table:table-cell office:value-type="float" office:value="0.0531958047705" calcext:value-type="float">
            <text:p>0.0531958047705</text:p>
          </table:table-cell>
          <table:table-cell office:value-type="float" office:value="41.728" calcext:value-type="float">
            <text:p>41.728</text:p>
          </table:table-cell>
          <table:table-cell office:value-type="float" office:value="0.0258857656258" calcext:value-type="float">
            <text:p>0.02588576562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77.536" calcext:value-type="float">
            <text:p>577.536</text:p>
          </table:table-cell>
          <table:table-cell office:value-type="float" office:value="0.00112879829316" calcext:value-type="float">
            <text:p>0.001128798293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050283824921" calcext:value-type="float">
            <text:p>0.0050283824921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6.18467314306e-06" calcext:value-type="float">
            <text:p>6.18467314306e-06</text:p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207040164214" calcext:value-type="float">
            <text:p>0.0207040164214</text:p>
          </table:table-cell>
          <table:table-cell office:value-type="float" office:value="250.88" calcext:value-type="float">
            <text:p>250.88</text:p>
          </table:table-cell>
          <table:table-cell office:value-type="float" office:value="2.8791597656e-06" calcext:value-type="float">
            <text:p>2.8791597656e-06</text:p>
          </table:table-cell>
          <table:table-cell office:value-type="string" calcext:value-type="string">
            <text:p/>
          </table:table-cell>
          <table:table-cell office:value-type="float" office:value="228.352" calcext:value-type="float">
            <text:p>228.352</text:p>
          </table:table-cell>
          <table:table-cell office:value-type="float" office:value="0.0528828506001" calcext:value-type="float">
            <text:p>0.0528828506001</text:p>
          </table:table-cell>
          <table:table-cell office:value-type="float" office:value="42.24" calcext:value-type="float">
            <text:p>42.24</text:p>
          </table:table-cell>
          <table:table-cell office:value-type="float" office:value="0.0230525461862" calcext:value-type="float">
            <text:p>0.0230525461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85.728" calcext:value-type="float">
            <text:p>585.728</text:p>
          </table:table-cell>
          <table:table-cell office:value-type="float" office:value="0.00112296093935" calcext:value-type="float">
            <text:p>0.001122960939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0500983640557" calcext:value-type="float">
            <text:p>0.00500983640557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5.98516755779e-06" calcext:value-type="float">
            <text:p>5.98516755779e-06</text:p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205288565743" calcext:value-type="float">
            <text:p>0.0205288565743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2.75664232874e-06" calcext:value-type="float">
            <text:p>2.75664232874e-06</text:p>
          </table:table-cell>
          <table:table-cell office:value-type="string" calcext:value-type="string">
            <text:p/>
          </table:table-cell>
          <table:table-cell office:value-type="float" office:value="230.4" calcext:value-type="float">
            <text:p>230.4</text:p>
          </table:table-cell>
          <table:table-cell office:value-type="float" office:value="0.0525655282499" calcext:value-type="float">
            <text:p>0.0525655282499</text:p>
          </table:table-cell>
          <table:table-cell office:value-type="float" office:value="42.752" calcext:value-type="float">
            <text:p>42.752</text:p>
          </table:table-cell>
          <table:table-cell office:value-type="float" office:value="0.0205702074857" calcext:value-type="float">
            <text:p>0.02057020748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593.92" calcext:value-type="float">
            <text:p>593.92</text:p>
          </table:table-cell>
          <table:table-cell office:value-type="float" office:value="0.00111639391631" calcext:value-type="float">
            <text:p>0.0011163939163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0499268626104" calcext:value-type="float">
            <text:p>0.00499268626104</text:p>
          </table:table-cell>
          <table:table-cell office:value-type="float" office:value="220.16" calcext:value-type="float">
            <text:p>220.16</text:p>
          </table:table-cell>
          <table:table-cell office:value-type="float" office:value="5.78566197251e-06" calcext:value-type="float">
            <text:p>5.78566197251e-06</text:p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203518593861" calcext:value-type="float">
            <text:p>0.0203518593861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2.69538361042e-06" calcext:value-type="float">
            <text:p>2.69538361042e-06</text:p>
          </table:table-cell>
          <table:table-cell office:value-type="string" calcext:value-type="string">
            <text:p/>
          </table:table-cell>
          <table:table-cell office:value-type="float" office:value="232.448" calcext:value-type="float">
            <text:p>232.448</text:p>
          </table:table-cell>
          <table:table-cell office:value-type="float" office:value="0.052255350465" calcext:value-type="float">
            <text:p>0.052255350465</text:p>
          </table:table-cell>
          <table:table-cell office:value-type="float" office:value="43.264" calcext:value-type="float">
            <text:p>43.264</text:p>
          </table:table-cell>
          <table:table-cell office:value-type="float" office:value="0.0183752963078" calcext:value-type="float">
            <text:p>0.0183752963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02.112" calcext:value-type="float">
            <text:p>602.112</text:p>
          </table:table-cell>
          <table:table-cell office:value-type="float" office:value="0.00111201590095" calcext:value-type="float">
            <text:p>0.001112015900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0497653321794" calcext:value-type="float">
            <text:p>0.00497653321794</text:p>
          </table:table-cell>
          <table:table-cell office:value-type="float" office:value="230.4" calcext:value-type="float">
            <text:p>230.4</text:p>
          </table:table-cell>
          <table:table-cell office:value-type="float" office:value="5.58615638724e-06" calcext:value-type="float">
            <text:p>5.58615638724e-06</text:p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201710650264" calcext:value-type="float">
            <text:p>0.0201710650264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2.63412489199e-06" calcext:value-type="float">
            <text:p>2.63412489199e-06</text:p>
          </table:table-cell>
          <table:table-cell office:value-type="string" calcext:value-type="string">
            <text:p/>
          </table:table-cell>
          <table:table-cell office:value-type="float" office:value="234.496" calcext:value-type="float">
            <text:p>234.496</text:p>
          </table:table-cell>
          <table:table-cell office:value-type="float" office:value="0.0519369915975" calcext:value-type="float">
            <text:p>0.0519369915975</text:p>
          </table:table-cell>
          <table:table-cell office:value-type="float" office:value="43.776" calcext:value-type="float">
            <text:p>43.776</text:p>
          </table:table-cell>
          <table:table-cell office:value-type="float" office:value="0.0164390476879" calcext:value-type="float">
            <text:p>0.01643904768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0.304" calcext:value-type="float">
            <text:p>610.304</text:p>
          </table:table-cell>
          <table:table-cell office:value-type="float" office:value="0.00110617854714" calcext:value-type="float">
            <text:p>0.001106178547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0495718945027" calcext:value-type="float">
            <text:p>0.00495718945027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5.38665080196e-06" calcext:value-type="float">
            <text:p>5.38665080196e-06</text:p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19996578871" calcext:value-type="float">
            <text:p>0.019996578871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2.45034873669e-06" calcext:value-type="float">
            <text:p>2.45034873669e-06</text:p>
          </table:table-cell>
          <table:table-cell office:value-type="string" calcext:value-type="string">
            <text:p/>
          </table:table-cell>
          <table:table-cell office:value-type="float" office:value="236.544" calcext:value-type="float">
            <text:p>236.544</text:p>
          </table:table-cell>
          <table:table-cell office:value-type="float" office:value="0.0516215942079" calcext:value-type="float">
            <text:p>0.0516215942079</text:p>
          </table:table-cell>
          <table:table-cell office:value-type="float" office:value="44.288" calcext:value-type="float">
            <text:p>44.288</text:p>
          </table:table-cell>
          <table:table-cell office:value-type="float" office:value="0.0147337702572" calcext:value-type="float">
            <text:p>0.01473377025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18.496" calcext:value-type="float">
            <text:p>618.496</text:p>
          </table:table-cell>
          <table:table-cell office:value-type="float" office:value="0.00109815218565" calcext:value-type="float">
            <text:p>0.00109815218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0492109437864" calcext:value-type="float">
            <text:p>0.00492109437864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5.18714521669e-06" calcext:value-type="float">
            <text:p>5.18714521669e-06</text:p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198159070007" calcext:value-type="float">
            <text:p>0.0198159070007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32783129983e-06" calcext:value-type="float">
            <text:p>2.32783129983e-06</text:p>
          </table:table-cell>
          <table:table-cell office:value-type="string" calcext:value-type="string">
            <text:p/>
          </table:table-cell>
          <table:table-cell office:value-type="float" office:value="238.592" calcext:value-type="float">
            <text:p>238.592</text:p>
          </table:table-cell>
          <table:table-cell office:value-type="float" office:value="0.0513044199316" calcext:value-type="float">
            <text:p>0.0513044199316</text:p>
          </table:table-cell>
          <table:table-cell office:value-type="float" office:value="44.8" calcext:value-type="float">
            <text:p>44.8</text:p>
          </table:table-cell>
          <table:table-cell office:value-type="float" office:value="0.0132217770995" calcext:value-type="float">
            <text:p>0.0132217770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26.688" calcext:value-type="float">
            <text:p>626.688</text:p>
          </table:table-cell>
          <table:table-cell office:value-type="float" office:value="0.00108501813958" calcext:value-type="float">
            <text:p>0.001085018139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0488779119101" calcext:value-type="float">
            <text:p>0.00488779119101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4.98763963142e-06" calcext:value-type="float">
            <text:p>4.98763963142e-06</text:p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196281919896" calcext:value-type="float">
            <text:p>0.0196281919896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2.02153770779e-06" calcext:value-type="float">
            <text:p>2.02153770779e-06</text:p>
          </table:table-cell>
          <table:table-cell office:value-type="string" calcext:value-type="string">
            <text:p/>
          </table:table-cell>
          <table:table-cell office:value-type="float" office:value="240.64" calcext:value-type="float">
            <text:p>240.64</text:p>
          </table:table-cell>
          <table:table-cell office:value-type="float" office:value="0.0509940570544" calcext:value-type="float">
            <text:p>0.0509940570544</text:p>
          </table:table-cell>
          <table:table-cell office:value-type="float" office:value="45.312" calcext:value-type="float">
            <text:p>45.312</text:p>
          </table:table-cell>
          <table:table-cell office:value-type="float" office:value="0.0118916658865" calcext:value-type="float">
            <text:p>0.01189166588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34.88" calcext:value-type="float">
            <text:p>634.88</text:p>
          </table:table-cell>
          <table:table-cell office:value-type="float" office:value="0.00106823574737" calcext:value-type="float">
            <text:p>0.001068235747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0484710945282" calcext:value-type="float">
            <text:p>0.00484710945282</text:p>
          </table:table-cell>
          <table:table-cell office:value-type="float" office:value="240.64" calcext:value-type="float">
            <text:p>240.64</text:p>
          </table:table-cell>
          <table:table-cell office:value-type="float" office:value="4.58862846098e-06" calcext:value-type="float">
            <text:p>4.58862846098e-06</text:p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194376597224" calcext:value-type="float">
            <text:p>0.0194376597224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1.89902027092e-06" calcext:value-type="float">
            <text:p>1.89902027092e-06</text:p>
          </table:table-cell>
          <table:table-cell office:value-type="string" calcext:value-type="string">
            <text:p/>
          </table:table-cell>
          <table:table-cell office:value-type="float" office:value="242.688" calcext:value-type="float">
            <text:p>242.688</text:p>
          </table:table-cell>
          <table:table-cell office:value-type="float" office:value="0.0506804365514" calcext:value-type="float">
            <text:p>0.0506804365514</text:p>
          </table:table-cell>
          <table:table-cell office:value-type="float" office:value="45.824" calcext:value-type="float">
            <text:p>45.824</text:p>
          </table:table-cell>
          <table:table-cell office:value-type="float" office:value="0.010731849187" calcext:value-type="float">
            <text:p>0.0107318491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43.072" calcext:value-type="float">
            <text:p>643.072</text:p>
          </table:table-cell>
          <table:table-cell office:value-type="float" office:value="0.00105145335516" calcext:value-type="float">
            <text:p>0.001051453355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048042340915" calcext:value-type="float">
            <text:p>0.0048042340915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4.18961729043e-06" calcext:value-type="float">
            <text:p>4.18961729043e-06</text:p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192472499445" calcext:value-type="float">
            <text:p>0.0192472499445</text:p>
          </table:table-cell>
          <table:table-cell office:value-type="float" office:value="276.48" calcext:value-type="float">
            <text:p>276.48</text:p>
          </table:table-cell>
          <table:table-cell office:value-type="float" office:value="1.71524411574e-06" calcext:value-type="float">
            <text:p>1.71524411574e-06</text:p>
          </table:table-cell>
          <table:table-cell office:value-type="string" calcext:value-type="string">
            <text:p/>
          </table:table-cell>
          <table:table-cell office:value-type="float" office:value="244.736" calcext:value-type="float">
            <text:p>244.736</text:p>
          </table:table-cell>
          <table:table-cell office:value-type="float" office:value="0.0503661867345" calcext:value-type="float">
            <text:p>0.0503661867345</text:p>
          </table:table-cell>
          <table:table-cell office:value-type="float" office:value="46.336" calcext:value-type="float">
            <text:p>46.336</text:p>
          </table:table-cell>
          <table:table-cell office:value-type="float" office:value="0.00970993402309" calcext:value-type="float">
            <text:p>0.009709934023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1.264" calcext:value-type="float">
            <text:p>651.264</text:p>
          </table:table-cell>
          <table:table-cell office:value-type="float" office:value="0.00102883360915" calcext:value-type="float">
            <text:p>0.001028833609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0477033264301" calcext:value-type="float">
            <text:p>0.00477033264301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3.99011170515e-06" calcext:value-type="float">
            <text:p>3.99011170515e-06</text:p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19047714706" calcext:value-type="float">
            <text:p>0.019047714706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1.59272667888e-06" calcext:value-type="float">
            <text:p>1.59272667888e-06</text:p>
          </table:table-cell>
          <table:table-cell office:value-type="string" calcext:value-type="string">
            <text:p/>
          </table:table-cell>
          <table:table-cell office:value-type="float" office:value="246.784" calcext:value-type="float">
            <text:p>246.784</text:p>
          </table:table-cell>
          <table:table-cell office:value-type="float" office:value="0.0500489384213" calcext:value-type="float">
            <text:p>0.0500489384213</text:p>
          </table:table-cell>
          <table:table-cell office:value-type="float" office:value="46.848" calcext:value-type="float">
            <text:p>46.848</text:p>
          </table:table-cell>
          <table:table-cell office:value-type="float" office:value="0.00880315275858" calcext:value-type="float">
            <text:p>0.008803152758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59.456" calcext:value-type="float">
            <text:p>659.456</text:p>
          </table:table-cell>
          <table:table-cell office:value-type="float" office:value="0.00101569956307" calcext:value-type="float">
            <text:p>0.001015699563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0473583293366" calcext:value-type="float">
            <text:p>0.00473583293366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3.79060611988e-06" calcext:value-type="float">
            <text:p>3.79060611988e-06</text:p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188491593828" calcext:value-type="float">
            <text:p>0.0188491593828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1.53146796045e-06" calcext:value-type="float">
            <text:p>1.53146796045e-06</text:p>
          </table:table-cell>
          <table:table-cell office:value-type="string" calcext:value-type="string">
            <text:p/>
          </table:table-cell>
          <table:table-cell office:value-type="float" office:value="248.832" calcext:value-type="float">
            <text:p>248.832</text:p>
          </table:table-cell>
          <table:table-cell office:value-type="float" office:value="0.0497329487361" calcext:value-type="float">
            <text:p>0.0497329487361</text:p>
          </table:table-cell>
          <table:table-cell office:value-type="float" office:value="47.36" calcext:value-type="float">
            <text:p>47.36</text:p>
          </table:table-cell>
          <table:table-cell office:value-type="float" office:value="0.00801269005099" calcext:value-type="float">
            <text:p>0.008012690050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67.648" calcext:value-type="float">
            <text:p>667.648</text:p>
          </table:table-cell>
          <table:table-cell office:value-type="float" office:value="0.000997457832415" calcext:value-type="float">
            <text:p>0.0009974578324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0469455293462" calcext:value-type="float">
            <text:p>0.00469455293462</text:p>
          </table:table-cell>
          <table:table-cell office:value-type="float" office:value="261.12" calcext:value-type="float">
            <text:p>261.12</text:p>
          </table:table-cell>
          <table:table-cell office:value-type="float" office:value="3.59110053461e-06" calcext:value-type="float">
            <text:p>3.59110053461e-06</text:p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186573409768" calcext:value-type="float">
            <text:p>0.0186573409768</text:p>
          </table:table-cell>
          <table:table-cell office:value-type="float" office:value="292.864" calcext:value-type="float">
            <text:p>292.864</text:p>
          </table:table-cell>
          <table:table-cell office:value-type="float" office:value="1.40895052358e-06" calcext:value-type="float">
            <text:p>1.40895052358e-06</text:p>
          </table:table-cell>
          <table:table-cell office:value-type="string" calcext:value-type="string">
            <text:p/>
          </table:table-cell>
          <table:table-cell office:value-type="float" office:value="250.88" calcext:value-type="float">
            <text:p>250.88</text:p>
          </table:table-cell>
          <table:table-cell office:value-type="float" office:value="0.0494181806605" calcext:value-type="float">
            <text:p>0.0494181806605</text:p>
          </table:table-cell>
          <table:table-cell office:value-type="float" office:value="47.872" calcext:value-type="float">
            <text:p>47.872</text:p>
          </table:table-cell>
          <table:table-cell office:value-type="float" office:value="0.0073173331272" calcext:value-type="float">
            <text:p>0.0073173331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75.84" calcext:value-type="float">
            <text:p>675.84</text:p>
          </table:table-cell>
          <table:table-cell office:value-type="float" office:value="0.000974838086399" calcext:value-type="float">
            <text:p>0.0009748380863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0464988279073" calcext:value-type="float">
            <text:p>0.00464988279073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3.39159494944e-06" calcext:value-type="float">
            <text:p>3.39159494944e-06</text:p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184563971102" calcext:value-type="float">
            <text:p>0.0184563971102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1.34769180515e-06" calcext:value-type="float">
            <text:p>1.34769180515e-06</text:p>
          </table:table-cell>
          <table:table-cell office:value-type="string" calcext:value-type="string">
            <text:p/>
          </table:table-cell>
          <table:table-cell office:value-type="float" office:value="252.928" calcext:value-type="float">
            <text:p>252.928</text:p>
          </table:table-cell>
          <table:table-cell office:value-type="float" office:value="0.0491014135874" calcext:value-type="float">
            <text:p>0.0491014135874</text:p>
          </table:table-cell>
          <table:table-cell office:value-type="float" office:value="48.384" calcext:value-type="float">
            <text:p>48.384</text:p>
          </table:table-cell>
          <table:table-cell office:value-type="float" office:value="0.00670567965892" calcext:value-type="float">
            <text:p>0.006705679658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84.032" calcext:value-type="float">
            <text:p>684.032</text:p>
          </table:table-cell>
          <table:table-cell office:value-type="float" office:value="0.000949299663477" calcext:value-type="float">
            <text:p>0.0009492996634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0460421554541" calcext:value-type="float">
            <text:p>0.00460421554541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2.79307819362e-06" calcext:value-type="float">
            <text:p>2.79307819362e-06</text:p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182530034555" calcext:value-type="float">
            <text:p>0.0182530034555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1.16391564997e-06" calcext:value-type="float">
            <text:p>1.16391564997e-06</text:p>
          </table:table-cell>
          <table:table-cell office:value-type="string" calcext:value-type="string">
            <text:p/>
          </table:table-cell>
          <table:table-cell office:value-type="float" office:value="254.976" calcext:value-type="float">
            <text:p>254.976</text:p>
          </table:table-cell>
          <table:table-cell office:value-type="float" office:value="0.0487838321079" calcext:value-type="float">
            <text:p>0.0487838321079</text:p>
          </table:table-cell>
          <table:table-cell office:value-type="float" office:value="48.896" calcext:value-type="float">
            <text:p>48.896</text:p>
          </table:table-cell>
          <table:table-cell office:value-type="float" office:value="0.00617017745466" calcext:value-type="float">
            <text:p>0.006170177454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692.224" calcext:value-type="float">
            <text:p>692.224</text:p>
          </table:table-cell>
          <table:table-cell office:value-type="float" office:value="0.000924490909781" calcext:value-type="float">
            <text:p>0.0009244909097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0455954540152" calcext:value-type="float">
            <text:p>0.00455954540152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2.59357260834e-06" calcext:value-type="float">
            <text:p>2.59357260834e-06</text:p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180492423326" calcext:value-type="float">
            <text:p>0.0180492423326</text:p>
          </table:table-cell>
          <table:table-cell office:value-type="float" office:value="313.344" calcext:value-type="float">
            <text:p>313.344</text:p>
          </table:table-cell>
          <table:table-cell office:value-type="float" office:value="1.10265693154e-06" calcext:value-type="float">
            <text:p>1.10265693154e-06</text:p>
          </table:table-cell>
          <table:table-cell office:value-type="string" calcext:value-type="string">
            <text:p/>
          </table:table-cell>
          <table:table-cell office:value-type="float" office:value="257.024" calcext:value-type="float">
            <text:p>257.024</text:p>
          </table:table-cell>
          <table:table-cell office:value-type="float" office:value="0.0484654732405" calcext:value-type="float">
            <text:p>0.0484654732405</text:p>
          </table:table-cell>
          <table:table-cell office:value-type="float" office:value="49.408" calcext:value-type="float">
            <text:p>49.408</text:p>
          </table:table-cell>
          <table:table-cell office:value-type="float" office:value="0.00570549555574" calcext:value-type="float">
            <text:p>0.005705495555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0.416" calcext:value-type="float">
            <text:p>700.416</text:p>
          </table:table-cell>
          <table:table-cell office:value-type="float" office:value="0.000903330502217" calcext:value-type="float">
            <text:p>0.000903330502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0450949090992" calcext:value-type="float">
            <text:p>0.00450949090992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2.39406702307e-06" calcext:value-type="float">
            <text:p>2.39406702307e-06</text:p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178433376452" calcext:value-type="float">
            <text:p>0.0178433376452</text:p>
          </table:table-cell>
          <table:table-cell office:value-type="float" office:value="317.44" calcext:value-type="float">
            <text:p>317.44</text:p>
          </table:table-cell>
          <table:table-cell office:value-type="float" office:value="1.04139821311e-06" calcext:value-type="float">
            <text:p>1.04139821311e-06</text:p>
          </table:table-cell>
          <table:table-cell office:value-type="string" calcext:value-type="string">
            <text:p/>
          </table:table-cell>
          <table:table-cell office:value-type="float" office:value="259.072" calcext:value-type="float">
            <text:p>259.072</text:p>
          </table:table-cell>
          <table:table-cell office:value-type="float" office:value="0.0481610333188" calcext:value-type="float">
            <text:p>0.0481610333188</text:p>
          </table:table-cell>
          <table:table-cell office:value-type="float" office:value="49.92" calcext:value-type="float">
            <text:p>49.92</text:p>
          </table:table-cell>
          <table:table-cell office:value-type="float" office:value="0.00529830656544" calcext:value-type="float">
            <text:p>0.00529830656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08.608" calcext:value-type="float">
            <text:p>708.608</text:p>
          </table:table-cell>
          <table:table-cell office:value-type="float" office:value="0.000877062410068" calcext:value-type="float">
            <text:p>0.0008770624100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0446282656318" calcext:value-type="float">
            <text:p>0.00446282656318</text:p>
          </table:table-cell>
          <table:table-cell office:value-type="float" office:value="305.152" calcext:value-type="float">
            <text:p>305.152</text:p>
          </table:table-cell>
          <table:table-cell office:value-type="float" office:value="2.1945614378e-06" calcext:value-type="float">
            <text:p>2.1945614378e-06</text:p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176347381908" calcext:value-type="float">
            <text:p>0.0176347381908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9.80139494677e-07" calcext:value-type="float">
            <text:p>9.80139494677e-07</text:p>
          </table:table-cell>
          <table:table-cell office:value-type="string" calcext:value-type="string">
            <text:p/>
          </table:table-cell>
          <table:table-cell office:value-type="float" office:value="261.12" calcext:value-type="float">
            <text:p>261.12</text:p>
          </table:table-cell>
          <table:table-cell office:value-type="float" office:value="0.0478464133172" calcext:value-type="float">
            <text:p>0.0478464133172</text:p>
          </table:table-cell>
          <table:table-cell office:value-type="float" office:value="50.432" calcext:value-type="float">
            <text:p>50.432</text:p>
          </table:table-cell>
          <table:table-cell office:value-type="float" office:value="0.00494065106628" calcext:value-type="float">
            <text:p>0.004940651066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16.8" calcext:value-type="float">
            <text:p>716.8</text:p>
          </table:table-cell>
          <table:table-cell office:value-type="float" office:value="0.000860280017862" calcext:value-type="float">
            <text:p>0.000860280017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0440938192674" calcext:value-type="float">
            <text:p>0.00440938192674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1.99505585263e-06" calcext:value-type="float">
            <text:p>1.99505585263e-06</text:p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174276698541" calcext:value-type="float">
            <text:p>0.0174276698541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9.18880776246e-07" calcext:value-type="float">
            <text:p>9.18880776246e-07</text:p>
          </table:table-cell>
          <table:table-cell office:value-type="string" calcext:value-type="string">
            <text:p/>
          </table:table-cell>
          <table:table-cell office:value-type="float" office:value="264.192" calcext:value-type="float">
            <text:p>264.192</text:p>
          </table:table-cell>
          <table:table-cell office:value-type="float" office:value="0.0472171733138" calcext:value-type="float">
            <text:p>0.0472171733138</text:p>
          </table:table-cell>
          <table:table-cell office:value-type="float" office:value="50.944" calcext:value-type="float">
            <text:p>50.944</text:p>
          </table:table-cell>
          <table:table-cell office:value-type="float" office:value="0.0046237922093" calcext:value-type="float">
            <text:p>0.0046237922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24.992" calcext:value-type="float">
            <text:p>724.992</text:p>
          </table:table-cell>
          <table:table-cell office:value-type="float" office:value="0.000845686633335" calcext:value-type="float">
            <text:p>0.0008456866333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0435753265258" calcext:value-type="float">
            <text:p>0.00435753265258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1.59604468208e-06" calcext:value-type="float">
            <text:p>1.59604468208e-06</text:p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172174780375" calcext:value-type="float">
            <text:p>0.0172174780375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8.57622057815e-07" calcext:value-type="float">
            <text:p>8.57622057815e-07</text:p>
          </table:table-cell>
          <table:table-cell office:value-type="string" calcext:value-type="string">
            <text:p/>
          </table:table-cell>
          <table:table-cell office:value-type="float" office:value="268.288" calcext:value-type="float">
            <text:p>268.288</text:p>
          </table:table-cell>
          <table:table-cell office:value-type="float" office:value="0.0466457931837" calcext:value-type="float">
            <text:p>0.0466457931837</text:p>
          </table:table-cell>
          <table:table-cell office:value-type="float" office:value="51.456" calcext:value-type="float">
            <text:p>51.456</text:p>
          </table:table-cell>
          <table:table-cell office:value-type="float" office:value="0.00434532365898" calcext:value-type="float">
            <text:p>0.00434532365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33.184" calcext:value-type="float">
            <text:p>733.184</text:p>
          </table:table-cell>
          <table:table-cell office:value-type="float" office:value="0.00083474159494" calcext:value-type="float">
            <text:p>0.00083474159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0430428743642" calcext:value-type="float">
            <text:p>0.00430428743642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1.39653909681e-06" calcext:value-type="float">
            <text:p>1.39653909681e-06</text:p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170108384136" calcext:value-type="float">
            <text:p>0.0170108384136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7.96363339384e-07" calcext:value-type="float">
            <text:p>7.96363339384e-07</text:p>
          </table:table-cell>
          <table:table-cell office:value-type="string" calcext:value-type="string">
            <text:p/>
          </table:table-cell>
          <table:table-cell office:value-type="float" office:value="272.384" calcext:value-type="float">
            <text:p>272.384</text:p>
          </table:table-cell>
          <table:table-cell office:value-type="float" office:value="0.0462075685008" calcext:value-type="float">
            <text:p>0.0462075685008</text:p>
          </table:table-cell>
          <table:table-cell office:value-type="float" office:value="51.968" calcext:value-type="float">
            <text:p>51.968</text:p>
          </table:table-cell>
          <table:table-cell office:value-type="float" office:value="0.00410265397706" calcext:value-type="float">
            <text:p>0.004102653977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1.376" calcext:value-type="float">
            <text:p>741.376</text:p>
          </table:table-cell>
          <table:table-cell office:value-type="float" office:value="0.000822337218092" calcext:value-type="float">
            <text:p>0.000822337218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0424565787256" calcext:value-type="float">
            <text:p>0.00424565787256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1.19703351154e-06" calcext:value-type="float">
            <text:p>1.19703351154e-06</text:p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168058523967" calcext:value-type="float">
            <text:p>0.0168058523967</text:p>
          </table:table-cell>
          <table:table-cell office:value-type="float" office:value="337.92" calcext:value-type="float">
            <text:p>337.92</text:p>
          </table:table-cell>
          <table:table-cell office:value-type="float" office:value="6.73845902632e-07" calcext:value-type="float">
            <text:p>6.73845902632e-07</text:p>
          </table:table-cell>
          <table:table-cell office:value-type="string" calcext:value-type="string">
            <text:p/>
          </table:table-cell>
          <table:table-cell office:value-type="float" office:value="276.48" calcext:value-type="float">
            <text:p>276.48</text:p>
          </table:table-cell>
          <table:table-cell office:value-type="float" office:value="0.0458699600275" calcext:value-type="float">
            <text:p>0.0458699600275</text:p>
          </table:table-cell>
          <table:table-cell office:value-type="float" office:value="52.48" calcext:value-type="float">
            <text:p>52.48</text:p>
          </table:table-cell>
          <table:table-cell office:value-type="float" office:value="0.00388297405448" calcext:value-type="float">
            <text:p>0.00388297405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49.568" calcext:value-type="float">
            <text:p>749.568</text:p>
          </table:table-cell>
          <table:table-cell office:value-type="float" office:value="0.000815770195055" calcext:value-type="float">
            <text:p>0.0008157701950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0419041845356" calcext:value-type="float">
            <text:p>0.00419041845356</text:p>
          </table:table-cell>
          <table:table-cell office:value-type="float" office:value="337.92" calcext:value-type="float">
            <text:p>337.92</text:p>
          </table:table-cell>
          <table:table-cell office:value-type="float" office:value="9.97527926261e-07" calcext:value-type="float">
            <text:p>9.97527926261e-07</text:p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166011726033" calcext:value-type="float">
            <text:p>0.0166011726033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6.12587184201e-07" calcext:value-type="float">
            <text:p>6.12587184201e-07</text:p>
          </table:table-cell>
          <table:table-cell office:value-type="string" calcext:value-type="string">
            <text:p/>
          </table:table-cell>
          <table:table-cell office:value-type="float" office:value="280.576" calcext:value-type="float">
            <text:p>280.576</text:p>
          </table:table-cell>
          <table:table-cell office:value-type="float" office:value="0.0455937281822" calcext:value-type="float">
            <text:p>0.0455937281822</text:p>
          </table:table-cell>
          <table:table-cell office:value-type="float" office:value="52.992" calcext:value-type="float">
            <text:p>52.992</text:p>
          </table:table-cell>
          <table:table-cell office:value-type="float" office:value="0.00368539539813" calcext:value-type="float">
            <text:p>0.00368539539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57.76" calcext:value-type="float">
            <text:p>757.76</text:p>
          </table:table-cell>
          <table:table-cell office:value-type="float" office:value="0.000806284495113" calcext:value-type="float">
            <text:p>0.000806284495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041371732374" calcext:value-type="float">
            <text:p>0.0041371732374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7.98022340986e-07" calcext:value-type="float">
            <text:p>7.98022340986e-07</text:p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163985751298" calcext:value-type="float">
            <text:p>0.0163985751298</text:p>
          </table:table-cell>
          <table:table-cell office:value-type="float" office:value="350.208" calcext:value-type="float">
            <text:p>350.208</text:p>
          </table:table-cell>
          <table:table-cell office:value-type="float" office:value="5.5132846577e-07" calcext:value-type="float">
            <text:p>5.5132846577e-07</text:p>
          </table:table-cell>
          <table:table-cell office:value-type="string" calcext:value-type="string">
            <text:p/>
          </table:table-cell>
          <table:table-cell office:value-type="float" office:value="284.672" calcext:value-type="float">
            <text:p>284.672</text:p>
          </table:table-cell>
          <table:table-cell office:value-type="float" office:value="0.0453581796388" calcext:value-type="float">
            <text:p>0.0453581796388</text:p>
          </table:table-cell>
          <table:table-cell office:value-type="float" office:value="53.504" calcext:value-type="float">
            <text:p>53.504</text:p>
          </table:table-cell>
          <table:table-cell office:value-type="float" office:value="0.00351295369281" calcext:value-type="float">
            <text:p>0.003512953692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65.952" calcext:value-type="float">
            <text:p>765.952</text:p>
          </table:table-cell>
          <table:table-cell office:value-type="float" office:value="0.000797528464397" calcext:value-type="float">
            <text:p>0.0007975284643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0408053787639" calcext:value-type="float">
            <text:p>0.00408053787639</text:p>
          </table:table-cell>
          <table:table-cell office:value-type="float" office:value="358.4" calcext:value-type="float">
            <text:p>358.4</text:p>
          </table:table-cell>
          <table:table-cell office:value-type="float" office:value="5.98516755823e-07" calcext:value-type="float">
            <text:p>5.98516755823e-07</text:p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162084715754" calcext:value-type="float">
            <text:p>0.0162084715754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4.90069747339e-07" calcext:value-type="float">
            <text:p>4.90069747339e-07</text:p>
          </table:table-cell>
          <table:table-cell office:value-type="string" calcext:value-type="string">
            <text:p/>
          </table:table-cell>
          <table:table-cell office:value-type="float" office:value="288.768" calcext:value-type="float">
            <text:p>288.768</text:p>
          </table:table-cell>
          <table:table-cell office:value-type="float" office:value="0.0451436946065" calcext:value-type="float">
            <text:p>0.0451436946065</text:p>
          </table:table-cell>
          <table:table-cell office:value-type="float" office:value="54.016" calcext:value-type="float">
            <text:p>54.016</text:p>
          </table:table-cell>
          <table:table-cell office:value-type="float" office:value="0.00335983671274" calcext:value-type="float">
            <text:p>0.003359836712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74.144" calcext:value-type="float">
            <text:p>774.144</text:p>
          </table:table-cell>
          <table:table-cell office:value-type="float" office:value="0.000792420779812" calcext:value-type="float">
            <text:p>0.0007924207798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0402749208052" calcext:value-type="float">
            <text:p>0.00402749208052</text:p>
          </table:table-cell>
          <table:table-cell office:value-type="float" office:value="370.688" calcext:value-type="float">
            <text:p>370.688</text:p>
          </table:table-cell>
          <table:table-cell office:value-type="float" office:value="3.99011170549e-07" calcext:value-type="float">
            <text:p>3.99011170549e-07</text:p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16020021628" calcext:value-type="float">
            <text:p>0.016020021628</text:p>
          </table:table-cell>
          <table:table-cell office:value-type="float" office:value="358.4" calcext:value-type="float">
            <text:p>358.4</text:p>
          </table:table-cell>
          <table:table-cell office:value-type="float" office:value="4.28811028907e-07" calcext:value-type="float">
            <text:p>4.28811028907e-07</text:p>
          </table:table-cell>
          <table:table-cell office:value-type="string" calcext:value-type="string">
            <text:p/>
          </table:table-cell>
          <table:table-cell office:value-type="float" office:value="292.864" calcext:value-type="float">
            <text:p>292.864</text:p>
          </table:table-cell>
          <table:table-cell office:value-type="float" office:value="0.0449443131111" calcext:value-type="float">
            <text:p>0.0449443131111</text:p>
          </table:table-cell>
          <table:table-cell office:value-type="float" office:value="54.528" calcext:value-type="float">
            <text:p>54.528</text:p>
          </table:table-cell>
          <table:table-cell office:value-type="float" office:value="0.00322297175255" calcext:value-type="float">
            <text:p>0.003222971752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82.336" calcext:value-type="float">
            <text:p>782.336</text:p>
          </table:table-cell>
          <table:table-cell office:value-type="float" office:value="0.000783664749096" calcext:value-type="float">
            <text:p>0.000783664749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0396726715438" calcext:value-type="float">
            <text:p>0.00396726715438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99505585274e-07" calcext:value-type="float">
            <text:p>1.99505585274e-07</text:p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158279582431" calcext:value-type="float">
            <text:p>0.0158279582431</text:p>
          </table:table-cell>
          <table:table-cell office:value-type="float" office:value="362.496" calcext:value-type="float">
            <text:p>362.496</text:p>
          </table:table-cell>
          <table:table-cell office:value-type="float" office:value="3.67552310476e-07" calcext:value-type="float">
            <text:p>3.67552310476e-07</text:p>
          </table:table-cell>
          <table:table-cell office:value-type="string" calcext:value-type="string">
            <text:p/>
          </table:table-cell>
          <table:table-cell office:value-type="float" office:value="296.96" calcext:value-type="float">
            <text:p>296.96</text:p>
          </table:table-cell>
          <table:table-cell office:value-type="float" office:value="0.0447386014569" calcext:value-type="float">
            <text:p>0.0447386014569</text:p>
          </table:table-cell>
          <table:table-cell office:value-type="float" office:value="55.04" calcext:value-type="float">
            <text:p>55.04</text:p>
          </table:table-cell>
          <table:table-cell office:value-type="float" office:value="0.00309847165487" calcext:value-type="float">
            <text:p>0.00309847165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0.528" calcext:value-type="float">
            <text:p>790.528</text:p>
          </table:table-cell>
          <table:table-cell office:value-type="float" office:value="0.000779286733738" calcext:value-type="float">
            <text:p>0.0007792867337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0390943527167" calcext:value-type="float">
            <text:p>0.00390943527167</text:p>
          </table:table-cell>
          <table:table-cell office:value-type="float" office:value="452.608" calcext:value-type="float">
            <text:p>452.6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156387121146" calcext:value-type="float">
            <text:p>0.0156387121146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3.06293592045e-07" calcext:value-type="float">
            <text:p>3.06293592045e-07</text:p>
          </table:table-cell>
          <table:table-cell office:value-type="string" calcext:value-type="string">
            <text:p/>
          </table:table-cell>
          <table:table-cell office:value-type="float" office:value="301.056" calcext:value-type="float">
            <text:p>301.056</text:p>
          </table:table-cell>
          <table:table-cell office:value-type="float" office:value="0.0445354070588" calcext:value-type="float">
            <text:p>0.0445354070588</text:p>
          </table:table-cell>
          <table:table-cell office:value-type="float" office:value="55.552" calcext:value-type="float">
            <text:p>55.552</text:p>
          </table:table-cell>
          <table:table-cell office:value-type="float" office:value="0.00298567004986" calcext:value-type="float">
            <text:p>0.002985670049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798.72" calcext:value-type="float">
            <text:p>798.72</text:p>
          </table:table-cell>
          <table:table-cell office:value-type="float" office:value="0.00077490871838" calcext:value-type="float">
            <text:p>0.000774908718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0385619005551" calcext:value-type="float">
            <text:p>0.003856190055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154560804138" calcext:value-type="float">
            <text:p>0.0154560804138</text:p>
          </table:table-cell>
          <table:table-cell office:value-type="float" office:value="378.88" calcext:value-type="float">
            <text:p>378.88</text:p>
          </table:table-cell>
          <table:table-cell office:value-type="float" office:value="2.45034873725e-07" calcext:value-type="float">
            <text:p>2.45034873725e-07</text:p>
          </table:table-cell>
          <table:table-cell office:value-type="string" calcext:value-type="string">
            <text:p/>
          </table:table-cell>
          <table:table-cell office:value-type="float" office:value="305.152" calcext:value-type="float">
            <text:p>305.152</text:p>
          </table:table-cell>
          <table:table-cell office:value-type="float" office:value="0.0443418374637" calcext:value-type="float">
            <text:p>0.0443418374637</text:p>
          </table:table-cell>
          <table:table-cell office:value-type="float" office:value="56.064" calcext:value-type="float">
            <text:p>56.064</text:p>
          </table:table-cell>
          <table:table-cell office:value-type="float" office:value="0.00288649200595" calcext:value-type="float">
            <text:p>0.00288649200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06.912" calcext:value-type="float">
            <text:p>806.912</text:p>
          </table:table-cell>
          <table:table-cell office:value-type="float" office:value="0.000771990041474" calcext:value-type="float">
            <text:p>0.000771990041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0380852860734" calcext:value-type="float">
            <text:p>0.003808528607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15276939661" calcext:value-type="float">
            <text:p>0.015276939661</text:p>
          </table:table-cell>
          <table:table-cell office:value-type="float" office:value="423.936" calcext:value-type="float">
            <text:p>423.936</text:p>
          </table:table-cell>
          <table:table-cell office:value-type="float" office:value="1.83776155294e-07" calcext:value-type="float">
            <text:p>1.83776155294e-07</text:p>
          </table:table-cell>
          <table:table-cell office:value-type="string" calcext:value-type="string">
            <text:p/>
          </table:table-cell>
          <table:table-cell office:value-type="float" office:value="309.248" calcext:value-type="float">
            <text:p>309.248</text:p>
          </table:table-cell>
          <table:table-cell office:value-type="float" office:value="0.0441460467603" calcext:value-type="float">
            <text:p>0.0441460467603</text:p>
          </table:table-cell>
          <table:table-cell office:value-type="float" office:value="56.576" calcext:value-type="float">
            <text:p>56.576</text:p>
          </table:table-cell>
          <table:table-cell office:value-type="float" office:value="0.00279305214673" calcext:value-type="float">
            <text:p>0.002793052146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15.104" calcext:value-type="float">
            <text:p>815.104</text:p>
          </table:table-cell>
          <table:table-cell office:value-type="float" office:value="0.000769071364569" calcext:value-type="float">
            <text:p>0.000769071364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0375887295632" calcext:value-type="float">
            <text:p>0.00375887295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151023310162" calcext:value-type="float">
            <text:p>0.0151023310162</text:p>
          </table:table-cell>
          <table:table-cell office:value-type="float" office:value="436.224" calcext:value-type="float">
            <text:p>436.224</text:p>
          </table:table-cell>
          <table:table-cell office:value-type="float" office:value="1.22517436862e-07" calcext:value-type="float">
            <text:p>1.22517436862e-07</text:p>
          </table:table-cell>
          <table:table-cell office:value-type="string" calcext:value-type="string">
            <text:p/>
          </table:table-cell>
          <table:table-cell office:value-type="float" office:value="313.344" calcext:value-type="float">
            <text:p>313.344</text:p>
          </table:table-cell>
          <table:table-cell office:value-type="float" office:value="0.0439443331011" calcext:value-type="float">
            <text:p>0.0439443331011</text:p>
          </table:table-cell>
          <table:table-cell office:value-type="float" office:value="57.088" calcext:value-type="float">
            <text:p>57.088</text:p>
          </table:table-cell>
          <table:table-cell office:value-type="float" office:value="0.00271023718435" calcext:value-type="float">
            <text:p>0.002710237184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23.296" calcext:value-type="float">
            <text:p>823.296</text:p>
          </table:table-cell>
          <table:table-cell office:value-type="float" office:value="0.000763234010758" calcext:value-type="float">
            <text:p>0.000763234010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0371220860957" calcext:value-type="float">
            <text:p>0.00371220860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149185356661" calcext:value-type="float">
            <text:p>0.0149185356661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6.12587184312e-08" calcext:value-type="float">
            <text:p>6.12587184312e-08</text:p>
          </table:table-cell>
          <table:table-cell office:value-type="string" calcext:value-type="string">
            <text:p/>
          </table:table-cell>
          <table:table-cell office:value-type="float" office:value="317.44" calcext:value-type="float">
            <text:p>317.44</text:p>
          </table:table-cell>
          <table:table-cell office:value-type="float" office:value="0.0437538360393" calcext:value-type="float">
            <text:p>0.0437538360393</text:p>
          </table:table-cell>
          <table:table-cell office:value-type="float" office:value="57.6" calcext:value-type="float">
            <text:p>57.6</text:p>
          </table:table-cell>
          <table:table-cell office:value-type="float" office:value="0.00263297530393" calcext:value-type="float">
            <text:p>0.002632975303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1.488" calcext:value-type="float">
            <text:p>831.488</text:p>
          </table:table-cell>
          <table:table-cell office:value-type="float" office:value="0.000758126326174" calcext:value-type="float">
            <text:p>0.000758126326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0367033034967" calcext:value-type="float">
            <text:p>0.003670330349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147385374875" calcext:value-type="float">
            <text:p>0.0147385374875</text:p>
          </table:table-cell>
          <table:table-cell office:value-type="float" office:value="569.344" calcext:value-type="float">
            <text:p>569.34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float" office:value="321.536" calcext:value-type="float">
            <text:p>321.536</text:p>
          </table:table-cell>
          <table:table-cell office:value-type="float" office:value="0.0435702614319" calcext:value-type="float">
            <text:p>0.0435702614319</text:p>
          </table:table-cell>
          <table:table-cell office:value-type="float" office:value="58.112" calcext:value-type="float">
            <text:p>58.112</text:p>
          </table:table-cell>
          <table:table-cell office:value-type="float" office:value="0.00256130352602" calcext:value-type="float">
            <text:p>0.00256130352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39.68" calcext:value-type="float">
            <text:p>839.68</text:p>
          </table:table-cell>
          <table:table-cell office:value-type="float" office:value="0.000757396656948" calcext:value-type="float">
            <text:p>0.0007573966569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0362207064065" calcext:value-type="float">
            <text:p>0.003622070640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145522923494" calcext:value-type="float">
            <text:p>0.0145522923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5.632" calcext:value-type="float">
            <text:p>325.632</text:p>
          </table:table-cell>
          <table:table-cell office:value-type="float" office:value="0.0433833551619" calcext:value-type="float">
            <text:p>0.0433833551619</text:p>
          </table:table-cell>
          <table:table-cell office:value-type="float" office:value="58.624" calcext:value-type="float">
            <text:p>58.624</text:p>
          </table:table-cell>
          <table:table-cell office:value-type="float" office:value="0.0024969618163" calcext:value-type="float">
            <text:p>0.00249696181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47.872" calcext:value-type="float">
            <text:p>847.872</text:p>
          </table:table-cell>
          <table:table-cell office:value-type="float" office:value="0.000752288972363" calcext:value-type="float">
            <text:p>0.0007522889723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0358298426474" calcext:value-type="float">
            <text:p>0.00358298426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14378418641" calcext:value-type="float">
            <text:p>0.0143784186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29.728" calcext:value-type="float">
            <text:p>329.728</text:p>
          </table:table-cell>
          <table:table-cell office:value-type="float" office:value="0.0432005579424" calcext:value-type="float">
            <text:p>0.0432005579424</text:p>
          </table:table-cell>
          <table:table-cell office:value-type="float" office:value="59.136" calcext:value-type="float">
            <text:p>59.136</text:p>
          </table:table-cell>
          <table:table-cell office:value-type="float" office:value="0.00243569281195" calcext:value-type="float">
            <text:p>0.00243569281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56.064" calcext:value-type="float">
            <text:p>856.064</text:p>
          </table:table-cell>
          <table:table-cell office:value-type="float" office:value="0.000745721949326" calcext:value-type="float">
            <text:p>0.00074572194932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035431002077" calcext:value-type="float">
            <text:p>0.0035431002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142029525703" calcext:value-type="float">
            <text:p>0.0142029525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3.824" calcext:value-type="float">
            <text:p>333.824</text:p>
          </table:table-cell>
          <table:table-cell office:value-type="float" office:value="0.0430247942328" calcext:value-type="float">
            <text:p>0.0430247942328</text:p>
          </table:table-cell>
          <table:table-cell office:value-type="float" office:value="59.648" calcext:value-type="float">
            <text:p>59.648</text:p>
          </table:table-cell>
          <table:table-cell office:value-type="float" office:value="0.00238145771141" calcext:value-type="float">
            <text:p>0.002381457711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64.256" calcext:value-type="float">
            <text:p>864.256</text:p>
          </table:table-cell>
          <table:table-cell office:value-type="float" office:value="0.000742803272421" calcext:value-type="float">
            <text:p>0.0007428032724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0350441267236" calcext:value-type="float">
            <text:p>0.00350441267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140316511394" calcext:value-type="float">
            <text:p>0.01403165113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7.92" calcext:value-type="float">
            <text:p>337.92</text:p>
          </table:table-cell>
          <table:table-cell office:value-type="float" office:value="0.0428516588348" calcext:value-type="float">
            <text:p>0.0428516588348</text:p>
          </table:table-cell>
          <table:table-cell office:value-type="float" office:value="60.16" calcext:value-type="float">
            <text:p>60.16</text:p>
          </table:table-cell>
          <table:table-cell office:value-type="float" office:value="0.0023306655217" calcext:value-type="float">
            <text:p>0.0023306655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72.448" calcext:value-type="float">
            <text:p>872.448</text:p>
          </table:table-cell>
          <table:table-cell office:value-type="float" office:value="0.000740614264741" calcext:value-type="float">
            <text:p>0.000740614264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0346672223845" calcext:value-type="float">
            <text:p>0.003466722238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138617583366" calcext:value-type="float">
            <text:p>0.01386175833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.016" calcext:value-type="float">
            <text:p>342.016</text:p>
          </table:table-cell>
          <table:table-cell office:value-type="float" office:value="0.0426819661548" calcext:value-type="float">
            <text:p>0.0426819661548</text:p>
          </table:table-cell>
          <table:table-cell office:value-type="float" office:value="60.672" calcext:value-type="float">
            <text:p>60.672</text:p>
          </table:table-cell>
          <table:table-cell office:value-type="float" office:value="0.00228224264695" calcext:value-type="float">
            <text:p>0.002282242646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0.64" calcext:value-type="float">
            <text:p>880.64</text:p>
          </table:table-cell>
          <table:table-cell office:value-type="float" office:value="0.000736236249383" calcext:value-type="float">
            <text:p>0.000736236249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034256416597" calcext:value-type="float">
            <text:p>0.00342564165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136965813759" calcext:value-type="float">
            <text:p>0.01369658137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6.112" calcext:value-type="float">
            <text:p>346.112</text:p>
          </table:table-cell>
          <table:table-cell office:value-type="float" office:value="0.042508460572" calcext:value-type="float">
            <text:p>0.042508460572</text:p>
          </table:table-cell>
          <table:table-cell office:value-type="float" office:value="61.184" calcext:value-type="float">
            <text:p>61.184</text:p>
          </table:table-cell>
          <table:table-cell office:value-type="float" office:value="0.00223670737483" calcext:value-type="float">
            <text:p>0.00223670737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88.832" calcext:value-type="float">
            <text:p>888.832</text:p>
          </table:table-cell>
          <table:table-cell office:value-type="float" office:value="0.000732587903252" calcext:value-type="float">
            <text:p>0.0007325879032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0338755238522" calcext:value-type="float">
            <text:p>0.003387552385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135366102148" calcext:value-type="float">
            <text:p>0.01353661021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0.208" calcext:value-type="float">
            <text:p>350.208</text:p>
          </table:table-cell>
          <table:table-cell office:value-type="float" office:value="0.0423366948575" calcext:value-type="float">
            <text:p>0.0423366948575</text:p>
          </table:table-cell>
          <table:table-cell office:value-type="float" office:value="61.696" calcext:value-type="float">
            <text:p>61.696</text:p>
          </table:table-cell>
          <table:table-cell office:value-type="float" office:value="0.00219343035604" calcext:value-type="float">
            <text:p>0.002193430356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897.024" calcext:value-type="float">
            <text:p>897.024</text:p>
          </table:table-cell>
          <table:table-cell office:value-type="float" office:value="0.000728209887894" calcext:value-type="float">
            <text:p>0.0007282098878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0335065963245" calcext:value-type="float">
            <text:p>0.003350659632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133711270305" calcext:value-type="float">
            <text:p>0.01337112703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4.304" calcext:value-type="float">
            <text:p>354.304</text:p>
          </table:table-cell>
          <table:table-cell office:value-type="float" office:value="0.042166187771" calcext:value-type="float">
            <text:p>0.042166187771</text:p>
          </table:table-cell>
          <table:table-cell office:value-type="float" office:value="62.208" calcext:value-type="float">
            <text:p>62.208</text:p>
          </table:table-cell>
          <table:table-cell office:value-type="float" office:value="0.00215555833703" calcext:value-type="float">
            <text:p>0.002155558337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05.216" calcext:value-type="float">
            <text:p>905.216</text:p>
          </table:table-cell>
          <table:table-cell office:value-type="float" office:value="0.000722372534083" calcext:value-type="float">
            <text:p>0.0007223725340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033121715174" calcext:value-type="float">
            <text:p>0.00331217151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132142181045" calcext:value-type="float">
            <text:p>0.013214218104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8.4" calcext:value-type="float">
            <text:p>358.4</text:p>
          </table:table-cell>
          <table:table-cell office:value-type="float" office:value="0.0419968282572" calcext:value-type="float">
            <text:p>0.0419968282572</text:p>
          </table:table-cell>
          <table:table-cell office:value-type="float" office:value="62.72" calcext:value-type="float">
            <text:p>62.72</text:p>
          </table:table-cell>
          <table:table-cell office:value-type="float" office:value="0.00211994457136" calcext:value-type="float">
            <text:p>0.002119944571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13.408" calcext:value-type="float">
            <text:p>913.408</text:p>
          </table:table-cell>
          <table:table-cell office:value-type="float" office:value="0.000718724187951" calcext:value-type="float">
            <text:p>0.0007187241879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0327926717034" calcext:value-type="float">
            <text:p>0.00327926717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13066250905" calcext:value-type="float">
            <text:p>0.0130662509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2.496" calcext:value-type="float">
            <text:p>362.496</text:p>
          </table:table-cell>
          <table:table-cell office:value-type="float" office:value="0.0418238039146" calcext:value-type="float">
            <text:p>0.0418238039146</text:p>
          </table:table-cell>
          <table:table-cell office:value-type="float" office:value="63.232" calcext:value-type="float">
            <text:p>63.232</text:p>
          </table:table-cell>
          <table:table-cell office:value-type="float" office:value="0.00208599673027" calcext:value-type="float">
            <text:p>0.002085996730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1.6" calcext:value-type="float">
            <text:p>921.6</text:p>
          </table:table-cell>
          <table:table-cell office:value-type="float" office:value="0.000716535180272" calcext:value-type="float">
            <text:p>0.0007165351802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0324496688128" calcext:value-type="float">
            <text:p>0.003244966881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12925143112" calcext:value-type="float">
            <text:p>0.012925143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6.592" calcext:value-type="float">
            <text:p>366.592</text:p>
          </table:table-cell>
          <table:table-cell office:value-type="float" office:value="0.041656258306" calcext:value-type="float">
            <text:p>0.041656258306</text:p>
          </table:table-cell>
          <table:table-cell office:value-type="float" office:value="63.744" calcext:value-type="float">
            <text:p>63.744</text:p>
          </table:table-cell>
          <table:table-cell office:value-type="float" office:value="0.00205275227957" calcext:value-type="float">
            <text:p>0.002052752279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29.792" calcext:value-type="float">
            <text:p>929.792</text:p>
          </table:table-cell>
          <table:table-cell office:value-type="float" office:value="0.000710697826461" calcext:value-type="float">
            <text:p>0.0007106978264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0320667818651" calcext:value-type="float">
            <text:p>0.003206678186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127857501707" calcext:value-type="float">
            <text:p>0.0127857501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0.688" calcext:value-type="float">
            <text:p>370.688</text:p>
          </table:table-cell>
          <table:table-cell office:value-type="float" office:value="0.0414875651247" calcext:value-type="float">
            <text:p>0.0414875651247</text:p>
          </table:table-cell>
          <table:table-cell office:value-type="float" office:value="64.256" calcext:value-type="float">
            <text:p>64.256</text:p>
          </table:table-cell>
          <table:table-cell office:value-type="float" office:value="0.00202339498624" calcext:value-type="float">
            <text:p>0.00202339498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37.984" calcext:value-type="float">
            <text:p>937.984</text:p>
          </table:table-cell>
          <table:table-cell office:value-type="float" office:value="0.000705590141877" calcext:value-type="float">
            <text:p>0.0007055901418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0317477094087" calcext:value-type="float">
            <text:p>0.003174770940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126567688287" calcext:value-type="float">
            <text:p>0.0126567688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4.784" calcext:value-type="float">
            <text:p>374.784</text:p>
          </table:table-cell>
          <table:table-cell office:value-type="float" office:value="0.0413191310728" calcext:value-type="float">
            <text:p>0.0413191310728</text:p>
          </table:table-cell>
          <table:table-cell office:value-type="float" office:value="64.768" calcext:value-type="float">
            <text:p>64.768</text:p>
          </table:table-cell>
          <table:table-cell office:value-type="float" office:value="0.00199422279565" calcext:value-type="float">
            <text:p>0.00199422279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46.176" calcext:value-type="float">
            <text:p>946.176</text:p>
          </table:table-cell>
          <table:table-cell office:value-type="float" office:value="0.000700482457292" calcext:value-type="float">
            <text:p>0.000700482457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0314007181124" calcext:value-type="float">
            <text:p>0.00314007181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125263788586" calcext:value-type="float">
            <text:p>0.01252637885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78.88" calcext:value-type="float">
            <text:p>378.88</text:p>
          </table:table-cell>
          <table:table-cell office:value-type="float" office:value="0.0411451812684" calcext:value-type="float">
            <text:p>0.0411451812684</text:p>
          </table:table-cell>
          <table:table-cell office:value-type="float" office:value="65.28" calcext:value-type="float">
            <text:p>65.28</text:p>
          </table:table-cell>
          <table:table-cell office:value-type="float" office:value="0.00196690163237" calcext:value-type="float">
            <text:p>0.001966901632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54.368" calcext:value-type="float">
            <text:p>954.368</text:p>
          </table:table-cell>
          <table:table-cell office:value-type="float" office:value="0.000696834111161" calcext:value-type="float">
            <text:p>0.0006968341111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0310577152219" calcext:value-type="float">
            <text:p>0.00310577152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124155259484" calcext:value-type="float">
            <text:p>0.01241552594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2.976" calcext:value-type="float">
            <text:p>382.976</text:p>
          </table:table-cell>
          <table:table-cell office:value-type="float" office:value="0.0409736376647" calcext:value-type="float">
            <text:p>0.0409736376647</text:p>
          </table:table-cell>
          <table:table-cell office:value-type="float" office:value="66.048" calcext:value-type="float">
            <text:p>66.048</text:p>
          </table:table-cell>
          <table:table-cell office:value-type="float" office:value="0.00191781238779" calcext:value-type="float">
            <text:p>0.001917812387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62.56" calcext:value-type="float">
            <text:p>962.56</text:p>
          </table:table-cell>
          <table:table-cell office:value-type="float" office:value="0.000694645103482" calcext:value-type="float">
            <text:p>0.0006946451034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0307127181284" calcext:value-type="float">
            <text:p>0.00307127181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123135535199" calcext:value-type="float">
            <text:p>0.01231355351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87.072" calcext:value-type="float">
            <text:p>387.072</text:p>
          </table:table-cell>
          <table:table-cell office:value-type="float" office:value="0.040805536779" calcext:value-type="float">
            <text:p>0.040805536779</text:p>
          </table:table-cell>
          <table:table-cell office:value-type="float" office:value="67.072" calcext:value-type="float">
            <text:p>67.072</text:p>
          </table:table-cell>
          <table:table-cell office:value-type="float" office:value="0.00187212903349" calcext:value-type="float">
            <text:p>0.001872129033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0.752" calcext:value-type="float">
            <text:p>970.752</text:p>
          </table:table-cell>
          <table:table-cell office:value-type="float" office:value="0.000693185765029" calcext:value-type="float">
            <text:p>0.0006931857650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0304494833519" calcext:value-type="float">
            <text:p>0.003044948335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122218089566" calcext:value-type="float">
            <text:p>0.01222180895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1.168" calcext:value-type="float">
            <text:p>391.168</text:p>
          </table:table-cell>
          <table:table-cell office:value-type="float" office:value="0.0406380652073" calcext:value-type="float">
            <text:p>0.0406380652073</text:p>
          </table:table-cell>
          <table:table-cell office:value-type="float" office:value="68.096" calcext:value-type="float">
            <text:p>68.096</text:p>
          </table:table-cell>
          <table:table-cell office:value-type="float" office:value="0.00183040687765" calcext:value-type="float">
            <text:p>0.001830406877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78.944" calcext:value-type="float">
            <text:p>978.944</text:p>
          </table:table-cell>
          <table:table-cell office:value-type="float" office:value="0.00069099675735" calcext:value-type="float">
            <text:p>0.000690996757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0301583297355" calcext:value-type="float">
            <text:p>0.003015832973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121300031486" calcext:value-type="float">
            <text:p>0.01213000314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5.264" calcext:value-type="float">
            <text:p>395.264</text:p>
          </table:table-cell>
          <table:table-cell office:value-type="float" office:value="0.0404687056935" calcext:value-type="float">
            <text:p>0.0404687056935</text:p>
          </table:table-cell>
          <table:table-cell office:value-type="float" office:value="69.12" calcext:value-type="float">
            <text:p>69.12</text:p>
          </table:table-cell>
          <table:table-cell office:value-type="float" office:value="0.00179412674214" calcext:value-type="float">
            <text:p>0.001794126742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87.136" calcext:value-type="float">
            <text:p>987.136</text:p>
          </table:table-cell>
          <table:table-cell office:value-type="float" office:value="0.000690267088124" calcext:value-type="float">
            <text:p>0.0006902670881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0299070601761" calcext:value-type="float">
            <text:p>0.002990706017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120419945121" calcext:value-type="float">
            <text:p>0.01204199451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99.36" calcext:value-type="float">
            <text:p>399.36</text:p>
          </table:table-cell>
          <table:table-cell office:value-type="float" office:value="0.0402998274199" calcext:value-type="float">
            <text:p>0.0402998274199</text:p>
          </table:table-cell>
          <table:table-cell office:value-type="float" office:value="70.144" calcext:value-type="float">
            <text:p>70.144</text:p>
          </table:table-cell>
          <table:table-cell office:value-type="float" office:value="0.00175718023679" calcext:value-type="float">
            <text:p>0.001757180236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995.328" calcext:value-type="float">
            <text:p>995.328</text:p>
          </table:table-cell>
          <table:table-cell office:value-type="float" office:value="0.000685159403539" calcext:value-type="float">
            <text:p>0.0006851594035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0296936804709" calcext:value-type="float">
            <text:p>0.0029693680470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119537408968" calcext:value-type="float">
            <text:p>0.01195374089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3.456" calcext:value-type="float">
            <text:p>403.456</text:p>
          </table:table-cell>
          <table:table-cell office:value-type="float" office:value="0.0401290612041" calcext:value-type="float">
            <text:p>0.0401290612041</text:p>
          </table:table-cell>
          <table:table-cell office:value-type="float" office:value="71.168" calcext:value-type="float">
            <text:p>71.168</text:p>
          </table:table-cell>
          <table:table-cell office:value-type="float" office:value="0.00172508342302" calcext:value-type="float">
            <text:p>0.001725083423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03.52" calcext:value-type="float">
            <text:p>1003.52</text:p>
          </table:table-cell>
          <table:table-cell office:value-type="float" office:value="0.000684429734313" calcext:value-type="float">
            <text:p>0.0006844297343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0294523819257" calcext:value-type="float">
            <text:p>0.00294523819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118671408885" calcext:value-type="float">
            <text:p>0.011867140888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07.552" calcext:value-type="float">
            <text:p>407.552</text:p>
          </table:table-cell>
          <table:table-cell office:value-type="float" office:value="0.0399613675216" calcext:value-type="float">
            <text:p>0.0399613675216</text:p>
          </table:table-cell>
          <table:table-cell office:value-type="float" office:value="72.192" calcext:value-type="float">
            <text:p>72.192</text:p>
          </table:table-cell>
          <table:table-cell office:value-type="float" office:value="0.00169343085582" calcext:value-type="float">
            <text:p>0.001693430855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1.712" calcext:value-type="float">
            <text:p>1011.712</text:p>
          </table:table-cell>
          <table:table-cell office:value-type="float" office:value="0.000682240726634" calcext:value-type="float">
            <text:p>0.0006822407266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0292609384519" calcext:value-type="float">
            <text:p>0.002926093845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117771724215" calcext:value-type="float">
            <text:p>0.01177717242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1.648" calcext:value-type="float">
            <text:p>411.648</text:p>
          </table:table-cell>
          <table:table-cell office:value-type="float" office:value="0.0397964872431" calcext:value-type="float">
            <text:p>0.0397964872431</text:p>
          </table:table-cell>
          <table:table-cell office:value-type="float" office:value="73.216" calcext:value-type="float">
            <text:p>73.216</text:p>
          </table:table-cell>
          <table:table-cell office:value-type="float" office:value="0.00166203743244" calcext:value-type="float">
            <text:p>0.001662037432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19.904" calcext:value-type="float">
            <text:p>1019.904</text:p>
          </table:table-cell>
          <table:table-cell office:value-type="float" office:value="0.000679322049728" calcext:value-type="float">
            <text:p>0.0006793220497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0290934254123" calcext:value-type="float">
            <text:p>0.002909342541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116910623708" calcext:value-type="float">
            <text:p>0.01169106237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5.744" calcext:value-type="float">
            <text:p>415.744</text:p>
          </table:table-cell>
          <table:table-cell office:value-type="float" office:value="0.0396313108167" calcext:value-type="float">
            <text:p>0.0396313108167</text:p>
          </table:table-cell>
          <table:table-cell office:value-type="float" office:value="74.24" calcext:value-type="float">
            <text:p>74.24</text:p>
          </table:table-cell>
          <table:table-cell office:value-type="float" office:value="0.00163404989933" calcext:value-type="float">
            <text:p>0.001634049899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28.096" calcext:value-type="float">
            <text:p>1028.096</text:p>
          </table:table-cell>
          <table:table-cell office:value-type="float" office:value="0.00067494403437" calcext:value-type="float">
            <text:p>0.00067494403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0289259123727" calcext:value-type="float">
            <text:p>0.002892591237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116015838615" calcext:value-type="float">
            <text:p>0.0116015838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19.84" calcext:value-type="float">
            <text:p>419.84</text:p>
          </table:table-cell>
          <table:table-cell office:value-type="float" office:value="0.0394663935197" calcext:value-type="float">
            <text:p>0.0394663935197</text:p>
          </table:table-cell>
          <table:table-cell office:value-type="float" office:value="75.264" calcext:value-type="float">
            <text:p>75.264</text:p>
          </table:table-cell>
          <table:table-cell office:value-type="float" office:value="0.00160521089365" calcext:value-type="float">
            <text:p>0.001605210893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36.288" calcext:value-type="float">
            <text:p>1036.288</text:p>
          </table:table-cell>
          <table:table-cell office:value-type="float" office:value="0.000671295688239" calcext:value-type="float">
            <text:p>0.0006712956882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0287683703474" calcext:value-type="float">
            <text:p>0.0028768370347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15108804581" calcext:value-type="float">
            <text:p>0.01151088045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3.936" calcext:value-type="float">
            <text:p>423.936</text:p>
          </table:table-cell>
          <table:table-cell office:value-type="float" office:value="0.0393020314998" calcext:value-type="float">
            <text:p>0.0393020314998</text:p>
          </table:table-cell>
          <table:table-cell office:value-type="float" office:value="76.288" calcext:value-type="float">
            <text:p>76.288</text:p>
          </table:table-cell>
          <table:table-cell office:value-type="float" office:value="0.00157800079202" calcext:value-type="float">
            <text:p>0.001578000792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44.48" calcext:value-type="float">
            <text:p>1044.48</text:p>
          </table:table-cell>
          <table:table-cell office:value-type="float" office:value="0.000666917672881" calcext:value-type="float">
            <text:p>0.0006669176728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0286148167278" calcext:value-type="float">
            <text:p>0.002861481672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14226268428" calcext:value-type="float">
            <text:p>0.01142262684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28.032" calcext:value-type="float">
            <text:p>428.032</text:p>
          </table:table-cell>
          <table:table-cell office:value-type="float" office:value="0.0391428890845" calcext:value-type="float">
            <text:p>0.0391428890845</text:p>
          </table:table-cell>
          <table:table-cell office:value-type="float" office:value="77.312" calcext:value-type="float">
            <text:p>77.312</text:p>
          </table:table-cell>
          <table:table-cell office:value-type="float" office:value="0.00155197534787" calcext:value-type="float">
            <text:p>0.001551975347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56.768" calcext:value-type="float">
            <text:p>1056.768</text:p>
          </table:table-cell>
          <table:table-cell office:value-type="float" office:value="0.000661809988296" calcext:value-type="float">
            <text:p>0.0006618099882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0284692399196" calcext:value-type="float">
            <text:p>0.002846923991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13337607805" calcext:value-type="float">
            <text:p>0.01133376078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2.128" calcext:value-type="float">
            <text:p>432.128</text:p>
          </table:table-cell>
          <table:table-cell office:value-type="float" office:value="0.038984746168" calcext:value-type="float">
            <text:p>0.038984746168</text:p>
          </table:table-cell>
          <table:table-cell office:value-type="float" office:value="78.336" calcext:value-type="float">
            <text:p>78.336</text:p>
          </table:table-cell>
          <table:table-cell office:value-type="float" office:value="0.00152635712973" calcext:value-type="float">
            <text:p>0.001526357129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73.152" calcext:value-type="float">
            <text:p>1073.152</text:p>
          </table:table-cell>
          <table:table-cell office:value-type="float" office:value="0.000657431972938" calcext:value-type="float">
            <text:p>0.00065743197293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0282977384743" calcext:value-type="float">
            <text:p>0.002829773847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12448947182" calcext:value-type="float">
            <text:p>0.01124489471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36.224" calcext:value-type="float">
            <text:p>436.224</text:p>
          </table:table-cell>
          <table:table-cell office:value-type="float" office:value="0.0388304901912" calcext:value-type="float">
            <text:p>0.0388304901912</text:p>
          </table:table-cell>
          <table:table-cell office:value-type="float" office:value="79.36" calcext:value-type="float">
            <text:p>79.36</text:p>
          </table:table-cell>
          <table:table-cell office:value-type="float" office:value="0.001502256754" calcext:value-type="float">
            <text:p>0.001502256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089.536" calcext:value-type="float">
            <text:p>1089.536</text:p>
          </table:table-cell>
          <table:table-cell office:value-type="float" office:value="0.000649405611448" calcext:value-type="float">
            <text:p>0.0006494056114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0281043007976" calcext:value-type="float">
            <text:p>0.00281043007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11552937195" calcext:value-type="float">
            <text:p>0.01115529371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0.32" calcext:value-type="float">
            <text:p>440.32</text:p>
          </table:table-cell>
          <table:table-cell office:value-type="float" office:value="0.0386771226577" calcext:value-type="float">
            <text:p>0.0386771226577</text:p>
          </table:table-cell>
          <table:table-cell office:value-type="float" office:value="80.384" calcext:value-type="float">
            <text:p>80.384</text:p>
          </table:table-cell>
          <table:table-cell office:value-type="float" office:value="0.00147697172078" calcext:value-type="float">
            <text:p>0.001476971720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05.92" calcext:value-type="float">
            <text:p>1105.92</text:p>
          </table:table-cell>
          <table:table-cell office:value-type="float" office:value="0.000639190242279" calcext:value-type="float">
            <text:p>0.0006391902422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0279527413808" calcext:value-type="float">
            <text:p>0.002795274138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10670401042" calcext:value-type="float">
            <text:p>0.01106704010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4.416" calcext:value-type="float">
            <text:p>444.416</text:p>
          </table:table-cell>
          <table:table-cell office:value-type="float" office:value="0.0385206085541" calcext:value-type="float">
            <text:p>0.0385206085541</text:p>
          </table:table-cell>
          <table:table-cell office:value-type="float" office:value="81.408" calcext:value-type="float">
            <text:p>81.408</text:p>
          </table:table-cell>
          <table:table-cell office:value-type="float" office:value="0.00145205689303" calcext:value-type="float">
            <text:p>0.001452056893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22.304" calcext:value-type="float">
            <text:p>1122.304</text:p>
          </table:table-cell>
          <table:table-cell office:value-type="float" office:value="0.000633352888469" calcext:value-type="float">
            <text:p>0.0006333528884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0278091587754" calcext:value-type="float">
            <text:p>0.002780915877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08807337213" calcext:value-type="float">
            <text:p>0.01088073372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48.512" calcext:value-type="float">
            <text:p>448.512</text:p>
          </table:table-cell>
          <table:table-cell office:value-type="float" office:value="0.038367426113" calcext:value-type="float">
            <text:p>0.038367426113</text:p>
          </table:table-cell>
          <table:table-cell office:value-type="float" office:value="82.432" calcext:value-type="float">
            <text:p>82.432</text:p>
          </table:table-cell>
          <table:table-cell office:value-type="float" office:value="0.00142647569544" calcext:value-type="float">
            <text:p>0.001426475695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38.688" calcext:value-type="float">
            <text:p>1138.688</text:p>
          </table:table-cell>
          <table:table-cell office:value-type="float" office:value="0.000625326526979" calcext:value-type="float">
            <text:p>0.00062532652697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0276575993587" calcext:value-type="float">
            <text:p>0.00276575993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06946723173" calcext:value-type="float">
            <text:p>0.01069467231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2.608" calcext:value-type="float">
            <text:p>452.608</text:p>
          </table:table-cell>
          <table:table-cell office:value-type="float" office:value="0.0382190930918" calcext:value-type="float">
            <text:p>0.0382190930918</text:p>
          </table:table-cell>
          <table:table-cell office:value-type="float" office:value="83.456" calcext:value-type="float">
            <text:p>83.456</text:p>
          </table:table-cell>
          <table:table-cell office:value-type="float" office:value="0.001399820902" calcext:value-type="float">
            <text:p>0.0013998209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55.072" calcext:value-type="float">
            <text:p>1155.072</text:p>
          </table:table-cell>
          <table:table-cell office:value-type="float" office:value="0.000617300165489" calcext:value-type="float">
            <text:p>0.0006173001654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0274801153048" calcext:value-type="float">
            <text:p>0.0027480115304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05116119036" calcext:value-type="float">
            <text:p>0.0105116119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56.704" calcext:value-type="float">
            <text:p>456.704</text:p>
          </table:table-cell>
          <table:table-cell office:value-type="float" office:value="0.03806616978" calcext:value-type="float">
            <text:p>0.03806616978</text:p>
          </table:table-cell>
          <table:table-cell office:value-type="float" office:value="84.48" calcext:value-type="float">
            <text:p>84.48</text:p>
          </table:table-cell>
          <table:table-cell office:value-type="float" office:value="0.00137401758113" calcext:value-type="float">
            <text:p>0.001374017581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71.456" calcext:value-type="float">
            <text:p>1171.456</text:p>
          </table:table-cell>
          <table:table-cell office:value-type="float" office:value="0.00060708479632" calcext:value-type="float">
            <text:p>0.000607084796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0273006370481" calcext:value-type="float">
            <text:p>0.002730063704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03305113204" calcext:value-type="float">
            <text:p>0.01033051132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0.8" calcext:value-type="float">
            <text:p>460.8</text:p>
          </table:table-cell>
          <table:table-cell office:value-type="float" office:value="0.0379212424584" calcext:value-type="float">
            <text:p>0.0379212424584</text:p>
          </table:table-cell>
          <table:table-cell office:value-type="float" office:value="85.504" calcext:value-type="float">
            <text:p>85.504</text:p>
          </table:table-cell>
          <table:table-cell office:value-type="float" office:value="0.00135006528758" calcext:value-type="float">
            <text:p>0.001350065287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187.84" calcext:value-type="float">
            <text:p>1187.84</text:p>
          </table:table-cell>
          <table:table-cell office:value-type="float" office:value="0.000597599096378" calcext:value-type="float">
            <text:p>0.0005975990963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0271291356028" calcext:value-type="float">
            <text:p>0.0027129135602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01562088991" calcext:value-type="float">
            <text:p>0.01015620889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4.896" calcext:value-type="float">
            <text:p>464.896</text:p>
          </table:table-cell>
          <table:table-cell office:value-type="float" office:value="0.037775315638" calcext:value-type="float">
            <text:p>0.037775315638</text:p>
          </table:table-cell>
          <table:table-cell office:value-type="float" office:value="86.528" calcext:value-type="float">
            <text:p>86.528</text:p>
          </table:table-cell>
          <table:table-cell office:value-type="float" office:value="0.00132618703513" calcext:value-type="float">
            <text:p>0.001326187035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04.224" calcext:value-type="float">
            <text:p>1204.224</text:p>
          </table:table-cell>
          <table:table-cell office:value-type="float" office:value="0.000588843065661" calcext:value-type="float">
            <text:p>0.0005888430656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0269456689404" calcext:value-type="float">
            <text:p>0.00269456689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997798681683" calcext:value-type="float">
            <text:p>0.009977986816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68.992" calcext:value-type="float">
            <text:p>468.992</text:p>
          </table:table-cell>
          <table:table-cell office:value-type="float" office:value="0.0376297590023" calcext:value-type="float">
            <text:p>0.0376297590023</text:p>
          </table:table-cell>
          <table:table-cell office:value-type="float" office:value="87.552" calcext:value-type="float">
            <text:p>87.552</text:p>
          </table:table-cell>
          <table:table-cell office:value-type="float" office:value="0.00130145731011" calcext:value-type="float">
            <text:p>0.001301457310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20.608" calcext:value-type="float">
            <text:p>1220.608</text:p>
          </table:table-cell>
          <table:table-cell office:value-type="float" office:value="0.000583005711851" calcext:value-type="float">
            <text:p>0.0005830057118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0267881269151" calcext:value-type="float">
            <text:p>0.002678812691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981078878093" calcext:value-type="float">
            <text:p>0.00981078878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3.088" calcext:value-type="float">
            <text:p>473.088</text:p>
          </table:table-cell>
          <table:table-cell office:value-type="float" office:value="0.0374857571425" calcext:value-type="float">
            <text:p>0.0374857571425</text:p>
          </table:table-cell>
          <table:table-cell office:value-type="float" office:value="88.576" calcext:value-type="float">
            <text:p>88.576</text:p>
          </table:table-cell>
          <table:table-cell office:value-type="float" office:value="0.00127835648913" calcext:value-type="float">
            <text:p>0.00127835648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36.992" calcext:value-type="float">
            <text:p>1236.992</text:p>
          </table:table-cell>
          <table:table-cell office:value-type="float" office:value="0.000575709019587" calcext:value-type="float">
            <text:p>0.0005757090195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0264471182273" calcext:value-type="float">
            <text:p>0.00264471182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96497152152" calcext:value-type="float">
            <text:p>0.0096497152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77.184" calcext:value-type="float">
            <text:p>477.184</text:p>
          </table:table-cell>
          <table:table-cell office:value-type="float" office:value="0.0373409038578" calcext:value-type="float">
            <text:p>0.0373409038578</text:p>
          </table:table-cell>
          <table:table-cell office:value-type="float" office:value="89.6" calcext:value-type="float">
            <text:p>89.6</text:p>
          </table:table-cell>
          <table:table-cell office:value-type="float" office:value="0.00125347868192" calcext:value-type="float">
            <text:p>0.00125347868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53.376" calcext:value-type="float">
            <text:p>1253.376</text:p>
          </table:table-cell>
          <table:table-cell office:value-type="float" office:value="0.00056914199655" calcext:value-type="float">
            <text:p>0.000569141996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0260662254825" calcext:value-type="float">
            <text:p>0.002606622548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948894787298" calcext:value-type="float">
            <text:p>0.009488947872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1.28" calcext:value-type="float">
            <text:p>481.28</text:p>
          </table:table-cell>
          <table:table-cell office:value-type="float" office:value="0.0372021586212" calcext:value-type="float">
            <text:p>0.0372021586212</text:p>
          </table:table-cell>
          <table:table-cell office:value-type="float" office:value="90.624" calcext:value-type="float">
            <text:p>90.624</text:p>
          </table:table-cell>
          <table:table-cell office:value-type="float" office:value="0.00122926724455" calcext:value-type="float">
            <text:p>0.0012292672445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69.76" calcext:value-type="float">
            <text:p>1269.76</text:p>
          </table:table-cell>
          <table:table-cell office:value-type="float" office:value="0.000564763981192" calcext:value-type="float">
            <text:p>0.0005647639811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0256893211434" calcext:value-type="float">
            <text:p>0.00256893211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933375379863" calcext:value-type="float">
            <text:p>0.009333753798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5.376" calcext:value-type="float">
            <text:p>485.376</text:p>
          </table:table-cell>
          <table:table-cell office:value-type="float" office:value="0.0370605999806" calcext:value-type="float">
            <text:p>0.0370605999806</text:p>
          </table:table-cell>
          <table:table-cell office:value-type="float" office:value="91.648" calcext:value-type="float">
            <text:p>91.648</text:p>
          </table:table-cell>
          <table:table-cell office:value-type="float" office:value="0.0012042783757" calcext:value-type="float">
            <text:p>0.00120427837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286.144" calcext:value-type="float">
            <text:p>1286.144</text:p>
          </table:table-cell>
          <table:table-cell office:value-type="float" office:value="0.000553818942797" calcext:value-type="float">
            <text:p>0.0005538189427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0253483124557" calcext:value-type="float">
            <text:p>0.002534831245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918002959711" calcext:value-type="float">
            <text:p>0.009180029597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89.472" calcext:value-type="float">
            <text:p>489.472</text:p>
          </table:table-cell>
          <table:table-cell office:value-type="float" office:value="0.0369214475408" calcext:value-type="float">
            <text:p>0.0369214475408</text:p>
          </table:table-cell>
          <table:table-cell office:value-type="float" office:value="92.672" calcext:value-type="float">
            <text:p>92.672</text:p>
          </table:table-cell>
          <table:table-cell office:value-type="float" office:value="0.00118032608216" calcext:value-type="float">
            <text:p>0.001180326082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02.528" calcext:value-type="float">
            <text:p>1302.528</text:p>
          </table:table-cell>
          <table:table-cell office:value-type="float" office:value="0.000542873904402" calcext:value-type="float">
            <text:p>0.0005428739044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0249574486966" calcext:value-type="float">
            <text:p>0.002495744869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902361062872" calcext:value-type="float">
            <text:p>0.0090236106287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3.568" calcext:value-type="float">
            <text:p>493.568</text:p>
          </table:table-cell>
          <table:table-cell office:value-type="float" office:value="0.0367816287684" calcext:value-type="float">
            <text:p>0.0367816287684</text:p>
          </table:table-cell>
          <table:table-cell office:value-type="float" office:value="93.696" calcext:value-type="float">
            <text:p>93.696</text:p>
          </table:table-cell>
          <table:table-cell office:value-type="float" office:value="0.00115744738446" calcext:value-type="float">
            <text:p>0.00115744738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18.912" calcext:value-type="float">
            <text:p>1318.912</text:p>
          </table:table-cell>
          <table:table-cell office:value-type="float" office:value="0.000533388204459" calcext:value-type="float">
            <text:p>0.0005333882044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0246643008773" calcext:value-type="float">
            <text:p>0.002466430087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886339448882" calcext:value-type="float">
            <text:p>0.008863394488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497.664" calcext:value-type="float">
            <text:p>497.664</text:p>
          </table:table-cell>
          <table:table-cell office:value-type="float" office:value="0.0366440681229" calcext:value-type="float">
            <text:p>0.0366440681229</text:p>
          </table:table-cell>
          <table:table-cell office:value-type="float" office:value="94.72" calcext:value-type="float">
            <text:p>94.72</text:p>
          </table:table-cell>
          <table:table-cell office:value-type="float" office:value="0.00113442060457" calcext:value-type="float">
            <text:p>0.001134420604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35.296" calcext:value-type="float">
            <text:p>1335.296</text:p>
          </table:table-cell>
          <table:table-cell office:value-type="float" office:value="0.000522443166064" calcext:value-type="float">
            <text:p>0.0005224431660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0243193037839" calcext:value-type="float">
            <text:p>0.00243193037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870991526612" calcext:value-type="float">
            <text:p>0.008709915266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1.76" calcext:value-type="float">
            <text:p>501.76</text:p>
          </table:table-cell>
          <table:table-cell office:value-type="float" office:value="0.0365041753136" calcext:value-type="float">
            <text:p>0.0365041753136</text:p>
          </table:table-cell>
          <table:table-cell office:value-type="float" office:value="95.744" calcext:value-type="float">
            <text:p>95.744</text:p>
          </table:table-cell>
          <table:table-cell office:value-type="float" office:value="0.00111131978359" calcext:value-type="float">
            <text:p>0.001111319783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51.68" calcext:value-type="float">
            <text:p>1351.68</text:p>
          </table:table-cell>
          <table:table-cell office:value-type="float" office:value="0.000510768458442" calcext:value-type="float">
            <text:p>0.000510768458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0240241617618" calcext:value-type="float">
            <text:p>0.002402416176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854161482558" calcext:value-type="float">
            <text:p>0.008541614825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5.856" calcext:value-type="float">
            <text:p>505.856</text:p>
          </table:table-cell>
          <table:table-cell office:value-type="float" office:value="0.036368724721" calcext:value-type="float">
            <text:p>0.036368724721</text:p>
          </table:table-cell>
          <table:table-cell office:value-type="float" office:value="96.768" calcext:value-type="float">
            <text:p>96.768</text:p>
          </table:table-cell>
          <table:table-cell office:value-type="float" office:value="0.00108766365442" calcext:value-type="float">
            <text:p>0.0010876636544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68.064" calcext:value-type="float">
            <text:p>1368.064</text:p>
          </table:table-cell>
          <table:table-cell office:value-type="float" office:value="0.000498364081595" calcext:value-type="float">
            <text:p>0.0004983640815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0237449733624" calcext:value-type="float">
            <text:p>0.0023744973362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837625413073" calcext:value-type="float">
            <text:p>0.008376254130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09.952" calcext:value-type="float">
            <text:p>509.952</text:p>
          </table:table-cell>
          <table:table-cell office:value-type="float" office:value="0.0362266848403" calcext:value-type="float">
            <text:p>0.0362266848403</text:p>
          </table:table-cell>
          <table:table-cell office:value-type="float" office:value="97.792" calcext:value-type="float">
            <text:p>97.792</text:p>
          </table:table-cell>
          <table:table-cell office:value-type="float" office:value="0.00106574749092" calcext:value-type="float">
            <text:p>0.00106574749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384.448" calcext:value-type="float">
            <text:p>1384.448</text:p>
          </table:table-cell>
          <table:table-cell office:value-type="float" office:value="0.000492526727784" calcext:value-type="float">
            <text:p>0.0004925267277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0234318835146" calcext:value-type="float">
            <text:p>0.002343188351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820562639152" calcext:value-type="float">
            <text:p>0.00820562639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4.048" calcext:value-type="float">
            <text:p>514.048</text:p>
          </table:table-cell>
          <table:table-cell office:value-type="float" office:value="0.0360863848278" calcext:value-type="float">
            <text:p>0.0360863848278</text:p>
          </table:table-cell>
          <table:table-cell office:value-type="float" office:value="98.816" calcext:value-type="float">
            <text:p>98.816</text:p>
          </table:table-cell>
          <table:table-cell office:value-type="float" office:value="0.00104135095082" calcext:value-type="float">
            <text:p>0.001041350950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00.832" calcext:value-type="float">
            <text:p>1400.832</text:p>
          </table:table-cell>
          <table:table-cell office:value-type="float" office:value="0.000478663012483" calcext:value-type="float">
            <text:p>0.000478663012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0230968574354" calcext:value-type="float">
            <text:p>0.002309685743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802930289504" calcext:value-type="float">
            <text:p>0.008029302895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18.144" calcext:value-type="float">
            <text:p>518.144</text:p>
          </table:table-cell>
          <table:table-cell office:value-type="float" office:value="0.0359466771108" calcext:value-type="float">
            <text:p>0.0359466771108</text:p>
          </table:table-cell>
          <table:table-cell office:value-type="float" office:value="99.84" calcext:value-type="float">
            <text:p>99.84</text:p>
          </table:table-cell>
          <table:table-cell office:value-type="float" office:value="0.00101932372569" calcext:value-type="float">
            <text:p>0.001019323725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17.216" calcext:value-type="float">
            <text:p>1417.216</text:p>
          </table:table-cell>
          <table:table-cell office:value-type="float" office:value="0.00046333995873" calcext:value-type="float">
            <text:p>0.000463339958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0227698081677" calcext:value-type="float">
            <text:p>0.002276980816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784967218467" calcext:value-type="float">
            <text:p>0.007849672184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2.24" calcext:value-type="float">
            <text:p>522.24</text:p>
          </table:table-cell>
          <table:table-cell office:value-type="float" office:value="0.035802045937" calcext:value-type="float">
            <text:p>0.035802045937</text:p>
          </table:table-cell>
          <table:table-cell office:value-type="float" office:value="100.864" calcext:value-type="float">
            <text:p>100.864</text:p>
          </table:table-cell>
          <table:table-cell office:value-type="float" office:value="0.00099640800744" calcext:value-type="float">
            <text:p>0.000996408007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33.6" calcext:value-type="float">
            <text:p>1433.6</text:p>
          </table:table-cell>
          <table:table-cell office:value-type="float" office:value="0.000454583928014" calcext:value-type="float">
            <text:p>0.00045458392801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0224567183198" calcext:value-type="float">
            <text:p>0.002245671831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766961276139" calcext:value-type="float">
            <text:p>0.00766961276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28.384" calcext:value-type="float">
            <text:p>528.384</text:p>
          </table:table-cell>
          <table:table-cell office:value-type="float" office:value="0.0355228896324" calcext:value-type="float">
            <text:p>0.0355228896324</text:p>
          </table:table-cell>
          <table:table-cell office:value-type="float" office:value="101.888" calcext:value-type="float">
            <text:p>101.888</text:p>
          </table:table-cell>
          <table:table-cell office:value-type="float" office:value="0.000973899515205" calcext:value-type="float">
            <text:p>0.0009738995152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49.984" calcext:value-type="float">
            <text:p>1449.984</text:p>
          </table:table-cell>
          <table:table-cell office:value-type="float" office:value="0.000442909220392" calcext:value-type="float">
            <text:p>0.0004429092203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0220877907922" calcext:value-type="float">
            <text:p>0.0022087790792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750198601257" calcext:value-type="float">
            <text:p>0.007501986012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36.576" calcext:value-type="float">
            <text:p>536.576</text:p>
          </table:table-cell>
          <table:table-cell office:value-type="float" office:value="0.0352428819029" calcext:value-type="float">
            <text:p>0.0352428819029</text:p>
          </table:table-cell>
          <table:table-cell office:value-type="float" office:value="102.912" calcext:value-type="float">
            <text:p>102.912</text:p>
          </table:table-cell>
          <table:table-cell office:value-type="float" office:value="0.000950206365483" calcext:value-type="float">
            <text:p>0.0009502063654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66.368" calcext:value-type="float">
            <text:p>1466.368</text:p>
          </table:table-cell>
          <table:table-cell office:value-type="float" office:value="0.000438531205034" calcext:value-type="float">
            <text:p>0.0004385312050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0217348168873" calcext:value-type="float">
            <text:p>0.002173481688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733540042368" calcext:value-type="float">
            <text:p>0.007335400423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44.768" calcext:value-type="float">
            <text:p>544.768</text:p>
          </table:table-cell>
          <table:table-cell office:value-type="float" office:value="0.0349582468644" calcext:value-type="float">
            <text:p>0.0349582468644</text:p>
          </table:table-cell>
          <table:table-cell office:value-type="float" office:value="103.936" calcext:value-type="float">
            <text:p>103.936</text:p>
          </table:table-cell>
          <table:table-cell office:value-type="float" office:value="0.000927994037619" calcext:value-type="float">
            <text:p>0.0009279940376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82.752" calcext:value-type="float">
            <text:p>1482.752</text:p>
          </table:table-cell>
          <table:table-cell office:value-type="float" office:value="0.000429775174318" calcext:value-type="float">
            <text:p>0.0004297751743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0213279995054" calcext:value-type="float">
            <text:p>0.002132799950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717879772118" calcext:value-type="float">
            <text:p>0.007178797721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52.96" calcext:value-type="float">
            <text:p>552.96</text:p>
          </table:table-cell>
          <table:table-cell office:value-type="float" office:value="0.0346764992667" calcext:value-type="float">
            <text:p>0.0346764992667</text:p>
          </table:table-cell>
          <table:table-cell office:value-type="float" office:value="104.96" calcext:value-type="float">
            <text:p>104.96</text:p>
          </table:table-cell>
          <table:table-cell office:value-type="float" office:value="0.000903449415329" calcext:value-type="float">
            <text:p>0.000903449415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499.136" calcext:value-type="float">
            <text:p>1499.136</text:p>
          </table:table-cell>
          <table:table-cell office:value-type="float" office:value="0.000423937820507" calcext:value-type="float">
            <text:p>0.0004239378205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0209869908177" calcext:value-type="float">
            <text:p>0.002098699081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701827535777" calcext:value-type="float">
            <text:p>0.007018275357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1.152" calcext:value-type="float">
            <text:p>561.152</text:p>
          </table:table-cell>
          <table:table-cell office:value-type="float" office:value="0.0343838682379" calcext:value-type="float">
            <text:p>0.0343838682379</text:p>
          </table:table-cell>
          <table:table-cell office:value-type="float" office:value="105.984" calcext:value-type="float">
            <text:p>105.984</text:p>
          </table:table-cell>
          <table:table-cell office:value-type="float" office:value="0.000880496676536" calcext:value-type="float">
            <text:p>0.0008804966765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15.52" calcext:value-type="float">
            <text:p>1515.52</text:p>
          </table:table-cell>
          <table:table-cell office:value-type="float" office:value="0.000414452120565" calcext:value-type="float">
            <text:p>0.0004144521205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0205981212615" calcext:value-type="float">
            <text:p>0.002059812126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686369373044" calcext:value-type="float">
            <text:p>0.00686369373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69.344" calcext:value-type="float">
            <text:p>569.344</text:p>
          </table:table-cell>
          <table:table-cell office:value-type="float" office:value="0.0340913482646" calcext:value-type="float">
            <text:p>0.0340913482646</text:p>
          </table:table-cell>
          <table:table-cell office:value-type="float" office:value="107.008" calcext:value-type="float">
            <text:p>107.008</text:p>
          </table:table-cell>
          <table:table-cell office:value-type="float" office:value="0.0008579881843" calcext:value-type="float">
            <text:p>0.00085798818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31.904" calcext:value-type="float">
            <text:p>1531.904</text:p>
          </table:table-cell>
          <table:table-cell office:value-type="float" office:value="0.00040350708217" calcext:value-type="float">
            <text:p>0.000403507082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0202172285167" calcext:value-type="float">
            <text:p>0.002021722851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671217433819" calcext:value-type="float">
            <text:p>0.006712174338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77.536" calcext:value-type="float">
            <text:p>577.536</text:p>
          </table:table-cell>
          <table:table-cell office:value-type="float" office:value="0.0337966071829" calcext:value-type="float">
            <text:p>0.0337966071829</text:p>
          </table:table-cell>
          <table:table-cell office:value-type="float" office:value="108.032" calcext:value-type="float">
            <text:p>108.032</text:p>
          </table:table-cell>
          <table:table-cell office:value-type="float" office:value="0.000835997979715" calcext:value-type="float">
            <text:p>0.000835997979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48.288" calcext:value-type="float">
            <text:p>1548.288</text:p>
          </table:table-cell>
          <table:table-cell office:value-type="float" office:value="0.000393291713001" calcext:value-type="float">
            <text:p>0.00039329171300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0198064227291" calcext:value-type="float">
            <text:p>0.0019806422729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656016498833" calcext:value-type="float">
            <text:p>0.006560164988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85.728" calcext:value-type="float">
            <text:p>585.728</text:p>
          </table:table-cell>
          <table:table-cell office:value-type="float" office:value="0.0334990897157" calcext:value-type="float">
            <text:p>0.0334990897157</text:p>
          </table:table-cell>
          <table:table-cell office:value-type="float" office:value="109.056" calcext:value-type="float">
            <text:p>109.056</text:p>
          </table:table-cell>
          <table:table-cell office:value-type="float" office:value="0.000815155412069" calcext:value-type="float">
            <text:p>0.0008151554120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64.672" calcext:value-type="float">
            <text:p>1564.672</text:p>
          </table:table-cell>
          <table:table-cell office:value-type="float" office:value="0.000388913697643" calcext:value-type="float">
            <text:p>0.000388913697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0194474662157" calcext:value-type="float">
            <text:p>0.0019447466215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640472593517" calcext:value-type="float">
            <text:p>0.0064047259351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593.92" calcext:value-type="float">
            <text:p>593.92</text:p>
          </table:table-cell>
          <table:table-cell office:value-type="float" office:value="0.0332009429345" calcext:value-type="float">
            <text:p>0.0332009429345</text:p>
          </table:table-cell>
          <table:table-cell office:value-type="float" office:value="110.08" calcext:value-type="float">
            <text:p>110.08</text:p>
          </table:table-cell>
          <table:table-cell office:value-type="float" office:value="0.000793609454041" calcext:value-type="float">
            <text:p>0.0007936094540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81.056" calcext:value-type="float">
            <text:p>1581.056</text:p>
          </table:table-cell>
          <table:table-cell office:value-type="float" office:value="0.000380887336153" calcext:value-type="float">
            <text:p>0.0003808873361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0190625850652" calcext:value-type="float">
            <text:p>0.001906258506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625326778762" calcext:value-type="float">
            <text:p>0.00625326778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02.112" calcext:value-type="float">
            <text:p>602.112</text:p>
          </table:table-cell>
          <table:table-cell office:value-type="float" office:value="0.0328932453873" calcext:value-type="float">
            <text:p>0.0328932453873</text:p>
          </table:table-cell>
          <table:table-cell office:value-type="float" office:value="111.104" calcext:value-type="float">
            <text:p>111.104</text:p>
          </table:table-cell>
          <table:table-cell office:value-type="float" office:value="0.000772766886395" calcext:value-type="float">
            <text:p>0.0007727668863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597.44" calcext:value-type="float">
            <text:p>1597.44</text:p>
          </table:table-cell>
          <table:table-cell office:value-type="float" office:value="0.000372131305437" calcext:value-type="float">
            <text:p>0.00037213130543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0186697271033" calcext:value-type="float">
            <text:p>0.001866972710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609795122386" calcext:value-type="float">
            <text:p>0.0060979512238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0.304" calcext:value-type="float">
            <text:p>610.304</text:p>
          </table:table-cell>
          <table:table-cell office:value-type="float" office:value="0.0325868064682" calcext:value-type="float">
            <text:p>0.0325868064682</text:p>
          </table:table-cell>
          <table:table-cell office:value-type="float" office:value="112.128" calcext:value-type="float">
            <text:p>112.128</text:p>
          </table:table-cell>
          <table:table-cell office:value-type="float" office:value="0.000751554113284" calcext:value-type="float">
            <text:p>0.0007515541132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13.824" calcext:value-type="float">
            <text:p>1613.824</text:p>
          </table:table-cell>
          <table:table-cell office:value-type="float" office:value="0.000360456597815" calcext:value-type="float">
            <text:p>0.0003604565978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018336695227" calcext:value-type="float">
            <text:p>0.00183366952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594183847898" calcext:value-type="float">
            <text:p>0.0059418384789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18.496" calcext:value-type="float">
            <text:p>618.496</text:p>
          </table:table-cell>
          <table:table-cell office:value-type="float" office:value="0.0322710388938" calcext:value-type="float">
            <text:p>0.0322710388938</text:p>
          </table:table-cell>
          <table:table-cell office:value-type="float" office:value="113.152" calcext:value-type="float">
            <text:p>113.152</text:p>
          </table:table-cell>
          <table:table-cell office:value-type="float" office:value="0.00073048942236" calcext:value-type="float">
            <text:p>0.000730489422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30.208" calcext:value-type="float">
            <text:p>1630.208</text:p>
          </table:table-cell>
          <table:table-cell office:value-type="float" office:value="0.000347322551741" calcext:value-type="float">
            <text:p>0.0003473225517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017985715525" calcext:value-type="float">
            <text:p>0.00179857155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577733520995" calcext:value-type="float">
            <text:p>0.0057773352099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26.688" calcext:value-type="float">
            <text:p>626.688</text:p>
          </table:table-cell>
          <table:table-cell office:value-type="float" office:value="0.0319586029821" calcext:value-type="float">
            <text:p>0.0319586029821</text:p>
          </table:table-cell>
          <table:table-cell office:value-type="float" office:value="114.176" calcext:value-type="float">
            <text:p>114.176</text:p>
          </table:table-cell>
          <table:table-cell office:value-type="float" office:value="0.000709831957446" calcext:value-type="float">
            <text:p>0.00070983195744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46.592" calcext:value-type="float">
            <text:p>1646.592</text:p>
          </table:table-cell>
          <table:table-cell office:value-type="float" office:value="0.000330540159535" calcext:value-type="float">
            <text:p>0.0003305401595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0176287532144" calcext:value-type="float">
            <text:p>0.001762875321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559954184063" calcext:value-type="float">
            <text:p>0.00559954184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34.88" calcext:value-type="float">
            <text:p>634.88</text:p>
          </table:table-cell>
          <table:table-cell office:value-type="float" office:value="0.0316395407636" calcext:value-type="float">
            <text:p>0.0316395407636</text:p>
          </table:table-cell>
          <table:table-cell office:value-type="float" office:value="115.2" calcext:value-type="float">
            <text:p>115.2</text:p>
          </table:table-cell>
          <table:table-cell office:value-type="float" office:value="0.000690433191112" calcext:value-type="float">
            <text:p>0.0006904331911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62.976" calcext:value-type="float">
            <text:p>1662.976</text:p>
          </table:table-cell>
          <table:table-cell office:value-type="float" office:value="0.000318865451913" calcext:value-type="float">
            <text:p>0.000318865451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0172578314839" calcext:value-type="float">
            <text:p>0.001725783148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542579062164" calcext:value-type="float">
            <text:p>0.005425790621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43.072" calcext:value-type="float">
            <text:p>643.072</text:p>
          </table:table-cell>
          <table:table-cell office:value-type="float" office:value="0.0313232919491" calcext:value-type="float">
            <text:p>0.0313232919491</text:p>
          </table:table-cell>
          <table:table-cell office:value-type="float" office:value="116.224" calcext:value-type="float">
            <text:p>116.224</text:p>
          </table:table-cell>
          <table:table-cell office:value-type="float" office:value="0.000672071000077" calcext:value-type="float">
            <text:p>0.0006720710000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79.36" calcext:value-type="float">
            <text:p>1679.36</text:p>
          </table:table-cell>
          <table:table-cell office:value-type="float" office:value="0.000302083059707" calcext:value-type="float">
            <text:p>0.0003020830597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0169327764189" calcext:value-type="float">
            <text:p>0.0016932776418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524040290929" calcext:value-type="float">
            <text:p>0.005240402909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1.264" calcext:value-type="float">
            <text:p>651.264</text:p>
          </table:table-cell>
          <table:table-cell office:value-type="float" office:value="0.0309955303896" calcext:value-type="float">
            <text:p>0.0309955303896</text:p>
          </table:table-cell>
          <table:table-cell office:value-type="float" office:value="117.248" calcext:value-type="float">
            <text:p>117.248</text:p>
          </table:table-cell>
          <table:table-cell office:value-type="float" office:value="0.000653893911775" calcext:value-type="float">
            <text:p>0.00065389391177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695.744" calcext:value-type="float">
            <text:p>1695.744</text:p>
          </table:table-cell>
          <table:table-cell office:value-type="float" office:value="0.000288949013633" calcext:value-type="float">
            <text:p>0.00028894901363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0165638488913" calcext:value-type="float">
            <text:p>0.001656384889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506904023367" calcext:value-type="float">
            <text:p>0.005069040233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59.456" calcext:value-type="float">
            <text:p>659.456</text:p>
          </table:table-cell>
          <table:table-cell office:value-type="float" office:value="0.0306694346613" calcext:value-type="float">
            <text:p>0.0306694346613</text:p>
          </table:table-cell>
          <table:table-cell office:value-type="float" office:value="118.272" calcext:value-type="float">
            <text:p>118.272</text:p>
          </table:table-cell>
          <table:table-cell office:value-type="float" office:value="0.000634754289265" calcext:value-type="float">
            <text:p>0.000634754289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12.128" calcext:value-type="float">
            <text:p>1712.128</text:p>
          </table:table-cell>
          <table:table-cell office:value-type="float" office:value="0.000274355629106" calcext:value-type="float">
            <text:p>0.0002743556291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0162427822321" calcext:value-type="float">
            <text:p>0.0016242782232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489835124976" calcext:value-type="float">
            <text:p>0.004898351249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67.648" calcext:value-type="float">
            <text:p>667.648</text:p>
          </table:table-cell>
          <table:table-cell office:value-type="float" office:value="0.0303414509909" calcext:value-type="float">
            <text:p>0.0303414509909</text:p>
          </table:table-cell>
          <table:table-cell office:value-type="float" office:value="119.296" calcext:value-type="float">
            <text:p>119.296</text:p>
          </table:table-cell>
          <table:table-cell office:value-type="float" office:value="0.000618095043367" calcext:value-type="float">
            <text:p>0.00061809504336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28.512" calcext:value-type="float">
            <text:p>1728.512</text:p>
          </table:table-cell>
          <table:table-cell office:value-type="float" office:value="0.000258302906127" calcext:value-type="float">
            <text:p>0.00025830290612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0158579010816" calcext:value-type="float">
            <text:p>0.001585790108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473482789596" calcext:value-type="float">
            <text:p>0.004734827895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75.84" calcext:value-type="float">
            <text:p>675.84</text:p>
          </table:table-cell>
          <table:table-cell office:value-type="float" office:value="0.0300123197478" calcext:value-type="float">
            <text:p>0.0300123197478</text:p>
          </table:table-cell>
          <table:table-cell office:value-type="float" office:value="120.32" calcext:value-type="float">
            <text:p>120.32</text:p>
          </table:table-cell>
          <table:table-cell office:value-type="float" office:value="0.000601028571458" calcext:value-type="float">
            <text:p>0.00060102857145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44.896" calcext:value-type="float">
            <text:p>1744.896</text:p>
          </table:table-cell>
          <table:table-cell office:value-type="float" office:value="0.000248817206184" calcext:value-type="float">
            <text:p>0.0002488172061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15486979351" calcext:value-type="float">
            <text:p>0.001548697935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457332561732" calcext:value-type="float">
            <text:p>0.0045733256173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84.032" calcext:value-type="float">
            <text:p>684.032</text:p>
          </table:table-cell>
          <table:table-cell office:value-type="float" office:value="0.0296808933594" calcext:value-type="float">
            <text:p>0.0296808933594</text:p>
          </table:table-cell>
          <table:table-cell office:value-type="float" office:value="121.344" calcext:value-type="float">
            <text:p>121.344</text:p>
          </table:table-cell>
          <table:table-cell office:value-type="float" office:value="0.000583999120096" calcext:value-type="float">
            <text:p>0.000583999120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61.28" calcext:value-type="float">
            <text:p>1761.28</text:p>
          </table:table-cell>
          <table:table-cell office:value-type="float" office:value="0.000232034813978" calcext:value-type="float">
            <text:p>0.0002320348139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151140634176" calcext:value-type="float">
            <text:p>0.001511406341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441451810556" calcext:value-type="float">
            <text:p>0.004414518105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692.224" calcext:value-type="float">
            <text:p>692.224</text:p>
          </table:table-cell>
          <table:table-cell office:value-type="float" office:value="0.0293512438577" calcext:value-type="float">
            <text:p>0.0293512438577</text:p>
          </table:table-cell>
          <table:table-cell office:value-type="float" office:value="122.368" calcext:value-type="float">
            <text:p>122.368</text:p>
          </table:table-cell>
          <table:table-cell office:value-type="float" office:value="0.000567487956383" calcext:value-type="float">
            <text:p>0.00056748795638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77.664" calcext:value-type="float">
            <text:p>1777.664</text:p>
          </table:table-cell>
          <table:table-cell office:value-type="float" office:value="0.000222549114036" calcext:value-type="float">
            <text:p>0.0002225491140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14691292413" calcext:value-type="float">
            <text:p>0.00146912924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425558810439" calcext:value-type="float">
            <text:p>0.004255588104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0.416" calcext:value-type="float">
            <text:p>700.416</text:p>
          </table:table-cell>
          <table:table-cell office:value-type="float" office:value="0.0290196323769" calcext:value-type="float">
            <text:p>0.0290196323769</text:p>
          </table:table-cell>
          <table:table-cell office:value-type="float" office:value="123.392" calcext:value-type="float">
            <text:p>123.392</text:p>
          </table:table-cell>
          <table:table-cell office:value-type="float" office:value="0.00055056956666" calcext:value-type="float">
            <text:p>0.000550569566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794.048" calcext:value-type="float">
            <text:p>1794.048</text:p>
          </table:table-cell>
          <table:table-cell office:value-type="float" office:value="0.000213063414093" calcext:value-type="float">
            <text:p>0.00021306341409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142705156111" calcext:value-type="float">
            <text:p>0.0014270515611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410553858499" calcext:value-type="float">
            <text:p>0.004105538584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08.608" calcext:value-type="float">
            <text:p>708.608</text:p>
          </table:table-cell>
          <table:table-cell office:value-type="float" office:value="0.0286892425058" calcext:value-type="float">
            <text:p>0.0286892425058</text:p>
          </table:table-cell>
          <table:table-cell office:value-type="float" office:value="124.416" calcext:value-type="float">
            <text:p>124.416</text:p>
          </table:table-cell>
          <table:table-cell office:value-type="float" office:value="0.000534946896062" calcext:value-type="float">
            <text:p>0.000534946896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10.432" calcext:value-type="float">
            <text:p>1810.432</text:p>
          </table:table-cell>
          <table:table-cell office:value-type="float" office:value="0.000205037052603" calcext:value-type="float">
            <text:p>0.00020503705260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13746040261" calcext:value-type="float">
            <text:p>0.001374604026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39594087265" calcext:value-type="float">
            <text:p>0.00395940872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16.8" calcext:value-type="float">
            <text:p>716.8</text:p>
          </table:table-cell>
          <table:table-cell office:value-type="float" office:value="0.0283691807886" calcext:value-type="float">
            <text:p>0.0283691807886</text:p>
          </table:table-cell>
          <table:table-cell office:value-type="float" office:value="125.44" calcext:value-type="float">
            <text:p>125.44</text:p>
          </table:table-cell>
          <table:table-cell office:value-type="float" office:value="0.000519324225464" calcext:value-type="float">
            <text:p>0.000519324225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26.816" calcext:value-type="float">
            <text:p>1826.816</text:p>
          </table:table-cell>
          <table:table-cell office:value-type="float" office:value="0.000194821683434" calcext:value-type="float">
            <text:p>0.0001948216834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132674315764" calcext:value-type="float">
            <text:p>0.001326743157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381027787762" calcext:value-type="float">
            <text:p>0.003810277877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24.992" calcext:value-type="float">
            <text:p>724.992</text:p>
          </table:table-cell>
          <table:table-cell office:value-type="float" office:value="0.0280487118682" calcext:value-type="float">
            <text:p>0.0280487118682</text:p>
          </table:table-cell>
          <table:table-cell office:value-type="float" office:value="126.464" calcext:value-type="float">
            <text:p>126.464</text:p>
          </table:table-cell>
          <table:table-cell office:value-type="float" office:value="0.000504886212353" calcext:value-type="float">
            <text:p>0.0005048862123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43.2" calcext:value-type="float">
            <text:p>1843.2</text:p>
          </table:table-cell>
          <table:table-cell office:value-type="float" office:value="0.000183146975813" calcext:value-type="float">
            <text:p>0.0001831469758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127788518776" calcext:value-type="float">
            <text:p>0.0012778851877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366420926384" calcext:value-type="float">
            <text:p>0.003664209263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33.184" calcext:value-type="float">
            <text:p>733.184</text:p>
          </table:table-cell>
          <table:table-cell office:value-type="float" office:value="0.0277342029219" calcext:value-type="float">
            <text:p>0.0277342029219</text:p>
          </table:table-cell>
          <table:table-cell office:value-type="float" office:value="127.488" calcext:value-type="float">
            <text:p>127.488</text:p>
          </table:table-cell>
          <table:table-cell office:value-type="float" office:value="0.000491521795088" calcext:value-type="float">
            <text:p>0.0004915217950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59.584" calcext:value-type="float">
            <text:p>1859.584</text:p>
          </table:table-cell>
          <table:table-cell office:value-type="float" office:value="0.000165634914381" calcext:value-type="float">
            <text:p>0.00016563491438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12314202613" calcext:value-type="float">
            <text:p>0.001231420261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351814065005" calcext:value-type="float">
            <text:p>0.003518140650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1.376" calcext:value-type="float">
            <text:p>741.376</text:p>
          </table:table-cell>
          <table:table-cell office:value-type="float" office:value="0.0274128455582" calcext:value-type="float">
            <text:p>0.0274128455582</text:p>
          </table:table-cell>
          <table:table-cell office:value-type="float" office:value="128.512" calcext:value-type="float">
            <text:p>128.512</text:p>
          </table:table-cell>
          <table:table-cell office:value-type="float" office:value="0.000476713576512" calcext:value-type="float">
            <text:p>0.0004767135765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75.968" calcext:value-type="float">
            <text:p>1875.968</text:p>
          </table:table-cell>
          <table:table-cell office:value-type="float" office:value="0.000151041529854" calcext:value-type="float">
            <text:p>0.0001510415298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118814605941" calcext:value-type="float">
            <text:p>0.001188146059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336380400152" calcext:value-type="float">
            <text:p>0.003363804001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49.568" calcext:value-type="float">
            <text:p>749.568</text:p>
          </table:table-cell>
          <table:table-cell office:value-type="float" office:value="0.027102408644" calcext:value-type="float">
            <text:p>0.027102408644</text:p>
          </table:table-cell>
          <table:table-cell office:value-type="float" office:value="129.536" calcext:value-type="float">
            <text:p>129.536</text:p>
          </table:table-cell>
          <table:table-cell office:value-type="float" office:value="0.000462978953782" calcext:value-type="float">
            <text:p>0.0004629789537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892.352" calcext:value-type="float">
            <text:p>1892.352</text:p>
          </table:table-cell>
          <table:table-cell office:value-type="float" office:value="0.000129151453063" calcext:value-type="float">
            <text:p>0.00012915145306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114985736464" calcext:value-type="float">
            <text:p>0.0011498573646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320401657453" calcext:value-type="float">
            <text:p>0.003204016574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57.76" calcext:value-type="float">
            <text:p>757.76</text:p>
          </table:table-cell>
          <table:table-cell office:value-type="float" office:value="0.0267995975352" calcext:value-type="float">
            <text:p>0.0267995975352</text:p>
          </table:table-cell>
          <table:table-cell office:value-type="float" office:value="130.56" calcext:value-type="float">
            <text:p>130.56</text:p>
          </table:table-cell>
          <table:table-cell office:value-type="float" office:value="0.000448466899578" calcext:value-type="float">
            <text:p>0.00044846689957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08.736" calcext:value-type="float">
            <text:p>1908.736</text:p>
          </table:table-cell>
          <table:table-cell office:value-type="float" office:value="0.000107261376273" calcext:value-type="float">
            <text:p>0.00010726137627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111017272788" calcext:value-type="float">
            <text:p>0.001110172727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303222518599" calcext:value-type="float">
            <text:p>0.003032225185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65.952" calcext:value-type="float">
            <text:p>765.952</text:p>
          </table:table-cell>
          <table:table-cell office:value-type="float" office:value="0.0264956018352" calcext:value-type="float">
            <text:p>0.0264956018352</text:p>
          </table:table-cell>
          <table:table-cell office:value-type="float" office:value="132.096" calcext:value-type="float">
            <text:p>132.096</text:p>
          </table:table-cell>
          <table:table-cell office:value-type="float" office:value="0.000423107825266" calcext:value-type="float">
            <text:p>0.00042310782526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25.12" calcext:value-type="float">
            <text:p>1925.12</text:p>
          </table:table-cell>
          <table:table-cell office:value-type="float" office:value="8.46416302561e-05" calcext:value-type="float">
            <text:p>8.4641630256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107367881568" calcext:value-type="float">
            <text:p>0.0010736788156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285253323092" calcext:value-type="float">
            <text:p>0.002852533230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74.144" calcext:value-type="float">
            <text:p>774.144</text:p>
          </table:table-cell>
          <table:table-cell office:value-type="float" office:value="0.0261918652646" calcext:value-type="float">
            <text:p>0.0261918652646</text:p>
          </table:table-cell>
          <table:table-cell office:value-type="float" office:value="134.144" calcext:value-type="float">
            <text:p>134.144</text:p>
          </table:table-cell>
          <table:table-cell office:value-type="float" office:value="0.000398933408441" calcext:value-type="float">
            <text:p>0.000398933408441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41.504" calcext:value-type="float">
            <text:p>1941.504</text:p>
          </table:table-cell>
          <table:table-cell office:value-type="float" office:value="7.22372534083e-05" calcext:value-type="float">
            <text:p>7.2237253408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103678606292" calcext:value-type="float">
            <text:p>0.0010367860629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267431114869" calcext:value-type="float">
            <text:p>0.0026743111486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82.336" calcext:value-type="float">
            <text:p>782.336</text:p>
          </table:table-cell>
          <table:table-cell office:value-type="float" office:value="0.0258967910167" calcext:value-type="float">
            <text:p>0.0258967910167</text:p>
          </table:table-cell>
          <table:table-cell office:value-type="float" office:value="136.192" calcext:value-type="float">
            <text:p>136.192</text:p>
          </table:table-cell>
          <table:table-cell office:value-type="float" office:value="0.000375721525823" calcext:value-type="float">
            <text:p>0.0003757215258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57.888" calcext:value-type="float">
            <text:p>1957.888</text:p>
          </table:table-cell>
          <table:table-cell office:value-type="float" office:value="5.61845304287e-05" calcext:value-type="float">
            <text:p>5.6184530428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0999693889862" calcext:value-type="float">
            <text:p>0.000999693889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249400674659" calcext:value-type="float">
            <text:p>0.002494006746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0.528" calcext:value-type="float">
            <text:p>790.528</text:p>
          </table:table-cell>
          <table:table-cell office:value-type="float" office:value="0.0256018648426" calcext:value-type="float">
            <text:p>0.0256018648426</text:p>
          </table:table-cell>
          <table:table-cell office:value-type="float" office:value="138.24" calcext:value-type="float">
            <text:p>138.24</text:p>
          </table:table-cell>
          <table:table-cell office:value-type="float" office:value="0.000352176458287" calcext:value-type="float">
            <text:p>0.0003521764582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74.272" calcext:value-type="float">
            <text:p>1974.272</text:p>
          </table:table-cell>
          <table:table-cell office:value-type="float" office:value="4.45098228071e-05" calcext:value-type="float">
            <text:p>4.4509822807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0958613311105" calcext:value-type="float">
            <text:p>0.0009586133111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231333487629" calcext:value-type="float">
            <text:p>0.002313334876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798.72" calcext:value-type="float">
            <text:p>798.72</text:p>
          </table:table-cell>
          <table:table-cell office:value-type="float" office:value="0.0253099371648" calcext:value-type="float">
            <text:p>0.0253099371648</text:p>
          </table:table-cell>
          <table:table-cell office:value-type="float" office:value="140.288" calcext:value-type="float">
            <text:p>140.288</text:p>
          </table:table-cell>
          <table:table-cell office:value-type="float" office:value="0.000329890089329" calcext:value-type="float">
            <text:p>0.0003298900893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1990.656" calcext:value-type="float">
            <text:p>1990.656</text:p>
          </table:table-cell>
          <table:table-cell office:value-type="float" office:value="3.28351151856e-05" calcext:value-type="float">
            <text:p>3.2835115185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0918330413488" calcext:value-type="float">
            <text:p>0.00091833041348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213186682487" calcext:value-type="float">
            <text:p>0.002131866824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06.912" calcext:value-type="float">
            <text:p>806.912</text:p>
          </table:table-cell>
          <table:table-cell office:value-type="float" office:value="0.0250179724686" calcext:value-type="float">
            <text:p>0.0250179724686</text:p>
          </table:table-cell>
          <table:table-cell office:value-type="float" office:value="142.336" calcext:value-type="float">
            <text:p>142.336</text:p>
          </table:table-cell>
          <table:table-cell office:value-type="float" office:value="0.000308936460044" calcext:value-type="float">
            <text:p>0.00030893646004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07.04" calcext:value-type="float">
            <text:p>2007.04</text:p>
          </table:table-cell>
          <table:table-cell office:value-type="float" office:value="2.62680921485e-05" calcext:value-type="float">
            <text:p>2.6268092148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0874258530452" calcext:value-type="float">
            <text:p>0.00087425853045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195119495456" calcext:value-type="float">
            <text:p>0.0019511949545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15.104" calcext:value-type="float">
            <text:p>815.104</text:p>
          </table:table-cell>
          <table:table-cell office:value-type="float" office:value="0.0247222689066" calcext:value-type="float">
            <text:p>0.0247222689066</text:p>
          </table:table-cell>
          <table:table-cell office:value-type="float" office:value="144.384" calcext:value-type="float">
            <text:p>144.384</text:p>
          </table:table-cell>
          <table:table-cell office:value-type="float" office:value="0.000288353036223" calcext:value-type="float">
            <text:p>0.0002883530362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23.424" calcext:value-type="float">
            <text:p>2023.424</text:p>
          </table:table-cell>
          <table:table-cell office:value-type="float" office:value="2.04307383377e-05" calcext:value-type="float">
            <text:p>2.0430738337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0822808096862" calcext:value-type="float">
            <text:p>0.0008228080968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176635844454" calcext:value-type="float">
            <text:p>0.0017663584445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23.296" calcext:value-type="float">
            <text:p>823.296</text:p>
          </table:table-cell>
          <table:table-cell office:value-type="float" office:value="0.0244338209653" calcext:value-type="float">
            <text:p>0.0244338209653</text:p>
          </table:table-cell>
          <table:table-cell office:value-type="float" office:value="146.432" calcext:value-type="float">
            <text:p>146.432</text:p>
          </table:table-cell>
          <table:table-cell office:value-type="float" office:value="0.000270361050653" calcext:value-type="float">
            <text:p>0.0002703610506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39.808" calcext:value-type="float">
            <text:p>2039.808</text:p>
          </table:table-cell>
          <table:table-cell office:value-type="float" office:value="1.24043768479e-05" calcext:value-type="float">
            <text:p>1.2404376847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0767768098139" calcext:value-type="float">
            <text:p>0.00076776809813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158611528715" calcext:value-type="float">
            <text:p>0.0015861152871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1.488" calcext:value-type="float">
            <text:p>831.488</text:p>
          </table:table-cell>
          <table:table-cell office:value-type="float" office:value="0.0241501113886" calcext:value-type="float">
            <text:p>0.0241501113886</text:p>
          </table:table-cell>
          <table:table-cell office:value-type="float" office:value="148.48" calcext:value-type="float">
            <text:p>148.48</text:p>
          </table:table-cell>
          <table:table-cell office:value-type="float" office:value="0.000251554613062" calcext:value-type="float">
            <text:p>0.00025155461306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56.192" calcext:value-type="float">
            <text:p>2056.192</text:p>
          </table:table-cell>
          <table:table-cell office:value-type="float" office:value="7.29669226351e-06" calcext:value-type="float">
            <text:p>7.296692263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0707543171999" calcext:value-type="float">
            <text:p>0.00070754317199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140838316253" calcext:value-type="float">
            <text:p>0.001408383162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39.68" calcext:value-type="float">
            <text:p>839.68</text:p>
          </table:table-cell>
          <table:table-cell office:value-type="float" office:value="0.0238738795434" calcext:value-type="float">
            <text:p>0.0238738795434</text:p>
          </table:table-cell>
          <table:table-cell office:value-type="float" office:value="150.528" calcext:value-type="float">
            <text:p>150.528</text:p>
          </table:table-cell>
          <table:table-cell office:value-type="float" office:value="0.000234154956235" calcext:value-type="float">
            <text:p>0.00023415495623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72.576" calcext:value-type="float">
            <text:p>2072.576</text:p>
          </table:table-cell>
          <table:table-cell office:value-type="float" office:value="5.83735381077e-06" calcext:value-type="float">
            <text:p>5.8373538107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0649711289282" calcext:value-type="float">
            <text:p>0.0006497112892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123744919982" calcext:value-type="float">
            <text:p>0.0012374491998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47.872" calcext:value-type="float">
            <text:p>847.872</text:p>
          </table:table-cell>
          <table:table-cell office:value-type="float" office:value="0.0235966111809" calcext:value-type="float">
            <text:p>0.0235966111809</text:p>
          </table:table-cell>
          <table:table-cell office:value-type="float" office:value="152.576" calcext:value-type="float">
            <text:p>152.576</text:p>
          </table:table-cell>
          <table:table-cell office:value-type="float" office:value="0.000215348518643" calcext:value-type="float">
            <text:p>0.00021534851864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088.96" calcext:value-type="float">
            <text:p>2088.96</text:p>
          </table:table-cell>
          <table:table-cell office:value-type="float" office:value="3.64834613176e-06" calcext:value-type="float">
            <text:p>3.6483461317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0599457377404" calcext:value-type="float">
            <text:p>0.00059945737740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07061863212" calcext:value-type="float">
            <text:p>0.0010706186321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56.064" calcext:value-type="float">
            <text:p>856.064</text:p>
          </table:table-cell>
          <table:table-cell office:value-type="float" office:value="0.0233288935845" calcext:value-type="float">
            <text:p>0.0233288935845</text:p>
          </table:table-cell>
          <table:table-cell office:value-type="float" office:value="154.624" calcext:value-type="float">
            <text:p>154.624</text:p>
          </table:table-cell>
          <table:table-cell office:value-type="float" office:value="0.000197208450887" calcext:value-type="float">
            <text:p>0.00019720845088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13.536" calcext:value-type="float">
            <text:p>2113.536</text:p>
          </table:table-cell>
          <table:table-cell office:value-type="float" office:value="1.45933845275e-06" calcext:value-type="float">
            <text:p>1.4593384527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0547408682959" calcext:value-type="float">
            <text:p>0.00054740868295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910402492218" calcext:value-type="float">
            <text:p>0.00091040249221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64.256" calcext:value-type="float">
            <text:p>864.256</text:p>
          </table:table-cell>
          <table:table-cell office:value-type="float" office:value="0.0230605096555" calcext:value-type="float">
            <text:p>0.0230605096555</text:p>
          </table:table-cell>
          <table:table-cell office:value-type="float" office:value="156.672" calcext:value-type="float">
            <text:p>156.672</text:p>
          </table:table-cell>
          <table:table-cell office:value-type="float" office:value="0.000181622800836" calcext:value-type="float">
            <text:p>0.00018162280083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float" office:value="2146.304" calcext:value-type="float">
            <text:p>2146.304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049635708994" calcext:value-type="float">
            <text:p>0.000496357089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756494556602" calcext:value-type="float">
            <text:p>0.000756494556602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72.448" calcext:value-type="float">
            <text:p>872.448</text:p>
          </table:table-cell>
          <table:table-cell office:value-type="float" office:value="0.0228080806884" calcext:value-type="float">
            <text:p>0.0228080806884</text:p>
          </table:table-cell>
          <table:table-cell office:value-type="float" office:value="158.72" calcext:value-type="float">
            <text:p>158.72</text:p>
          </table:table-cell>
          <table:table-cell office:value-type="float" office:value="0.000166407356249" calcext:value-type="float">
            <text:p>0.0001664073562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0444308395494" calcext:value-type="float">
            <text:p>0.0004443083954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615141784853" calcext:value-type="float">
            <text:p>0.0006151417848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0.64" calcext:value-type="float">
            <text:p>880.64</text:p>
          </table:table-cell>
          <table:table-cell office:value-type="float" office:value="0.0225628333051" calcext:value-type="float">
            <text:p>0.0225628333051</text:p>
          </table:table-cell>
          <table:table-cell office:value-type="float" office:value="160.768" calcext:value-type="float">
            <text:p>160.768</text:p>
          </table:table-cell>
          <table:table-cell office:value-type="float" office:value="0.000152117425323" calcext:value-type="float">
            <text:p>0.00015211742532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0397444628465" calcext:value-type="float">
            <text:p>0.00039744462846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488426496834" calcext:value-type="float">
            <text:p>0.00048842649683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88.832" calcext:value-type="float">
            <text:p>888.832</text:p>
          </table:table-cell>
          <table:table-cell office:value-type="float" office:value="0.0223313938121" calcext:value-type="float">
            <text:p>0.0223313938121</text:p>
          </table:table-cell>
          <table:table-cell office:value-type="float" office:value="162.816" calcext:value-type="float">
            <text:p>162.816</text:p>
          </table:table-cell>
          <table:table-cell office:value-type="float" office:value="0.000138382802594" calcext:value-type="float">
            <text:p>0.00013838280259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0346791876016" calcext:value-type="float">
            <text:p>0.00034679187601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3066522219" calcext:value-type="float">
            <text:p>0.000306652221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897.024" calcext:value-type="float">
            <text:p>897.024</text:p>
          </table:table-cell>
          <table:table-cell office:value-type="float" office:value="0.0221043595175" calcext:value-type="float">
            <text:p>0.0221043595175</text:p>
          </table:table-cell>
          <table:table-cell office:value-type="float" office:value="164.864" calcext:value-type="float">
            <text:p>164.864</text:p>
          </table:table-cell>
          <table:table-cell office:value-type="float" office:value="0.000124537118225" calcext:value-type="float">
            <text:p>0.00012453711822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0301324050984" calcext:value-type="float">
            <text:p>0.0003013240509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182386721953" calcext:value-type="float">
            <text:p>0.000182386721953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05.216" calcext:value-type="float">
            <text:p>905.216</text:p>
          </table:table-cell>
          <table:table-cell office:value-type="float" office:value="0.021884691899" calcext:value-type="float">
            <text:p>0.021884691899</text:p>
          </table:table-cell>
          <table:table-cell office:value-type="float" office:value="166.912" calcext:value-type="float">
            <text:p>166.912</text:p>
          </table:table-cell>
          <table:table-cell office:value-type="float" office:value="0.00011117270096" calcext:value-type="float">
            <text:p>0.0001111727009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0256853327377" calcext:value-type="float">
            <text:p>0.00025685332737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9.10708715728e-05" calcext:value-type="float">
            <text:p>9.1070871572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13.408" calcext:value-type="float">
            <text:p>913.408</text:p>
          </table:table-cell>
          <table:table-cell office:value-type="float" office:value="0.0216766110625" calcext:value-type="float">
            <text:p>0.0216766110625</text:p>
          </table:table-cell>
          <table:table-cell office:value-type="float" office:value="168.96" calcext:value-type="float">
            <text:p>168.96</text:p>
          </table:table-cell>
          <table:table-cell office:value-type="float" office:value="9.8881879542e-05" calcext:value-type="float">
            <text:p>9.888187954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0213379705197" calcext:value-type="float">
            <text:p>0.00021337970519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4.01152796773e-05" calcext:value-type="float">
            <text:p>4.011527967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1.6" calcext:value-type="float">
            <text:p>921.6</text:p>
          </table:table-cell>
          <table:table-cell office:value-type="float" office:value="0.0214854476681" calcext:value-type="float">
            <text:p>0.0214854476681</text:p>
          </table:table-cell>
          <table:table-cell office:value-type="float" office:value="171.008" calcext:value-type="float">
            <text:p>171.008</text:p>
          </table:table-cell>
          <table:table-cell office:value-type="float" office:value="8.89233525496e-05" calcext:value-type="float">
            <text:p>8.8923352549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0176486952429" calcext:value-type="float">
            <text:p>0.00017648695242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1.9047102259e-05" calcext:value-type="float">
            <text:p>1.904710225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29.792" calcext:value-type="float">
            <text:p>929.792</text:p>
          </table:table-cell>
          <table:table-cell office:value-type="float" office:value="0.0213153477849" calcext:value-type="float">
            <text:p>0.0213153477849</text:p>
          </table:table-cell>
          <table:table-cell office:value-type="float" office:value="173.056" calcext:value-type="float">
            <text:p>173.056</text:p>
          </table:table-cell>
          <table:table-cell office:value-type="float" office:value="8.01494830432e-05" calcext:value-type="float">
            <text:p>8.0149483043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0141987243084" calcext:value-type="float">
            <text:p>0.000141987243084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9.12546056786e-06" calcext:value-type="float">
            <text:p>9.1254605678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37.984" calcext:value-type="float">
            <text:p>937.984</text:p>
          </table:table-cell>
          <table:table-cell office:value-type="float" office:value="0.0211562794065" calcext:value-type="float">
            <text:p>0.0211562794065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7.03390382366e-05" calcext:value-type="float">
            <text:p>7.0339038236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115464345149" calcext:value-type="float">
            <text:p>0.000115464345149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3.79717151144e-06" calcext:value-type="float">
            <text:p>3.7971715114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46.176" calcext:value-type="float">
            <text:p>946.176</text:p>
          </table:table-cell>
          <table:table-cell office:value-type="float" office:value="0.0209951750122" calcext:value-type="float">
            <text:p>0.0209951750122</text:p>
          </table:table-cell>
          <table:table-cell office:value-type="float" office:value="177.152" calcext:value-type="float">
            <text:p>177.152</text:p>
          </table:table-cell>
          <table:table-cell office:value-type="float" office:value="6.28979084021e-05" calcext:value-type="float">
            <text:p>6.2897908402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7.5979128673e-05" calcext:value-type="float">
            <text:p>7.59791286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2.02107515934e-06" calcext:value-type="float">
            <text:p>2.021075159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54.368" calcext:value-type="float">
            <text:p>954.368</text:p>
          </table:table-cell>
          <table:table-cell office:value-type="float" office:value="0.0208387349455" calcext:value-type="float">
            <text:p>0.0208387349455</text:p>
          </table:table-cell>
          <table:table-cell office:value-type="float" office:value="179.2" calcext:value-type="float">
            <text:p>179.2</text:p>
          </table:table-cell>
          <table:table-cell office:value-type="float" office:value="5.61601689499e-05" calcext:value-type="float">
            <text:p>5.61601689499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4.36730424656e-05" calcext:value-type="float">
            <text:p>4.3673042465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7.96181123364e-07" calcext:value-type="float">
            <text:p>7.9618112336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62.56" calcext:value-type="float">
            <text:p>962.56</text:p>
          </table:table-cell>
          <table:table-cell office:value-type="float" office:value="0.0206853303936" calcext:value-type="float">
            <text:p>0.0206853303936</text:p>
          </table:table-cell>
          <table:table-cell office:value-type="float" office:value="181.248" calcext:value-type="float">
            <text:p>181.248</text:p>
          </table:table-cell>
          <table:table-cell office:value-type="float" office:value="5.0199860973e-05" calcext:value-type="float">
            <text:p>5.019986097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2.09391299493e-05" calcext:value-type="float">
            <text:p>2.0939129949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7.34936421609e-07" calcext:value-type="float">
            <text:p>7.3493642160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0.752" calcext:value-type="float">
            <text:p>970.752</text:p>
          </table:table-cell>
          <table:table-cell office:value-type="float" office:value="0.0205325921741" calcext:value-type="float">
            <text:p>0.0205325921741</text:p>
          </table:table-cell>
          <table:table-cell office:value-type="float" office:value="183.296" calcext:value-type="float">
            <text:p>183.296</text:p>
          </table:table-cell>
          <table:table-cell office:value-type="float" office:value="4.48318817392e-05" calcext:value-type="float">
            <text:p>4.4831881739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77739112401e-06" calcext:value-type="float">
            <text:p>7.7773911240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6.73691719744e-07" calcext:value-type="float">
            <text:p>6.7369171974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78.944" calcext:value-type="float">
            <text:p>978.944</text:p>
          </table:table-cell>
          <table:table-cell office:value-type="float" office:value="0.0203763742183" calcext:value-type="float">
            <text:p>0.0203763742183</text:p>
          </table:table-cell>
          <table:table-cell office:value-type="float" office:value="185.344" calcext:value-type="float">
            <text:p>185.344</text:p>
          </table:table-cell>
          <table:table-cell office:value-type="float" office:value="3.97970874233e-05" calcext:value-type="float">
            <text:p>3.97970874233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58956513413e-06" calcext:value-type="float">
            <text:p>3.5895651341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68.896" calcext:value-type="float">
            <text:p>2768.896</text:p>
          </table:table-cell>
          <table:table-cell office:value-type="float" office:value="5.51202316124e-07" calcext:value-type="float">
            <text:p>5.512023161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87.136" calcext:value-type="float">
            <text:p>987.136</text:p>
          </table:table-cell>
          <table:table-cell office:value-type="float" office:value="0.0202238210912" calcext:value-type="float">
            <text:p>0.0202238210912</text:p>
          </table:table-cell>
          <table:table-cell office:value-type="float" office:value="187.392" calcext:value-type="float">
            <text:p>187.392</text:p>
          </table:table-cell>
          <table:table-cell office:value-type="float" office:value="3.49844163861e-05" calcext:value-type="float">
            <text:p>3.4984416386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9942028523e-06" calcext:value-type="float">
            <text:p>1.99420285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4.89957614369e-07" calcext:value-type="float">
            <text:p>4.8995761436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995.328" calcext:value-type="float">
            <text:p>995.328</text:p>
          </table:table-cell>
          <table:table-cell office:value-type="float" office:value="0.0200729708139" calcext:value-type="float">
            <text:p>0.0200729708139</text:p>
          </table:table-cell>
          <table:table-cell office:value-type="float" office:value="189.44" calcext:value-type="float">
            <text:p>189.44</text:p>
          </table:table-cell>
          <table:table-cell office:value-type="float" office:value="3.14674644742e-05" calcext:value-type="float">
            <text:p>3.14674644742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5.98260855744e-07" calcext:value-type="float">
            <text:p>5.9826085574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99.968" calcext:value-type="float">
            <text:p>2899.968</text:p>
          </table:table-cell>
          <table:table-cell office:value-type="float" office:value="4.28712912615e-07" calcext:value-type="float">
            <text:p>4.2871291261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03.52" calcext:value-type="float">
            <text:p>1003.52</text:p>
          </table:table-cell>
          <table:table-cell office:value-type="float" office:value="0.0199205657607" calcext:value-type="float">
            <text:p>0.0199205657607</text:p>
          </table:table-cell>
          <table:table-cell office:value-type="float" office:value="191.488" calcext:value-type="float">
            <text:p>191.488</text:p>
          </table:table-cell>
          <table:table-cell office:value-type="float" office:value="2.78024303767e-05" calcext:value-type="float">
            <text:p>2.78024303767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3.67468210749e-07" calcext:value-type="float">
            <text:p>3.674682107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1.712" calcext:value-type="float">
            <text:p>1011.712</text:p>
          </table:table-cell>
          <table:table-cell office:value-type="float" office:value="0.0197660136361" calcext:value-type="float">
            <text:p>0.0197660136361</text:p>
          </table:table-cell>
          <table:table-cell office:value-type="float" office:value="193.536" calcext:value-type="float">
            <text:p>193.536</text:p>
          </table:table-cell>
          <table:table-cell office:value-type="float" office:value="2.50999304865e-05" calcext:value-type="float">
            <text:p>2.5099930486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2.4497880724e-07" calcext:value-type="float">
            <text:p>2.449788072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19.904" calcext:value-type="float">
            <text:p>1019.904</text:p>
          </table:table-cell>
          <table:table-cell office:value-type="float" office:value="0.0196083889783" calcext:value-type="float">
            <text:p>0.0196083889783</text:p>
          </table:table-cell>
          <table:table-cell office:value-type="float" office:value="195.584" calcext:value-type="float">
            <text:p>195.584</text:p>
          </table:table-cell>
          <table:table-cell office:value-type="float" office:value="2.20642456784e-05" calcext:value-type="float">
            <text:p>2.2064245678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29.344" calcext:value-type="float">
            <text:p>3129.344</text:p>
          </table:table-cell>
          <table:table-cell office:value-type="float" office:value="1.83734105375e-07" calcext:value-type="float">
            <text:p>1.8373410537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28.096" calcext:value-type="float">
            <text:p>1028.096</text:p>
          </table:table-cell>
          <table:table-cell office:value-type="float" office:value="0.0194576867749" calcext:value-type="float">
            <text:p>0.0194576867749</text:p>
          </table:table-cell>
          <table:table-cell office:value-type="float" office:value="197.632" calcext:value-type="float">
            <text:p>197.632</text:p>
          </table:table-cell>
          <table:table-cell office:value-type="float" office:value="1.95468485205e-05" calcext:value-type="float">
            <text:p>1.9546848520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1.2248940362e-07" calcext:value-type="float">
            <text:p>1.224894036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36.288" calcext:value-type="float">
            <text:p>1036.288</text:p>
          </table:table-cell>
          <table:table-cell office:value-type="float" office:value="0.0193054297956" calcext:value-type="float">
            <text:p>0.0193054297956</text:p>
          </table:table-cell>
          <table:table-cell office:value-type="float" office:value="199.68" calcext:value-type="float">
            <text:p>199.68</text:p>
          </table:table-cell>
          <table:table-cell office:value-type="float" office:value="1.76217801056e-05" calcext:value-type="float">
            <text:p>1.76217801056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24.256" calcext:value-type="float">
            <text:p>3424.256</text:p>
          </table:table-cell>
          <table:table-cell office:value-type="float" office:value="6.12447017545e-08" calcext:value-type="float">
            <text:p>6.12447017545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44.48" calcext:value-type="float">
            <text:p>1044.48</text:p>
          </table:table-cell>
          <table:table-cell office:value-type="float" office:value="0.0191543944259" calcext:value-type="float">
            <text:p>0.0191543944259</text:p>
          </table:table-cell>
          <table:table-cell office:value-type="float" office:value="201.728" calcext:value-type="float">
            <text:p>201.728</text:p>
          </table:table-cell>
          <table:table-cell office:value-type="float" office:value="1.60669171551e-05" calcext:value-type="float">
            <text:p>1.6066917155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522.56" calcext:value-type="float">
            <text:p>3522.56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56.768" calcext:value-type="float">
            <text:p>1056.768</text:p>
          </table:table-cell>
          <table:table-cell office:value-type="float" office:value="0.0188531010745" calcext:value-type="float">
            <text:p>0.0188531010745</text:p>
          </table:table-cell>
          <table:table-cell office:value-type="float" office:value="203.776" calcext:value-type="float">
            <text:p>203.776</text:p>
          </table:table-cell>
          <table:table-cell office:value-type="float" office:value="1.43269514724e-05" calcext:value-type="float">
            <text:p>1.43269514724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73.152" calcext:value-type="float">
            <text:p>1073.152</text:p>
          </table:table-cell>
          <table:table-cell office:value-type="float" office:value="0.018550549095" calcext:value-type="float">
            <text:p>0.018550549095</text:p>
          </table:table-cell>
          <table:table-cell office:value-type="float" office:value="205.824" calcext:value-type="float">
            <text:p>205.824</text:p>
          </table:table-cell>
          <table:table-cell office:value-type="float" office:value="1.28461296148e-05" calcext:value-type="float">
            <text:p>1.28461296148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089.536" calcext:value-type="float">
            <text:p>1089.536</text:p>
          </table:table-cell>
          <table:table-cell office:value-type="float" office:value="0.01825007015" calcext:value-type="float">
            <text:p>0.01825007015</text:p>
          </table:table-cell>
          <table:table-cell office:value-type="float" office:value="207.872" calcext:value-type="float">
            <text:p>207.872</text:p>
          </table:table-cell>
          <table:table-cell office:value-type="float" office:value="1.17355132215e-05" calcext:value-type="float">
            <text:p>1.17355132215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05.92" calcext:value-type="float">
            <text:p>1105.92</text:p>
          </table:table-cell>
          <table:table-cell office:value-type="float" office:value="0.01795577329" calcext:value-type="float">
            <text:p>0.01795577329</text:p>
          </table:table-cell>
          <table:table-cell office:value-type="float" office:value="209.92" calcext:value-type="float">
            <text:p>209.92</text:p>
          </table:table-cell>
          <table:table-cell office:value-type="float" office:value="1.07729790141e-05" calcext:value-type="float">
            <text:p>1.07729790141e-05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22.304" calcext:value-type="float">
            <text:p>1122.304</text:p>
          </table:table-cell>
          <table:table-cell office:value-type="float" office:value="0.0176686950322" calcext:value-type="float">
            <text:p>0.0176686950322</text:p>
          </table:table-cell>
          <table:table-cell office:value-type="float" office:value="211.968" calcext:value-type="float">
            <text:p>211.968</text:p>
          </table:table-cell>
          <table:table-cell office:value-type="float" office:value="9.84746535315e-06" calcext:value-type="float">
            <text:p>9.8474653531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38.688" calcext:value-type="float">
            <text:p>1138.688</text:p>
          </table:table-cell>
          <table:table-cell office:value-type="float" office:value="0.0173840599936" calcext:value-type="float">
            <text:p>0.0173840599936</text:p>
          </table:table-cell>
          <table:table-cell office:value-type="float" office:value="214.016" calcext:value-type="float">
            <text:p>214.016</text:p>
          </table:table-cell>
          <table:table-cell office:value-type="float" office:value="8.8849311457e-06" calcext:value-type="float">
            <text:p>8.884931145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55.072" calcext:value-type="float">
            <text:p>1155.072</text:p>
          </table:table-cell>
          <table:table-cell office:value-type="float" office:value="0.0171057180954" calcext:value-type="float">
            <text:p>0.0171057180954</text:p>
          </table:table-cell>
          <table:table-cell office:value-type="float" office:value="216.064" calcext:value-type="float">
            <text:p>216.064</text:p>
          </table:table-cell>
          <table:table-cell office:value-type="float" office:value="8.32962294905e-06" calcext:value-type="float">
            <text:p>8.329622949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71.456" calcext:value-type="float">
            <text:p>1171.456</text:p>
          </table:table-cell>
          <table:table-cell office:value-type="float" office:value="0.0168250440335" calcext:value-type="float">
            <text:p>0.0168250440335</text:p>
          </table:table-cell>
          <table:table-cell office:value-type="float" office:value="218.112" calcext:value-type="float">
            <text:p>218.112</text:p>
          </table:table-cell>
          <table:table-cell office:value-type="float" office:value="7.66325311319e-06" calcext:value-type="float">
            <text:p>7.663253113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187.84" calcext:value-type="float">
            <text:p>1187.84</text:p>
          </table:table-cell>
          <table:table-cell office:value-type="float" office:value="0.0165462949321" calcext:value-type="float">
            <text:p>0.0165462949321</text:p>
          </table:table-cell>
          <table:table-cell office:value-type="float" office:value="220.16" calcext:value-type="float">
            <text:p>220.16</text:p>
          </table:table-cell>
          <table:table-cell office:value-type="float" office:value="7.10794491654e-06" calcext:value-type="float">
            <text:p>7.1079449165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04.224" calcext:value-type="float">
            <text:p>1204.224</text:p>
          </table:table-cell>
          <table:table-cell office:value-type="float" office:value="0.0162645843529" calcext:value-type="float">
            <text:p>0.0162645843529</text:p>
          </table:table-cell>
          <table:table-cell office:value-type="float" office:value="222.208" calcext:value-type="float">
            <text:p>222.208</text:p>
          </table:table-cell>
          <table:table-cell office:value-type="float" office:value="6.70071890574e-06" calcext:value-type="float">
            <text:p>6.700718905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20.608" calcext:value-type="float">
            <text:p>1220.608</text:p>
          </table:table-cell>
          <table:table-cell office:value-type="float" office:value="0.0159798012404" calcext:value-type="float">
            <text:p>0.0159798012404</text:p>
          </table:table-cell>
          <table:table-cell office:value-type="float" office:value="224.256" calcext:value-type="float">
            <text:p>224.256</text:p>
          </table:table-cell>
          <table:table-cell office:value-type="float" office:value="6.33051344134e-06" calcext:value-type="float">
            <text:p>6.3305134413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36.992" calcext:value-type="float">
            <text:p>1236.992</text:p>
          </table:table-cell>
          <table:table-cell office:value-type="float" office:value="0.0156986089198" calcext:value-type="float">
            <text:p>0.0156986089198</text:p>
          </table:table-cell>
          <table:table-cell office:value-type="float" office:value="226.304" calcext:value-type="float">
            <text:p>226.304</text:p>
          </table:table-cell>
          <table:table-cell office:value-type="float" office:value="5.96030797684e-06" calcext:value-type="float">
            <text:p>5.9603079768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53.376" calcext:value-type="float">
            <text:p>1253.376</text:p>
          </table:table-cell>
          <table:table-cell office:value-type="float" office:value="0.0154103090524" calcext:value-type="float">
            <text:p>0.0154103090524</text:p>
          </table:table-cell>
          <table:table-cell office:value-type="float" office:value="228.352" calcext:value-type="float">
            <text:p>228.352</text:p>
          </table:table-cell>
          <table:table-cell office:value-type="float" office:value="5.66414360537e-06" calcext:value-type="float">
            <text:p>5.6641436053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69.76" calcext:value-type="float">
            <text:p>1269.76</text:p>
          </table:table-cell>
          <table:table-cell office:value-type="float" office:value="0.0151129766776" calcext:value-type="float">
            <text:p>0.0151129766776</text:p>
          </table:table-cell>
          <table:table-cell office:value-type="float" office:value="230.4" calcext:value-type="float">
            <text:p>230.4</text:p>
          </table:table-cell>
          <table:table-cell office:value-type="float" office:value="5.4049997803e-06" calcext:value-type="float">
            <text:p>5.40499978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286.144" calcext:value-type="float">
            <text:p>1286.144</text:p>
          </table:table-cell>
          <table:table-cell office:value-type="float" office:value="0.0148123126403" calcext:value-type="float">
            <text:p>0.0148123126403</text:p>
          </table:table-cell>
          <table:table-cell office:value-type="float" office:value="232.448" calcext:value-type="float">
            <text:p>232.448</text:p>
          </table:table-cell>
          <table:table-cell office:value-type="float" office:value="5.07181486231e-06" calcext:value-type="float">
            <text:p>5.0718148623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02.528" calcext:value-type="float">
            <text:p>1302.528</text:p>
          </table:table-cell>
          <table:table-cell office:value-type="float" office:value="0.0145069472568" calcext:value-type="float">
            <text:p>0.0145069472568</text:p>
          </table:table-cell>
          <table:table-cell office:value-type="float" office:value="234.496" calcext:value-type="float">
            <text:p>234.496</text:p>
          </table:table-cell>
          <table:table-cell office:value-type="float" office:value="4.84969158365e-06" calcext:value-type="float">
            <text:p>4.849691583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18.912" calcext:value-type="float">
            <text:p>1318.912</text:p>
          </table:table-cell>
          <table:table-cell office:value-type="float" office:value="0.0142047654621" calcext:value-type="float">
            <text:p>0.0142047654621</text:p>
          </table:table-cell>
          <table:table-cell office:value-type="float" office:value="236.544" calcext:value-type="float">
            <text:p>236.544</text:p>
          </table:table-cell>
          <table:table-cell office:value-type="float" office:value="4.55352721218e-06" calcext:value-type="float">
            <text:p>4.5535272121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35.296" calcext:value-type="float">
            <text:p>1335.296</text:p>
          </table:table-cell>
          <table:table-cell office:value-type="float" office:value="0.0139040273877" calcext:value-type="float">
            <text:p>0.0139040273877</text:p>
          </table:table-cell>
          <table:table-cell office:value-type="float" office:value="238.592" calcext:value-type="float">
            <text:p>238.592</text:p>
          </table:table-cell>
          <table:table-cell office:value-type="float" office:value="4.40544502645e-06" calcext:value-type="float">
            <text:p>4.4054450264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51.68" calcext:value-type="float">
            <text:p>1351.68</text:p>
          </table:table-cell>
          <table:table-cell office:value-type="float" office:value="0.0136097675462" calcext:value-type="float">
            <text:p>0.0136097675462</text:p>
          </table:table-cell>
          <table:table-cell office:value-type="float" office:value="240.64" calcext:value-type="float">
            <text:p>240.64</text:p>
          </table:table-cell>
          <table:table-cell office:value-type="float" office:value="4.33140393352e-06" calcext:value-type="float">
            <text:p>4.3314039335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68.064" calcext:value-type="float">
            <text:p>1368.064</text:p>
          </table:table-cell>
          <table:table-cell office:value-type="float" office:value="0.0133218008451" calcext:value-type="float">
            <text:p>0.0133218008451</text:p>
          </table:table-cell>
          <table:table-cell office:value-type="float" office:value="242.688" calcext:value-type="float">
            <text:p>242.688</text:p>
          </table:table-cell>
          <table:table-cell office:value-type="float" office:value="4.14630120127e-06" calcext:value-type="float">
            <text:p>4.1463012012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384.448" calcext:value-type="float">
            <text:p>1384.448</text:p>
          </table:table-cell>
          <table:table-cell office:value-type="float" office:value="0.0130362403447" calcext:value-type="float">
            <text:p>0.0130362403447</text:p>
          </table:table-cell>
          <table:table-cell office:value-type="float" office:value="244.736" calcext:value-type="float">
            <text:p>244.736</text:p>
          </table:table-cell>
          <table:table-cell office:value-type="float" office:value="4.07226010846e-06" calcext:value-type="float">
            <text:p>4.0722601084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00.832" calcext:value-type="float">
            <text:p>1400.832</text:p>
          </table:table-cell>
          <table:table-cell office:value-type="float" office:value="0.0127514202137" calcext:value-type="float">
            <text:p>0.0127514202137</text:p>
          </table:table-cell>
          <table:table-cell office:value-type="float" office:value="246.784" calcext:value-type="float">
            <text:p>246.784</text:p>
          </table:table-cell>
          <table:table-cell office:value-type="float" office:value="3.92417792272e-06" calcext:value-type="float">
            <text:p>3.9241779227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17.216" calcext:value-type="float">
            <text:p>1417.216</text:p>
          </table:table-cell>
          <table:table-cell office:value-type="float" office:value="0.0124714495027" calcext:value-type="float">
            <text:p>0.0124714495027</text:p>
          </table:table-cell>
          <table:table-cell office:value-type="float" office:value="248.832" calcext:value-type="float">
            <text:p>248.832</text:p>
          </table:table-cell>
          <table:table-cell office:value-type="float" office:value="3.8501368298e-06" calcext:value-type="float">
            <text:p>3.850136829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33.6" calcext:value-type="float">
            <text:p>1433.6</text:p>
          </table:table-cell>
          <table:table-cell office:value-type="float" office:value="0.0121935518262" calcext:value-type="float">
            <text:p>0.0121935518262</text:p>
          </table:table-cell>
          <table:table-cell office:value-type="float" office:value="250.88" calcext:value-type="float">
            <text:p>250.88</text:p>
          </table:table-cell>
          <table:table-cell office:value-type="float" office:value="3.73907519047e-06" calcext:value-type="float">
            <text:p>3.7390751904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49.984" calcext:value-type="float">
            <text:p>1449.984</text:p>
          </table:table-cell>
          <table:table-cell office:value-type="float" office:value="0.0119217992162" calcext:value-type="float">
            <text:p>0.0119217992162</text:p>
          </table:table-cell>
          <table:table-cell office:value-type="float" office:value="252.928" calcext:value-type="float">
            <text:p>252.928</text:p>
          </table:table-cell>
          <table:table-cell office:value-type="float" office:value="3.59099300473e-06" calcext:value-type="float">
            <text:p>3.5909930047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66.368" calcext:value-type="float">
            <text:p>1466.368</text:p>
          </table:table-cell>
          <table:table-cell office:value-type="float" office:value="0.0116487879782" calcext:value-type="float">
            <text:p>0.0116487879782</text:p>
          </table:table-cell>
          <table:table-cell office:value-type="float" office:value="254.976" calcext:value-type="float">
            <text:p>254.976</text:p>
          </table:table-cell>
          <table:table-cell office:value-type="float" office:value="3.40589027248e-06" calcext:value-type="float">
            <text:p>3.4058902724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82.752" calcext:value-type="float">
            <text:p>1482.752</text:p>
          </table:table-cell>
          <table:table-cell office:value-type="float" office:value="0.0113771464236" calcext:value-type="float">
            <text:p>0.0113771464236</text:p>
          </table:table-cell>
          <table:table-cell office:value-type="float" office:value="257.024" calcext:value-type="float">
            <text:p>257.024</text:p>
          </table:table-cell>
          <table:table-cell office:value-type="float" office:value="3.25780808674e-06" calcext:value-type="float">
            <text:p>3.25780808674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499.136" calcext:value-type="float">
            <text:p>1499.136</text:p>
          </table:table-cell>
          <table:table-cell office:value-type="float" office:value="0.0110943993272" calcext:value-type="float">
            <text:p>0.0110943993272</text:p>
          </table:table-cell>
          <table:table-cell office:value-type="float" office:value="259.072" calcext:value-type="float">
            <text:p>259.072</text:p>
          </table:table-cell>
          <table:table-cell office:value-type="float" office:value="3.18376699382e-06" calcext:value-type="float">
            <text:p>3.183766993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15.52" calcext:value-type="float">
            <text:p>1515.52</text:p>
          </table:table-cell>
          <table:table-cell office:value-type="float" office:value="0.0108166127061" calcext:value-type="float">
            <text:p>0.0108166127061</text:p>
          </table:table-cell>
          <table:table-cell office:value-type="float" office:value="264.192" calcext:value-type="float">
            <text:p>264.192</text:p>
          </table:table-cell>
          <table:table-cell office:value-type="float" office:value="2.99866426168e-06" calcext:value-type="float">
            <text:p>2.9986642616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31.904" calcext:value-type="float">
            <text:p>1531.904</text:p>
          </table:table-cell>
          <table:table-cell office:value-type="float" office:value="0.0105218346059" calcext:value-type="float">
            <text:p>0.0105218346059</text:p>
          </table:table-cell>
          <table:table-cell office:value-type="float" office:value="268.288" calcext:value-type="float">
            <text:p>268.288</text:p>
          </table:table-cell>
          <table:table-cell office:value-type="float" office:value="2.88760262235e-06" calcext:value-type="float">
            <text:p>2.8876026223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48.288" calcext:value-type="float">
            <text:p>1548.288</text:p>
          </table:table-cell>
          <table:table-cell office:value-type="float" office:value="0.0102270935242" calcext:value-type="float">
            <text:p>0.0102270935242</text:p>
          </table:table-cell>
          <table:table-cell office:value-type="float" office:value="272.384" calcext:value-type="float">
            <text:p>272.384</text:p>
          </table:table-cell>
          <table:table-cell office:value-type="float" office:value="2.77654098302e-06" calcext:value-type="float">
            <text:p>2.7765409830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64.672" calcext:value-type="float">
            <text:p>1564.672</text:p>
          </table:table-cell>
          <table:table-cell office:value-type="float" office:value="0.00992287571344" calcext:value-type="float">
            <text:p>0.00992287571344</text:p>
          </table:table-cell>
          <table:table-cell office:value-type="float" office:value="276.48" calcext:value-type="float">
            <text:p>276.48</text:p>
          </table:table-cell>
          <table:table-cell office:value-type="float" office:value="2.66547934369e-06" calcext:value-type="float">
            <text:p>2.6654793436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81.056" calcext:value-type="float">
            <text:p>1581.056</text:p>
          </table:table-cell>
          <table:table-cell office:value-type="float" office:value="0.0096112171896" calcext:value-type="float">
            <text:p>0.0096112171896</text:p>
          </table:table-cell>
          <table:table-cell office:value-type="float" office:value="280.576" calcext:value-type="float">
            <text:p>280.576</text:p>
          </table:table-cell>
          <table:table-cell office:value-type="float" office:value="2.62845879728e-06" calcext:value-type="float">
            <text:p>2.6284587972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597.44" calcext:value-type="float">
            <text:p>1597.44</text:p>
          </table:table-cell>
          <table:table-cell office:value-type="float" office:value="0.00929322850689" calcext:value-type="float">
            <text:p>0.00929322850689</text:p>
          </table:table-cell>
          <table:table-cell office:value-type="float" office:value="284.672" calcext:value-type="float">
            <text:p>284.672</text:p>
          </table:table-cell>
          <table:table-cell office:value-type="float" office:value="2.51739715795e-06" calcext:value-type="float">
            <text:p>2.5173971579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13.824" calcext:value-type="float">
            <text:p>1613.824</text:p>
          </table:table-cell>
          <table:table-cell office:value-type="float" office:value="0.00898057048428" calcext:value-type="float">
            <text:p>0.00898057048428</text:p>
          </table:table-cell>
          <table:table-cell office:value-type="float" office:value="288.768" calcext:value-type="float">
            <text:p>288.768</text:p>
          </table:table-cell>
          <table:table-cell office:value-type="float" office:value="2.48037661155e-06" calcext:value-type="float">
            <text:p>2.4803766115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30.208" calcext:value-type="float">
            <text:p>1630.208</text:p>
          </table:table-cell>
          <table:table-cell office:value-type="float" office:value="0.00867927713287" calcext:value-type="float">
            <text:p>0.00867927713287</text:p>
          </table:table-cell>
          <table:table-cell office:value-type="float" office:value="296.96" calcext:value-type="float">
            <text:p>296.96</text:p>
          </table:table-cell>
          <table:table-cell office:value-type="float" office:value="2.44335606503e-06" calcext:value-type="float">
            <text:p>2.4433560650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46.592" calcext:value-type="float">
            <text:p>1646.592</text:p>
          </table:table-cell>
          <table:table-cell office:value-type="float" office:value="0.00838716436276" calcext:value-type="float">
            <text:p>0.00838716436276</text:p>
          </table:table-cell>
          <table:table-cell office:value-type="float" office:value="301.056" calcext:value-type="float">
            <text:p>301.056</text:p>
          </table:table-cell>
          <table:table-cell office:value-type="float" office:value="2.36931497222e-06" calcext:value-type="float">
            <text:p>2.3693149722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62.976" calcext:value-type="float">
            <text:p>1662.976</text:p>
          </table:table-cell>
          <table:table-cell office:value-type="float" office:value="0.00810067840054" calcext:value-type="float">
            <text:p>0.00810067840054</text:p>
          </table:table-cell>
          <table:table-cell office:value-type="float" office:value="309.248" calcext:value-type="float">
            <text:p>309.248</text:p>
          </table:table-cell>
          <table:table-cell office:value-type="float" office:value="2.29527387929e-06" calcext:value-type="float">
            <text:p>2.2952738792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79.36" calcext:value-type="float">
            <text:p>1679.36</text:p>
          </table:table-cell>
          <table:table-cell office:value-type="float" office:value="0.00782651958981" calcext:value-type="float">
            <text:p>0.00782651958981</text:p>
          </table:table-cell>
          <table:table-cell office:value-type="float" office:value="317.44" calcext:value-type="float">
            <text:p>317.44</text:p>
          </table:table-cell>
          <table:table-cell office:value-type="float" office:value="2.14719169356e-06" calcext:value-type="float">
            <text:p>2.1471916935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695.744" calcext:value-type="float">
            <text:p>1695.744</text:p>
          </table:table-cell>
          <table:table-cell office:value-type="float" office:value="0.00754462391823" calcext:value-type="float">
            <text:p>0.00754462391823</text:p>
          </table:table-cell>
          <table:table-cell office:value-type="float" office:value="321.536" calcext:value-type="float">
            <text:p>321.536</text:p>
          </table:table-cell>
          <table:table-cell office:value-type="float" office:value="2.07315060063e-06" calcext:value-type="float">
            <text:p>2.0731506006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12.128" calcext:value-type="float">
            <text:p>1712.128</text:p>
          </table:table-cell>
          <table:table-cell office:value-type="float" office:value="0.00727572173066" calcext:value-type="float">
            <text:p>0.00727572173066</text:p>
          </table:table-cell>
          <table:table-cell office:value-type="float" office:value="325.632" calcext:value-type="float">
            <text:p>325.632</text:p>
          </table:table-cell>
          <table:table-cell office:value-type="float" office:value="2.03613005423e-06" calcext:value-type="float">
            <text:p>2.0361300542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28.512" calcext:value-type="float">
            <text:p>1728.512</text:p>
          </table:table-cell>
          <table:table-cell office:value-type="float" office:value="0.00701459342241" calcext:value-type="float">
            <text:p>0.00701459342241</text:p>
          </table:table-cell>
          <table:table-cell office:value-type="float" office:value="329.728" calcext:value-type="float">
            <text:p>329.728</text:p>
          </table:table-cell>
          <table:table-cell office:value-type="float" office:value="1.99910950782e-06" calcext:value-type="float">
            <text:p>1.9991095078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44.896" calcext:value-type="float">
            <text:p>1744.896</text:p>
          </table:table-cell>
          <table:table-cell office:value-type="float" office:value="0.00675483479766" calcext:value-type="float">
            <text:p>0.00675483479766</text:p>
          </table:table-cell>
          <table:table-cell office:value-type="float" office:value="333.824" calcext:value-type="float">
            <text:p>333.824</text:p>
          </table:table-cell>
          <table:table-cell office:value-type="float" office:value="1.9250684149e-06" calcext:value-type="float">
            <text:p>1.925068414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61.28" calcext:value-type="float">
            <text:p>1761.28</text:p>
          </table:table-cell>
          <table:table-cell office:value-type="float" office:value="0.00649700113351" calcext:value-type="float">
            <text:p>0.00649700113351</text:p>
          </table:table-cell>
          <table:table-cell office:value-type="float" office:value="337.92" calcext:value-type="float">
            <text:p>337.92</text:p>
          </table:table-cell>
          <table:table-cell office:value-type="float" office:value="1.77698622916e-06" calcext:value-type="float">
            <text:p>1.77698622916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77.664" calcext:value-type="float">
            <text:p>1777.664</text:p>
          </table:table-cell>
          <table:table-cell office:value-type="float" office:value="0.00624138857773" calcext:value-type="float">
            <text:p>0.00624138857773</text:p>
          </table:table-cell>
          <table:table-cell office:value-type="float" office:value="342.016" calcext:value-type="float">
            <text:p>342.016</text:p>
          </table:table-cell>
          <table:table-cell office:value-type="float" office:value="1.73996568265e-06" calcext:value-type="float">
            <text:p>1.7399656826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794.048" calcext:value-type="float">
            <text:p>1794.048</text:p>
          </table:table-cell>
          <table:table-cell office:value-type="float" office:value="0.00597241235321" calcext:value-type="float">
            <text:p>0.00597241235321</text:p>
          </table:table-cell>
          <table:table-cell office:value-type="float" office:value="346.112" calcext:value-type="float">
            <text:p>346.112</text:p>
          </table:table-cell>
          <table:table-cell office:value-type="float" office:value="1.66592458983e-06" calcext:value-type="float">
            <text:p>1.66592458983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10.432" calcext:value-type="float">
            <text:p>1810.432</text:p>
          </table:table-cell>
          <table:table-cell office:value-type="float" office:value="0.00570565723707" calcext:value-type="float">
            <text:p>0.00570565723707</text:p>
          </table:table-cell>
          <table:table-cell office:value-type="float" office:value="354.304" calcext:value-type="float">
            <text:p>354.304</text:p>
          </table:table-cell>
          <table:table-cell office:value-type="float" office:value="1.5548629505e-06" calcext:value-type="float">
            <text:p>1.554862950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26.816" calcext:value-type="float">
            <text:p>1826.816</text:p>
          </table:table-cell>
          <table:table-cell office:value-type="float" office:value="0.005425131249" calcext:value-type="float">
            <text:p>0.005425131249</text:p>
          </table:table-cell>
          <table:table-cell office:value-type="float" office:value="358.4" calcext:value-type="float">
            <text:p>358.4</text:p>
          </table:table-cell>
          <table:table-cell office:value-type="float" office:value="1.48082185758e-06" calcext:value-type="float">
            <text:p>1.4808218575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43.2" calcext:value-type="float">
            <text:p>1843.2</text:p>
          </table:table-cell>
          <table:table-cell office:value-type="float" office:value="0.00513886739761" calcext:value-type="float">
            <text:p>0.00513886739761</text:p>
          </table:table-cell>
          <table:table-cell office:value-type="float" office:value="366.592" calcext:value-type="float">
            <text:p>366.592</text:p>
          </table:table-cell>
          <table:table-cell office:value-type="float" office:value="1.36976021825e-06" calcext:value-type="float">
            <text:p>1.36976021825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59.584" calcext:value-type="float">
            <text:p>1859.584</text:p>
          </table:table-cell>
          <table:table-cell office:value-type="float" office:value="0.00484123887502" calcext:value-type="float">
            <text:p>0.00484123887502</text:p>
          </table:table-cell>
          <table:table-cell office:value-type="float" office:value="374.784" calcext:value-type="float">
            <text:p>374.784</text:p>
          </table:table-cell>
          <table:table-cell office:value-type="float" office:value="1.25869857892e-06" calcext:value-type="float">
            <text:p>1.25869857892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75.968" calcext:value-type="float">
            <text:p>1875.968</text:p>
          </table:table-cell>
          <table:table-cell office:value-type="float" office:value="0.00453735423051" calcext:value-type="float">
            <text:p>0.00453735423051</text:p>
          </table:table-cell>
          <table:table-cell office:value-type="float" office:value="378.88" calcext:value-type="float">
            <text:p>378.88</text:p>
          </table:table-cell>
          <table:table-cell office:value-type="float" office:value="1.22167803251e-06" calcext:value-type="float">
            <text:p>1.2216780325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892.352" calcext:value-type="float">
            <text:p>1892.352</text:p>
          </table:table-cell>
          <table:table-cell office:value-type="float" office:value="0.00422869420298" calcext:value-type="float">
            <text:p>0.00422869420298</text:p>
          </table:table-cell>
          <table:table-cell office:value-type="float" office:value="382.976" calcext:value-type="float">
            <text:p>382.976</text:p>
          </table:table-cell>
          <table:table-cell office:value-type="float" office:value="1.18465748611e-06" calcext:value-type="float">
            <text:p>1.18465748611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08.736" calcext:value-type="float">
            <text:p>1908.736</text:p>
          </table:table-cell>
          <table:table-cell office:value-type="float" office:value="0.00393006618163" calcext:value-type="float">
            <text:p>0.00393006618163</text:p>
          </table:table-cell>
          <table:table-cell office:value-type="float" office:value="387.072" calcext:value-type="float">
            <text:p>387.072</text:p>
          </table:table-cell>
          <table:table-cell office:value-type="float" office:value="1.1476369397e-06" calcext:value-type="float">
            <text:p>1.1476369397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25.12" calcext:value-type="float">
            <text:p>1925.12</text:p>
          </table:table-cell>
          <table:table-cell office:value-type="float" office:value="0.00362766227603" calcext:value-type="float">
            <text:p>0.00362766227603</text:p>
          </table:table-cell>
          <table:table-cell office:value-type="float" office:value="391.168" calcext:value-type="float">
            <text:p>391.168</text:p>
          </table:table-cell>
          <table:table-cell office:value-type="float" office:value="1.11061639319e-06" calcext:value-type="float">
            <text:p>1.11061639319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41.504" calcext:value-type="float">
            <text:p>1941.504</text:p>
          </table:table-cell>
          <table:table-cell office:value-type="float" office:value="0.00332474011181" calcext:value-type="float">
            <text:p>0.00332474011181</text:p>
          </table:table-cell>
          <table:table-cell office:value-type="float" office:value="395.264" calcext:value-type="float">
            <text:p>395.264</text:p>
          </table:table-cell>
          <table:table-cell office:value-type="float" office:value="1.07359584678e-06" calcext:value-type="float">
            <text:p>1.07359584678e-06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57.888" calcext:value-type="float">
            <text:p>1957.888</text:p>
          </table:table-cell>
          <table:table-cell office:value-type="float" office:value="0.00302818512494" calcext:value-type="float">
            <text:p>0.00302818512494</text:p>
          </table:table-cell>
          <table:table-cell office:value-type="float" office:value="399.36" calcext:value-type="float">
            <text:p>399.36</text:p>
          </table:table-cell>
          <table:table-cell office:value-type="float" office:value="9.99554753855e-07" calcext:value-type="float">
            <text:p>9.9955475385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74.272" calcext:value-type="float">
            <text:p>1974.272</text:p>
          </table:table-cell>
          <table:table-cell office:value-type="float" office:value="0.00273262963684" calcext:value-type="float">
            <text:p>0.00273262963684</text:p>
          </table:table-cell>
          <table:table-cell office:value-type="float" office:value="407.552" calcext:value-type="float">
            <text:p>407.552</text:p>
          </table:table-cell>
          <table:table-cell office:value-type="float" office:value="9.62534207449e-07" calcext:value-type="float">
            <text:p>9.625342074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1990.656" calcext:value-type="float">
            <text:p>1990.656</text:p>
          </table:table-cell>
          <table:table-cell office:value-type="float" office:value="0.00243848085071" calcext:value-type="float">
            <text:p>0.00243848085071</text:p>
          </table:table-cell>
          <table:table-cell office:value-type="float" office:value="436.224" calcext:value-type="float">
            <text:p>436.224</text:p>
          </table:table-cell>
          <table:table-cell office:value-type="float" office:value="8.88493114526e-07" calcext:value-type="float">
            <text:p>8.8849311452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07.04" calcext:value-type="float">
            <text:p>2007.04</text:p>
          </table:table-cell>
          <table:table-cell office:value-type="float" office:value="0.00214918148454" calcext:value-type="float">
            <text:p>0.00214918148454</text:p>
          </table:table-cell>
          <table:table-cell office:value-type="float" office:value="440.32" calcext:value-type="float">
            <text:p>440.32</text:p>
          </table:table-cell>
          <table:table-cell office:value-type="float" office:value="8.5147256812e-07" calcext:value-type="float">
            <text:p>8.514725681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23.424" calcext:value-type="float">
            <text:p>2023.424</text:p>
          </table:table-cell>
          <table:table-cell office:value-type="float" office:value="0.00187135784499" calcext:value-type="float">
            <text:p>0.00187135784499</text:p>
          </table:table-cell>
          <table:table-cell office:value-type="float" office:value="444.416" calcext:value-type="float">
            <text:p>444.416</text:p>
          </table:table-cell>
          <table:table-cell office:value-type="float" office:value="8.14452021713e-07" calcext:value-type="float">
            <text:p>8.1445202171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39.808" calcext:value-type="float">
            <text:p>2039.808</text:p>
          </table:table-cell>
          <table:table-cell office:value-type="float" office:value="0.00160082684461" calcext:value-type="float">
            <text:p>0.00160082684461</text:p>
          </table:table-cell>
          <table:table-cell office:value-type="float" office:value="448.512" calcext:value-type="float">
            <text:p>448.512</text:p>
          </table:table-cell>
          <table:table-cell office:value-type="float" office:value="7.4041092879e-07" calcext:value-type="float">
            <text:p>7.404109287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56.192" calcext:value-type="float">
            <text:p>2056.192</text:p>
          </table:table-cell>
          <table:table-cell office:value-type="float" office:value="0.00134528832578" calcext:value-type="float">
            <text:p>0.00134528832578</text:p>
          </table:table-cell>
          <table:table-cell office:value-type="float" office:value="456.704" calcext:value-type="float">
            <text:p>456.704</text:p>
          </table:table-cell>
          <table:table-cell office:value-type="float" office:value="7.03390382384e-07" calcext:value-type="float">
            <text:p>7.03390382384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72.576" calcext:value-type="float">
            <text:p>2072.576</text:p>
          </table:table-cell>
          <table:table-cell office:value-type="float" office:value="0.00110226205081" calcext:value-type="float">
            <text:p>0.00110226205081</text:p>
          </table:table-cell>
          <table:table-cell office:value-type="float" office:value="460.8" calcext:value-type="float">
            <text:p>460.8</text:p>
          </table:table-cell>
          <table:table-cell office:value-type="float" office:value="6.66369835978e-07" calcext:value-type="float">
            <text:p>6.6636983597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088.96" calcext:value-type="float">
            <text:p>2088.96</text:p>
          </table:table-cell>
          <table:table-cell office:value-type="float" office:value="0.000883593931043" calcext:value-type="float">
            <text:p>0.000883593931043</text:p>
          </table:table-cell>
          <table:table-cell office:value-type="float" office:value="468.992" calcext:value-type="float">
            <text:p>468.992</text:p>
          </table:table-cell>
          <table:table-cell office:value-type="float" office:value="6.2934928946e-07" calcext:value-type="float">
            <text:p>6.293492894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13.536" calcext:value-type="float">
            <text:p>2113.536</text:p>
          </table:table-cell>
          <table:table-cell office:value-type="float" office:value="0.000557016962605" calcext:value-type="float">
            <text:p>0.000557016962605</text:p>
          </table:table-cell>
          <table:table-cell office:value-type="float" office:value="473.088" calcext:value-type="float">
            <text:p>473.088</text:p>
          </table:table-cell>
          <table:table-cell office:value-type="float" office:value="5.55308196648e-07" calcext:value-type="float">
            <text:p>5.5530819664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46.304" calcext:value-type="float">
            <text:p>2146.304</text:p>
          </table:table-cell>
          <table:table-cell office:value-type="float" office:value="0.000327946651938" calcext:value-type="float">
            <text:p>0.000327946651938</text:p>
          </table:table-cell>
          <table:table-cell office:value-type="float" office:value="481.28" calcext:value-type="float">
            <text:p>481.28</text:p>
          </table:table-cell>
          <table:table-cell office:value-type="float" office:value="5.18287650131e-07" calcext:value-type="float">
            <text:p>5.1828765013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179.072" calcext:value-type="float">
            <text:p>2179.072</text:p>
          </table:table-cell>
          <table:table-cell office:value-type="float" office:value="0.000167989830285" calcext:value-type="float">
            <text:p>0.000167989830285</text:p>
          </table:table-cell>
          <table:table-cell office:value-type="float" office:value="485.376" calcext:value-type="float">
            <text:p>485.376</text:p>
          </table:table-cell>
          <table:table-cell office:value-type="float" office:value="4.07226010801e-07" calcext:value-type="float">
            <text:p>4.0722601080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11.84" calcext:value-type="float">
            <text:p>2211.84</text:p>
          </table:table-cell>
          <table:table-cell office:value-type="float" office:value="7.6443146659e-05" calcext:value-type="float">
            <text:p>7.6443146659e-05</text:p>
          </table:table-cell>
          <table:table-cell office:value-type="float" office:value="493.568" calcext:value-type="float">
            <text:p>493.568</text:p>
          </table:table-cell>
          <table:table-cell office:value-type="float" office:value="3.70205464395e-07" calcext:value-type="float">
            <text:p>3.7020546439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44.608" calcext:value-type="float">
            <text:p>2244.608</text:p>
          </table:table-cell>
          <table:table-cell office:value-type="float" office:value="3.65742512829e-05" calcext:value-type="float">
            <text:p>3.65742512829e-05</text:p>
          </table:table-cell>
          <table:table-cell office:value-type="float" office:value="497.664" calcext:value-type="float">
            <text:p>497.664</text:p>
          </table:table-cell>
          <table:table-cell office:value-type="float" office:value="2.96164371472e-07" calcext:value-type="float">
            <text:p>2.9616437147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277.376" calcext:value-type="float">
            <text:p>2277.376</text:p>
          </table:table-cell>
          <table:table-cell office:value-type="float" office:value="1.79909778578e-05" calcext:value-type="float">
            <text:p>1.79909778578e-05</text:p>
          </table:table-cell>
          <table:table-cell office:value-type="float" office:value="505.856" calcext:value-type="float">
            <text:p>505.856</text:p>
          </table:table-cell>
          <table:table-cell office:value-type="float" office:value="2.59143825065e-07" calcext:value-type="float">
            <text:p>2.5914382506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10.144" calcext:value-type="float">
            <text:p>2310.144</text:p>
          </table:table-cell>
          <table:table-cell office:value-type="float" office:value="8.36617488864e-06" calcext:value-type="float">
            <text:p>8.36617488864e-06</text:p>
          </table:table-cell>
          <table:table-cell office:value-type="float" office:value="514.048" calcext:value-type="float">
            <text:p>514.048</text:p>
          </table:table-cell>
          <table:table-cell office:value-type="float" office:value="1.85102732253e-07" calcext:value-type="float">
            <text:p>1.8510273225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42.912" calcext:value-type="float">
            <text:p>2342.912</text:p>
          </table:table-cell>
          <table:table-cell office:value-type="float" office:value="3.99799507955e-06" calcext:value-type="float">
            <text:p>3.99799507955e-06</text:p>
          </table:table-cell>
          <table:table-cell office:value-type="float" office:value="536.576" calcext:value-type="float">
            <text:p>536.576</text:p>
          </table:table-cell>
          <table:table-cell office:value-type="float" office:value="1.48082185736e-07" calcext:value-type="float">
            <text:p>1.4808218573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375.68" calcext:value-type="float">
            <text:p>2375.68</text:p>
          </table:table-cell>
          <table:table-cell office:value-type="float" office:value="2.25812685051e-06" calcext:value-type="float">
            <text:p>2.25812685051e-06</text:p>
          </table:table-cell>
          <table:table-cell office:value-type="float" office:value="569.344" calcext:value-type="float">
            <text:p>569.344</text:p>
          </table:table-cell>
          <table:table-cell office:value-type="float" office:value="1.1106163933e-07" calcext:value-type="float">
            <text:p>1.110616393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08.448" calcext:value-type="float">
            <text:p>2408.448</text:p>
          </table:table-cell>
          <table:table-cell office:value-type="float" office:value="1.51775739132e-06" calcext:value-type="float">
            <text:p>1.51775739132e-06</text:p>
          </table:table-cell>
          <table:table-cell office:value-type="float" office:value="659.456" calcext:value-type="float">
            <text:p>659.456</text:p>
          </table:table-cell>
          <table:table-cell office:value-type="float" office:value="7.40410929234e-08" calcext:value-type="float">
            <text:p>7.40410929234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41.216" calcext:value-type="float">
            <text:p>2441.216</text:p>
          </table:table-cell>
          <table:table-cell office:value-type="float" office:value="1.11055418872e-06" calcext:value-type="float">
            <text:p>1.11055418872e-06</text:p>
          </table:table-cell>
          <table:table-cell office:value-type="float" office:value="1036.288" calcext:value-type="float">
            <text:p>1036.288</text:p>
          </table:table-cell>
          <table:table-cell office:value-type="float" office:value="3.70205464062e-08" calcext:value-type="float">
            <text:p>3.70205464062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473.984" calcext:value-type="float">
            <text:p>2473.984</text:p>
          </table:table-cell>
          <table:table-cell office:value-type="float" office:value="1.03651724281e-06" calcext:value-type="float">
            <text:p>1.03651724281e-06</text:p>
          </table:table-cell>
          <table:table-cell office:value-type="float" office:value="1220.608" calcext:value-type="float">
            <text:p>1220.608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06.752" calcext:value-type="float">
            <text:p>2506.752</text:p>
          </table:table-cell>
          <table:table-cell office:value-type="float" office:value="9.25461823953e-07" calcext:value-type="float">
            <text:p>9.2546182395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539.52" calcext:value-type="float">
            <text:p>2539.52</text:p>
          </table:table-cell>
          <table:table-cell office:value-type="float" office:value="8.88443350999e-07" calcext:value-type="float">
            <text:p>8.8844335099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605.056" calcext:value-type="float">
            <text:p>2605.056</text:p>
          </table:table-cell>
          <table:table-cell office:value-type="float" office:value="8.51424878046e-07" calcext:value-type="float">
            <text:p>8.5142487804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03.36" calcext:value-type="float">
            <text:p>2703.36</text:p>
          </table:table-cell>
          <table:table-cell office:value-type="float" office:value="8.14406405092e-07" calcext:value-type="float">
            <text:p>8.14406405092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736.128" calcext:value-type="float">
            <text:p>2736.128</text:p>
          </table:table-cell>
          <table:table-cell office:value-type="float" office:value="7.77387932138e-07" calcext:value-type="float">
            <text:p>7.7738793213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867.2" calcext:value-type="float">
            <text:p>2867.2</text:p>
          </table:table-cell>
          <table:table-cell office:value-type="float" office:value="7.40369459185e-07" calcext:value-type="float">
            <text:p>7.4036945918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32.736" calcext:value-type="float">
            <text:p>2932.736</text:p>
          </table:table-cell>
          <table:table-cell office:value-type="float" office:value="5.9229556737e-07" calcext:value-type="float">
            <text:p>5.9229556737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2998.272" calcext:value-type="float">
            <text:p>2998.272</text:p>
          </table:table-cell>
          <table:table-cell office:value-type="float" office:value="5.55277094416e-07" calcext:value-type="float">
            <text:p>5.5527709441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31.04" calcext:value-type="float">
            <text:p>3031.04</text:p>
          </table:table-cell>
          <table:table-cell office:value-type="float" office:value="4.81240148509e-07" calcext:value-type="float">
            <text:p>4.8124014850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63.808" calcext:value-type="float">
            <text:p>3063.808</text:p>
          </table:table-cell>
          <table:table-cell office:value-type="float" office:value="4.44221675555e-07" calcext:value-type="float">
            <text:p>4.44221675555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096.576" calcext:value-type="float">
            <text:p>3096.576</text:p>
          </table:table-cell>
          <table:table-cell office:value-type="float" office:value="4.0720320249e-07" calcext:value-type="float">
            <text:p>4.0720320249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62.112" calcext:value-type="float">
            <text:p>3162.112</text:p>
          </table:table-cell>
          <table:table-cell office:value-type="float" office:value="3.33166256583e-07" calcext:value-type="float">
            <text:p>3.33166256583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194.88" calcext:value-type="float">
            <text:p>3194.88</text:p>
          </table:table-cell>
          <table:table-cell office:value-type="float" office:value="2.59129310676e-07" calcext:value-type="float">
            <text:p>2.59129310676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25.952" calcext:value-type="float">
            <text:p>3325.952</text:p>
          </table:table-cell>
          <table:table-cell office:value-type="float" office:value="1.85092364768e-07" calcext:value-type="float">
            <text:p>1.85092364768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391.488" calcext:value-type="float">
            <text:p>3391.488</text:p>
          </table:table-cell>
          <table:table-cell office:value-type="float" office:value="1.11055418861e-07" calcext:value-type="float">
            <text:p>1.11055418861e-07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57.024" calcext:value-type="float">
            <text:p>3457.024</text:p>
          </table:table-cell>
          <table:table-cell office:value-type="float" office:value="7.40369459074e-08" calcext:value-type="float">
            <text:p>7.40369459074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489.792" calcext:value-type="float">
            <text:p>3489.792</text:p>
          </table:table-cell>
          <table:table-cell office:value-type="float" office:value="3.70184729537e-08" calcext:value-type="float">
            <text:p>3.70184729537e-08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float" office:value="3653.632" calcext:value-type="float">
            <text:p>3653.632</text:p>
          </table:table-cell>
          <table:table-cell office:value-type="float" office:value="0.0" calcext:value-type="float">
            <text:p>0.0</text:p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  <table:table-row table:style-name="ro1"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  <table:table-cell office:value-type="string" calcext:value-type="string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99pt" svg:stroke-color="#41719c" draw:stroke-linejoin="miter" svg:stroke-linecap="butt" draw:fill-color="#5b9bd5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21">
      <number:number number:decimal-places="1" loext:min-decimal-places="1" number:min-integer-digits="1" number:grouping="true"/>
    </number:number-style>
    <number:number-style style:name="N122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2">00/00/0000</text:date>, <text:time style:data-style-name="N2" text:time-value="10:48:04.9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5.2$Windows_X86_64 LibreOffice_project/7a864d8825610a8c07cfc3bc01dd4fce6a9447e5</meta:generator>
    <meta:creation-date>2016-10-19T15:04:18Z</meta:creation-date>
    <dc:date>2016-11-02T10:48:33.130000000</dc:date>
    <meta:editing-cycles>19</meta:editing-cycles>
    <meta:editing-duration>PT46M42S</meta:editing-duration>
    <meta:document-statistic meta:table-count="4" meta:cell-count="121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58cm" svg:height="9.005cm" xlink:href=".." xlink:type="simple" chart:class="chart:line" chart:style-name="ch1">
        <chart:title svg:x="10.751cm" svg:y="0.107cm" chart:style-name="ch2">
          <text:p>Long Term Performance Stability</text:p>
        </chart:title>
        <chart:plot-area chart:style-name="ch3" table:cell-range-address="Timeseries.A20:Timeseries.A1100" chart:data-source-has-labels="row" svg:x="1.055cm" svg:y="1.268cm" svg:width="26.336cm" svg:height="7.092cm">
          <chartooo:coordinate-region svg:x="1.526cm" svg:y="1.467cm" svg:width="25.865cm" svg:height="5.839cm"/>
          <chart:axis chart:dimension="x" chart:name="primary-x" chart:style-name="ch4">
            <chart:title svg:x="13.57cm" svg:y="8.445cm" chart:style-name="ch5">
              <text:p>Seconds</text:p>
            </chart:title>
          </chart:axis>
          <chart:axis chart:dimension="y" chart:name="primary-y" chart:style-name="ch6">
            <chart:title svg:x="0cm" svg:y="4.487cm" chart:style-name="ch7">
              <text:p>IOPS</text:p>
            </chart:title>
            <chart:grid chart:style-name="ch8" chart:class="major"/>
          </chart:axis>
          <chart:series chart:style-name="ch9" chart:values-cell-range-address="Timeseries.A21:Timeseries.A1100" chart:label-cell-address="Timeseries.A20:Timeseries.A20" chart:class="chart:line">
            <chart:data-point chart:repeated="1080"/>
          </chart:series>
          <chart:wall chart:style-name="ch10"/>
          <chart:floor chart:style-name="ch11"/>
        </chart:plot-area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28cm" svg:y="0.314cm" chart:style-name="ch2">
          <text:p>Sustained Sequential Writes, QD=1</text:p>
        </chart:title>
        <chart:plot-area chart:style-name="ch3" table:cell-range-address="Tests.C33:Tests.C41 Tests.G33:Tests.G4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33:Tests.C4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33:Tests.G4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3cm" svg:y="0.392cm" chart:style-name="ch2">
          <text:p>70:30 R:W - Read Exceedance by QD</text:p>
        </chart:title>
        <chart:legend chart:legend-position="bottom" svg:x="3.426cm" svg:y="11.442cm" style:legend-expansion="wide" chart:style-name="ch3"/>
        <chart:plot-area chart:style-name="ch4" table:cell-range-address="Exceedance.A14:Exceedance.B1599 Exceedance.A11:Exceedance.A11 Exceedance.F11:Exceedance.F11 Exceedance.G14:Exceedance.G1599 Exceedance.K11:Exceedance.K11 Exceedance.L14:Exceedance.L1599 Exceedance.P11:Exceedance.P11 Exceedance.Q14:Exceedance.Q1599" chart:data-source-has-labels="row" svg:x="2.729cm" svg:y="1.298cm" svg:width="12.722cm" svg:height="9.885cm">
          <chartooo:coordinate-region svg:x="3.034cm" svg:y="1.298cm" svg:width="12.018cm" svg:height="9.238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B14:Exceedance.B1599" chart:label-cell-address="Exceedance.A11:Exceedance.A11" chart:class="chart:scatter">
            <chart:domain table:cell-range-address="Exceedance.A14:Exceedance.A1599"/>
            <chart:data-point chart:repeated="1586"/>
          </chart:series>
          <chart:series chart:style-name="ch10" chart:values-cell-range-address="Exceedance.G14:Exceedance.G1599" chart:label-cell-address="Exceedance.F11:Exceedance.F11" chart:class="chart:scatter">
            <chart:domain table:cell-range-address="Exceedance.F14:Exceedance.F1599"/>
            <chart:data-point chart:repeated="1586"/>
          </chart:series>
          <chart:series chart:style-name="ch11" chart:values-cell-range-address="Exceedance.L14:Exceedance.L1599" chart:label-cell-address="Exceedance.K11:Exceedance.K11" chart:class="chart:scatter">
            <chart:domain table:cell-range-address="Exceedance.K14:Exceedance.K1599"/>
            <chart:data-point chart:repeated="1586"/>
          </chart:series>
          <chart:series chart:style-name="ch12" chart:values-cell-range-address="Exceedance.Q14:Exceedance.Q1599" chart:label-cell-address="Exceedance.P11:Exceedance.P11" chart:class="chart:scatter">
            <chart:domain table:cell-range-address="Exceedance.P14:Exceedance.P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2">
      <number:number number:decimal-places="0" loext:min-decimal-places="0" number:min-integer-digits="0"/>
      <number:text> us</number:text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treat-empty-cells="ignore"/>
      <style:graphic-properties svg:stroke-width="0.026cm" svg:stroke-color="#b3b3b3" draw:fill="none"/>
    </style:style>
    <style:style style:name="ch5" style:family="chart" style:data-style-name="N122">
      <style:chart-properties chart:display-label="true" chart:tick-marks-major-inner="false" chart:tick-marks-major-outer="false" chart:tick-marks-minor-inner="false" chart:tick-marks-minor-outer="true" chart:logarithmic="true" chart:minimum="1" chart:origin="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graphic-properties svg:stroke-width="0.018cm" svg:stroke-color="#b3b3b3"/>
    </style:style>
    <style:style style:name="ch7" style:family="chart">
      <style:graphic-properties svg:stroke-width="0.018cm" svg:stroke-color="#dddddd"/>
    </style:style>
    <style:style style:name="ch8" style:family="chart" style:data-style-name="N0">
      <style:chart-properties chart:display-label="true" chart:tick-marks-major-inner="false" chart:tick-marks-major-outer="false" chart:tick-marks-minor-inner="false" chart:tick-marks-minor-outer="true" chart:logarithmic="true" chart:minimum="0.0000001" chart:maximum="1" chart:origin="0" chart:gap-width="150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width="0.026cm" svg:stroke-color="#b3b3b3"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16cm" svg:height="12.723cm" xlink:href=".." xlink:type="simple" chart:class="chart:scatter" chart:style-name="ch1">
        <chart:title svg:x="4.418cm" svg:y="0.392cm" chart:style-name="ch2">
          <text:p>70:30 R:W - Write Exceedance by QD</text:p>
        </chart:title>
        <chart:legend chart:legend-position="bottom" svg:x="3.321cm" svg:y="11.442cm" style:legend-expansion="wide" chart:style-name="ch3"/>
        <chart:plot-area chart:style-name="ch4" table:cell-range-address="Exceedance.C14:Exceedance.D1599 Exceedance.C11:Exceedance.C11 Exceedance.H11:Exceedance.H11 Exceedance.I14:Exceedance.I1599 Exceedance.M11:Exceedance.M11 Exceedance.N14:Exceedance.N1599 Exceedance.R11:Exceedance.R11 Exceedance.S14:Exceedance.S1599" chart:data-source-has-labels="row" svg:x="2.729cm" svg:y="1.298cm" svg:width="12.721cm" svg:height="9.884cm">
          <chartooo:coordinate-region svg:x="3.034cm" svg:y="1.298cm" svg:width="12.017cm" svg:height="9.237cm"/>
          <chart:axis chart:dimension="x" chart:name="primary-x" chart:style-name="ch5">
            <chart:grid chart:style-name="ch6" chart:class="major"/>
            <chart:grid chart:style-name="ch7" chart:class="minor"/>
          </chart:axis>
          <chart:axis chart:dimension="y" chart:name="primary-y" chart:style-name="ch8">
            <chart:grid chart:style-name="ch6" chart:class="major"/>
            <chart:grid chart:style-name="ch7" chart:class="minor"/>
          </chart:axis>
          <chart:series chart:style-name="ch9" chart:values-cell-range-address="Exceedance.D14:Exceedance.D1599" chart:label-cell-address="Exceedance.C11:Exceedance.C11" chart:class="chart:scatter">
            <chart:domain table:cell-range-address="Exceedance.C14:Exceedance.C1599"/>
            <chart:data-point chart:repeated="1586"/>
          </chart:series>
          <chart:series chart:style-name="ch10" chart:values-cell-range-address="Exceedance.I14:Exceedance.I1599" chart:label-cell-address="Exceedance.H11:Exceedance.H11" chart:class="chart:scatter">
            <chart:domain table:cell-range-address="Exceedance.H14:Exceedance.H1599"/>
            <chart:data-point chart:repeated="1586"/>
          </chart:series>
          <chart:series chart:style-name="ch11" chart:values-cell-range-address="Exceedance.N14:Exceedance.N1599" chart:label-cell-address="Exceedance.M11:Exceedance.M11" chart:class="chart:scatter">
            <chart:domain table:cell-range-address="Exceedance.M14:Exceedance.M1599"/>
            <chart:data-point chart:repeated="1586"/>
          </chart:series>
          <chart:series chart:style-name="ch12" chart:values-cell-range-address="Exceedance.S14:Exceedance.S1599" chart:label-cell-address="Exceedance.R11:Exceedance.R11" chart:class="chart:scatter">
            <chart:domain table:cell-range-address="Exceedance.R14:Exceedance.R1599"/>
            <chart:data-point chart:repeated="1586"/>
          </chart:series>
          <chart:wall chart:style-name="ch13"/>
          <chart:floor chart:style-name="ch14"/>
        </chart:plot-area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7.942cm" svg:height="8.971cm" xlink:href=".." xlink:type="simple" chart:class="chart:line" chart:style-name="ch1">
        <chart:title svg:x="10.21cm" svg:y="0.314cm" chart:style-name="ch2">
          <text:p>Sustained Random 4K Mixed (R70:W30)</text:p>
        </chart:title>
        <chart:plot-area chart:style-name="ch3" table:cell-range-address="Tests.D53:Tests.D61 Tests.F53:Tests.F61" chart:data-source-has-labels="column" svg:x="1.569cm" svg:y="1.326cm" svg:width="25.815cm" svg:height="6.485cm">
          <chartooo:coordinate-region svg:x="2.04cm" svg:y="1.525cm" svg:width="25.344cm" svg:height="6.087cm"/>
          <chart:axis chart:dimension="x" chart:name="primary-x" chart:style-name="ch4" chartooo:axis-type="text">
            <chart:title svg:x="13.466cm" svg:y="7.99cm" chart:style-name="ch5">
              <text:p>Queue Depth</text:p>
            </chart:title>
            <chart:categories table:cell-range-address="Tests.D53:Tests.D61"/>
          </chart:axis>
          <chart:axis chart:dimension="y" chart:name="primary-y" chart:style-name="ch6">
            <chart:title svg:x="0.451cm" svg:y="4.943cm" chart:style-name="ch7">
              <text:p>IOPS</text:p>
            </chart:title>
            <chart:grid chart:style-name="ch8" chart:class="major"/>
          </chart:axis>
          <chart:series chart:style-name="ch9" chart:values-cell-range-address="Tests.F53:Tests.F6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9.005cm" xlink:href=".." xlink:type="simple" chart:class="chart:line" chart:style-name="ch1">
        <chart:title svg:x="5.402cm" svg:y="0.315cm" chart:style-name="ch2">
          <text:p>Sustained 4K Random Read</text:p>
        </chart:title>
        <chart:plot-area chart:style-name="ch3" table:cell-range-address="Tests.D43:Tests.D51 Tests.F43:Tests.F51" chart:data-source-has-labels="column" svg:x="1.33cm" svg:y="1.328cm" svg:width="14.35cm" svg:height="6.516cm">
          <chartooo:coordinate-region svg:x="1.801cm" svg:y="1.528cm" svg:width="13.879cm" svg:height="6.117cm"/>
          <chart:axis chart:dimension="x" chart:name="primary-x" chart:style-name="ch4" chartooo:axis-type="text">
            <chart:title svg:x="7.495cm" svg:y="8.024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4.961cm" chart:style-name="ch7">
              <text:p>IOPS</text:p>
            </chart:title>
            <chart:grid chart:style-name="ch8" chart:class="major"/>
          </chart:axis>
          <chart:series chart:style-name="ch9" chart:values-cell-range-address="Tests.F43:Tests.F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403cm" svg:y="0.315cm" chart:style-name="ch2">
          <text:p>Sustained 4K Random Read</text:p>
        </chart:title>
        <chart:plot-area chart:style-name="ch3" table:cell-range-address="Tests.D43:Tests.D51 Tests.H43:Tests.H51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43:Tests.D51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H43:Tests.H5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F65:Tests.F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4.959cm" chart:style-name="ch7">
              <text:p>IOPS</text:p>
            </chart:title>
            <chart:grid chart:style-name="ch8" chart:class="major"/>
          </chart:axis>
          <chart:series chart:style-name="ch9" chart:values-cell-range-address="Tests.F65:Tests.F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6cm" svg:height="9.002cm" xlink:href=".." xlink:type="simple" chart:class="chart:line" chart:style-name="ch1">
        <chart:title svg:x="5.337cm" svg:y="0.315cm" chart:style-name="ch2">
          <text:p>Sustained 4K Random Write</text:p>
        </chart:title>
        <chart:plot-area chart:style-name="ch3" table:cell-range-address="Tests.D65:Tests.D73 Tests.I65:Tests.I73" chart:data-source-has-labels="column" svg:x="1.331cm" svg:y="1.328cm" svg:width="14.349cm" svg:height="6.513cm">
          <chartooo:coordinate-region svg:x="1.802cm" svg:y="1.527cm" svg:width="13.878cm" svg:height="6.115cm"/>
          <chart:axis chart:dimension="x" chart:name="primary-x" chart:style-name="ch4" chartooo:axis-type="text">
            <chart:title svg:x="7.495cm" svg:y="8.021cm" chart:style-name="ch5">
              <text:p>Queue Depth</text:p>
            </chart:title>
            <chart:categories table:cell-range-address="Tests.D65:Tests.D73"/>
          </chart:axis>
          <chart:axis chart:dimension="y" chart:name="primary-y" chart:style-name="ch6">
            <chart:title svg:x="0.451cm" svg:y="5.488cm" chart:style-name="ch7">
              <text:p>Latency (us)</text:p>
            </chart:title>
            <chart:grid chart:style-name="ch8" chart:class="major"/>
          </chart:axis>
          <chart:series chart:style-name="ch9" chart:values-cell-range-address="Tests.I65:Tests.I7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754cm" svg:y="0.314cm" chart:style-name="ch2">
          <text:p>Sustained Random Reads, QD=256</text:p>
        </chart:title>
        <chart:plot-area chart:style-name="ch3" table:cell-range-address="Tests.C23:Tests.C31 Tests.G23:Tests.G3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23:Tests.C3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23:Tests.G3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5.402cm" svg:y="0.314cm" chart:style-name="ch2">
          <text:p>Sustained Sequential Reads</text:p>
        </chart:title>
        <chart:plot-area chart:style-name="ch3" table:cell-range-address="Tests.C13:Tests.C21 Tests.G13:Tests.G21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13:Tests.C21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13:Tests.G21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symbol-type="automatic" chart:auto-position="true" chart:auto-size="true"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false" chart:link-data-style-to-source="tru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chart:auto-position="true"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amed-symbol" chart:symbol-name="square" chart:symbol-width="0.247cm" chart:symbol-height="0.247cm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5.999cm" svg:height="8.999cm" xlink:href=".." xlink:type="simple" chart:class="chart:line" chart:style-name="ch1">
        <chart:title svg:x="4.688cm" svg:y="0.314cm" chart:style-name="ch2">
          <text:p>Sustained Random Writes, QD=256</text:p>
        </chart:title>
        <chart:plot-area chart:style-name="ch3" table:cell-range-address="Tests.C75:Tests.C83 Tests.G75:Tests.G83" chart:data-source-has-labels="column" svg:x="1.33cm" svg:y="1.326cm" svg:width="14.35cm" svg:height="6.513cm">
          <chartooo:coordinate-region svg:x="1.801cm" svg:y="1.525cm" svg:width="13.879cm" svg:height="6.115cm"/>
          <chart:axis chart:dimension="x" chart:name="primary-x" chart:style-name="ch4" chartooo:axis-type="text">
            <chart:title svg:x="7.733cm" svg:y="8.018cm" chart:style-name="ch5">
              <text:p>Block Size</text:p>
            </chart:title>
            <chart:categories table:cell-range-address="Tests.C75:Tests.C83"/>
          </chart:axis>
          <chart:axis chart:dimension="y" chart:name="primary-y" chart:style-name="ch6">
            <chart:title svg:x="0.451cm" svg:y="5.936cm" chart:style-name="ch7">
              <text:p>Bandwidth (MB/s)</text:p>
            </chart:title>
            <chart:grid chart:style-name="ch8" chart:class="major"/>
          </chart:axis>
          <chart:series chart:style-name="ch9" chart:values-cell-range-address="Tests.G75:Tests.G83" chart:class="chart:line">
            <chart:data-point chart:repeated="9"/>
          </chart:series>
          <chart:wall chart:style-name="ch10"/>
          <chart:floor chart:style-name="ch11"/>
        </chart:plot-area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5.2$Windows_X86_64 LibreOffice_project/7a864d8825610a8c07cfc3bc01dd4fce6a9447e5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